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  <style:font-face style:name="Trebuchet MS" svg:font-family="Trebuchet MS"/>
  </office:font-face-decls>
  <office:automatic-styles>
    <style:style style:name="co1" style:family="table-column">
      <style:table-column-properties fo:break-before="auto" style:column-width="1.25in"/>
    </style:style>
    <style:style style:name="co2" style:family="table-column">
      <style:table-column-properties fo:break-before="auto" style:column-width="1.2708333333333333in"/>
    </style:style>
    <style:style style:name="co3" style:family="table-column">
      <style:table-column-properties fo:break-before="auto" style:column-width="1.3333333333333333in"/>
    </style:style>
    <style:style style:name="co4" style:family="table-column">
      <style:table-column-properties fo:break-before="auto" style:column-width="5.135416666666667in"/>
    </style:style>
    <style:style style:name="co5" style:family="table-column">
      <style:table-column-properties fo:break-before="auto" style:column-width="1.25in"/>
    </style:style>
    <style:style style:name="co6" style:family="table-column">
      <style:table-column-properties fo:break-before="auto" style:column-width="0.34375in"/>
    </style:style>
    <style:style style:name="co7" style:family="table-column">
      <style:table-column-properties fo:break-before="auto" style:column-width="3.8020833333333335in"/>
    </style:style>
    <style:style style:name="co8" style:family="table-column">
      <style:table-column-properties fo:break-before="auto" style:column-width="1.1770833333333333in"/>
    </style:style>
    <style:style style:name="co9" style:family="table-column">
      <style:table-column-properties fo:break-before="auto" style:column-width="0.7083333333333334in"/>
    </style:style>
    <style:style style:name="co10" style:family="table-column">
      <style:table-column-properties fo:break-before="auto" style:column-width="0.4791666666666667in"/>
    </style:style>
    <style:style style:name="co11" style:family="table-column">
      <style:table-column-properties fo:break-before="auto" style:column-width="0.4583333333333333in"/>
    </style:style>
    <style:style style:name="co12" style:family="table-column">
      <style:table-column-properties fo:break-before="auto" style:column-width="0.625in"/>
    </style:style>
    <style:style style:name="co13" style:family="table-column">
      <style:table-column-properties fo:break-before="auto" style:column-width="0.7291666666666666in"/>
    </style:style>
    <style:style style:name="co14" style:family="table-column">
      <style:table-column-properties fo:break-before="auto" style:column-width="0.7604166666666666in"/>
    </style:style>
    <style:style style:name="co15" style:family="table-column">
      <style:table-column-properties fo:break-before="auto" style:column-width="0.4375in"/>
    </style:style>
    <style:style style:name="co16" style:family="table-column">
      <style:table-column-properties fo:break-before="auto" style:column-width="2.5in"/>
    </style:style>
    <style:style style:name="co17" style:family="table-column">
      <style:table-column-properties fo:break-before="auto" style:column-width="1.25in"/>
    </style:style>
    <style:style style:name="co18" style:family="table-column">
      <style:table-column-properties fo:break-before="auto" style:column-width="0.3333333333333333in"/>
    </style:style>
    <style:style style:name="co19" style:family="table-column">
      <style:table-column-properties fo:break-before="auto" style:column-width="0.40625in"/>
    </style:style>
    <style:style style:name="co20" style:family="table-column">
      <style:table-column-properties fo:break-before="auto" style:column-width="1.1979166666666667in"/>
    </style:style>
    <style:style style:name="co21" style:family="table-column">
      <style:table-column-properties fo:break-before="auto" style:column-width="0.3645833333333333in"/>
    </style:style>
    <style:style style:name="co22" style:family="table-column">
      <style:table-column-properties fo:break-before="auto" style:column-width="1.53125in"/>
    </style:style>
    <style:style style:name="co23" style:family="table-column">
      <style:table-column-properties fo:break-before="auto" style:column-width="1.4375in"/>
    </style:style>
    <style:style style:name="co24" style:family="table-column">
      <style:table-column-properties fo:break-before="auto" style:column-width="2.40625in"/>
    </style:style>
    <style:style style:name="co25" style:family="table-column">
      <style:table-column-properties fo:break-before="auto" style:column-width="0.5729166666666666in"/>
    </style:style>
    <style:style style:name="co26" style:family="table-column">
      <style:table-column-properties fo:break-before="auto" style:column-width="0in"/>
    </style:style>
    <style:style style:name="co27" style:family="table-column">
      <style:table-column-properties fo:break-before="auto" style:column-width="1.25in"/>
    </style:style>
    <style:style style:name="co28" style:family="table-column">
      <style:table-column-properties fo:break-before="auto" style:column-width="1.46875in"/>
    </style:style>
    <style:style style:name="co29" style:family="table-column">
      <style:table-column-properties fo:break-before="auto" style:column-width="1in"/>
    </style:style>
    <style:style style:name="co30" style:family="table-column">
      <style:table-column-properties fo:break-before="auto" style:column-width="1.90625in"/>
    </style:style>
    <style:style style:name="co31" style:family="table-column">
      <style:table-column-properties fo:break-before="auto" style:column-width="4.78125in"/>
    </style:style>
    <style:style style:name="co32" style:family="table-column">
      <style:table-column-properties fo:break-before="auto" style:column-width="0.46875in"/>
    </style:style>
    <style:style style:name="co33" style:family="table-column">
      <style:table-column-properties fo:break-before="auto" style:column-width="0.375in"/>
    </style:style>
    <style:style style:name="co34" style:family="table-column">
      <style:table-column-properties fo:break-before="auto" style:column-width="0.5416666666666666in"/>
    </style:style>
    <style:style style:name="co35" style:family="table-column">
      <style:table-column-properties fo:break-before="auto" style:column-width="0.3854166666666667in"/>
    </style:style>
    <style:style style:name="co36" style:family="table-column">
      <style:table-column-properties fo:break-before="auto" style:column-width="1.25in"/>
    </style:style>
    <style:style style:name="co37" style:family="table-column">
      <style:table-column-properties fo:break-before="auto" style:column-width="0.65625in"/>
    </style:style>
    <style:style style:name="co38" style:family="table-column">
      <style:table-column-properties fo:break-before="auto" style:column-width="0.9270833333333334in"/>
    </style:style>
    <style:style style:name="co39" style:family="table-column">
      <style:table-column-properties fo:break-before="auto" style:column-width="1.0416666666666667in"/>
    </style:style>
    <style:style style:name="co40" style:family="table-column">
      <style:table-column-properties fo:break-before="auto" style:column-width="2.6979166666666665in"/>
    </style:style>
    <style:style style:name="co41" style:family="table-column">
      <style:table-column-properties fo:break-before="auto" style:column-width="0.7708333333333334in"/>
    </style:style>
    <style:style style:name="co42" style:family="table-column">
      <style:table-column-properties fo:break-before="auto" style:column-width="0.5625in"/>
    </style:style>
    <style:style style:name="co43" style:family="table-column">
      <style:table-column-properties fo:break-before="auto" style:column-width="1.25in"/>
    </style:style>
    <style:style style:name="co44" style:family="table-column">
      <style:table-column-properties fo:break-before="auto" style:column-width="2.2916666666666665in"/>
    </style:style>
    <style:style style:name="co45" style:family="table-column">
      <style:table-column-properties fo:break-before="auto" style:column-width="1.6354166666666667in"/>
    </style:style>
    <style:style style:name="co46" style:family="table-column">
      <style:table-column-properties fo:break-before="auto" style:column-width="1.25in"/>
    </style:style>
    <style:style style:name="co47" style:family="table-column">
      <style:table-column-properties fo:break-before="auto" style:column-width="0.2604166666666667in"/>
    </style:style>
    <style:style style:name="co48" style:family="table-column">
      <style:table-column-properties fo:break-before="auto" style:column-width="0.8125in"/>
    </style:style>
    <style:style style:name="co49" style:family="table-column">
      <style:table-column-properties fo:break-before="auto" style:column-width="0.9791666666666666in"/>
    </style:style>
    <style:style style:name="co50" style:family="table-column">
      <style:table-column-properties fo:break-before="auto" style:column-width="0.23958333333333334in"/>
    </style:style>
    <style:style style:name="co51" style:family="table-column">
      <style:table-column-properties fo:break-before="auto" style:column-width="1.25in"/>
    </style:style>
    <style:style style:name="co52" style:family="table-column">
      <style:table-column-properties fo:break-before="auto" style:column-width="1.25in"/>
    </style:style>
    <style:style style:name="co53" style:family="table-column">
      <style:table-column-properties fo:break-before="auto" style:column-width="3.1458333333333335in"/>
    </style:style>
    <style:style style:name="co54" style:family="table-column">
      <style:table-column-properties fo:break-before="auto" style:column-width="1.0104166666666667in"/>
    </style:style>
    <style:style style:name="co55" style:family="table-column">
      <style:table-column-properties fo:break-before="auto" style:column-width="0.3958333333333333in"/>
    </style:style>
    <style:style style:name="co56" style:family="table-column">
      <style:table-column-properties fo:break-before="auto" style:column-width="3.625in"/>
    </style:style>
    <style:style style:name="co57" style:family="table-column">
      <style:table-column-properties fo:break-before="auto" style:column-width="0.6666666666666666in"/>
    </style:style>
    <style:style style:name="co58" style:family="table-column">
      <style:table-column-properties fo:break-before="auto" style:column-width="1.25in"/>
    </style:style>
    <style:style style:name="co59" style:family="table-column">
      <style:table-column-properties fo:break-before="auto" style:column-width="0.8229166666666666in"/>
    </style:style>
    <style:style style:name="co60" style:family="table-column">
      <style:table-column-properties fo:break-before="auto" style:column-width="0.9479166666666666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25in" fo:break-before="auto" style:use-optimal-row-height="true"/>
    </style:style>
    <style:style style:name="ro3" style:family="table-row">
      <style:table-row-properties style:row-height="0.5in" fo:break-before="auto" style:use-optimal-row-height="true"/>
    </style:style>
    <style:style style:name="ro4" style:family="table-row">
      <style:table-row-properties style:row-height="0.8333333333333334in" fo:break-before="auto" style:use-optimal-row-height="true"/>
    </style:style>
    <style:style style:name="ro5" style:family="table-row">
      <style:table-row-properties style:row-height="0.3541666666666667in" fo:break-before="auto" style:use-optimal-row-height="false"/>
    </style:style>
    <style:style style:name="ro6" style:family="table-row">
      <style:table-row-properties style:row-height="1.8333333333333333in" fo:break-before="auto" style:use-optimal-row-height="true"/>
    </style:style>
    <style:style style:name="ro7" style:family="table-row">
      <style:table-row-properties style:row-height="0.17708333333333334in" fo:break-before="auto" style:use-optimal-row-height="true"/>
    </style:style>
    <style:style style:name="ro8" style:family="table-row">
      <style:table-row-properties style:row-height="1.1666666666666667in" fo:break-before="auto" style:use-optimal-row-height="true"/>
    </style:style>
    <style:style style:name="ro9" style:family="table-row">
      <style:table-row-properties style:row-height="2.1666666666666665in" fo:break-before="auto" style:use-optimal-row-height="true"/>
    </style:style>
    <style:style style:name="ro10" style:family="table-row">
      <style:table-row-properties style:row-height="0.34375in" fo:break-before="auto" style:use-optimal-row-height="false"/>
    </style:style>
    <style:style style:name="ro11" style:family="table-row">
      <style:table-row-properties style:row-height="0.53125in" fo:break-before="auto" style:use-optimal-row-height="true"/>
    </style:style>
    <style:style style:name="ro12" style:family="table-row">
      <style:table-row-properties style:row-height="0.8854166666666666in" fo:break-before="auto" style:use-optimal-row-height="true"/>
    </style:style>
    <style:style style:name="ro13" style:family="table-row">
      <style:table-row-properties style:row-height="1.2395833333333333in" fo:break-before="auto" style:use-optimal-row-height="true"/>
    </style:style>
    <style:style style:name="ro14" style:family="table-row">
      <style:table-row-properties style:row-height="0.4375in" fo:break-before="auto" style:use-optimal-row-height="false"/>
    </style:style>
    <style:style style:name="ro15" style:family="table-row">
      <style:table-row-properties style:row-height="0.46875in" fo:break-before="auto" style:use-optimal-row-height="false"/>
    </style:style>
    <style:style style:name="ro16" style:family="table-row">
      <style:table-row-properties style:row-height="1.7708333333333333in" fo:break-before="auto" style:use-optimal-row-height="true"/>
    </style:style>
    <style:style style:name="ro17" style:family="table-row">
      <style:table-row-properties style:row-height="0.7083333333333334in" fo:break-before="auto" style:use-optimal-row-height="true"/>
    </style:style>
    <style:style style:name="ro18" style:family="table-row">
      <style:table-row-properties style:row-height="0.17708333333333334in" fo:break-before="auto" style:use-optimal-row-height="false"/>
    </style:style>
    <style:style style:name="ro19" style:family="table-row">
      <style:table-row-properties style:row-height="0.3125in" fo:break-before="auto" style:use-optimal-row-height="true"/>
    </style:style>
    <style:style style:name="ro20" style:family="table-row">
      <style:table-row-properties style:row-height="1.09375in" fo:break-before="auto" style:use-optimal-row-height="true"/>
    </style:style>
    <style:style style:name="ro21" style:family="table-row">
      <style:table-row-properties style:row-height="0.625in" fo:break-before="auto" style:use-optimal-row-height="true"/>
    </style:style>
    <style:style style:name="ro22" style:family="table-row">
      <style:table-row-properties style:row-height="0.46875in" fo:break-before="auto" style:use-optimal-row-height="true"/>
    </style:style>
    <style:style style:name="ro23" style:family="table-row">
      <style:table-row-properties style:row-height="0.9375in" fo:break-before="auto" style:use-optimal-row-height="true"/>
    </style:style>
    <style:style style:name="ro24" style:family="table-row">
      <style:table-row-properties style:row-height="1.25in" fo:break-before="auto" style:use-optimal-row-height="true"/>
    </style:style>
    <style:style style:name="ro25" style:family="table-row">
      <style:table-row-properties style:row-height="0.78125in" fo:break-before="auto" style:use-optimal-row-height="true"/>
    </style:style>
    <style:style style:name="ro26" style:family="table-row">
      <style:table-row-properties style:row-height="1.0625in" fo:break-before="auto" style:use-optimal-row-height="true"/>
    </style:style>
    <style:style style:name="ro27" style:family="table-row">
      <style:table-row-properties style:row-height="1.40625in" fo:break-before="auto" style:use-optimal-row-height="true"/>
    </style:style>
    <style:style style:name="ro28" style:family="table-row">
      <style:table-row-properties style:row-height="0.17708333333333334in" fo:break-before="auto" style:use-optimal-row-height="false"/>
    </style:style>
    <style:style style:name="ro29" style:family="table-row">
      <style:table-row-properties style:row-height="0.3125in" fo:break-before="auto" style:use-optimal-row-height="false"/>
    </style:style>
    <style:style style:name="ro30" style:family="table-row">
      <style:table-row-properties style:row-height="0.3541666666666667in" fo:break-before="auto" style:use-optimal-row-height="true"/>
    </style:style>
    <style:style style:name="ro31" style:family="table-row">
      <style:table-row-properties style:row-height="0.22916666666666666in" fo:break-before="auto" style:use-optimal-row-height="false"/>
    </style:style>
    <style:style style:name="ro32" style:family="table-row">
      <style:table-row-properties style:row-height="0.17708333333333334in" fo:break-before="auto" style:use-optimal-row-height="false"/>
    </style:style>
    <style:style style:name="ro33" style:family="table-row">
      <style:table-row-properties style:row-height="0.5in" fo:break-before="auto" style:use-optimal-row-height="false"/>
    </style:style>
    <style:style style:name="ro34" style:family="table-row">
      <style:table-row-properties style:row-height="0.20833333333333334in" fo:break-before="auto" style:use-optimal-row-height="true"/>
    </style:style>
    <style:style style:name="ro35" style:family="table-row">
      <style:table-row-properties style:row-height="0.2604166666666667in" fo:break-before="auto" style:use-optimal-row-height="true"/>
    </style:style>
    <style:style style:name="ro36" style:family="table-row">
      <style:table-row-properties style:row-height="0.20833333333333334in" fo:break-before="auto" style:use-optimal-row-height="false"/>
    </style:style>
    <style:style style:name="ro37" style:family="table-row">
      <style:table-row-properties style:row-height="0.3020833333333333in" fo:break-before="auto" style:use-optimal-row-height="false"/>
    </style:style>
    <style:style style:name="ro38" style:family="table-row">
      <style:table-row-properties style:row-height="0.19791666666666666in" fo:break-before="auto" style:use-optimal-row-height="false"/>
    </style:style>
    <style:style style:name="ro39" style:family="table-row">
      <style:table-row-properties style:row-height="0.3020833333333333in" fo:break-before="auto" style:use-optimal-row-height="true"/>
    </style:style>
    <style:style style:name="ro40" style:family="table-row">
      <style:table-row-properties style:row-height="0.17708333333333334in" fo:break-before="auto" style:use-optimal-row-height="false"/>
    </style:style>
    <style:style style:name="ro41" style:family="table-row">
      <style:table-row-properties style:row-height="0.17708333333333334in" fo:break-before="auto" style:use-optimal-row-height="false"/>
    </style:style>
    <style:style style:name="ro42" style:family="table-row">
      <style:table-row-properties style:row-height="0.17708333333333334in" fo:break-before="auto" style:use-optimal-row-height="false"/>
    </style:style>
    <style:style style:name="ro43" style:family="table-row">
      <style:table-row-properties style:row-height="5.6875in" fo:break-before="auto" style:use-optimal-row-height="true"/>
    </style:style>
    <style:style style:name="ro44" style:family="table-row">
      <style:table-row-properties style:row-height="0.4166666666666667in" fo:break-before="auto" style:use-optimal-row-height="false"/>
    </style:style>
    <style:style style:name="ro45" style:family="table-row">
      <style:table-row-properties style:row-height="0.17708333333333334in" fo:break-before="auto" style:use-optimal-row-height="false"/>
    </style:style>
    <style:style style:name="ro46" style:family="table-row">
      <style:table-row-properties style:row-height="0.17708333333333334in" fo:break-before="auto" style:use-optimal-row-height="false"/>
    </style:style>
    <style:style style:name="ro47" style:family="table-row">
      <style:table-row-properties style:row-height="3.0104166666666665in" fo:break-before="auto" style:use-optimal-row-height="true"/>
    </style:style>
    <style:style style:name="ro48" style:family="table-row">
      <style:table-row-properties style:row-height="0.59375in" fo:break-before="auto" style:use-optimal-row-height="true"/>
    </style:style>
    <style:style style:name="ro49" style:family="table-row">
      <style:table-row-properties style:row-height="0.17708333333333334in" fo:break-before="auto" style:use-optimal-row-height="false"/>
    </style:style>
    <style:style style:name="ta1" style:family="table" style:master-page-name="PageStyle_5f_Readme_Settings">
      <style:table-properties table:display="true" style:writing-mode="lr-tb"/>
    </style:style>
    <style:style style:name="ta2" style:family="table" style:master-page-name="PageStyle_5f_Archive">
      <style:table-properties table:display="true" style:writing-mode="lr-tb"/>
    </style:style>
    <style:style style:name="ta3" style:family="table" style:master-page-name="PageStyle_5f_Summary">
      <style:table-properties table:display="true" style:writing-mode="lr-tb"/>
    </style:style>
    <style:style style:name="ta4" style:family="table" style:master-page-name="PageStyle_5f_Dashboard">
      <style:table-properties table:display="true" style:writing-mode="lr-tb"/>
    </style:style>
    <style:style style:name="ta5" style:family="table" style:master-page-name="PageStyle_5f_Vertices">
      <style:table-properties table:display="false" style:writing-mode="lr-tb"/>
    </style:style>
    <style:style style:name="ta6" style:family="table" style:master-page-name="PageStyle_5f_QuestionsFilter">
      <style:table-properties table:display="false" style:writing-mode="lr-tb"/>
    </style:style>
    <style:style style:name="ta7" style:family="table" style:master-page-name="PageStyle_5f_TopDistributors">
      <style:table-properties table:display="false" style:writing-mode="lr-tb"/>
    </style:style>
    <style:style style:name="ta8" style:family="table" style:master-page-name="PageStyle_5f_Edges">
      <style:table-properties table:display="false" style:writing-mode="lr-tb"/>
    </style:style>
    <style:style style:name="ta9" style:family="table" style:master-page-name="PageStyle_5f_SNA Metrics">
      <style:table-properties table:display="false" style:writing-mode="lr-tb"/>
    </style:style>
    <style:style style:name="ta10" style:family="table" style:master-page-name="PageStyle_5f_TMP">
      <style:table-properties table:display="fals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22" style:family="table-cell" style:parent-style-name="Default" style:data-style-name="N0">
      <style:table-cell-properties fo:border-lef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0">
      <style:table-cell-properties fo:border-right="1.0pt solid #000000"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 style:data-style-name="N0">
      <style:table-cell-properties fo:border-left="1.0pt solid #000000" fo:border-right="1.0pt solid #000000"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5" style:family="table-cell" style:parent-style-name="Default" style:data-style-name="N0">
      <style:table-cell-properties fo:border-lef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6" style:family="table-cell" style:parent-style-name="Default" style:data-style-name="N0">
      <style:table-cell-properties fo:border-right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7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8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29" style:family="table-cell" style:parent-style-name="Default" style:data-style-name="N0">
      <style:table-cell-properties fo:border-left="1.0pt solid #000000" fo:border-right="1.0pt solid #000000" fo:wrap-option="wrap" style:vertical-align="middle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0" style:family="table-cell" style:parent-style-name="Default" style:data-style-name="N0">
      <style:table-cell-properties fo:border-left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1" style:family="table-cell" style:parent-style-name="Default" style:data-style-name="N0">
      <style:table-cell-properties fo:border-right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2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3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4" style:family="table-cell" style:parent-style-name="Default" style:data-style-name="N0">
      <style:table-cell-properties fo:border-lef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5" style:family="table-cell" style:parent-style-name="Default" style:data-style-name="N0">
      <style:table-cell-properties fo:border-right="1.0pt solid #000000"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6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37" style:family="table-cell" style:parent-style-name="Default" style:data-style-name="N0">
      <style:table-cell-properties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0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2" style:family="table-cell" style:parent-style-name="Default" style:data-style-name="N0">
      <style:table-cell-properties fo:border-righ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3" style:family="table-cell" style:parent-style-name="Default" style:data-style-name="N0">
      <style:table-cell-properties fo:border-left="1.0pt solid #000000"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4" style:family="table-cell" style:parent-style-name="Default" style:data-style-name="N0">
      <style:table-cell-properties fo:border-left="1.0pt solid #000000" fo:border-bottom="1.0pt solid #000000" fo:wrap-option="wrap" style:vertical-align="bottom" fo:background-color="#EAD1D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45" style:family="table-cell" style:parent-style-name="Default" style:data-style-name="N0">
      <style:table-cell-properties fo:border-left="1.0pt solid #000000"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6" style:family="table-cell" style:parent-style-name="Default" style:data-style-name="N0">
      <style:table-cell-properties fo:border-left="1.0pt solid #000000" fo:border-right="1.0pt solid #000000" fo:border-top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7" style:family="table-cell" style:parent-style-name="Default" style:data-style-name="N0">
      <style:table-cell-properties fo:border-left="1.0pt solid #000000" fo:border-right="1.0pt solid #000000" fo:wrap-option="wrap" style:vertical-align="middle" fo:background-color="#DDDDDD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8" style:family="table-cell" style:parent-style-name="Default" style:data-style-name="N0">
      <style:table-cell-properties fo:border-left="1.0pt solid #000000" fo:border-right="1.0pt solid #000000" fo:wrap-option="wrap" style:vertical-align="middle" fo:background-color="#D9D9D9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9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0" style:family="table-cell" style:parent-style-name="Default" style:data-style-name="N0">
      <style:table-cell-properties fo:border-left="1.0pt solid #000000"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1" style:family="table-cell" style:parent-style-name="Default" style:data-style-name="N0">
      <style:table-cell-properties fo:border-left="1.0pt solid #000000" fo:border-right="1.0pt solid #000000" fo:wrap-option="wrap" style:vertical-align="bottom" fo:background-color="#EAD1DC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2" style:family="table-cell" style:parent-style-name="Default" style:data-style-name="N0">
      <style:table-cell-properties fo:border-left="1.0pt solid #000000" fo:border-right="1.0pt solid #000000" fo:wrap-option="wrap" style:vertical-align="bottom" fo:background-color="#DDDDD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4" style:family="table-cell" style:parent-style-name="Default" style:data-style-name="N0">
      <style:table-cell-properties fo:wrap-option="wrap" style:vertical-align="top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5" style:family="table-cell" style:parent-style-name="Default" style:data-style-name="N177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6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7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8" style:family="table-cell" style:parent-style-name="Default" style:data-style-name="N177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59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0" style:family="table-cell" style:parent-style-name="Default" style:data-style-name="N178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1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62" style:family="table-cell" style:parent-style-name="Default" style:data-style-name="N0">
      <style:table-cell-properties fo:wrap-option="wrap" style:vertical-align="middle" fo:background-color="#CFE2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3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4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5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6" style:family="table-cell" style:parent-style-name="Default" style:data-style-name="N179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67" style:family="table-cell" style:parent-style-name="Default" style:data-style-name="N0">
      <style:table-cell-properties fo:wrap-option="wrap" style:vertical-align="middle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8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69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70" style:family="table-cell" style:parent-style-name="Default" style:data-style-name="N0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1" style:family="table-cell" style:parent-style-name="Default" style:data-style-name="N179">
      <style:table-cell-properties fo:wrap-option="wrap" style:vertical-align="middle" fo:background-color="#F3F3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2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ce73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4" style:family="table-cell" style:parent-style-name="Default" style:data-style-name="N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5" style:family="table-cell" style:parent-style-name="Default" style:data-style-name="N0">
      <style:table-cell-properties fo:wrap-option="wrap" style:vertical-align="middle" fo:background-color="#F3F3F3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6" style:family="table-cell" style:parent-style-name="Default" style:data-style-name="N180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7" style:family="table-cell" style:parent-style-name="Default" style:data-style-name="N181">
      <style:table-cell-properties fo:wrap-option="wrap"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8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9" style:family="table-cell" style:parent-style-name="Default" style:data-style-name="N0">
      <style:table-cell-properties fo:wrap-option="wrap" style:vertical-align="bottom" fo:background-color="#CFE2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0" style:family="table-cell" style:parent-style-name="Default" style:data-style-name="N0">
      <style:table-cell-properties fo:wrap-option="wrap" style:vertical-align="bottom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1" style:family="table-cell" style:parent-style-name="Default" style:data-style-name="N0">
      <style:table-cell-properties fo:wrap-option="wrap" style:vertical-align="middle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2" style:family="table-cell" style:parent-style-name="Default" style:data-style-name="N0">
      <style:table-cell-properties fo:wrap-option="wrap" style:vertical-align="bottom" fo:background-color="#CFE2F3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3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4" style:family="table-cell" style:parent-style-name="Default" style:data-style-name="N179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5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ce86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ce87" style:family="table-cell" style:parent-style-name="Default" style:data-style-name="N18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8" style:family="table-cell" style:parent-style-name="Default" style:data-style-name="N180">
      <style:table-cell-properties fo:wrap-option="wrap"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9" style:family="table-cell" style:parent-style-name="Default" style:data-style-name="N0">
      <style:table-cell-properties style:vertical-align="bottom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0" style:family="table-cell" style:parent-style-name="Default" style:data-style-name="N0">
      <style:table-cell-properties fo:wrap-option="wrap"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1" style:family="table-cell" style:parent-style-name="Default" style:data-style-name="N182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2" style:family="table-cell" style:parent-style-name="Default" style:data-style-name="N0">
      <style:table-cell-properties fo:wrap-option="wrap" style:vertical-align="bottom"/>
      <style:paragraph-properties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93" style:family="table-cell" style:parent-style-name="Default" style:data-style-name="N180">
      <style:table-cell-properties fo:wrap-option="wrap" style:vertical-align="middle"/>
      <style:paragraph-properties fo:text-align="start" fo:margin-left="0cm"/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5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96" style:family="table-cell" style:parent-style-name="Default" style:data-style-name="N0">
      <style:table-cell-properties fo:wrap-option="wrap" style:vertical-align="middle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7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B5394" style:text-underline-style="none"/>
    </style:style>
    <style:style style:name="ce98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ce99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990000" style:text-underline-style="none"/>
    </style:style>
    <style:style style:name="ce100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1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2" style:family="table-cell" style:parent-style-name="Default" style:data-style-name="N0">
      <style:table-cell-properties fo:wrap-option="wrap" style:vertical-align="middle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3" style:family="table-cell" style:parent-style-name="Default" style:data-style-name="N0">
      <style:table-cell-properties fo:wrap-option="wrap" style:vertical-align="top" fo:background-color="#EFEFEF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4" style:family="table-cell" style:parent-style-name="Default" style:data-style-name="N183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5" style:family="table-cell" style:parent-style-name="Default" style:data-style-name="N0">
      <style:table-cell-properties fo:wrap-option="wrap" style:vertical-align="top"/>
      <style:paragraph-properties fo:text-align="end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6" style:family="table-cell" style:parent-style-name="Default" style:data-style-name="N0">
      <style:table-cell-properties fo:wrap-option="wrap" style:vertical-align="top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7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08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109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ce110" style:family="table-cell" style:parent-style-name="Default" style:data-style-name="N177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1" style:family="table-cell" style:parent-style-name="Default" style:data-style-name="N184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12" style:family="table-cell" style:parent-style-name="Default" style:data-style-name="N0">
      <style:table-cell-properties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113" style:family="table-cell" style:parent-style-name="Default" style:data-style-name="N0">
      <style:table-cell-properties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ce11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5" style:family="table-cell" style:parent-style-name="Default" style:data-style-name="N0">
      <style:table-cell-properties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6" style:family="table-cell" style:parent-style-name="Default" style:data-style-name="N0">
      <style:table-cell-properties fo:border-bottom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7" style:family="table-cell" style:parent-style-name="Default" style:data-style-name="N0">
      <style:table-cell-properties fo:border-bottom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8" style:family="table-cell" style:parent-style-name="Default" style:data-style-name="N0">
      <style:table-cell-properties fo:border-righ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9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0" style:family="table-cell" style:parent-style-name="Default" style:data-style-name="N185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1" style:family="table-cell" style:parent-style-name="Default" style:data-style-name="N185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2" style:family="table-cell" style:parent-style-name="Default" style:data-style-name="N0">
      <style:table-cell-properties fo:border-left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3" style:family="table-cell" style:parent-style-name="Default" style:data-style-name="N0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4" style:family="table-cell" style:parent-style-name="Default" style:data-style-name="N0">
      <style:table-cell-properties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5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6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7" style:family="table-cell" style:parent-style-name="Default" style:data-style-name="N0">
      <style:table-cell-properties fo:border-lef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8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29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0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1" style:family="table-cell" style:parent-style-name="Default" style:data-style-name="N0">
      <style:table-cell-properties fo:border-left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2" style:family="table-cell" style:parent-style-name="Default" style:data-style-name="N0">
      <style:table-cell-properties fo:border-top="1.0pt solid #000000"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3" style:family="table-cell" style:parent-style-name="Default" style:data-style-name="N0">
      <style:table-cell-properties fo:border-top="1.0pt solid #000000"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4" style:family="table-cell" style:parent-style-name="Default" style:data-style-name="N0">
      <style:table-cell-properties fo:border-top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5" style:family="table-cell" style:parent-style-name="Default" style:data-style-name="N0">
      <style:table-cell-properties fo:border-top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6" style:family="table-cell" style:parent-style-name="Default" style:data-style-name="N0">
      <style:table-cell-properties fo:border-top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7" style:family="table-cell" style:parent-style-name="Default" style:data-style-name="N0">
      <style:table-cell-properties fo:border-left="1.0pt solid #000000"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8" style:family="table-cell" style:parent-style-name="Default" style:data-style-name="N0">
      <style:table-cell-properties fo:border-bottom="1.0pt solid #000000" fo:wrap-option="wrap" style:vertical-align="middle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39" style:family="table-cell" style:parent-style-name="Default" style:data-style-name="N0">
      <style:table-cell-properties fo:border-bottom="1.0pt solid #000000" fo:wrap-option="wrap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0" style:family="table-cell" style:parent-style-name="Default" style:data-style-name="N0">
      <style:table-cell-properties fo:border-bottom="1.0pt solid #000000"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1" style:family="table-cell" style:parent-style-name="Default" style:data-style-name="N0">
      <style:table-cell-properties fo:border-top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2" style:family="table-cell" style:parent-style-name="Default" style:data-style-name="N0">
      <style:table-cell-properties fo:border-top="1.0pt solid #000000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3" style:family="table-cell" style:parent-style-name="Default" style:data-style-name="N0">
      <style:table-cell-properties fo:border-top="1.0pt solid #000000" fo:wrap-option="wrap" style:vertical-align="bottom"/>
      <style:paragraph-properties fo:text-align="center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44" style:family="table-cell" style:parent-style-name="Default" style:data-style-name="N0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45" style:family="table-cell" style:parent-style-name="Default" style:data-style-name="N0">
      <style:table-cell-properties fo:border-righ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6" style:family="table-cell" style:parent-style-name="Default" style:data-style-name="N0">
      <style:table-cell-properties fo:border-lef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7" style:family="table-cell" style:parent-style-name="Default" style:data-style-name="N0">
      <style:table-cell-properties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8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4F81BD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  <style:style style:name="ce149" style:family="table-cell" style:parent-style-name="Default" style:data-style-name="N0">
      <style:table-cell-properties fo:wrap-option="wrap"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0" style:family="table-cell" style:parent-style-name="Default" style:data-style-name="N181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1" style:family="table-cell" style:parent-style-name="Default" style:data-style-name="N181">
      <style:table-cell-properties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2" style:family="table-cell" style:parent-style-name="Default" style:data-style-name="N0">
      <style:table-cell-properties fo:border-lef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3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4" style:family="table-cell" style:parent-style-name="Default" style:data-style-name="N181">
      <style:table-cell-properties fo:border-left="1.0pt solid #000000" fo:border-right="1.0pt solid #000000" fo:border-top="1.0pt solid #000000" fo:border-bottom="1.0pt solid #000000" style:vertical-align="bottom" fo:background-color="#B9CDE5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5" style:family="table-cell" style:parent-style-name="Default" style:data-style-name="N0">
      <style:table-cell-properties fo:wrap-option="wrap" style:vertical-align="bottom" fo:background-color="#F3F3F3"/>
      <style:paragraph-properties fo:text-align="center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6" style:family="table-cell" style:parent-style-name="Default" style:data-style-name="N181">
      <style:table-cell-properties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7" style:family="table-cell" style:parent-style-name="Default" style:data-style-name="N0">
      <style:table-cell-properties fo:border-lef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8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59" style:family="table-cell" style:parent-style-name="Default" style:data-style-name="N181">
      <style:table-cell-properties fo:border-left="1.0pt solid #000000" fo:border-right="1.0pt solid #000000" fo:border-top="1.0pt solid #000000" fo:border-bottom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0" style:family="table-cell" style:parent-style-name="Default" style:data-style-name="N0">
      <style:table-cell-properties fo:border-righ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61" style:family="table-cell" style:parent-style-name="Default" style:data-style-name="N0">
      <style:table-cell-properties fo:border-left="1.0pt solid #000000" fo:border-right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2" style:family="table-cell" style:parent-style-name="Default" style:data-style-name="N186">
      <style:table-cell-properties fo:border-left="1.0pt solid #000000" fo:border-right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3" style:family="table-cell" style:parent-style-name="Default" style:data-style-name="N0">
      <style:table-cell-properties fo:border-left="1.0pt solid #000000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64" style:family="table-cell" style:parent-style-name="Default" style:data-style-name="N0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5" style:family="table-cell" style:parent-style-name="Default" style:data-style-name="N186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6" style:family="table-cell" style:parent-style-name="Default" style:data-style-name="N187">
      <style:table-cell-properties fo:border-left="1.0pt solid #000000" fo:border-right="1.0pt solid #000000" fo:border-top="1.0pt solid #000000" fo:border-bottom="1.0pt solid #000000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7" style:family="table-cell" style:parent-style-name="Default" style:data-style-name="N181">
      <style:table-cell-properties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8" style:family="table-cell" style:parent-style-name="Default" style:data-style-name="N0">
      <style:table-cell-properties fo:border-lef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69" style:family="table-cell" style:parent-style-name="Default" style:data-style-name="N0">
      <style:table-cell-properties fo:border-left="1.0pt solid #000000"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0" style:family="table-cell" style:parent-style-name="Default" style:data-style-name="N181">
      <style:table-cell-properties fo:border-left="1.0pt solid #000000" fo:border-right="1.0pt solid #000000" fo:border-top="1.0pt solid #000000" style:vertical-align="bottom" fo:background-color="#DCE6F2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1" style:family="table-cell" style:parent-style-name="Default" style:data-style-name="N0">
      <style:table-cell-properties fo:border-left="1.0pt solid #000000" fo:border-right="1.0pt solid #000000" fo:border-top="1.0pt solid #000000" fo:border-bottom="1.0pt solid #000000" fo:wrap-option="wrap" style:vertical-align="bottom" fo:background-color="#95B3D7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172" style:family="table-cell" style:parent-style-name="Default" style:data-style-name="N0">
      <style:table-cell-properties fo:wrap-option="wrap" style:vertical-align="bottom" fo:background-color="#D9D9D9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ce173" style:family="table-cell" style:parent-style-name="Default" style:data-style-name="N0">
      <style:table-cell-properties fo:wrap-option="wrap" style:vertical-align="bottom" fo:background-color="#D9D9D9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8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style:use-window-font-color="true" style:text-underline-style="none"/>
    </style:style>
    <style:style style:name="T12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3D85C6" style:text-underline-style="none"/>
    </style:style>
    <style:style style:name="T1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24pt" style:font-size-asian="24pt" style:font-size-complex="24pt" style:use-window-font-color="true" style:text-underline-style="none"/>
    </style:style>
    <style:style style:name="T15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style:use-window-font-color="true" style:text-underline-style="none"/>
    </style:style>
    <style:style style:name="T16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17" style:family="text">
      <style:text-properties style:font-name="Trebuchet MS" style:font-name-asian="Trebuchet MS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19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0B5394" style:text-underline-style="none"/>
    </style:style>
    <style:style style:name="T20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9pt" style:font-size-asian="9pt" style:font-size-complex="9pt" fo:color="#990000" style:text-underline-style="none"/>
    </style:style>
    <style:style style:name="T21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8pt" style:font-size-asian="8pt" style:font-size-complex="8pt" fo:color="#000000" style:text-underline-style="none"/>
    </style:style>
    <style:style style:name="T22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4pt" style:font-size-asian="14pt" style:font-size-complex="14pt" style:use-window-font-color="true" style:text-underline-style="none"/>
    </style:style>
    <style:style style:name="T2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24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1pt" style:font-size-asian="11pt" style:font-size-complex="11pt" fo:color="#FFFFFF" style:text-underline-style="none"/>
    </style:style>
  </office:automatic-styles>
  <office:body>
    <office:spreadsheet>
      <table:table table:name="Readme_Settings" table:style-name="ta1" table:print="false">
        <office:forms form:automatic-focus="false" form:apply-design-mode="false"/>
        <table:table-column table:style-name="co2" table:default-cell-style-name="ce-1"/>
        <table:table-column table:style-name="co3" table:default-cell-style-name="ce-1"/>
        <table:table-column table:style-name="co4" table:default-cell-style-name="ce-1"/>
        <table:table-column table:style-name="co1" table:default-cell-style-name="ce15" table:number-columns-repeated="253"/>
        <table:table-row table:style-name="ro2">
          <table:table-cell table:style-name="ce21" table:number-columns-spanned="3" table:number-rows-spanned="1" office:value-type="string">
            <text:p>TAGS v5.0</text:p>
          </table:table-cell>
          <table:covered-table-cell table:number-columns-repeated="2"/>
        </table:table-row>
        <table:table-row table:style-name="ro3">
          <table:table-cell table:style-name="ce24" table:number-columns-spanned="3" table:number-rows-spanned="1" office:value-type="string">
            <text:p>Created by mhawksey. Read more about this at:</text:p>
          </table:table-cell>
          <table:covered-table-cell table:number-columns-repeated="2"/>
        </table:table-row>
        <table:table-row table:style-name="ro3">
          <table:table-cell table:style-name="ce24" table:number-columns-spanned="3" table:number-rows-spanned="1" office:value-type="string">
            <text:p>http://mashe.hawksey.info/twitter-archive-tagsv5/</text:p>
          </table:table-cell>
          <table:covered-table-cell table:number-columns-repeated="2"/>
        </table:table-row>
        <table:table-row table:style-name="ro3">
          <table:table-cell table:style-name="ce29" table:number-columns-spanned="3" table:number-rows-spanned="1" office:value-type="string">
            <text:p>With this spreadsheet you can:</text:p>
          </table:table-cell>
          <table:covered-table-cell table:number-columns-repeated="2"/>
        </table:table-row>
        <table:table-row table:style-name="ro4">
          <table:table-cell table:style-name="ce32" table:number-columns-spanned="3" table:number-rows-spanned="1" office:value-type="string">
            <text:p>- automatically pull results from a Twitter Search into a Google Spreadsheet
</text:p>
          </table:table-cell>
          <table:covered-table-cell table:number-columns-repeated="2"/>
        </table:table-row>
        <table:table-row table:style-name="ro5">
          <table:table-cell table:style-name="ce29" table:number-columns-spanned="3" table:number-rows-spanned="1" office:value-type="string">
            <text:p>Instructions:</text:p>
          </table:table-cell>
          <table:covered-table-cell table:number-columns-repeated="2"/>
        </table:table-row>
        <table:table-row table:style-name="ro6">
          <table:table-cell table:style-name="ce33" table:number-columns-spanned="3" table:number-rows-spanned="1" office:value-type="string">
            <text:p>1. Click this button twice (once to authenticate, second to add custom menu) --&gt;

2. Open TAGS &gt; Twitter API Authentication and follow the instructions</text:p>
          </table:table-cell>
          <table:covered-table-cell table:number-columns-repeated="2"/>
        </table:table-row>
        <table:table-row table:style-name="ro7">
          <table:table-cell table:style-name="ce36"/>
          <table:table-cell table:style-name="ce37"/>
          <table:table-cell table:style-name="ce28"/>
        </table:table-row>
        <table:table-row table:style-name="ro8">
          <table:table-cell table:style-name="ce32" office:value-type="string">
            <text:p>3. Enter search term</text:p>
          </table:table-cell>
          <table:table-cell table:style-name="ce38" office:value-type="string">
            <text:p>#bcg13 OR @bcgraz</text:p>
          </table:table-cell>
          <table:table-cell table:style-name="ce39" office:value-type="string">
            <text:p>&lt;- you can use serach operators like AND OR as well as from: and to: eg '#JobsNow AND from:BarackObama' (without quotes) </text:p>
          </table:table-cell>
        </table:table-row>
        <table:table-row table:style-name="ro7">
          <table:table-cell table:style-name="ce40"/>
          <table:table-cell table:style-name="ce41"/>
          <table:table-cell table:style-name="ce28"/>
        </table:table-row>
        <table:table-row table:style-name="ro9">
          <table:table-cell table:style-name="ce42" table:number-columns-spanned="3" table:number-rows-spanned="1" office:value-type="string">
            <text:p>4. Make a one off collection with TAGS &gt; Run now! or set a trigger to collect every hour TAGS &gt; Update archive every hour. To change the frequency open Tools -&gt; Script Editor then Triggers -&gt; Current script's triggers... and adjust
</text:p>
          </table:table-cell>
          <table:covered-table-cell table:number-columns-repeated="2"/>
        </table:table-row>
        <table:table-row table:style-name="ro10">
          <table:table-cell table:style-name="ce29" table:number-columns-spanned="3" table:number-rows-spanned="1" office:value-type="string">
            <text:p>Advanced Settings:</text:p>
          </table:table-cell>
          <table:covered-table-cell table:number-columns-repeated="2"/>
        </table:table-row>
        <table:table-row table:style-name="ro11">
          <table:table-cell table:style-name="ce45" office:value-type="string">
            <text:p>Period</text:p>
          </table:table-cell>
          <table:table-cell table:style-name="ce46" office:value-type="string">
            <text:p>default</text:p>
          </table:table-cell>
          <table:table-cell table:style-name="ce45" office:value-type="string">
            <text:p>&lt;- if NOT using default switch to 'paged' below</text:p>
          </table:table-cell>
        </table:table-row>
        <table:table-row table:style-name="ro12">
          <table:table-cell table:style-name="ce45" office:value-type="string">
            <text:p>Continuous/paged</text:p>
          </table:table-cell>
          <table:table-cell table:style-name="ce47" office:value-type="string">
            <text:p>continuous</text:p>
          </table:table-cell>
          <table:table-cell table:style-name="ce45" office:value-type="string">
            <text:p>&lt;- continuous will add results to a single sheet, paged adds results to a new sheet</text:p>
          </table:table-cell>
        </table:table-row>
        <table:table-row table:style-name="ro13">
          <table:table-cell table:style-name="ce45" office:value-type="string">
            <text:p>Follower count filter</text:p>
          </table:table-cell>
          <table:table-cell table:style-name="ce48" office:value-type="float" office:value="0">
            <text:p>0</text:p>
          </table:table-cell>
          <table:table-cell table:style-name="ce45" office:value-type="string">
            <text:p>&lt;- if search term is being spammed you can set the minimum followers a person must have to be included in archive</text:p>
          </table:table-cell>
        </table:table-row>
        <table:table-row table:style-name="ro7" table:visibility="collapse">
          <table:table-cell table:style-name="ce49" office:value-type="string">
            <text:p>Last since_id</text:p>
          </table:table-cell>
          <table:table-cell table:style-name="ce50" office:value-type="string">
            <text:p>322043572490731520</text:p>
          </table:table-cell>
          <table:table-cell table:style-name="ce49"/>
        </table:table-row>
        <table:table-row table:style-name="ro14">
          <table:table-cell table:style-name="ce51" table:number-columns-spanned="3" table:number-rows-spanned="1" office:value-type="string">
            <text:p>Make interactive</text:p>
          </table:table-cell>
          <table:covered-table-cell table:number-columns-repeated="2"/>
        </table:table-row>
        <table:table-row table:style-name="ro13">
          <table:table-cell table:style-name="ce49" table:number-columns-spanned="3" table:number-rows-spanned="1" office:value-type="string">
            <text:p>Turn your archive into an interactive online resource using TAGSExplorer - see http://bit.ly/TAGSsetup</text:p>
          </table:table-cell>
          <table:covered-table-cell table:number-columns-repeated="2"/>
        </table:table-row>
        <table:table-row table:style-name="ro15">
          <table:table-cell table:style-name="ce51" table:number-columns-spanned="3" table:number-rows-spanned="1" office:value-type="string">
            <text:p>News</text:p>
          </table:table-cell>
          <table:covered-table-cell table:number-columns-repeated="2"/>
        </table:table-row>
        <table:table-row table:style-name="ro16">
          <table:table-cell table:style-name="ce53" table:number-columns-spanned="3" table:number-rows-spanned="1" office:value-type="string">
            <text:p>15-Feb-2013 IMPORTANT: Version 5.0 of TAGS is now available. Please read important information for users of older versions by following the link</text:p>
          </table:table-cell>
          <table:covered-table-cell table:number-columns-repeated="2"/>
        </table:table-row>
        <table:table-row table:style-name="ro17">
          <table:table-cell table:style-name="ce54" table:number-columns-spanned="3" table:number-rows-spanned="1" office:value-type="string">
            <text:p>http://mashe.hawksey.info/2013/02/twitter-archive-tagsv5/</text:p>
          </table:table-cell>
          <table:covered-table-cell table:number-columns-repeated="2"/>
        </table:table-row>
      </table:table>
      <table:table table:name="Archive" table:style-name="ta2" table:print="false">
        <office:forms form:automatic-focus="false" form:apply-design-mode="false"/>
        <table:table-column table:style-name="co6" table:default-cell-style-name="ce-1"/>
        <table:table-column table:style-name="co5" table:default-cell-style-name="ce-1"/>
        <table:table-column table:style-name="co7" table:default-cell-style-name="ce-1"/>
        <table:table-column table:style-name="co8" table:default-cell-style-name="ce-1"/>
        <table:table-column table:style-name="co9" table:default-cell-style-name="ce-1"/>
        <table:table-column table:style-name="co10" table:default-cell-style-name="ce-1"/>
        <table:table-column table:style-name="co11" table:default-cell-style-name="ce-1"/>
        <table:table-column table:style-name="co12" table:default-cell-style-name="ce-1"/>
        <table:table-column table:style-name="co13" table:default-cell-style-name="ce-1"/>
        <table:table-column table:style-name="co14" table:default-cell-style-name="ce-1"/>
        <table:table-column table:style-name="co5" table:default-cell-style-name="ce-1"/>
        <table:table-column table:style-name="co12" table:default-cell-style-name="ce-1"/>
        <table:table-column table:style-name="co5" table:default-cell-style-name="ce-1"/>
        <table:table-column table:style-name="co15" table:number-columns-repeated="2" table:default-cell-style-name="ce-1"/>
        <table:table-column table:style-name="co11" table:default-cell-style-name="ce-1"/>
        <table:table-column table:style-name="co5" table:default-cell-style-name="ce-1"/>
        <table:table-column table:style-name="co16" table:default-cell-style-name="ce-1"/>
        <table:table-column table:style-name="co5" table:default-cell-style-name="ce15" table:number-columns-repeated="238"/>
        <table:table-row table:style-name="ro19">
          <table:table-cell table:style-name="ce55" office:value-type="string">
            <text:p>id_str</text:p>
          </table:table-cell>
          <table:table-cell table:style-name="ce56" office:value-type="string">
            <text:p>from_user</text:p>
          </table:table-cell>
          <table:table-cell table:style-name="ce56" office:value-type="string">
            <text:p>text</text:p>
          </table:table-cell>
          <table:table-cell table:style-name="ce56" office:value-type="string">
            <text:p>created_at</text:p>
          </table:table-cell>
          <table:table-cell table:style-name="ce56" office:value-type="string">
            <text:p>time</text:p>
          </table:table-cell>
          <table:table-cell table:style-name="ce56" office:value-type="string">
            <text:p>geo_coordinates</text:p>
          </table:table-cell>
          <table:table-cell table:style-name="ce56" office:value-type="string">
            <text:p>user_lang</text:p>
          </table:table-cell>
          <table:table-cell table:style-name="ce56" office:value-type="string">
            <text:p>in_reply_to_user_id_str</text:p>
          </table:table-cell>
          <table:table-cell table:style-name="ce56" office:value-type="string">
            <text:p>in_reply_to_screen_name</text:p>
          </table:table-cell>
          <table:table-cell table:style-name="ce56" office:value-type="string">
            <text:p>from_user_id_str</text:p>
          </table:table-cell>
          <table:table-cell table:style-name="ce56" office:value-type="string">
            <text:p>in_reply_to_status_id_str</text:p>
          </table:table-cell>
          <table:table-cell table:style-name="ce57" office:value-type="string">
            <text:p>source</text:p>
          </table:table-cell>
          <table:table-cell table:style-name="ce57" office:value-type="string">
            <text:p>profile_image_url</text:p>
          </table:table-cell>
          <table:table-cell table:style-name="ce56" office:value-type="string">
            <text:p>user_followers_count</text:p>
          </table:table-cell>
          <table:table-cell table:style-name="ce56" office:value-type="string">
            <text:p>user_friends_count</text:p>
          </table:table-cell>
          <table:table-cell table:style-name="ce56" office:value-type="string">
            <text:p>user_utc_offset</text:p>
          </table:table-cell>
          <table:table-cell table:style-name="ce56" office:value-type="string">
            <text:p>status_url</text:p>
          </table:table-cell>
          <table:table-cell table:style-name="ce57" office:value-type="string">
            <text:p>entities_str</text:p>
          </table:table-cell>
        </table:table-row>
        <table:table-row table:style-name="ro20">
          <table:table-cell table:style-name="ce58" office:value-type="string">
            <text:p>322043572490731520</text:p>
          </table:table-cell>
          <table:table-cell table:style-name="ce59" office:value-type="string">
            <text:p>Negiert</text:p>
          </table:table-cell>
          <table:table-cell table:style-name="ce59" office:value-type="string">
            <text:p>@stefan2904 ein Tag ist zwar nach dem #bcg13 aber vllt. machen wir es ja auf dem Anderen http://t.co/q0EAf40X7h #BronyMeetupGraz</text:p>
          </table:table-cell>
          <table:table-cell table:style-name="ce59" office:value-type="string">
            <text:p>Wed Apr 10 17:49:05 +0000 2013</text:p>
          </table:table-cell>
          <table:table-cell table:style-name="ce60" office:value-type="float" office:value="41374.78408564815">
            <text:p>4/10/2013 18:49:0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stefan2904</text:p>
          </table:table-cell>
          <table:table-cell table:style-name="ce59" office:value-type="float" office:value="57413466">
            <text:p>57413466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26214765/TwitterAva2_normal.png</text:p>
          </table:table-cell>
          <table:table-cell table:style-name="ce59" office:value-type="float" office:value="623">
            <text:p>623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giert/statuses/322043572490731520</text:p>
          </table:table-cell>
          <table:table-cell table:style-name="ce61" office:value-type="string">
            <text:p>{"urls":[{"expanded_url":"http://www.doodle.com/aabizhamvz22nne4#table","indices":[89,111],"display_url":"doodle.com/aabizhamvz22nn\u2026","url":"http://t.co/q0EAf40X7h"}],"hashtags":[{"text":"bcg13","indices":[38,44]},{"text":"BronyMeetupGraz","indices":[112,128]}],"user_mentions":[{"id":1549341,"name":"Stefan ☮","indices":[0,11],"screen_name":"stefan2904","id_str":"1549341"}]}</text:p>
          </table:table-cell>
        </table:table-row>
        <table:table-row table:style-name="ro21">
          <table:table-cell table:style-name="ce58" office:value-type="string">
            <text:p>322031631311454208</text:p>
          </table:table-cell>
          <table:table-cell table:style-name="ce59" office:value-type="string">
            <text:p>jaybrueder</text:p>
          </table:table-cell>
          <table:table-cell table:style-name="ce59" office:value-type="string">
            <text:p>RT @rene_kaiser: 14 Teilnehmer beim Barcamp Orga Treffen ... Rekord! #bcg13</text:p>
          </table:table-cell>
          <table:table-cell table:style-name="ce59" office:value-type="string">
            <text:p>Wed Apr 10 17:01:38 +0000 2013</text:p>
          </table:table-cell>
          <table:table-cell table:style-name="ce60" office:value-type="float" office:value="41374.751134259255">
            <text:p>4/10/2013 18:01:3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6131300">
            <text:p>14613130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581525975/juergen_brueder_social_media_normal.jpg</text:p>
          </table:table-cell>
          <table:table-cell table:style-name="ce59" office:value-type="float" office:value="122">
            <text:p>122</text:p>
          </table:table-cell>
          <table:table-cell table:style-name="ce59" office:value-type="float" office:value="442">
            <text:p>44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ybrueder/statuses/322031631311454208</text:p>
          </table:table-cell>
          <table:table-cell table:style-name="ce61" office:value-type="string">
            <text:p>{"urls":[],"hashtags":[{"text":"bcg13","indices":[69,75]}],"user_mentions":[{"id":15242920,"name":"rene_kaiser","indices":[3,15],"screen_name":"rene_kaiser","id_str":"15242920"}]}</text:p>
          </table:table-cell>
        </table:table-row>
        <table:table-row table:style-name="ro22">
          <table:table-cell table:style-name="ce58" office:value-type="string">
            <text:p>322031338569998336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14 Teilnehmer beim Barcamp Orga Treffen ... Rekord! #bcg13</text:p>
          </table:table-cell>
          <table:table-cell table:style-name="ce59" office:value-type="string">
            <text:p>Wed Apr 10 17:00:28 +0000 2013</text:p>
          </table:table-cell>
          <table:table-cell table:style-name="ce60" office:value-type="float" office:value="41374.75032407407">
            <text:p>4/10/2013 18:00:2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51">
            <text:p>251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22031338569998336</text:p>
          </table:table-cell>
          <table:table-cell table:style-name="ce61" office:value-type="string">
            <text:p>{"urls":[],"hashtags":[{"text":"bcg13","indices":[52,58]}],"user_mentions":[]}</text:p>
          </table:table-cell>
        </table:table-row>
        <table:table-row table:style-name="ro22">
          <table:table-cell table:style-name="ce58" office:value-type="string">
            <text:p>322017287441874947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@stefankasberger @j_simon @heinz Ihr seid am Weg?  #bcg13</text:p>
          </table:table-cell>
          <table:table-cell table:style-name="ce59" office:value-type="string">
            <text:p>Wed Apr 10 16:04:38 +0000 2013</text:p>
          </table:table-cell>
          <table:table-cell table:style-name="ce60" office:value-type="float" office:value="41374.711550925924">
            <text:p>4/10/2013 17:04:3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2329259">
            <text:p>42329259</text:p>
          </table:table-cell>
          <table:table-cell table:style-name="ce59" office:value-type="string">
            <text:p>stefankasberger</text:p>
          </table:table-cell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51">
            <text:p>251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22017287441874947</text:p>
          </table:table-cell>
          <table:table-cell table:style-name="ce61" office:value-type="string">
            <text:p>{"urls":[],"hashtags":[{"text":"bcg13","indices":[51,57]}],"user_mentions":[{"id":42329259,"name":"Stefan Kasberger","indices":[0,16],"screen_name":"stefankasberger","id_str":"42329259"},{"id":9126002,"name":"j_simon","indices":[17,25],"screen_name":"j_simon","id_str":"9126002"},{"id":1368561,"name":"Heinz Wittenbrink","indices":[26,32],"screen_name":"heinz","id_str":"1368561"}]}</text:p>
          </table:table-cell>
        </table:table-row>
        <table:table-row table:style-name="ro22">
          <table:table-cell table:style-name="ce58" office:value-type="string">
            <text:p>322015429860134914</text:p>
          </table:table-cell>
          <table:table-cell table:style-name="ce59" office:value-type="string">
            <text:p>jaybrueder</text:p>
          </table:table-cell>
          <table:table-cell table:style-name="ce59" office:value-type="string">
            <text:p>RT @rene_kaiser: Bis gleich ... im 5. Stock @DIGITAL_IKT #bcg13</text:p>
          </table:table-cell>
          <table:table-cell table:style-name="ce59" office:value-type="string">
            <text:p>Wed Apr 10 15:57:15 +0000 2013</text:p>
          </table:table-cell>
          <table:table-cell table:style-name="ce60" office:value-type="float" office:value="41374.70642361111">
            <text:p>4/10/2013 16:57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6131300">
            <text:p>14613130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581525975/juergen_brueder_social_media_normal.jpg</text:p>
          </table:table-cell>
          <table:table-cell table:style-name="ce59" office:value-type="float" office:value="122">
            <text:p>122</text:p>
          </table:table-cell>
          <table:table-cell table:style-name="ce59" office:value-type="float" office:value="442">
            <text:p>44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ybrueder/statuses/322015429860134914</text:p>
          </table:table-cell>
          <table:table-cell table:style-name="ce61" office:value-type="string">
            <text:p>{"urls":[],"hashtags":[{"text":"bcg13","indices":[57,63]}],"user_mentions":[{"id":15242920,"name":"rene_kaiser","indices":[3,15],"screen_name":"rene_kaiser","id_str":"15242920"},{"id":281458922,"name":"JR - DIGITAL","indices":[44,56],"screen_name":"DIGITAL_IKT","id_str":"281458922"}]}</text:p>
          </table:table-cell>
        </table:table-row>
        <table:table-row table:style-name="ro22">
          <table:table-cell table:style-name="ce58" office:value-type="string">
            <text:p>322014640475353088</text:p>
          </table:table-cell>
          <table:table-cell table:style-name="ce59" office:value-type="string">
            <text:p>jaybrueder</text:p>
          </table:table-cell>
          <table:table-cell table:style-name="ce59" office:value-type="string">
            <text:p>Auf zum Orgatreffen! @bcgraz</text:p>
          </table:table-cell>
          <table:table-cell table:style-name="ce59" office:value-type="string">
            <text:p>Wed Apr 10 15:54:07 +0000 2013</text:p>
          </table:table-cell>
          <table:table-cell table:style-name="ce60" office:value-type="float" office:value="41374.704247685186">
            <text:p>4/10/2013 16:54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6131300">
            <text:p>14613130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581525975/juergen_brueder_social_media_normal.jpg</text:p>
          </table:table-cell>
          <table:table-cell table:style-name="ce59" office:value-type="float" office:value="122">
            <text:p>122</text:p>
          </table:table-cell>
          <table:table-cell table:style-name="ce59" office:value-type="float" office:value="442">
            <text:p>44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ybrueder/statuses/322014640475353088</text:p>
          </table:table-cell>
          <table:table-cell table:style-name="ce61" office:value-type="string">
            <text:p>{"urls":[],"hashtags":[],"user_mentions":[{"id":116483016,"name":"Barcamp Graz","indices":[21,28],"screen_name":"bcgraz","id_str":"116483016"}]}</text:p>
          </table:table-cell>
        </table:table-row>
        <table:table-row table:style-name="ro22">
          <table:table-cell table:style-name="ce58" office:value-type="string">
            <text:p>322013592847261696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Bis gleich ... im 5. Stock @DIGITAL_IKT #bcg13</text:p>
          </table:table-cell>
          <table:table-cell table:style-name="ce59" office:value-type="string">
            <text:p>Wed Apr 10 15:49:57 +0000 2013</text:p>
          </table:table-cell>
          <table:table-cell table:style-name="ce60" office:value-type="float" office:value="41374.70135416667">
            <text:p>4/10/2013 16:49:5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51">
            <text:p>251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22013592847261696</text:p>
          </table:table-cell>
          <table:table-cell table:style-name="ce61" office:value-type="string">
            <text:p>{"urls":[],"hashtags":[{"text":"bcg13","indices":[40,46]}],"user_mentions":[{"id":281458922,"name":"JR - DIGITAL","indices":[27,39],"screen_name":"DIGITAL_IKT","id_str":"281458922"}]}</text:p>
          </table:table-cell>
        </table:table-row>
        <table:table-row table:style-name="ro21">
          <table:table-cell table:style-name="ce58" office:value-type="string">
            <text:p>322012899730157568</text:p>
          </table:table-cell>
          <table:table-cell table:style-name="ce59" office:value-type="string">
            <text:p>heinz</text:p>
          </table:table-cell>
          <table:table-cell table:style-name="ce59" office:value-type="string">
            <text:p>Etwas zu spät unterwegs zum Orgatreffen für das #bcg13</text:p>
          </table:table-cell>
          <table:table-cell table:style-name="ce59" office:value-type="string">
            <text:p>Wed Apr 10 15:47:12 +0000 2013</text:p>
          </table:table-cell>
          <table:table-cell table:style-name="ce60" office:value-type="float" office:value="41374.69944444444">
            <text:p>4/10/2013 16:47:1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368561">
            <text:p>1368561</text:p>
          </table:table-cell>
          <table:table-cell table:style-name="ce59"/>
          <table:table-cell table:style-name="ce61" office:value-type="string">
            <text:p>&lt;a href="http://bufferapp.com" rel="nofollow"&gt;Buffer&lt;/a&gt;</text:p>
          </table:table-cell>
          <table:table-cell table:style-name="ce61" office:value-type="string">
            <text:p>http://a0.twimg.com/profile_images/1456441156/profile500_normal.png</text:p>
          </table:table-cell>
          <table:table-cell table:style-name="ce59" office:value-type="float" office:value="2968">
            <text:p>2968</text:p>
          </table:table-cell>
          <table:table-cell table:style-name="ce59" office:value-type="float" office:value="793">
            <text:p>7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z/statuses/322012899730157568</text:p>
          </table:table-cell>
          <table:table-cell table:style-name="ce61" office:value-type="string">
            <text:p>{"urls":[],"hashtags":[{"text":"bcg13","indices":[48,54]}],"user_mentions":[]}</text:p>
          </table:table-cell>
        </table:table-row>
        <table:table-row table:style-name="ro23">
          <table:table-cell table:style-name="ce58" office:value-type="string">
            <text:p>321602642197479425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#Whiting Petroleum's #Bakken stock price increases via Seeking Alpha: http://t.co/H02tvnLocX #BCG13 #Shale #Oil</text:p>
          </table:table-cell>
          <table:table-cell table:style-name="ce59" office:value-type="string">
            <text:p>Tue Apr 09 12:36:59 +0000 2013</text:p>
          </table:table-cell>
          <table:table-cell table:style-name="ce60" office:value-type="float" office:value="41373.567349537036">
            <text:p>4/9/2013 13:36:5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457">
            <text:p>2457</text:p>
          </table:table-cell>
          <table:table-cell table:style-name="ce59" office:value-type="float" office:value="639">
            <text:p>639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21602642197479425</text:p>
          </table:table-cell>
          <table:table-cell table:style-name="ce61" office:value-type="string">
            <text:p>{"urls":[{"expanded_url":"http://goo.gl/aDAHS","indices":[70,92],"display_url":"goo.gl/aDAHS","url":"http://t.co/H02tvnLocX"}],"hashtags":[{"text":"Whiting","indices":[0,8]},{"text":"Bakken","indices":[21,28]},{"text":"BCG13","indices":[93,99]},{"text":"Shale","indices":[100,106]},{"text":"Oil","indices":[107,111]}],"user_mentions":[]}</text:p>
          </table:table-cell>
        </table:table-row>
        <table:table-row table:style-name="ro20">
          <table:table-cell table:style-name="ce58" office:value-type="string">
            <text:p>321510595335704576</text:p>
          </table:table-cell>
          <table:table-cell table:style-name="ce59" office:value-type="string">
            <text:p>zieselbaer</text:p>
          </table:table-cell>
          <table:table-cell table:style-name="ce59" office:value-type="string">
            <text:p>RT @wissit: RT @bcgraz: Das Barcamp Graz startet am Freitag den 26.4. um ca 13:00 mit Kaffee und Kuchen. Vorstellung und Sessionplanung  ...</text:p>
          </table:table-cell>
          <table:table-cell table:style-name="ce59" office:value-type="string">
            <text:p>Tue Apr 09 06:31:13 +0000 2013</text:p>
          </table:table-cell>
          <table:table-cell table:style-name="ce60" office:value-type="float" office:value="41373.31334490741">
            <text:p>4/9/2013 7:31:1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4860923">
            <text:p>264860923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3422581161/5bff917b85309b24772fd57749a565aa_normal.jpeg</text:p>
          </table:table-cell>
          <table:table-cell table:style-name="ce59" office:value-type="float" office:value="403">
            <text:p>403</text:p>
          </table:table-cell>
          <table:table-cell table:style-name="ce59" office:value-type="float" office:value="925">
            <text:p>92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zieselbaer/statuses/321510595335704576</text:p>
          </table:table-cell>
          <table:table-cell table:style-name="ce61" office:value-type="string">
            <text:p>{"urls":[],"hashtags":[],"user_mentions":[{"id":46474695,"name":"MEndemann ","indices":[3,10],"screen_name":"wissit","id_str":"46474695"},{"id":116483016,"name":"Barcamp Graz","indices":[15,22],"screen_name":"bcgraz","id_str":"116483016"}]}</text:p>
          </table:table-cell>
        </table:table-row>
        <table:table-row table:style-name="ro20">
          <table:table-cell table:style-name="ce58" office:value-type="string">
            <text:p>321510506638741504</text:p>
          </table:table-cell>
          <table:table-cell table:style-name="ce59" office:value-type="string">
            <text:p>wissit</text:p>
          </table:table-cell>
          <table:table-cell table:style-name="ce59" office:value-type="string">
            <text:p>RT @bcgraz: Das Barcamp Graz startet am Freitag den 26.4. um ca 13:00 mit Kaffee und Kuchen. Vorstellung und Sessionplanung um 14:00! #bcg13</text:p>
          </table:table-cell>
          <table:table-cell table:style-name="ce59" office:value-type="string">
            <text:p>Tue Apr 09 06:30:52 +0000 2013</text:p>
          </table:table-cell>
          <table:table-cell table:style-name="ce60" office:value-type="float" office:value="41373.31310185185">
            <text:p>4/9/2013 7:30:5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6474695">
            <text:p>46474695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1729191174/ME_kl_normal.jpg</text:p>
          </table:table-cell>
          <table:table-cell table:style-name="ce59" office:value-type="float" office:value="858">
            <text:p>858</text:p>
          </table:table-cell>
          <table:table-cell table:style-name="ce59" office:value-type="float" office:value="840">
            <text:p>8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issit/statuses/321510506638741504</text:p>
          </table:table-cell>
          <table:table-cell table:style-name="ce61" office:value-type="string">
            <text:p>{"urls":[],"hashtags":[{"text":"bcg13","indices":[134,140]}],"user_mentions":[{"id":116483016,"name":"Barcamp Graz","indices":[3,10],"screen_name":"bcgraz","id_str":"116483016"}]}</text:p>
          </table:table-cell>
        </table:table-row>
        <table:table-row table:style-name="ro21">
          <table:table-cell table:style-name="ce58" office:value-type="string">
            <text:p>321505272717795328</text:p>
          </table:table-cell>
          <table:table-cell table:style-name="ce59" office:value-type="string">
            <text:p>madiko711</text:p>
          </table:table-cell>
          <table:table-cell table:style-name="ce59" office:value-type="string">
            <text:p>Wissen ist teilbar :-) #bcg13 26. bis 28.04. BarCamp-Graz.at via @bcgraz</text:p>
          </table:table-cell>
          <table:table-cell table:style-name="ce59" office:value-type="string">
            <text:p>Tue Apr 09 06:10:04 +0000 2013</text:p>
          </table:table-cell>
          <table:table-cell table:style-name="ce60" office:value-type="float" office:value="41373.29865740741">
            <text:p>4/9/2013 7:10:0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08852229">
            <text:p>1008852229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970641080/2ea9d3387731c2a8d9b4b0f9c4a752e4_normal.jpeg</text:p>
          </table:table-cell>
          <table:table-cell table:style-name="ce59" office:value-type="float" office:value="84">
            <text:p>84</text:p>
          </table:table-cell>
          <table:table-cell table:style-name="ce59" office:value-type="float" office:value="216">
            <text:p>21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diko711/statuses/321505272717795328</text:p>
          </table:table-cell>
          <table:table-cell table:style-name="ce61" office:value-type="string">
            <text:p>{"urls":[],"hashtags":[{"text":"bcg13","indices":[23,29]}],"user_mentions":[{"id":116483016,"name":"Barcamp Graz","indices":[65,72],"screen_name":"bcgraz","id_str":"116483016"}]}</text:p>
          </table:table-cell>
        </table:table-row>
        <table:table-row table:style-name="ro24">
          <table:table-cell table:style-name="ce58" office:value-type="string">
            <text:p>321500622614573057</text:p>
          </table:table-cell>
          <table:table-cell table:style-name="ce59" office:value-type="string">
            <text:p>wissit</text:p>
          </table:table-cell>
          <table:table-cell table:style-name="ce59" office:value-type="string">
            <text:p>Medtermine.at is Mediapartner at 2nd Healthcarecamp Graz,Austria Physiocamp #bcg13 http://t.co/hlvxivh4qG #hcsmat @bcgraz #hcsmeu</text:p>
          </table:table-cell>
          <table:table-cell table:style-name="ce59" office:value-type="string">
            <text:p>Tue Apr 09 05:51:36 +0000 2013</text:p>
          </table:table-cell>
          <table:table-cell table:style-name="ce60" office:value-type="float" office:value="41373.285833333335">
            <text:p>4/9/2013 6:51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6474695">
            <text:p>46474695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1729191174/ME_kl_normal.jpg</text:p>
          </table:table-cell>
          <table:table-cell table:style-name="ce59" office:value-type="float" office:value="858">
            <text:p>858</text:p>
          </table:table-cell>
          <table:table-cell table:style-name="ce59" office:value-type="float" office:value="840">
            <text:p>8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issit/statuses/321500622614573057</text:p>
          </table:table-cell>
          <table:table-cell table:style-name="ce61" office:value-type="string">
            <text:p>{"urls":[{"expanded_url":"http://ow.ly/1UO1hN","indices":[83,105],"display_url":"ow.ly/1UO1hN","url":"http://t.co/hlvxivh4qG"}],"hashtags":[{"text":"bcg13","indices":[76,82]},{"text":"hcsmat","indices":[106,113]},{"text":"hcsmeu","indices":[122,129]}],"user_mentions":[{"id":116483016,"name":"Barcamp Graz","indices":[114,121],"screen_name":"bcgraz","id_str":"116483016"}]}</text:p>
          </table:table-cell>
        </table:table-row>
        <table:table-row table:style-name="ro22">
          <table:table-cell table:style-name="ce58" office:value-type="string">
            <text:p>321323023003160576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RT @bcgraz: wissen ist teilbar #bcg13</text:p>
          </table:table-cell>
          <table:table-cell table:style-name="ce59" office:value-type="string">
            <text:p>Mon Apr 08 18:05:53 +0000 2013</text:p>
          </table:table-cell>
          <table:table-cell table:style-name="ce60" office:value-type="float" office:value="41372.795752314814">
            <text:p>4/8/2013 19:05:5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50">
            <text:p>250</text:p>
          </table:table-cell>
          <table:table-cell table:style-name="ce59" office:value-type="float" office:value="238">
            <text:p>2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21323023003160576</text:p>
          </table:table-cell>
          <table:table-cell table:style-name="ce61" office:value-type="string">
            <text:p>{"urls":[],"hashtags":[{"text":"bcg13","indices":[31,37]}],"user_mentions":[{"id":116483016,"name":"Barcamp Graz","indices":[3,10],"screen_name":"bcgraz","id_str":"116483016"}]}</text:p>
          </table:table-cell>
        </table:table-row>
        <table:table-row table:style-name="ro22">
          <table:table-cell table:style-name="ce58" office:value-type="string">
            <text:p>321322686347345920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wissen ist teilbar #bcg13</text:p>
          </table:table-cell>
          <table:table-cell table:style-name="ce59" office:value-type="string">
            <text:p>Mon Apr 08 18:04:32 +0000 2013</text:p>
          </table:table-cell>
          <table:table-cell table:style-name="ce60" office:value-type="float" office:value="41372.79481481481">
            <text:p>4/8/2013 19:04:3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71">
            <text:p>571</text:p>
          </table:table-cell>
          <table:table-cell table:style-name="ce59" office:value-type="float" office:value="511">
            <text:p>5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21322686347345920</text:p>
          </table:table-cell>
          <table:table-cell table:style-name="ce61" office:value-type="string">
            <text:p>{"urls":[],"hashtags":[{"text":"bcg13","indices":[19,25]}],"user_mentions":[]}</text:p>
          </table:table-cell>
        </table:table-row>
        <table:table-row table:style-name="ro20">
          <table:table-cell table:style-name="ce58" office:value-type="string">
            <text:p>321311477749411841</text:p>
          </table:table-cell>
          <table:table-cell table:style-name="ce59" office:value-type="string">
            <text:p>useethaler</text:p>
          </table:table-cell>
          <table:table-cell table:style-name="ce59" office:value-type="string">
            <text:p>RT @parcamp_at: Wir empfehlen: Das Digital Democracy Camp am 24.4. in Wien http://t.co/2rpd7zAoEn sowie das @bcgraz inkl. @PolitCampGraz ...</text:p>
          </table:table-cell>
          <table:table-cell table:style-name="ce59" office:value-type="string">
            <text:p>Mon Apr 08 17:20:00 +0000 2013</text:p>
          </table:table-cell>
          <table:table-cell table:style-name="ce60" office:value-type="float" office:value="41372.76388888889">
            <text:p>4/8/2013 18:20:0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49808951">
            <text:p>849808951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895595985/bf2d0739c3ef3f8ad3526174110090cb_normal.png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118">
            <text:p>118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useethaler/statuses/321311477749411841</text:p>
          </table:table-cell>
          <table:table-cell table:style-name="ce61" office:value-type="string">
            <text:p>{"urls":[{"expanded_url":"http://www.barcamp.at/DDcamp","indices":[75,97],"display_url":"barcamp.at/DDcamp","url":"http://t.co/2rpd7zAoEn"}],"hashtags":[],"user_mentions":[{"id":817829414,"name":"Partizipationscamp","indices":[3,14],"screen_name":"parcamp_at","id_str":"817829414"},{"id":116483016,"name":"Barcamp Graz","indices":[108,115],"screen_name":"bcgraz","id_str":"116483016"},{"id":23447519,"name":"PolitCamp Graz","indices":[122,136],"screen_name":"PolitCampGraz","id_str":"23447519"}]}</text:p>
          </table:table-cell>
        </table:table-row>
        <table:table-row table:style-name="ro20">
          <table:table-cell table:style-name="ce58" office:value-type="string">
            <text:p>321299608460476416</text:p>
          </table:table-cell>
          <table:table-cell table:style-name="ce59" office:value-type="string">
            <text:p>RudolfLegat</text:p>
          </table:table-cell>
          <table:table-cell table:style-name="ce59" office:value-type="string">
            <text:p>RT @parcamp_at: Wir empfehlen: Das Digital Democracy Camp am 24.4. in Wien http://t.co/2rpd7zAoEn sowie das @bcgraz inkl. @PolitCampGraz ...</text:p>
          </table:table-cell>
          <table:table-cell table:style-name="ce59" office:value-type="string">
            <text:p>Mon Apr 08 16:32:50 +0000 2013</text:p>
          </table:table-cell>
          <table:table-cell table:style-name="ce60" office:value-type="float" office:value="41372.73113425926">
            <text:p>4/8/2013 17:32:5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5685393">
            <text:p>19568539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684062652/DSC03884neu_normal.jpg</text:p>
          </table:table-cell>
          <table:table-cell table:style-name="ce59" office:value-type="float" office:value="458">
            <text:p>458</text:p>
          </table:table-cell>
          <table:table-cell table:style-name="ce59" office:value-type="float" office:value="647">
            <text:p>64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udolfLegat/statuses/321299608460476416</text:p>
          </table:table-cell>
          <table:table-cell table:style-name="ce61" office:value-type="string">
            <text:p>{"urls":[{"expanded_url":"http://www.barcamp.at/DDcamp","indices":[75,97],"display_url":"barcamp.at/DDcamp","url":"http://t.co/2rpd7zAoEn"}],"hashtags":[],"user_mentions":[{"id":817829414,"name":"Partizipationscamp","indices":[3,14],"screen_name":"parcamp_at","id_str":"817829414"},{"id":116483016,"name":"Barcamp Graz","indices":[108,115],"screen_name":"bcgraz","id_str":"116483016"},{"id":23447519,"name":"PolitCamp Graz","indices":[122,136],"screen_name":"PolitCampGraz","id_str":"23447519"}]}</text:p>
          </table:table-cell>
        </table:table-row>
        <table:table-row table:style-name="ro20">
          <table:table-cell table:style-name="ce58" office:value-type="string">
            <text:p>321279524782354432</text:p>
          </table:table-cell>
          <table:table-cell table:style-name="ce59" office:value-type="string">
            <text:p>parcamp_at</text:p>
          </table:table-cell>
          <table:table-cell table:style-name="ce59" office:value-type="string">
            <text:p>Wir empfehlen: Das Digital Democracy Camp am 24.4. in Wien http://t.co/2rpd7zAoEn sowie das @bcgraz inkl. @PolitCampGraz 26.-28.4..</text:p>
          </table:table-cell>
          <table:table-cell table:style-name="ce59" office:value-type="string">
            <text:p>Mon Apr 08 15:13:02 +0000 2013</text:p>
          </table:table-cell>
          <table:table-cell table:style-name="ce60" office:value-type="float" office:value="41372.67571759259">
            <text:p>4/8/2013 16:13:0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17829414">
            <text:p>817829414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599858566/W-Logo_Parcamp_2012-2_normal.jpg</text:p>
          </table:table-cell>
          <table:table-cell table:style-name="ce59" office:value-type="float" office:value="73">
            <text:p>73</text:p>
          </table:table-cell>
          <table:table-cell table:style-name="ce59" office:value-type="float" office:value="139">
            <text:p>139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parcamp_at/statuses/321279524782354432</text:p>
          </table:table-cell>
          <table:table-cell table:style-name="ce61" office:value-type="string">
            <text:p>{"urls":[{"expanded_url":"http://www.barcamp.at/DDcamp","indices":[59,81],"display_url":"barcamp.at/DDcamp","url":"http://t.co/2rpd7zAoEn"}],"hashtags":[],"user_mentions":[{"id":116483016,"name":"Barcamp Graz","indices":[92,99],"screen_name":"bcgraz","id_str":"116483016"},{"id":23447519,"name":"PolitCamp Graz","indices":[106,120],"screen_name":"PolitCampGraz","id_str":"23447519"}]}</text:p>
          </table:table-cell>
        </table:table-row>
        <table:table-row table:style-name="ro25">
          <table:table-cell table:style-name="ce58" office:value-type="string">
            <text:p>321270307891597313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CKoaser am ersten Tag (Freitag) des #bcg13 findet in Graz das Russkaja Konzert statt. ;-)</text:p>
          </table:table-cell>
          <table:table-cell table:style-name="ce59" office:value-type="string">
            <text:p>Mon Apr 08 14:36:24 +0000 2013</text:p>
          </table:table-cell>
          <table:table-cell table:style-name="ce60" office:value-type="float" office:value="41372.65027777778">
            <text:p>4/8/2013 15:36:2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0225660">
            <text:p>80225660</text:p>
          </table:table-cell>
          <table:table-cell table:style-name="ce59" office:value-type="string">
            <text:p>CKoaser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2007684103983923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62">
            <text:p>862</text:p>
          </table:table-cell>
          <table:table-cell table:style-name="ce59" office:value-type="float" office:value="574">
            <text:p>57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21270307891597313</text:p>
          </table:table-cell>
          <table:table-cell table:style-name="ce61" office:value-type="string">
            <text:p>{"urls":[],"hashtags":[{"text":"bcg13","indices":[37,43]}],"user_mentions":[{"id":80225660,"name":"Christian K.","indices":[0,8],"screen_name":"CKoaser","id_str":"80225660"}]}</text:p>
          </table:table-cell>
        </table:table-row>
        <table:table-row table:style-name="ro23">
          <table:table-cell table:style-name="ce58" office:value-type="string">
            <text:p>321269852595695616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Da das #bcg13 erst (schon!) in 3 Wochen ist, muss ich den soeben zubereiteten veganen Pudding wohl alleine essen.</text:p>
          </table:table-cell>
          <table:table-cell table:style-name="ce59" office:value-type="string">
            <text:p>Mon Apr 08 14:34:36 +0000 2013</text:p>
          </table:table-cell>
          <table:table-cell table:style-name="ce60" office:value-type="float" office:value="41372.64902777778">
            <text:p>4/8/2013 15:34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62">
            <text:p>862</text:p>
          </table:table-cell>
          <table:table-cell table:style-name="ce59" office:value-type="float" office:value="574">
            <text:p>57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21269852595695616</text:p>
          </table:table-cell>
          <table:table-cell table:style-name="ce61" office:value-type="string">
            <text:p>{"urls":[],"hashtags":[{"text":"bcg13","indices":[7,13]}],"user_mentions":[]}</text:p>
          </table:table-cell>
        </table:table-row>
        <table:table-row table:style-name="ro20">
          <table:table-cell table:style-name="ce58" office:value-type="string">
            <text:p>321247016736931840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@DerWandel Kommt ihr auch zum Barcamp Graz? #bcg13 http://t.co/wyGy15JF9q #Politcamp Wäre super! Ihr seid ja sowieso in #Graz am 26. :-)</text:p>
          </table:table-cell>
          <table:table-cell table:style-name="ce59" office:value-type="string">
            <text:p>Mon Apr 08 13:03:51 +0000 2013</text:p>
          </table:table-cell>
          <table:table-cell table:style-name="ce60" office:value-type="float" office:value="41372.586006944446">
            <text:p>4/8/2013 14:03:5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93500153">
            <text:p>593500153</text:p>
          </table:table-cell>
          <table:table-cell table:style-name="ce59" office:value-type="string">
            <text:p>DerWandel</text:p>
          </table:table-cell>
          <table:table-cell table:style-name="ce59" office:value-type="float" office:value="21125553">
            <text:p>2112555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217">
            <text:p>1217</text:p>
          </table:table-cell>
          <table:table-cell table:style-name="ce59" office:value-type="float" office:value="519">
            <text:p>51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21247016736931840</text:p>
          </table:table-cell>
          <table:table-cell table:style-name="ce61" office:value-type="string">
            <text:p>{"urls":[{"expanded_url":"http://barcamp-graz.at/","indices":[51,73],"display_url":"barcamp-graz.at","url":"http://t.co/wyGy15JF9q"}],"hashtags":[{"text":"bcg13","indices":[44,50]},{"text":"Politcamp","indices":[74,84]},{"text":"Graz","indices":[120,125]}],"user_mentions":[{"id":593500153,"name":"Der Wandel","indices":[0,10],"screen_name":"DerWandel","id_str":"593500153"}]}</text:p>
          </table:table-cell>
        </table:table-row>
        <table:table-row table:style-name="ro20">
          <table:table-cell table:style-name="ce58" office:value-type="string">
            <text:p>321173707479470080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RT @kreuzbiss: beim @bcgraz gibt's heuer sogar einen workshop zu 3D Druckern http://t.co/G4fFP8Sh3I #bcg13 #barcamp #graz</text:p>
          </table:table-cell>
          <table:table-cell table:style-name="ce59" office:value-type="string">
            <text:p>Mon Apr 08 08:12:33 +0000 2013</text:p>
          </table:table-cell>
          <table:table-cell table:style-name="ce60" office:value-type="float" office:value="41372.38371527778">
            <text:p>4/8/2013 9:12:3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71">
            <text:p>571</text:p>
          </table:table-cell>
          <table:table-cell table:style-name="ce59" office:value-type="float" office:value="511">
            <text:p>5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21173707479470080</text:p>
          </table:table-cell>
          <table:table-cell table:style-name="ce61" office:value-type="string">
            <text:p>{"urls":[{"expanded_url":"http://barcamp-graz.at/information/werkstadt-basteln-und-diy/","indices":[77,99],"display_url":"barcamp-graz.at/information/we\u2026","url":"http://t.co/G4fFP8Sh3I"}],"hashtags":[{"text":"bcg13","indices":[100,106]},{"text":"barcamp","indices":[107,115]},{"text":"graz","indices":[116,121]}],"user_mentions":[{"id":117845924,"name":"Laura Mikschofsky","indices":[3,13],"screen_name":"kreuzbiss","id_str":"117845924"},{"id":116483016,"name":"Barcamp Graz","indices":[20,27],"screen_name":"bcgraz","id_str":"116483016"}]}</text:p>
          </table:table-cell>
        </table:table-row>
        <table:table-row table:style-name="ro20">
          <table:table-cell table:style-name="ce58" office:value-type="string">
            <text:p>321119198086561792</text:p>
          </table:table-cell>
          <table:table-cell table:style-name="ce59" office:value-type="string">
            <text:p>kreuzbiss</text:p>
          </table:table-cell>
          <table:table-cell table:style-name="ce59" office:value-type="string">
            <text:p>@89grad beim @bcgraz gibt's heuer sogar einen workshop zu 3D Druckern http://t.co/G4fFP8Sh3I #bcg13 #barcamp #graz</text:p>
          </table:table-cell>
          <table:table-cell table:style-name="ce59" office:value-type="string">
            <text:p>Mon Apr 08 04:35:57 +0000 2013</text:p>
          </table:table-cell>
          <table:table-cell table:style-name="ce60" office:value-type="float" office:value="41372.23329861111">
            <text:p>4/8/2013 5:35:5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93214819">
            <text:p>193214819</text:p>
          </table:table-cell>
          <table:table-cell table:style-name="ce59" office:value-type="string">
            <text:p>89grad</text:p>
          </table:table-cell>
          <table:table-cell table:style-name="ce59" office:value-type="float" office:value="117845924">
            <text:p>11784592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56991834/386303147b50590629d821dbc95927a4_normal.jpeg</text:p>
          </table:table-cell>
          <table:table-cell table:style-name="ce59" office:value-type="float" office:value="197">
            <text:p>197</text:p>
          </table:table-cell>
          <table:table-cell table:style-name="ce59" office:value-type="float" office:value="112">
            <text:p>11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reuzbiss/statuses/321119198086561792</text:p>
          </table:table-cell>
          <table:table-cell table:style-name="ce61" office:value-type="string">
            <text:p>{"urls":[{"expanded_url":"http://barcamp-graz.at/information/werkstadt-basteln-und-diy/","indices":[70,92],"display_url":"barcamp-graz.at/information/we\u2026","url":"http://t.co/G4fFP8Sh3I"}],"hashtags":[{"text":"bcg13","indices":[93,99]},{"text":"barcamp","indices":[100,108]},{"text":"graz","indices":[109,114]}],"user_mentions":[{"id":193214819,"name":"89grad","indices":[0,7],"screen_name":"89grad","id_str":"193214819"},{"id":116483016,"name":"Barcamp Graz","indices":[13,20],"screen_name":"bcgraz","id_str":"116483016"}]}</text:p>
          </table:table-cell>
        </table:table-row>
        <table:table-row table:style-name="ro20">
          <table:table-cell table:style-name="ce58" office:value-type="string">
            <text:p>321016002164973569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RT @kreuzbiss: beim @bcgraz gibt's heuer sogar einen workshop zu 3D Druckern http://t.co/G4fFP8Sh3I #bcg13 #barcamp #graz</text:p>
          </table:table-cell>
          <table:table-cell table:style-name="ce59" office:value-type="string">
            <text:p>Sun Apr 07 21:45:53 +0000 2013</text:p>
          </table:table-cell>
          <table:table-cell table:style-name="ce60" office:value-type="float" office:value="41371.94853009259">
            <text:p>4/7/2013 22:45:5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51">
            <text:p>251</text:p>
          </table:table-cell>
          <table:table-cell table:style-name="ce59" office:value-type="float" office:value="238">
            <text:p>2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21016002164973569</text:p>
          </table:table-cell>
          <table:table-cell table:style-name="ce61" office:value-type="string">
            <text:p>{"urls":[{"expanded_url":"http://barcamp-graz.at/information/werkstadt-basteln-und-diy/","indices":[77,99],"display_url":"barcamp-graz.at/information/we\u2026","url":"http://t.co/G4fFP8Sh3I"}],"hashtags":[{"text":"bcg13","indices":[100,106]},{"text":"barcamp","indices":[107,115]},{"text":"graz","indices":[116,121]}],"user_mentions":[{"id":117845924,"name":"Laura Mikschofsky","indices":[3,13],"screen_name":"kreuzbiss","id_str":"117845924"},{"id":116483016,"name":"Barcamp Graz","indices":[20,27],"screen_name":"bcgraz","id_str":"116483016"}]}</text:p>
          </table:table-cell>
        </table:table-row>
        <table:table-row table:style-name="ro22">
          <table:table-cell table:style-name="ce58" office:value-type="string">
            <text:p>320985349411188736</text:p>
          </table:table-cell>
          <table:table-cell table:style-name="ce59" office:value-type="string">
            <text:p>hofrat</text:p>
          </table:table-cell>
          <table:table-cell table:style-name="ce59" office:value-type="string">
            <text:p>@kreuzbiss Wann/wie fahrst du/ihr ans @bcgraz?</text:p>
          </table:table-cell>
          <table:table-cell table:style-name="ce59" office:value-type="string">
            <text:p>Sun Apr 07 19:44:05 +0000 2013</text:p>
          </table:table-cell>
          <table:table-cell table:style-name="ce60" office:value-type="float" office:value="41371.86394675926">
            <text:p>4/7/2013 20:44:05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7845924">
            <text:p>117845924</text:p>
          </table:table-cell>
          <table:table-cell table:style-name="ce59" office:value-type="string">
            <text:p>kreuzbiss</text:p>
          </table:table-cell>
          <table:table-cell table:style-name="ce59" office:value-type="float" office:value="77841866">
            <text:p>77841866</text:p>
          </table:table-cell>
          <table:table-cell table:style-name="ce59" office:value-type="string">
            <text:p>320985038562918401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035040323/portrait_hand_klein_normal.JPG</text:p>
          </table:table-cell>
          <table:table-cell table:style-name="ce59" office:value-type="float" office:value="2591">
            <text:p>2591</text:p>
          </table:table-cell>
          <table:table-cell table:style-name="ce59" office:value-type="float" office:value="994">
            <text:p>9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ofrat/statuses/320985349411188736</text:p>
          </table:table-cell>
          <table:table-cell table:style-name="ce61" office:value-type="string">
            <text:p>{"urls":[],"hashtags":[],"user_mentions":[{"id":117845924,"name":"Laura Mikschofsky","indices":[0,10],"screen_name":"kreuzbiss","id_str":"117845924"},{"id":116483016,"name":"Barcamp Graz","indices":[38,45],"screen_name":"bcgraz","id_str":"116483016"}]}</text:p>
          </table:table-cell>
        </table:table-row>
        <table:table-row table:style-name="ro23">
          <table:table-cell table:style-name="ce58" office:value-type="string">
            <text:p>320985038562918401</text:p>
          </table:table-cell>
          <table:table-cell table:style-name="ce59" office:value-type="string">
            <text:p>kreuzbiss</text:p>
          </table:table-cell>
          <table:table-cell table:style-name="ce59" office:value-type="string">
            <text:p>beim @bcgraz gibt's heuer sogar einen workshop zu 3D Druckern http://t.co/G4fFP8Sh3I #bcg13 #barcamp #graz</text:p>
          </table:table-cell>
          <table:table-cell table:style-name="ce59" office:value-type="string">
            <text:p>Sun Apr 07 19:42:51 +0000 2013</text:p>
          </table:table-cell>
          <table:table-cell table:style-name="ce60" office:value-type="float" office:value="41371.86309027777">
            <text:p>4/7/2013 20:42:5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17845924">
            <text:p>11784592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256991834/386303147b50590629d821dbc95927a4_normal.jpeg</text:p>
          </table:table-cell>
          <table:table-cell table:style-name="ce59" office:value-type="float" office:value="197">
            <text:p>197</text:p>
          </table:table-cell>
          <table:table-cell table:style-name="ce59" office:value-type="float" office:value="112">
            <text:p>11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reuzbiss/statuses/320985038562918401</text:p>
          </table:table-cell>
          <table:table-cell table:style-name="ce61" office:value-type="string">
            <text:p>{"urls":[{"expanded_url":"http://barcamp-graz.at/information/werkstadt-basteln-und-diy/","indices":[62,84],"display_url":"barcamp-graz.at/information/we\u2026","url":"http://t.co/G4fFP8Sh3I"}],"hashtags":[{"text":"bcg13","indices":[85,91]},{"text":"barcamp","indices":[92,100]},{"text":"graz","indices":[101,106]}],"user_mentions":[{"id":116483016,"name":"Barcamp Graz","indices":[5,12],"screen_name":"bcgraz","id_str":"116483016"}]}</text:p>
          </table:table-cell>
        </table:table-row>
        <table:table-row table:style-name="ro25">
          <table:table-cell table:style-name="ce58" office:value-type="string">
            <text:p>320975766173130752</text:p>
          </table:table-cell>
          <table:table-cell table:style-name="ce59" office:value-type="string">
            <text:p>ma_amikron3</text:p>
          </table:table-cell>
          <table:table-cell table:style-name="ce59" office:value-type="string">
            <text:p>RT @CarFreiTag: Habt ihr euch schon angemeldet? #Barcamp #Graz http://t.co/wyGy15JF9q #bcg13</text:p>
          </table:table-cell>
          <table:table-cell table:style-name="ce59" office:value-type="string">
            <text:p>Sun Apr 07 19:06:00 +0000 2013</text:p>
          </table:table-cell>
          <table:table-cell table:style-name="ce60" office:value-type="float" office:value="41371.8375">
            <text:p>4/7/2013 20:06:0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001667596">
            <text:p>1001667596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sticky/default_profile_images/default_profile_6_normal.png</text:p>
          </table:table-cell>
          <table:table-cell table:style-name="ce59" office:value-type="float" office:value="102">
            <text:p>102</text:p>
          </table:table-cell>
          <table:table-cell table:style-name="ce59" office:value-type="float" office:value="259">
            <text:p>25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_amikron3/statuses/320975766173130752</text:p>
          </table:table-cell>
          <table:table-cell table:style-name="ce61" office:value-type="string">
            <text:p>{"urls":[{"expanded_url":"http://barcamp-graz.at/","indices":[63,85],"display_url":"barcamp-graz.at","url":"http://t.co/wyGy15JF9q"}],"hashtags":[{"text":"Barcamp","indices":[48,56]},{"text":"Graz","indices":[57,62]},{"text":"bcg13","indices":[86,92]}],"user_mentions":[{"id":21125553,"name":"CarFreiTag","indices":[3,14],"screen_name":"CarFreiTag","id_str":"21125553"}]}</text:p>
          </table:table-cell>
        </table:table-row>
        <table:table-row table:style-name="ro25">
          <table:table-cell table:style-name="ce58" office:value-type="string">
            <text:p>320964576025919488</text:p>
          </table:table-cell>
          <table:table-cell table:style-name="ce59" office:value-type="string">
            <text:p>CitamurD</text:p>
          </table:table-cell>
          <table:table-cell table:style-name="ce59" office:value-type="string">
            <text:p>RT @CarFreiTag: Habt ihr euch schon angemeldet? #Barcamp #Graz http://t.co/wyGy15JF9q #bcg13</text:p>
          </table:table-cell>
          <table:table-cell table:style-name="ce59" office:value-type="string">
            <text:p>Sun Apr 07 18:21:32 +0000 2013</text:p>
          </table:table-cell>
          <table:table-cell table:style-name="ce60" office:value-type="float" office:value="41371.80662037037">
            <text:p>4/7/2013 19:21:32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58946679">
            <text:p>258946679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487784088/78b8bf6c4be3ed7e358e61daaea44ff0_normal.jpeg</text:p>
          </table:table-cell>
          <table:table-cell table:style-name="ce59" office:value-type="float" office:value="203">
            <text:p>203</text:p>
          </table:table-cell>
          <table:table-cell table:style-name="ce59" office:value-type="float" office:value="180">
            <text:p>18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itamurD/statuses/320964576025919488</text:p>
          </table:table-cell>
          <table:table-cell table:style-name="ce61" office:value-type="string">
            <text:p>{"urls":[{"expanded_url":"http://barcamp-graz.at/","indices":[63,85],"display_url":"barcamp-graz.at","url":"http://t.co/wyGy15JF9q"}],"hashtags":[{"text":"Barcamp","indices":[48,56]},{"text":"Graz","indices":[57,62]},{"text":"bcg13","indices":[86,92]}],"user_mentions":[{"id":21125553,"name":"CarFreiTag","indices":[3,14],"screen_name":"CarFreiTag","id_str":"21125553"}]}</text:p>
          </table:table-cell>
        </table:table-row>
        <table:table-row table:style-name="ro21">
          <table:table-cell table:style-name="ce58" office:value-type="string">
            <text:p>320962905619193857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Habt ihr euch schon angemeldet? #Barcamp #Graz http://t.co/wyGy15JF9q #bcg13</text:p>
          </table:table-cell>
          <table:table-cell table:style-name="ce59" office:value-type="string">
            <text:p>Sun Apr 07 18:14:54 +0000 2013</text:p>
          </table:table-cell>
          <table:table-cell table:style-name="ce60" office:value-type="float" office:value="41371.80201388889">
            <text:p>4/7/2013 19:14:5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1125553">
            <text:p>21125553</text:p>
          </table:table-cell>
          <table:table-cell table:style-name="ce59"/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212">
            <text:p>1212</text:p>
          </table:table-cell>
          <table:table-cell table:style-name="ce59" office:value-type="float" office:value="523">
            <text:p>52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20962905619193857</text:p>
          </table:table-cell>
          <table:table-cell table:style-name="ce61" office:value-type="string">
            <text:p>{"urls":[{"expanded_url":"http://barcamp-graz.at/","indices":[47,69],"display_url":"barcamp-graz.at","url":"http://t.co/wyGy15JF9q"}],"hashtags":[{"text":"Barcamp","indices":[32,40]},{"text":"Graz","indices":[41,46]},{"text":"bcg13","indices":[70,76]}],"user_mentions":[]}</text:p>
          </table:table-cell>
        </table:table-row>
        <table:table-row table:style-name="ro25">
          <table:table-cell table:style-name="ce58" office:value-type="string">
            <text:p>320455984424288256</text:p>
          </table:table-cell>
          <table:table-cell table:style-name="ce59" office:value-type="string">
            <text:p>spiritbarcamp</text:p>
          </table:table-cell>
          <table:table-cell table:style-name="ce59" office:value-type="string">
            <text:p>RT @bcgraz: Noch 3 Wochen bis zum Barcamp Graz 2013! Zur Anmeldung: http://t.co/cRao87jFdi</text:p>
          </table:table-cell>
          <table:table-cell table:style-name="ce59" office:value-type="string">
            <text:p>Sat Apr 06 08:40:35 +0000 2013</text:p>
          </table:table-cell>
          <table:table-cell table:style-name="ce60" office:value-type="float" office:value="41370.40318287037">
            <text:p>4/6/2013 9:40:3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15803567">
            <text:p>515803567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2322769156/d93znoi0ze1iad0wilhl_normal.jpeg</text:p>
          </table:table-cell>
          <table:table-cell table:style-name="ce59" office:value-type="float" office:value="10316">
            <text:p>10316</text:p>
          </table:table-cell>
          <table:table-cell table:style-name="ce59" office:value-type="float" office:value="199">
            <text:p>199</text:p>
          </table:table-cell>
          <table:table-cell table:style-name="ce59"/>
          <table:table-cell table:style-name="ce59" office:value-type="string">
            <text:p>http://twitter.com/spiritbarcamp/statuses/320455984424288256</text:p>
          </table:table-cell>
          <table:table-cell table:style-name="ce61" office:value-type="string">
            <text:p>{"urls":[{"expanded_url":"http://barcamp-graz.at/anmeldung/","indices":[68,90],"display_url":"barcamp-graz.at/anmeldung/","url":"http://t.co/cRao87jFdi"}],"hashtags":[],"user_mentions":[{"id":116483016,"name":"Barcamp Graz","indices":[3,10],"screen_name":"bcgraz","id_str":"116483016"}]}</text:p>
          </table:table-cell>
        </table:table-row>
        <table:table-row table:style-name="ro24">
          <table:table-cell table:style-name="ce58" office:value-type="string">
            <text:p>320196992406007808</text:p>
          </table:table-cell>
          <table:table-cell table:style-name="ce59" office:value-type="string">
            <text:p>wolkengruen</text:p>
          </table:table-cell>
          <table:table-cell table:style-name="ce59" office:value-type="string">
            <text:p>RT @bcgraz: Noch 3 Wochen bis zum Barcamp Graz 2013! Zur Anmeldung: http://t.co/6ct0awB6uA - Zu den Sessionvorschlägen: http://t.co/IYK5 ...</text:p>
          </table:table-cell>
          <table:table-cell table:style-name="ce59" office:value-type="string">
            <text:p>Fri Apr 05 15:31:26 +0000 2013</text:p>
          </table:table-cell>
          <table:table-cell table:style-name="ce60" office:value-type="float" office:value="41369.68849537037">
            <text:p>4/5/2013 16:31:2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52213974">
            <text:p>25221397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92871568/F1000001_normal.jpg</text:p>
          </table:table-cell>
          <table:table-cell table:style-name="ce59" office:value-type="float" office:value="129">
            <text:p>129</text:p>
          </table:table-cell>
          <table:table-cell table:style-name="ce59" office:value-type="float" office:value="374">
            <text:p>374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wolkengruen/statuses/320196992406007808</text:p>
          </table:table-cell>
          <table:table-cell table:style-name="ce61" office:value-type="string">
            <text:p>{"urls":[{"expanded_url":"http://barcamp-graz.at/anmeldung/","indices":[68,90],"display_url":"barcamp-graz.at/anmeldung/","url":"http://t.co/6ct0awB6uA"}],"hashtags":[],"user_mentions":[{"id":116483016,"name":"Barcamp Graz","indices":[3,10],"screen_name":"bcgraz","id_str":"116483016"}]}</text:p>
          </table:table-cell>
        </table:table-row>
        <table:table-row table:style-name="ro24">
          <table:table-cell table:style-name="ce58" office:value-type="string">
            <text:p>320189737786802177</text:p>
          </table:table-cell>
          <table:table-cell table:style-name="ce59" office:value-type="string">
            <text:p>Mahriah</text:p>
          </table:table-cell>
          <table:table-cell table:style-name="ce59" office:value-type="string">
            <text:p>RT @bcgraz: Noch 3 Wochen bis zum Barcamp Graz 2013! Zur Anmeldung: http://t.co/6ct0awB6uA - Zu den Sessionvorschlägen: http://t.co/IYK5 ...</text:p>
          </table:table-cell>
          <table:table-cell table:style-name="ce59" office:value-type="string">
            <text:p>Fri Apr 05 15:02:36 +0000 2013</text:p>
          </table:table-cell>
          <table:table-cell table:style-name="ce60" office:value-type="float" office:value="41369.66847222222">
            <text:p>4/5/2013 16:02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6851334">
            <text:p>16851334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431511567/568e0b983d34e1944c575cc8c43c8ca1_normal.jpeg</text:p>
          </table:table-cell>
          <table:table-cell table:style-name="ce59" office:value-type="float" office:value="1322">
            <text:p>1322</text:p>
          </table:table-cell>
          <table:table-cell table:style-name="ce59" office:value-type="float" office:value="562">
            <text:p>56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hriah/statuses/320189737786802177</text:p>
          </table:table-cell>
          <table:table-cell table:style-name="ce61" office:value-type="string">
            <text:p>{"urls":[{"expanded_url":"http://barcamp-graz.at/anmeldung/","indices":[68,90],"display_url":"barcamp-graz.at/anmeldung/","url":"http://t.co/6ct0awB6uA"}],"hashtags":[],"user_mentions":[{"id":116483016,"name":"Barcamp Graz","indices":[3,10],"screen_name":"bcgraz","id_str":"116483016"}]}</text:p>
          </table:table-cell>
        </table:table-row>
        <table:table-row table:style-name="ro24">
          <table:table-cell table:style-name="ce58" office:value-type="string">
            <text:p>320188949710643200</text:p>
          </table:table-cell>
          <table:table-cell table:style-name="ce59" office:value-type="string">
            <text:p>EnlargeYourPen</text:p>
          </table:table-cell>
          <table:table-cell table:style-name="ce59" office:value-type="string">
            <text:p>RT @bcgraz: Noch 3 Wochen bis zum Barcamp Graz 2013! Zur Anmeldung: http://t.co/6ct0awB6uA - Zu den Sessionvorschlägen: http://t.co/IYK5 ...</text:p>
          </table:table-cell>
          <table:table-cell table:style-name="ce59" office:value-type="string">
            <text:p>Fri Apr 05 14:59:29 +0000 2013</text:p>
          </table:table-cell>
          <table:table-cell table:style-name="ce60" office:value-type="float" office:value="41369.66630787037">
            <text:p>4/5/2013 15:59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138291">
            <text:p>5138291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589616843/avatar_100210_normal.jpg</text:p>
          </table:table-cell>
          <table:table-cell table:style-name="ce59" office:value-type="float" office:value="650">
            <text:p>650</text:p>
          </table:table-cell>
          <table:table-cell table:style-name="ce59" office:value-type="float" office:value="478">
            <text:p>47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nlargeYourPen/statuses/320188949710643200</text:p>
          </table:table-cell>
          <table:table-cell table:style-name="ce61" office:value-type="string">
            <text:p>{"urls":[{"expanded_url":"http://barcamp-graz.at/anmeldung/","indices":[68,90],"display_url":"barcamp-graz.at/anmeldung/","url":"http://t.co/6ct0awB6uA"}],"hashtags":[],"user_mentions":[{"id":116483016,"name":"Barcamp Graz","indices":[3,10],"screen_name":"bcgraz","id_str":"116483016"}]}</text:p>
          </table:table-cell>
        </table:table-row>
        <table:table-row table:style-name="ro24">
          <table:table-cell table:style-name="ce58" office:value-type="string">
            <text:p>320187278897061889</text:p>
          </table:table-cell>
          <table:table-cell table:style-name="ce59" office:value-type="string">
            <text:p>murdelta</text:p>
          </table:table-cell>
          <table:table-cell table:style-name="ce59" office:value-type="string">
            <text:p>RT @bcgraz: Noch 3 Wochen bis zum Barcamp Graz 2013! Zur Anmeldung: http://t.co/6ct0awB6uA - Zu den Sessionvorschlägen: http://t.co/IYK5 ...</text:p>
          </table:table-cell>
          <table:table-cell table:style-name="ce59" office:value-type="string">
            <text:p>Fri Apr 05 14:52:50 +0000 2013</text:p>
          </table:table-cell>
          <table:table-cell table:style-name="ce60" office:value-type="float" office:value="41369.66168981481">
            <text:p>4/5/2013 15:52:5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982842">
            <text:p>1498284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25695467/de3e5b58065bdc4dcce9ba9cb4633919_normal.png</text:p>
          </table:table-cell>
          <table:table-cell table:style-name="ce59" office:value-type="float" office:value="944">
            <text:p>944</text:p>
          </table:table-cell>
          <table:table-cell table:style-name="ce59" office:value-type="float" office:value="903">
            <text:p>9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urdelta/statuses/320187278897061889</text:p>
          </table:table-cell>
          <table:table-cell table:style-name="ce61" office:value-type="string">
            <text:p>{"urls":[{"expanded_url":"http://barcamp-graz.at/anmeldung/","indices":[68,90],"display_url":"barcamp-graz.at/anmeldung/","url":"http://t.co/6ct0awB6uA"}],"hashtags":[],"user_mentions":[{"id":116483016,"name":"Barcamp Graz","indices":[3,10],"screen_name":"bcgraz","id_str":"116483016"}]}</text:p>
          </table:table-cell>
        </table:table-row>
        <table:table-row table:style-name="ro24">
          <table:table-cell table:style-name="ce58" office:value-type="string">
            <text:p>320187249625034752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Noch 3 Wochen bis zum Barcamp Graz 2013! Zur Anmeldung: http://t.co/6ct0awB6uA - Zu den Sessionvorschlägen: http://t.co/IYK5sd3UNR #bcg13</text:p>
          </table:table-cell>
          <table:table-cell table:style-name="ce59" office:value-type="string">
            <text:p>Fri Apr 05 14:52:43 +0000 2013</text:p>
          </table:table-cell>
          <table:table-cell table:style-name="ce60" office:value-type="float" office:value="41369.6616087963">
            <text:p>4/5/2013 15:52:4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70">
            <text:p>570</text:p>
          </table:table-cell>
          <table:table-cell table:style-name="ce59" office:value-type="float" office:value="511">
            <text:p>5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20187249625034752</text:p>
          </table:table-cell>
          <table:table-cell table:style-name="ce61" office:value-type="string">
            <text:p>{"urls":[{"expanded_url":"http://barcamp-graz.at/anmeldung/","indices":[56,78],"display_url":"barcamp-graz.at/anmeldung/","url":"http://t.co/6ct0awB6uA"},{"expanded_url":"http://www.barcamp.at/Barcamp_Graz_2013_Proposals","indices":[108,130],"display_url":"barcamp.at/Barcamp_Graz_2\u2026","url":"http://t.co/IYK5sd3UNR"}],"hashtags":[{"text":"bcg13","indices":[131,137]}],"user_mentions":[]}</text:p>
          </table:table-cell>
        </table:table-row>
        <table:table-row table:style-name="ro24">
          <table:table-cell table:style-name="ce58" office:value-type="string">
            <text:p>320076841039839232</text:p>
          </table:table-cell>
          <table:table-cell table:style-name="ce59" office:value-type="string">
            <text:p>CKoaser</text:p>
          </table:table-cell>
          <table:table-cell table:style-name="ce59" office:value-type="string">
            <text:p>Am ersten Tag des Barcamps in Graz #bcg13 findet am Abend die #Kronehit #Tram-Party statt. Begrenzte Anzahl an gratis Tickets. Wär das was?</text:p>
          </table:table-cell>
          <table:table-cell table:style-name="ce59" office:value-type="string">
            <text:p>Fri Apr 05 07:34:00 +0000 2013</text:p>
          </table:table-cell>
          <table:table-cell table:style-name="ce60" office:value-type="float" office:value="41369.356944444444">
            <text:p>4/5/2013 8:34:0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0225660">
            <text:p>8022566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455455347/zeichnung_normal.jpg</text:p>
          </table:table-cell>
          <table:table-cell table:style-name="ce59" office:value-type="float" office:value="43">
            <text:p>43</text:p>
          </table:table-cell>
          <table:table-cell table:style-name="ce59" office:value-type="float" office:value="175">
            <text:p>175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CKoaser/statuses/320076841039839232</text:p>
          </table:table-cell>
          <table:table-cell table:style-name="ce61" office:value-type="string">
            <text:p>{"urls":[],"hashtags":[{"text":"bcg13","indices":[35,41]},{"text":"Kronehit","indices":[62,71]},{"text":"Tram","indices":[72,77]}],"user_mentions":[]}</text:p>
          </table:table-cell>
        </table:table-row>
        <table:table-row table:style-name="ro24">
          <table:table-cell table:style-name="ce58" office:value-type="string">
            <text:p>319851424139853824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RT: Free Audio Download Exclusive: #Cirque #Resources On The #Bakken. Download Here: http://t.co/8DCMbiEYNf #BCG13 #Shale #Oil #Exploration</text:p>
          </table:table-cell>
          <table:table-cell table:style-name="ce59" office:value-type="string">
            <text:p>Thu Apr 04 16:38:16 +0000 2013</text:p>
          </table:table-cell>
          <table:table-cell table:style-name="ce60" office:value-type="float" office:value="41368.73490740741">
            <text:p>4/4/2013 17:38:1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424">
            <text:p>2424</text:p>
          </table:table-cell>
          <table:table-cell table:style-name="ce59" office:value-type="float" office:value="639">
            <text:p>639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9851424139853824</text:p>
          </table:table-cell>
          <table:table-cell table:style-name="ce61" office:value-type="string">
            <text:p>{"urls":[{"expanded_url":"http://goo.gl/mfK4e","indices":[85,107],"display_url":"goo.gl/mfK4e","url":"http://t.co/8DCMbiEYNf"}],"hashtags":[{"text":"Cirque","indices":[35,42]},{"text":"Resources","indices":[43,53]},{"text":"Bakken","indices":[61,68]},{"text":"BCG13","indices":[108,114]},{"text":"Shale","indices":[115,121]},{"text":"Oil","indices":[122,126]},{"text":"Exploration","indices":[127,139]}],"user_mentions":[]}</text:p>
          </table:table-cell>
        </table:table-row>
        <table:table-row table:style-name="ro23">
          <table:table-cell table:style-name="ce58" office:value-type="string">
            <text:p>319800706167078912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RT @igdemokratie: #barcamp #politcamp in Graz -Treibstoff für die Demokratie - 26.-28. April @bcgraz - http://t.co/Di1DOYiOGT</text:p>
          </table:table-cell>
          <table:table-cell table:style-name="ce59" office:value-type="string">
            <text:p>Thu Apr 04 13:16:44 +0000 2013</text:p>
          </table:table-cell>
          <table:table-cell table:style-name="ce60" office:value-type="float" office:value="41368.5949537037">
            <text:p>4/4/2013 14:16:4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9">
            <text:p>569</text:p>
          </table:table-cell>
          <table:table-cell table:style-name="ce59" office:value-type="float" office:value="511">
            <text:p>5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9800706167078912</text:p>
          </table:table-cell>
          <table:table-cell table:style-name="ce61" office:value-type="string">
            <text:p>{"urls":[{"expanded_url":"http://barcamp-graz.at/information/politcamp/","indices":[103,125],"display_url":"barcamp-graz.at/information/po\u2026","url":"http://t.co/Di1DOYiOGT"}],"hashtags":[{"text":"barcamp","indices":[18,26]},{"text":"politcamp","indices":[27,37]}],"user_mentions":[{"id":330232223,"name":"igdemokratie","indices":[3,16],"screen_name":"igdemokratie","id_str":"330232223"},{"id":116483016,"name":"Barcamp Graz","indices":[93,100],"screen_name":"bcgraz","id_str":"116483016"}]}</text:p>
          </table:table-cell>
        </table:table-row>
        <table:table-row table:style-name="ro24">
          <table:table-cell table:style-name="ce58" office:value-type="string">
            <text:p>319767516408860672</text:p>
          </table:table-cell>
          <table:table-cell table:style-name="ce59" office:value-type="string">
            <text:p>kosi2801</text:p>
          </table:table-cell>
          <table:table-cell table:style-name="ce59" office:value-type="string">
            <text:p>@stefankasberger @bcgraz Weiß nicht, ob die Ressourcen (Material&amp;amp;KnowHow) das zulassen, aber wäre ein #RepairCafé auch eine Idee fürs BC?</text:p>
          </table:table-cell>
          <table:table-cell table:style-name="ce59" office:value-type="string">
            <text:p>Thu Apr 04 11:04:51 +0000 2013</text:p>
          </table:table-cell>
          <table:table-cell table:style-name="ce60" office:value-type="float" office:value="41368.50336805556">
            <text:p>4/4/2013 12:04:51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2329259">
            <text:p>42329259</text:p>
          </table:table-cell>
          <table:table-cell table:style-name="ce59" office:value-type="string">
            <text:p>stefankasberger</text:p>
          </table:table-cell>
          <table:table-cell table:style-name="ce59" office:value-type="float" office:value="109341875">
            <text:p>109341875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685696916/face_med_normal.png</text:p>
          </table:table-cell>
          <table:table-cell table:style-name="ce59" office:value-type="float" office:value="40">
            <text:p>40</text:p>
          </table:table-cell>
          <table:table-cell table:style-name="ce59" office:value-type="float" office:value="120">
            <text:p>12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osi2801/statuses/319767516408860672</text:p>
          </table:table-cell>
          <table:table-cell table:style-name="ce61" office:value-type="string">
            <text:p>{"urls":[],"hashtags":[{"text":"RepairCafé","indices":[106,117]}],"user_mentions":[{"id":42329259,"name":"Stefan Kasberger","indices":[0,16],"screen_name":"stefankasberger","id_str":"42329259"},{"id":116483016,"name":"Barcamp Graz","indices":[17,24],"screen_name":"bcgraz","id_str":"116483016"}]}</text:p>
          </table:table-cell>
        </table:table-row>
        <table:table-row table:style-name="ro20">
          <table:table-cell table:style-name="ce58" office:value-type="string">
            <text:p>319757722163744768</text:p>
          </table:table-cell>
          <table:table-cell table:style-name="ce59" office:value-type="string">
            <text:p>igdemokratie</text:p>
          </table:table-cell>
          <table:table-cell table:style-name="ce59" office:value-type="string">
            <text:p>http://t.co/Di1DOYiOGT

Treibstoff für die Demokratie - das polit#barcamp in Graz 26.-28. April
@bcgraz</text:p>
          </table:table-cell>
          <table:table-cell table:style-name="ce59" office:value-type="string">
            <text:p>Thu Apr 04 10:25:56 +0000 2013</text:p>
          </table:table-cell>
          <table:table-cell table:style-name="ce60" office:value-type="float" office:value="41368.47634259259">
            <text:p>4/4/2013 11:25:5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330232223">
            <text:p>330232223</text:p>
          </table:table-cell>
          <table:table-cell table:style-name="ce59"/>
          <table:table-cell table:style-name="ce61" office:value-type="string">
            <text:p>&lt;a href="http://www.facebook.com/twitter" rel="nofollow"&gt;Facebook&lt;/a&gt;</text:p>
          </table:table-cell>
          <table:table-cell table:style-name="ce61" office:value-type="string">
            <text:p>http://a0.twimg.com/profile_images/2434481628/0gdubo9ifsatrz4bf8v8_normal.jpeg</text:p>
          </table:table-cell>
          <table:table-cell table:style-name="ce59" office:value-type="float" office:value="677">
            <text:p>677</text:p>
          </table:table-cell>
          <table:table-cell table:style-name="ce59" office:value-type="float" office:value="1996">
            <text:p>199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igdemokratie/statuses/319757722163744768</text:p>
          </table:table-cell>
          <table:table-cell table:style-name="ce61" office:value-type="string">
            <text:p>{"urls":[{"expanded_url":"http://barcamp-graz.at/information/politcamp/","indices":[0,22],"display_url":"barcamp-graz.at/information/po\u2026","url":"http://t.co/Di1DOYiOGT"}],"hashtags":[],"user_mentions":[{"id":116483016,"name":"Barcamp Graz","indices":[96,103],"screen_name":"bcgraz","id_str":"116483016"}]}</text:p>
          </table:table-cell>
        </table:table-row>
        <table:table-row table:style-name="ro25">
          <table:table-cell table:style-name="ce58" office:value-type="string">
            <text:p>319757001196445696</text:p>
          </table:table-cell>
          <table:table-cell table:style-name="ce59" office:value-type="string">
            <text:p>igdemokratie</text:p>
          </table:table-cell>
          <table:table-cell table:style-name="ce59" office:value-type="string">
            <text:p>#barcamp #politcamp in Graz -Treibstoff für die Demokratie - 26.-28. April @bcgraz - http://t.co/Di1DOYiOGT</text:p>
          </table:table-cell>
          <table:table-cell table:style-name="ce59" office:value-type="string">
            <text:p>Thu Apr 04 10:23:04 +0000 2013</text:p>
          </table:table-cell>
          <table:table-cell table:style-name="ce60" office:value-type="float" office:value="41368.47435185185">
            <text:p>4/4/2013 11:23:0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30232223">
            <text:p>33023222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434481628/0gdubo9ifsatrz4bf8v8_normal.jpeg</text:p>
          </table:table-cell>
          <table:table-cell table:style-name="ce59" office:value-type="float" office:value="677">
            <text:p>677</text:p>
          </table:table-cell>
          <table:table-cell table:style-name="ce59" office:value-type="float" office:value="1996">
            <text:p>199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igdemokratie/statuses/319757001196445696</text:p>
          </table:table-cell>
          <table:table-cell table:style-name="ce61" office:value-type="string">
            <text:p>{"urls":[{"expanded_url":"http://barcamp-graz.at/information/politcamp/","indices":[85,107],"display_url":"barcamp-graz.at/information/po\u2026","url":"http://t.co/Di1DOYiOGT"}],"hashtags":[{"text":"barcamp","indices":[0,8]},{"text":"politcamp","indices":[9,19]}],"user_mentions":[{"id":116483016,"name":"Barcamp Graz","indices":[75,82],"screen_name":"bcgraz","id_str":"116483016"}]}</text:p>
          </table:table-cell>
        </table:table-row>
        <table:table-row table:style-name="ro20">
          <table:table-cell table:style-name="ce58" office:value-type="string">
            <text:p>319701479579582465</text:p>
          </table:table-cell>
          <table:table-cell table:style-name="ce59" office:value-type="string">
            <text:p>MarylizMayer</text:p>
          </table:table-cell>
          <table:table-cell table:style-name="ce59" office:value-type="string">
            <text:p>RT @bcgraz: Das Barcamp Graz startet am Freitag den 26.4. um ca 13:00 mit Kaffee und Kuchen. Vorstellung und Sessionplanung um 14:00! #bcg13</text:p>
          </table:table-cell>
          <table:table-cell table:style-name="ce59" office:value-type="string">
            <text:p>Thu Apr 04 06:42:27 +0000 2013</text:p>
          </table:table-cell>
          <table:table-cell table:style-name="ce60" office:value-type="float" office:value="41368.32114583333">
            <text:p>4/4/2013 7:42:2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22022486">
            <text:p>72202248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451481000/br8762mw5vzaa7qbfqgu_normal.jpeg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25">
            <text:p>2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rylizMayer/statuses/319701479579582465</text:p>
          </table:table-cell>
          <table:table-cell table:style-name="ce61" office:value-type="string">
            <text:p>{"urls":[],"hashtags":[{"text":"bcg13","indices":[134,140]}],"user_mentions":[{"id":116483016,"name":"Barcamp Graz","indices":[3,10],"screen_name":"bcgraz","id_str":"116483016"}]}</text:p>
          </table:table-cell>
        </table:table-row>
        <table:table-row table:style-name="ro21">
          <table:table-cell table:style-name="ce58" office:value-type="string">
            <text:p>319496461656145920</text:p>
          </table:table-cell>
          <table:table-cell table:style-name="ce59" office:value-type="string">
            <text:p>whilbl</text:p>
          </table:table-cell>
          <table:table-cell table:style-name="ce59" office:value-type="string">
            <text:p>@bcgraz ich versuche dieses Jahr auch wieder zu kommen. #bcg13</text:p>
          </table:table-cell>
          <table:table-cell table:style-name="ce59" office:value-type="string">
            <text:p>Wed Apr 03 17:07:47 +0000 2013</text:p>
          </table:table-cell>
          <table:table-cell table:style-name="ce60" office:value-type="float" office:value="41367.75540509259">
            <text:p>4/3/2013 18:07:4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44863176">
            <text:p>44863176</text:p>
          </table:table-cell>
          <table:table-cell table:style-name="ce59" office:value-type="string">
            <text:p>319468299354271744</text:p>
          </table:table-cell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2245705643/image_normal.jpg</text:p>
          </table:table-cell>
          <table:table-cell table:style-name="ce59" office:value-type="float" office:value="21">
            <text:p>21</text:p>
          </table:table-cell>
          <table:table-cell table:style-name="ce59" office:value-type="float" office:value="49">
            <text:p>4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hilbl/statuses/319496461656145920</text:p>
          </table:table-cell>
          <table:table-cell table:style-name="ce61" office:value-type="string">
            <text:p>{"urls":[],"hashtags":[{"text":"bcg13","indices":[56,62]}],"user_mentions":[{"id":116483016,"name":"Barcamp Graz","indices":[0,7],"screen_name":"bcgraz","id_str":"116483016"}]}</text:p>
          </table:table-cell>
        </table:table-row>
        <table:table-row table:style-name="ro20">
          <table:table-cell table:style-name="ce58" office:value-type="string">
            <text:p>319476536719855617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RT @bcgraz: Das Programm der Grazer @linuxtage ist online http://t.co/uZrvlUbFLF und wir sind auch mit vertreten http://t.co/91I1W0wcW5  ...</text:p>
          </table:table-cell>
          <table:table-cell table:style-name="ce59" office:value-type="string">
            <text:p>Wed Apr 03 15:48:36 +0000 2013</text:p>
          </table:table-cell>
          <table:table-cell table:style-name="ce60" office:value-type="float" office:value="41367.70041666667">
            <text:p>4/3/2013 16:48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23">
            <text:p>323</text:p>
          </table:table-cell>
          <table:table-cell table:style-name="ce59" office:value-type="float" office:value="208">
            <text:p>20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9476536719855617</text:p>
          </table:table-cell>
          <table:table-cell table:style-name="ce61" office:value-type="string">
            <text:p>{"urls":[{"expanded_url":"http://linuxtage.at/programm/","indices":[58,80],"display_url":"linuxtage.at/programm/","url":"http://t.co/uZrvlUbFLF"},{"expanded_url":"http://glt13-programm.linuxtage.at/events/228.de.html","indices":[113,135],"display_url":"glt13-programm.linuxtage.at/events/228.de.\u2026","url":"http://t.co/91I1W0wcW5"}],"hashtags":[],"user_mentions":[{"id":116483016,"name":"Barcamp Graz","indices":[3,10],"screen_name":"bcgraz","id_str":"116483016"},{"id":90509900,"name":"Grazer Linuxtage","indices":[36,46],"screen_name":"linuxtage","id_str":"90509900"}]}</text:p>
          </table:table-cell>
        </table:table-row>
        <table:table-row table:style-name="ro25">
          <table:table-cell table:style-name="ce58" office:value-type="string">
            <text:p>319474754794971136</text:p>
          </table:table-cell>
          <table:table-cell table:style-name="ce59" office:value-type="string">
            <text:p>mihi_tr</text:p>
          </table:table-cell>
          <table:table-cell table:style-name="ce59" office:value-type="string">
            <text:p>@bcgraz @stefankasberger meh do you always have to barcamp when I'm not around :/</text:p>
          </table:table-cell>
          <table:table-cell table:style-name="ce59" office:value-type="string">
            <text:p>Wed Apr 03 15:41:31 +0000 2013</text:p>
          </table:table-cell>
          <table:table-cell table:style-name="ce60" office:value-type="float" office:value="41367.695497685185">
            <text:p>4/3/2013 16:41:3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2329259">
            <text:p>42329259</text:p>
          </table:table-cell>
          <table:table-cell table:style-name="ce59" office:value-type="string">
            <text:p>stefankasberger</text:p>
          </table:table-cell>
          <table:table-cell table:style-name="ce59" office:value-type="float" office:value="2342011">
            <text:p>2342011</text:p>
          </table:table-cell>
          <table:table-cell table:style-name="ce59" office:value-type="string">
            <text:p>319474566009352194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651947552/c64f6d2afc83b21d7df6f9906edd38b2_normal.jpeg</text:p>
          </table:table-cell>
          <table:table-cell table:style-name="ce59" office:value-type="float" office:value="530">
            <text:p>530</text:p>
          </table:table-cell>
          <table:table-cell table:style-name="ce59" office:value-type="float" office:value="172">
            <text:p>17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ihi_tr/statuses/319474754794971136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42329259,"name":"Stefan Kasberger","indices":[8,24],"screen_name":"stefankasberger","id_str":"42329259"}]}</text:p>
          </table:table-cell>
        </table:table-row>
        <table:table-row table:style-name="ro20">
          <table:table-cell table:style-name="ce58" office:value-type="string">
            <text:p>319474566009352194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RT @bcgraz: Das Barcamp Graz startet am Freitag den 26.4. um ca 13:00 mit Kaffee und Kuchen. Vorstellung und Sessionplanung um 14:00! #bcg13</text:p>
          </table:table-cell>
          <table:table-cell table:style-name="ce59" office:value-type="string">
            <text:p>Wed Apr 03 15:40:46 +0000 2013</text:p>
          </table:table-cell>
          <table:table-cell table:style-name="ce60" office:value-type="float" office:value="41367.69497685185">
            <text:p>4/3/2013 16:40:4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23">
            <text:p>323</text:p>
          </table:table-cell>
          <table:table-cell table:style-name="ce59" office:value-type="float" office:value="208">
            <text:p>20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9474566009352194</text:p>
          </table:table-cell>
          <table:table-cell table:style-name="ce61" office:value-type="string">
            <text:p>{"urls":[],"hashtags":[{"text":"bcg13","indices":[134,140]}],"user_mentions":[{"id":116483016,"name":"Barcamp Graz","indices":[3,10],"screen_name":"bcgraz","id_str":"116483016"}]}</text:p>
          </table:table-cell>
        </table:table-row>
        <table:table-row table:style-name="ro20">
          <table:table-cell table:style-name="ce58" office:value-type="string">
            <text:p>319473647100231680</text:p>
          </table:table-cell>
          <table:table-cell table:style-name="ce59" office:value-type="string">
            <text:p>CKoaser</text:p>
          </table:table-cell>
          <table:table-cell table:style-name="ce59" office:value-type="string">
            <text:p>RT @bcgraz: Da SA und SO die Haupttage des Barcamps sind, ist die allgemeine Eröffnung für Samstag Morgen angesetzt: Frühstück ab 9, Sta ...</text:p>
          </table:table-cell>
          <table:table-cell table:style-name="ce59" office:value-type="string">
            <text:p>Wed Apr 03 15:37:07 +0000 2013</text:p>
          </table:table-cell>
          <table:table-cell table:style-name="ce60" office:value-type="float" office:value="41367.69244212963">
            <text:p>4/3/2013 16:37:0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0225660">
            <text:p>80225660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455455347/zeichnung_normal.jpg</text:p>
          </table:table-cell>
          <table:table-cell table:style-name="ce59" office:value-type="float" office:value="44">
            <text:p>44</text:p>
          </table:table-cell>
          <table:table-cell table:style-name="ce59" office:value-type="float" office:value="174">
            <text:p>17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CKoaser/statuses/319473647100231680</text:p>
          </table:table-cell>
          <table:table-cell table:style-name="ce61" office:value-type="string">
            <text:p>{"urls":[],"hashtags":[],"user_mentions":[{"id":116483016,"name":"Barcamp Graz","indices":[3,10],"screen_name":"bcgraz","id_str":"116483016"}]}</text:p>
          </table:table-cell>
        </table:table-row>
        <table:table-row table:style-name="ro20">
          <table:table-cell table:style-name="ce58" office:value-type="string">
            <text:p>319473639101706241</text:p>
          </table:table-cell>
          <table:table-cell table:style-name="ce59" office:value-type="string">
            <text:p>CKoaser</text:p>
          </table:table-cell>
          <table:table-cell table:style-name="ce59" office:value-type="string">
            <text:p>RT @bcgraz: Das Barcamp Graz startet am Freitag den 26.4. um ca 13:00 mit Kaffee und Kuchen. Vorstellung und Sessionplanung um 14:00! #bcg13</text:p>
          </table:table-cell>
          <table:table-cell table:style-name="ce59" office:value-type="string">
            <text:p>Wed Apr 03 15:37:05 +0000 2013</text:p>
          </table:table-cell>
          <table:table-cell table:style-name="ce60" office:value-type="float" office:value="41367.69241898148">
            <text:p>4/3/2013 16:37:0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0225660">
            <text:p>80225660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455455347/zeichnung_normal.jpg</text:p>
          </table:table-cell>
          <table:table-cell table:style-name="ce59" office:value-type="float" office:value="44">
            <text:p>44</text:p>
          </table:table-cell>
          <table:table-cell table:style-name="ce59" office:value-type="float" office:value="174">
            <text:p>17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CKoaser/statuses/319473639101706241</text:p>
          </table:table-cell>
          <table:table-cell table:style-name="ce61" office:value-type="string">
            <text:p>{"urls":[],"hashtags":[{"text":"bcg13","indices":[134,140]}],"user_mentions":[{"id":116483016,"name":"Barcamp Graz","indices":[3,10],"screen_name":"bcgraz","id_str":"116483016"}]}</text:p>
          </table:table-cell>
        </table:table-row>
        <table:table-row table:style-name="ro13">
          <table:table-cell table:style-name="ce58" office:value-type="string">
            <text:p>319472978695970816</text:p>
          </table:table-cell>
          <table:table-cell table:style-name="ce59" office:value-type="string">
            <text:p>heidenspass</text:p>
          </table:table-cell>
          <table:table-cell table:style-name="ce59" office:value-type="string">
            <text:p>Graz hat Heidenspass is IN and is out! http://t.co/PiG1Q206AN ▸ Top stories today via @bcgraz @WIFITourismus @digiom</text:p>
          </table:table-cell>
          <table:table-cell table:style-name="ce59" office:value-type="string">
            <text:p>Wed Apr 03 15:34:28 +0000 2013</text:p>
          </table:table-cell>
          <table:table-cell table:style-name="ce60" office:value-type="float" office:value="41367.69060185185">
            <text:p>4/3/2013 16:34:2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1500898">
            <text:p>71500898</text:p>
          </table:table-cell>
          <table:table-cell table:style-name="ce59"/>
          <table:table-cell table:style-name="ce61" office:value-type="string">
            <text:p>&lt;a href="http://paper.li" rel="nofollow"&gt;Paper.li&lt;/a&gt;</text:p>
          </table:table-cell>
          <table:table-cell table:style-name="ce61" office:value-type="string">
            <text:p>http://a0.twimg.com/profile_images/1173058453/logo_heidenspass_solo2_normal.JPG</text:p>
          </table:table-cell>
          <table:table-cell table:style-name="ce59" office:value-type="float" office:value="327">
            <text:p>327</text:p>
          </table:table-cell>
          <table:table-cell table:style-name="ce59" office:value-type="float" office:value="532">
            <text:p>53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denspass/statuses/319472978695970816</text:p>
          </table:table-cell>
          <table:table-cell table:style-name="ce61" office:value-type="string">
            <text:p>{"urls":[{"expanded_url":"http://paper.li/heidenspass/graz-hat-heidenspass","indices":[39,61],"display_url":"paper.li/heidenspass/gr\u2026","url":"http://t.co/PiG1Q206AN"}],"hashtags":[],"user_mentions":[{"id":116483016,"name":"Barcamp Graz","indices":[86,93],"screen_name":"bcgraz","id_str":"116483016"},{"id":113566588,"name":"WIFI Tourismus","indices":[94,108],"screen_name":"WIFITourismus","id_str":"113566588"},{"id":6856862,"name":"Jana Herwig","indices":[109,116],"screen_name":"digiom","id_str":"6856862"}]}</text:p>
          </table:table-cell>
        </table:table-row>
        <table:table-row table:style-name="ro24">
          <table:table-cell table:style-name="ce58" office:value-type="string">
            <text:p>319468299354271744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Da SA und SO die Haupttage des Barcamps sind, ist die allgemeine Eröffnung für Samstag Morgen angesetzt: Frühstück ab 9, Start um 10! #bcg13</text:p>
          </table:table-cell>
          <table:table-cell table:style-name="ce59" office:value-type="string">
            <text:p>Wed Apr 03 15:15:52 +0000 2013</text:p>
          </table:table-cell>
          <table:table-cell table:style-name="ce60" office:value-type="float" office:value="41367.67768518518">
            <text:p>4/3/2013 16:15:5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7">
            <text:p>567</text:p>
          </table:table-cell>
          <table:table-cell table:style-name="ce59" office:value-type="float" office:value="511">
            <text:p>51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9468299354271744</text:p>
          </table:table-cell>
          <table:table-cell table:style-name="ce61" office:value-type="string">
            <text:p>{"urls":[],"hashtags":[{"text":"bcg13","indices":[134,140]}],"user_mentions":[]}</text:p>
          </table:table-cell>
        </table:table-row>
        <table:table-row table:style-name="ro20">
          <table:table-cell table:style-name="ce58" office:value-type="string">
            <text:p>319467865952641027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Das Barcamp Graz startet am Freitag den 26.4. um ca 13:00 mit Kaffee und Kuchen. Vorstellung und Sessionplanung um 14:00! #bcg13</text:p>
          </table:table-cell>
          <table:table-cell table:style-name="ce59" office:value-type="string">
            <text:p>Wed Apr 03 15:14:09 +0000 2013</text:p>
          </table:table-cell>
          <table:table-cell table:style-name="ce60" office:value-type="float" office:value="41367.67649305555">
            <text:p>4/3/2013 16:14:0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7">
            <text:p>567</text:p>
          </table:table-cell>
          <table:table-cell table:style-name="ce59" office:value-type="float" office:value="442">
            <text:p>44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9467865952641027</text:p>
          </table:table-cell>
          <table:table-cell table:style-name="ce61" office:value-type="string">
            <text:p>{"urls":[],"hashtags":[{"text":"bcg13","indices":[122,128]}],"user_mentions":[]}</text:p>
          </table:table-cell>
        </table:table-row>
        <table:table-row table:style-name="ro24">
          <table:table-cell table:style-name="ce58" office:value-type="string">
            <text:p>319454736740917248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Das Programm der Grazer @linuxtage ist online http://t.co/uZrvlUbFLF und wir sind auch mit vertreten http://t.co/91I1W0wcW5 #glt13 #bcg13</text:p>
          </table:table-cell>
          <table:table-cell table:style-name="ce59" office:value-type="string">
            <text:p>Wed Apr 03 14:21:59 +0000 2013</text:p>
          </table:table-cell>
          <table:table-cell table:style-name="ce60" office:value-type="float" office:value="41367.6402662037">
            <text:p>4/3/2013 15:21:5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7">
            <text:p>567</text:p>
          </table:table-cell>
          <table:table-cell table:style-name="ce59" office:value-type="float" office:value="442">
            <text:p>44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9454736740917248</text:p>
          </table:table-cell>
          <table:table-cell table:style-name="ce61" office:value-type="string">
            <text:p>{"urls":[{"expanded_url":"http://linuxtage.at/programm/","indices":[46,68],"display_url":"linuxtage.at/programm/","url":"http://t.co/uZrvlUbFLF"},{"expanded_url":"http://glt13-programm.linuxtage.at/events/228.de.html","indices":[101,123],"display_url":"glt13-programm.linuxtage.at/events/228.de.\u2026","url":"http://t.co/91I1W0wcW5"}],"hashtags":[{"text":"glt13","indices":[124,130]},{"text":"bcg13","indices":[131,137]}],"user_mentions":[{"id":90509900,"name":"Grazer Linuxtage","indices":[24,34],"screen_name":"linuxtage","id_str":"90509900"}]}</text:p>
          </table:table-cell>
        </table:table-row>
        <table:table-row table:style-name="ro22">
          <table:table-cell table:style-name="ce58" office:value-type="string">
            <text:p>319193305135058946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salasaria ja, soweit geplant auf der FH. @Negiert #bcg13</text:p>
          </table:table-cell>
          <table:table-cell table:style-name="ce59" office:value-type="string">
            <text:p>Tue Apr 02 21:03:08 +0000 2013</text:p>
          </table:table-cell>
          <table:table-cell table:style-name="ce60" office:value-type="float" office:value="41366.91884259259">
            <text:p>4/2/2013 22:03:0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18934235">
            <text:p>318934235</text:p>
          </table:table-cell>
          <table:table-cell table:style-name="ce59" office:value-type="string">
            <text:p>salasaria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19191508035194880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61">
            <text:p>861</text:p>
          </table:table-cell>
          <table:table-cell table:style-name="ce59" office:value-type="float" office:value="571">
            <text:p>57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9193305135058946</text:p>
          </table:table-cell>
          <table:table-cell table:style-name="ce61" office:value-type="string">
            <text:p>{"urls":[],"hashtags":[{"text":"bcg13","indices":[51,57]}],"user_mentions":[{"id":318934235,"name":"salasaria","indices":[0,10],"screen_name":"salasaria","id_str":"318934235"},{"id":57413466,"name":"\u2022","indices":[42,50],"screen_name":"Negiert","id_str":"57413466"}]}</text:p>
          </table:table-cell>
        </table:table-row>
        <table:table-row table:style-name="ro24">
          <table:table-cell table:style-name="ce58" office:value-type="string">
            <text:p>319138559804198913</text:p>
          </table:table-cell>
          <table:table-cell table:style-name="ce59" office:value-type="string">
            <text:p>murdelta</text:p>
          </table:table-cell>
          <table:table-cell table:style-name="ce59" office:value-type="string">
            <text:p>RT @bcgraz: Gibts Bedarf an einer Kinderbetreuung beim Barcamp Graz 2013? Lasst es uns wissen und kontaktiert uns! http://t.co/yPcwQB838 ...</text:p>
          </table:table-cell>
          <table:table-cell table:style-name="ce59" office:value-type="string">
            <text:p>Tue Apr 02 17:25:36 +0000 2013</text:p>
          </table:table-cell>
          <table:table-cell table:style-name="ce60" office:value-type="float" office:value="41366.76777777778">
            <text:p>4/2/2013 18:25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982842">
            <text:p>1498284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25695467/de3e5b58065bdc4dcce9ba9cb4633919_normal.png</text:p>
          </table:table-cell>
          <table:table-cell table:style-name="ce59" office:value-type="float" office:value="946">
            <text:p>946</text:p>
          </table:table-cell>
          <table:table-cell table:style-name="ce59" office:value-type="float" office:value="903">
            <text:p>9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urdelta/statuses/319138559804198913</text:p>
          </table:table-cell>
          <table:table-cell table:style-name="ce61" office:value-type="string">
            <text:p>{"urls":[],"hashtags":[],"user_mentions":[{"id":116483016,"name":"Barcamp Graz","indices":[3,10],"screen_name":"bcgraz","id_str":"116483016"}]}</text:p>
          </table:table-cell>
        </table:table-row>
        <table:table-row table:style-name="ro24">
          <table:table-cell table:style-name="ce58" office:value-type="string">
            <text:p>319138229246902272</text:p>
          </table:table-cell>
          <table:table-cell table:style-name="ce59" office:value-type="string">
            <text:p>Mahriah</text:p>
          </table:table-cell>
          <table:table-cell table:style-name="ce59" office:value-type="string">
            <text:p>RT @bcgraz: Gibts Bedarf an einer Kinderbetreuung beim Barcamp Graz 2013? Lasst es uns wissen und kontaktiert uns! http://t.co/yPcwQB838 ...</text:p>
          </table:table-cell>
          <table:table-cell table:style-name="ce59" office:value-type="string">
            <text:p>Tue Apr 02 17:24:17 +0000 2013</text:p>
          </table:table-cell>
          <table:table-cell table:style-name="ce60" office:value-type="float" office:value="41366.766863425924">
            <text:p>4/2/2013 18:24:1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6851334">
            <text:p>16851334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431511567/568e0b983d34e1944c575cc8c43c8ca1_normal.jpeg</text:p>
          </table:table-cell>
          <table:table-cell table:style-name="ce59" office:value-type="float" office:value="1317">
            <text:p>1317</text:p>
          </table:table-cell>
          <table:table-cell table:style-name="ce59" office:value-type="float" office:value="560">
            <text:p>56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hriah/statuses/319138229246902272</text:p>
          </table:table-cell>
          <table:table-cell table:style-name="ce61" office:value-type="string">
            <text:p>{"urls":[],"hashtags":[],"user_mentions":[{"id":116483016,"name":"Barcamp Graz","indices":[3,10],"screen_name":"bcgraz","id_str":"116483016"}]}</text:p>
          </table:table-cell>
        </table:table-row>
        <table:table-row table:style-name="ro24">
          <table:table-cell table:style-name="ce58" office:value-type="string">
            <text:p>319136508600803329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RT @bcgraz: Gibts Bedarf an einer Kinderbetreuung beim Barcamp Graz 2013? Lasst es uns wissen und kontaktiert uns! http://t.co/yPcwQB838 ...</text:p>
          </table:table-cell>
          <table:table-cell table:style-name="ce59" office:value-type="string">
            <text:p>Tue Apr 02 17:17:27 +0000 2013</text:p>
          </table:table-cell>
          <table:table-cell table:style-name="ce60" office:value-type="float" office:value="41366.76211805555">
            <text:p>4/2/2013 18:17:2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61">
            <text:p>861</text:p>
          </table:table-cell>
          <table:table-cell table:style-name="ce59" office:value-type="float" office:value="571">
            <text:p>57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9136508600803329</text:p>
          </table:table-cell>
          <table:table-cell table:style-name="ce61" office:value-type="string">
            <text:p>{"urls":[],"hashtags":[],"user_mentions":[{"id":116483016,"name":"Barcamp Graz","indices":[3,10],"screen_name":"bcgraz","id_str":"116483016"}]}</text:p>
          </table:table-cell>
        </table:table-row>
        <table:table-row table:style-name="ro25">
          <table:table-cell table:style-name="ce58" office:value-type="string">
            <text:p>319135993313779712</text:p>
          </table:table-cell>
          <table:table-cell table:style-name="ce59" office:value-type="string">
            <text:p>leyrer</text:p>
          </table:table-cell>
          <table:table-cell table:style-name="ce59" office:value-type="string">
            <text:p>@bcgraz ein transporter wäre fein. Wegen der schnelleren Verbindung nach Wien warats...  ;)</text:p>
          </table:table-cell>
          <table:table-cell table:style-name="ce59" office:value-type="string">
            <text:p>Tue Apr 02 17:15:24 +0000 2013</text:p>
          </table:table-cell>
          <table:table-cell table:style-name="ce60" office:value-type="float" office:value="41366.76069444444">
            <text:p>4/2/2013 18:15:2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3192451">
            <text:p>3192451</text:p>
          </table:table-cell>
          <table:table-cell table:style-name="ce59" office:value-type="string">
            <text:p>319135459596976128</text:p>
          </table:table-cell>
          <table:table-cell table:style-name="ce61" office:value-type="string">
            <text:p>&lt;a href="http://twicca.r246.jp/" rel="nofollow"&gt;twicca&lt;/a&gt;</text:p>
          </table:table-cell>
          <table:table-cell table:style-name="ce61" office:value-type="string">
            <text:p>http://a0.twimg.com/profile_images/3006543012/2cee58f5993600c2f3abf0e411508b6b_normal.png</text:p>
          </table:table-cell>
          <table:table-cell table:style-name="ce59" office:value-type="float" office:value="2049">
            <text:p>2049</text:p>
          </table:table-cell>
          <table:table-cell table:style-name="ce59" office:value-type="float" office:value="2186">
            <text:p>218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yrer/statuses/319135993313779712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]}</text:p>
          </table:table-cell>
        </table:table-row>
        <table:table-row table:style-name="ro20">
          <table:table-cell table:style-name="ce58" office:value-type="string">
            <text:p>319135459596976128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Gibts Bedarf an einer Kinderbetreuung beim Barcamp Graz 2013? Lasst es uns wissen und kontaktiert uns! http://t.co/yPcwQB838l #bcg13</text:p>
          </table:table-cell>
          <table:table-cell table:style-name="ce59" office:value-type="string">
            <text:p>Tue Apr 02 17:13:17 +0000 2013</text:p>
          </table:table-cell>
          <table:table-cell table:style-name="ce60" office:value-type="float" office:value="41366.75922453703">
            <text:p>4/2/2013 18:13:1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6">
            <text:p>566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9135459596976128</text:p>
          </table:table-cell>
          <table:table-cell table:style-name="ce61" office:value-type="string">
            <text:p>{"urls":[{"expanded_url":"http://www.barcamp.at/Anmeldung/Registration_Graz_2013","indices":[103,125],"display_url":"barcamp.at/Anmeldung/Regi\u2026","url":"http://t.co/yPcwQB838l"}],"hashtags":[{"text":"bcg13","indices":[126,132]}],"user_mentions":[]}</text:p>
          </table:table-cell>
        </table:table-row>
        <table:table-row table:style-name="ro22">
          <table:table-cell table:style-name="ce58" office:value-type="string">
            <text:p>319130310749089792</text:p>
          </table:table-cell>
          <table:table-cell table:style-name="ce59" office:value-type="string">
            <text:p>heinz</text:p>
          </table:table-cell>
          <table:table-cell table:style-name="ce59" office:value-type="string">
            <text:p>Orgatreffen #bcg13 (@ spektral) http://t.co/qJVrPqtXcE</text:p>
          </table:table-cell>
          <table:table-cell table:style-name="ce59" office:value-type="string">
            <text:p>Tue Apr 02 16:52:49 +0000 2013</text:p>
          </table:table-cell>
          <table:table-cell table:style-name="ce60" office:value-type="float" office:value="41366.74501157407">
            <text:p>4/2/2013 17:52:49</text:p>
          </table:table-cell>
          <table:table-cell table:style-name="ce59" office:value-type="string">
            <text:p>loc: 47.07544748,15.43331718</text:p>
          </table:table-cell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368561">
            <text:p>1368561</text:p>
          </table:table-cell>
          <table:table-cell table:style-name="ce59"/>
          <table:table-cell table:style-name="ce61" office:value-type="string">
            <text:p>&lt;a href="http://foursquare.com" rel="nofollow"&gt;foursquare&lt;/a&gt;</text:p>
          </table:table-cell>
          <table:table-cell table:style-name="ce61" office:value-type="string">
            <text:p>http://a0.twimg.com/profile_images/1456441156/profile500_normal.png</text:p>
          </table:table-cell>
          <table:table-cell table:style-name="ce59" office:value-type="float" office:value="2970">
            <text:p>2970</text:p>
          </table:table-cell>
          <table:table-cell table:style-name="ce59" office:value-type="float" office:value="871">
            <text:p>87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z/statuses/319130310749089792</text:p>
          </table:table-cell>
          <table:table-cell table:style-name="ce61" office:value-type="string">
            <text:p>{"urls":[{"expanded_url":"http://4sq.com/16tT2pg","indices":[32,54],"display_url":"4sq.com/16tT2pg","url":"http://t.co/qJVrPqtXcE"}],"hashtags":[{"text":"bcg13","indices":[12,18]}],"user_mentions":[]}</text:p>
          </table:table-cell>
        </table:table-row>
        <table:table-row table:style-name="ro22">
          <table:table-cell table:style-name="ce58" office:value-type="string">
            <text:p>319125799842242560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Negiert fyi: da haben wir vmtl eine BarCamp-Party #bcg13</text:p>
          </table:table-cell>
          <table:table-cell table:style-name="ce59" office:value-type="string">
            <text:p>Tue Apr 02 16:34:54 +0000 2013</text:p>
          </table:table-cell>
          <table:table-cell table:style-name="ce60" office:value-type="float" office:value="41366.732569444444">
            <text:p>4/2/2013 17:34:5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7413466">
            <text:p>57413466</text:p>
          </table:table-cell>
          <table:table-cell table:style-name="ce59" office:value-type="string">
            <text:p>Negiert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19090590136549376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61">
            <text:p>861</text:p>
          </table:table-cell>
          <table:table-cell table:style-name="ce59" office:value-type="float" office:value="571">
            <text:p>57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9125799842242560</text:p>
          </table:table-cell>
          <table:table-cell table:style-name="ce61" office:value-type="string">
            <text:p>{"urls":[],"hashtags":[{"text":"bcg13","indices":[51,57]}],"user_mentions":[{"id":57413466,"name":"\u2022","indices":[0,8],"screen_name":"Negiert","id_str":"57413466"}]}</text:p>
          </table:table-cell>
        </table:table-row>
        <table:table-row table:style-name="ro22">
          <table:table-cell table:style-name="ce58" office:value-type="string">
            <text:p>319114210816716800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@CKoaser DANKE! #bcg13</text:p>
          </table:table-cell>
          <table:table-cell table:style-name="ce59" office:value-type="string">
            <text:p>Tue Apr 02 15:48:51 +0000 2013</text:p>
          </table:table-cell>
          <table:table-cell table:style-name="ce60" office:value-type="float" office:value="41366.700590277775">
            <text:p>4/2/2013 16:48:5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80225660">
            <text:p>80225660</text:p>
          </table:table-cell>
          <table:table-cell table:style-name="ce59" office:value-type="string">
            <text:p>CKoaser</text:p>
          </table:table-cell>
          <table:table-cell table:style-name="ce59" office:value-type="float" office:value="15242920">
            <text:p>15242920</text:p>
          </table:table-cell>
          <table:table-cell table:style-name="ce59" office:value-type="string">
            <text:p>31911306195907379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50">
            <text:p>250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9114210816716800</text:p>
          </table:table-cell>
          <table:table-cell table:style-name="ce61" office:value-type="string">
            <text:p>{"urls":[],"hashtags":[{"text":"bcg13","indices":[16,22]}],"user_mentions":[{"id":80225660,"name":"Christian K.","indices":[0,8],"screen_name":"CKoaser","id_str":"80225660"}]}</text:p>
          </table:table-cell>
        </table:table-row>
        <table:table-row table:style-name="ro20">
          <table:table-cell table:style-name="ce58" office:value-type="string">
            <text:p>319113061959073792</text:p>
          </table:table-cell>
          <table:table-cell table:style-name="ce59" office:value-type="string">
            <text:p>CKoaser</text:p>
          </table:table-cell>
          <table:table-cell table:style-name="ce59" office:value-type="string">
            <text:p>@bcgraz @rene_kaiser bei mir gehts sich heute nicht aus
Ich stell T-Shirt Aufteilung nachher noch online</text:p>
          </table:table-cell>
          <table:table-cell table:style-name="ce59" office:value-type="string">
            <text:p>Tue Apr 02 15:44:17 +0000 2013</text:p>
          </table:table-cell>
          <table:table-cell table:style-name="ce60" office:value-type="float" office:value="41366.69741898148">
            <text:p>4/2/2013 16:44:1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80225660">
            <text:p>80225660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455455347/zeichnung_normal.jpg</text:p>
          </table:table-cell>
          <table:table-cell table:style-name="ce59" office:value-type="float" office:value="44">
            <text:p>44</text:p>
          </table:table-cell>
          <table:table-cell table:style-name="ce59" office:value-type="float" office:value="174">
            <text:p>174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CKoaser/statuses/319113061959073792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15242920,"name":"rene_kaiser","indices":[8,20],"screen_name":"rene_kaiser","id_str":"15242920"}]}</text:p>
          </table:table-cell>
        </table:table-row>
        <table:table-row table:style-name="ro24">
          <table:table-cell table:style-name="ce58" office:value-type="string">
            <text:p>319090597203943424</text:p>
          </table:table-cell>
          <table:table-cell table:style-name="ce59" office:value-type="string">
            <text:p>BronyRT_</text:p>
          </table:table-cell>
          <table:table-cell table:style-name="ce59" office:value-type="string">
            <text:p>RT @Negiert: Nächstes #Brony-#Meetup in #Graz wird voraussichtlich am 27.04 im Anschluss zum #bcg13 stattfinden, wie findet Ihr das? #TellMe</text:p>
          </table:table-cell>
          <table:table-cell table:style-name="ce59" office:value-type="string">
            <text:p>Tue Apr 02 14:15:01 +0000 2013</text:p>
          </table:table-cell>
          <table:table-cell table:style-name="ce60" office:value-type="float" office:value="41366.63542824074">
            <text:p>4/2/2013 15:15:0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46869960">
            <text:p>546869960</text:p>
          </table:table-cell>
          <table:table-cell table:style-name="ce59"/>
          <table:table-cell table:style-name="ce61" office:value-type="string">
            <text:p>&lt;a href="http://www.mezgrman.de/bronyrt" rel="nofollow"&gt;Brony Retweet&lt;/a&gt;</text:p>
          </table:table-cell>
          <table:table-cell table:style-name="ce61" office:value-type="string">
            <text:p>http://a0.twimg.com/profile_images/3314280768/834f9d4cb640198f7f2b3dd59936e36c_normal.png</text:p>
          </table:table-cell>
          <table:table-cell table:style-name="ce59" office:value-type="float" office:value="1120">
            <text:p>1120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ronyRT_/statuses/319090597203943424</text:p>
          </table:table-cell>
          <table:table-cell table:style-name="ce61" office:value-type="string">
            <text:p>{"urls":[],"hashtags":[{"text":"Brony","indices":[22,28]},{"text":"Meetup","indices":[29,36]},{"text":"Graz","indices":[40,45]},{"text":"bcg13","indices":[93,99]},{"text":"TellMe","indices":[133,140]}],"user_mentions":[{"id":57413466,"name":"\u2022","indices":[3,11],"screen_name":"Negiert","id_str":"57413466"}]}</text:p>
          </table:table-cell>
        </table:table-row>
        <table:table-row table:style-name="ro20">
          <table:table-cell table:style-name="ce58" office:value-type="string">
            <text:p>319090590136549376</text:p>
          </table:table-cell>
          <table:table-cell table:style-name="ce59" office:value-type="string">
            <text:p>Negiert</text:p>
          </table:table-cell>
          <table:table-cell table:style-name="ce59" office:value-type="string">
            <text:p>Nächstes #Brony-#Meetup in #Graz wird voraussichtlich am 27.04 im Anschluss zum #bcg13 stattfinden, wie findet Ihr das? #TellMe</text:p>
          </table:table-cell>
          <table:table-cell table:style-name="ce59" office:value-type="string">
            <text:p>Tue Apr 02 14:14:59 +0000 2013</text:p>
          </table:table-cell>
          <table:table-cell table:style-name="ce60" office:value-type="float" office:value="41366.63540509259">
            <text:p>4/2/2013 15:14:5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7413466">
            <text:p>5741346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26214765/TwitterAva2_normal.png</text:p>
          </table:table-cell>
          <table:table-cell table:style-name="ce59" office:value-type="float" office:value="615">
            <text:p>615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giert/statuses/319090590136549376</text:p>
          </table:table-cell>
          <table:table-cell table:style-name="ce61" office:value-type="string">
            <text:p>{"urls":[],"hashtags":[{"text":"Brony","indices":[9,15]},{"text":"Meetup","indices":[16,23]},{"text":"Graz","indices":[27,32]},{"text":"bcg13","indices":[80,86]},{"text":"TellMe","indices":[120,127]}],"user_mentions":[]}</text:p>
          </table:table-cell>
        </table:table-row>
        <table:table-row table:style-name="ro20">
          <table:table-cell table:style-name="ce58" office:value-type="string">
            <text:p>319083390424989696</text:p>
          </table:table-cell>
          <table:table-cell table:style-name="ce59" office:value-type="string">
            <text:p>j_simon</text:p>
          </table:table-cell>
          <table:table-cell table:style-name="ce59" office:value-type="string">
            <text:p>@stefan2904 @heinz @bcgraz @rene_kaiser @murdelta @stefankasberger falls es ein Todo für mich gibt, ruft mich an</text:p>
          </table:table-cell>
          <table:table-cell table:style-name="ce59" office:value-type="string">
            <text:p>Tue Apr 02 13:46:23 +0000 2013</text:p>
          </table:table-cell>
          <table:table-cell table:style-name="ce60" office:value-type="float" office:value="41366.61554398148">
            <text:p>4/2/2013 14:46:2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stefan2904</text:p>
          </table:table-cell>
          <table:table-cell table:style-name="ce59" office:value-type="float" office:value="9126002">
            <text:p>9126002</text:p>
          </table:table-cell>
          <table:table-cell table:style-name="ce59" office:value-type="string">
            <text:p>319082945577111552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57693257/Joerg-Simon_normal.jpg</text:p>
          </table:table-cell>
          <table:table-cell table:style-name="ce59" office:value-type="float" office:value="1294">
            <text:p>1294</text:p>
          </table:table-cell>
          <table:table-cell table:style-name="ce59" office:value-type="float" office:value="1435">
            <text:p>143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_simon/statuses/319083390424989696</text:p>
          </table:table-cell>
          <table:table-cell table:style-name="ce61" office:value-type="string">
            <text:p>{"urls":[],"hashtags":[],"user_mentions":[{"id":1549341,"name":"Stefan ☮","indices":[0,11],"screen_name":"stefan2904","id_str":"1549341"},{"id":1368561,"name":"Heinz Wittenbrink","indices":[12,18],"screen_name":"heinz","id_str":"1368561"},{"id":116483016,"name":"Barcamp Graz","indices":[19,26],"screen_name":"bcgraz","id_str":"116483016"},{"id":15242920,"name":"rene_kaiser","indices":[27,39],"screen_name":"rene_kaiser","id_str":"15242920"},{"id":14982842,"name":"marc","indices":[40,49],"screen_name":"murdelta","id_str":"14982842"},{"id":42329259,"name":"Stefan Kasberger","indices":[50,66],"screen_name":"stefankasberger","id_str":"42329259"}]}</text:p>
          </table:table-cell>
        </table:table-row>
        <table:table-row table:style-name="ro20">
          <table:table-cell table:style-name="ce58" office:value-type="string">
            <text:p>319083358476988418</text:p>
          </table:table-cell>
          <table:table-cell table:style-name="ce59" office:value-type="string">
            <text:p>j_simon</text:p>
          </table:table-cell>
          <table:table-cell table:style-name="ce59" office:value-type="string">
            <text:p>@stefan2904 @heinz @bcgraz @rene_kaiser @murdelta @stefankasberger Sorry, ich kann heute gar nicht.</text:p>
          </table:table-cell>
          <table:table-cell table:style-name="ce59" office:value-type="string">
            <text:p>Tue Apr 02 13:46:15 +0000 2013</text:p>
          </table:table-cell>
          <table:table-cell table:style-name="ce60" office:value-type="float" office:value="41366.61545138889">
            <text:p>4/2/2013 14:46:1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stefan2904</text:p>
          </table:table-cell>
          <table:table-cell table:style-name="ce59" office:value-type="float" office:value="9126002">
            <text:p>9126002</text:p>
          </table:table-cell>
          <table:table-cell table:style-name="ce59" office:value-type="string">
            <text:p>319082945577111552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57693257/Joerg-Simon_normal.jpg</text:p>
          </table:table-cell>
          <table:table-cell table:style-name="ce59" office:value-type="float" office:value="1294">
            <text:p>1294</text:p>
          </table:table-cell>
          <table:table-cell table:style-name="ce59" office:value-type="float" office:value="1435">
            <text:p>143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_simon/statuses/319083358476988418</text:p>
          </table:table-cell>
          <table:table-cell table:style-name="ce61" office:value-type="string">
            <text:p>{"urls":[],"hashtags":[],"user_mentions":[{"id":1549341,"name":"Stefan ☮","indices":[0,11],"screen_name":"stefan2904","id_str":"1549341"},{"id":1368561,"name":"Heinz Wittenbrink","indices":[12,18],"screen_name":"heinz","id_str":"1368561"},{"id":116483016,"name":"Barcamp Graz","indices":[19,26],"screen_name":"bcgraz","id_str":"116483016"},{"id":15242920,"name":"rene_kaiser","indices":[27,39],"screen_name":"rene_kaiser","id_str":"15242920"},{"id":14982842,"name":"marc","indices":[40,49],"screen_name":"murdelta","id_str":"14982842"},{"id":42329259,"name":"Stefan Kasberger","indices":[50,66],"screen_name":"stefankasberger","id_str":"42329259"}]}</text:p>
          </table:table-cell>
        </table:table-row>
        <table:table-row table:style-name="ro23">
          <table:table-cell table:style-name="ce58" office:value-type="string">
            <text:p>319082945577111552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heinz @bcgraz @rene_kaiser @murdelta @stefankasberger @j_simon so früh kann ich leider nicht..</text:p>
          </table:table-cell>
          <table:table-cell table:style-name="ce59" office:value-type="string">
            <text:p>Tue Apr 02 13:44:37 +0000 2013</text:p>
          </table:table-cell>
          <table:table-cell table:style-name="ce60" office:value-type="float" office:value="41366.61431712963">
            <text:p>4/2/2013 14:44:3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368561">
            <text:p>1368561</text:p>
          </table:table-cell>
          <table:table-cell table:style-name="ce59" office:value-type="string">
            <text:p>heinz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19002814321942528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61">
            <text:p>861</text:p>
          </table:table-cell>
          <table:table-cell table:style-name="ce59" office:value-type="float" office:value="571">
            <text:p>57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9082945577111552</text:p>
          </table:table-cell>
          <table:table-cell table:style-name="ce61" office:value-type="string">
            <text:p>{"urls":[],"hashtags":[],"user_mentions":[{"id":1368561,"name":"Heinz Wittenbrink","indices":[0,6],"screen_name":"heinz","id_str":"1368561"},{"id":116483016,"name":"Barcamp Graz","indices":[7,14],"screen_name":"bcgraz","id_str":"116483016"},{"id":15242920,"name":"rene_kaiser","indices":[15,27],"screen_name":"rene_kaiser","id_str":"15242920"},{"id":14982842,"name":"marc","indices":[28,37],"screen_name":"murdelta","id_str":"14982842"},{"id":42329259,"name":"Stefan Kasberger","indices":[38,54],"screen_name":"stefankasberger","id_str":"42329259"},{"id":9126002,"name":"j_simon","indices":[55,63],"screen_name":"j_simon","id_str":"9126002"}]}</text:p>
          </table:table-cell>
        </table:table-row>
        <table:table-row table:style-name="ro20">
          <table:table-cell table:style-name="ce58" office:value-type="string">
            <text:p>319076007778856960</text:p>
          </table:table-cell>
          <table:table-cell table:style-name="ce59" office:value-type="string">
            <text:p>Frac_Sandman</text:p>
          </table:table-cell>
          <table:table-cell table:style-name="ce59" office:value-type="string">
            <text:p>RT @UnconventOilGas: Check out the 'Best Bakken Wells of 2012 Report' via Seeking Alpha :     
http://t.co/Fr4po6hVn5 #BCG13 #Bakken #Oi ...</text:p>
          </table:table-cell>
          <table:table-cell table:style-name="ce59" office:value-type="string">
            <text:p>Tue Apr 02 13:17:03 +0000 2013</text:p>
          </table:table-cell>
          <table:table-cell table:style-name="ce60" office:value-type="float" office:value="41366.59517361111">
            <text:p>4/2/2013 14:17:0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19307763">
            <text:p>51930776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445034903/f2652f6868d0d839138e5b95efe7dead_normal.jpeg</text:p>
          </table:table-cell>
          <table:table-cell table:style-name="ce59" office:value-type="float" office:value="68">
            <text:p>68</text:p>
          </table:table-cell>
          <table:table-cell table:style-name="ce59" office:value-type="float" office:value="234">
            <text:p>234</text:p>
          </table:table-cell>
          <table:table-cell table:style-name="ce59" office:value-type="float" office:value="-21600">
            <text:p>-21600</text:p>
          </table:table-cell>
          <table:table-cell table:style-name="ce59" office:value-type="string">
            <text:p>http://twitter.com/Frac_Sandman/statuses/319076007778856960</text:p>
          </table:table-cell>
          <table:table-cell table:style-name="ce61" office:value-type="string">
            <text:p>{"urls":[{"expanded_url":"http://goo.gl/RZp6V","indices":[95,117],"display_url":"goo.gl/RZp6V","url":"http://t.co/Fr4po6hVn5"}],"hashtags":[{"text":"BCG13","indices":[118,124]},{"text":"Bakken","indices":[125,132]},{"text":"Oi","indices":[133,136]}],"user_mentions":[{"id":226505333,"name":"Oil\u0026GasInnovation","indices":[3,19],"screen_name":"UnconventOilGas","id_str":"226505333"}]}</text:p>
          </table:table-cell>
        </table:table-row>
        <table:table-row table:style-name="ro20">
          <table:table-cell table:style-name="ce58" office:value-type="string">
            <text:p>319075362569072640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Check out the 'Best Bakken Wells of 2012 Report' via Seeking Alpha :     
http://t.co/Fr4po6hVn5 #BCG13 #Bakken #Oil #Shale #Three #Forks</text:p>
          </table:table-cell>
          <table:table-cell table:style-name="ce59" office:value-type="string">
            <text:p>Tue Apr 02 13:14:29 +0000 2013</text:p>
          </table:table-cell>
          <table:table-cell table:style-name="ce60" office:value-type="float" office:value="41366.5933912037">
            <text:p>4/2/2013 14:14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411">
            <text:p>2411</text:p>
          </table:table-cell>
          <table:table-cell table:style-name="ce59" office:value-type="float" office:value="635">
            <text:p>635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9075362569072640</text:p>
          </table:table-cell>
          <table:table-cell table:style-name="ce61" office:value-type="string">
            <text:p>{"urls":[{"expanded_url":"http://goo.gl/RZp6V","indices":[74,96],"display_url":"goo.gl/RZp6V","url":"http://t.co/Fr4po6hVn5"}],"hashtags":[{"text":"BCG13","indices":[97,103]},{"text":"Bakken","indices":[104,111]},{"text":"Oil","indices":[112,116]},{"text":"Shale","indices":[117,123]},{"text":"Three","indices":[124,130]},{"text":"Forks","indices":[131,137]}],"user_mentions":[]}</text:p>
          </table:table-cell>
        </table:table-row>
        <table:table-row table:style-name="ro20">
          <table:table-cell table:style-name="ce58" office:value-type="string">
            <text:p>319028738601922560</text:p>
          </table:table-cell>
          <table:table-cell table:style-name="ce59" office:value-type="string">
            <text:p>jaybrueder</text:p>
          </table:table-cell>
          <table:table-cell table:style-name="ce59" office:value-type="string">
            <text:p>@bcgraz @CKoaser @chris_kittel @Motweet @SDennerlein Wie gesagt, bin diese Woche in Wien. Erst am Freitag wieder in Graz.</text:p>
          </table:table-cell>
          <table:table-cell table:style-name="ce59" office:value-type="string">
            <text:p>Tue Apr 02 10:09:13 +0000 2013</text:p>
          </table:table-cell>
          <table:table-cell table:style-name="ce60" office:value-type="float" office:value="41366.464733796296">
            <text:p>4/2/2013 11:09:1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46131300">
            <text:p>146131300</text:p>
          </table:table-cell>
          <table:table-cell table:style-name="ce59" office:value-type="string">
            <text:p>31900223990360883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581525975/juergen_brueder_social_media_normal.jpg</text:p>
          </table:table-cell>
          <table:table-cell table:style-name="ce59" office:value-type="float" office:value="123">
            <text:p>123</text:p>
          </table:table-cell>
          <table:table-cell table:style-name="ce59" office:value-type="float" office:value="442">
            <text:p>44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ybrueder/statuses/319028738601922560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80225660,"name":"Christian K.","indices":[8,16],"screen_name":"CKoaser","id_str":"80225660"},{"id":377954285,"name":"Christopher Kittel","indices":[17,30],"screen_name":"chris_kittel","id_str":"377954285"},{"id":18605696,"name":"Motweet","indices":[31,39],"screen_name":"Motweet","id_str":"18605696"},{"id":758836849,"name":"Sebastian Dennerlein","indices":[40,52],"screen_name":"SDennerlein","id_str":"758836849"}]}</text:p>
          </table:table-cell>
        </table:table-row>
        <table:table-row table:style-name="ro24">
          <table:table-cell table:style-name="ce58" office:value-type="string">
            <text:p>319024172946837504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@bcgraz @CKoaser @chris_kittel @jaybrueder @SDennerlein Gehör ja eigentlich nicht zum Orgateam … bin in Kärnten, könnte eh nicht…</text:p>
          </table:table-cell>
          <table:table-cell table:style-name="ce59" office:value-type="string">
            <text:p>Tue Apr 02 09:51:04 +0000 2013</text:p>
          </table:table-cell>
          <table:table-cell table:style-name="ce60" office:value-type="float" office:value="41366.45212962963">
            <text:p>4/2/2013 10:51:0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8605696">
            <text:p>18605696</text:p>
          </table:table-cell>
          <table:table-cell table:style-name="ce59" office:value-type="string">
            <text:p>319002239903608832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27">
            <text:p>627</text:p>
          </table:table-cell>
          <table:table-cell table:style-name="ce59" office:value-type="float" office:value="403">
            <text:p>4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19024172946837504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80225660,"name":"Christian K.","indices":[8,16],"screen_name":"CKoaser","id_str":"80225660"},{"id":377954285,"name":"Christopher Kittel","indices":[17,30],"screen_name":"chris_kittel","id_str":"377954285"},{"id":146131300,"name":"Jürgen Brüder","indices":[31,42],"screen_name":"jaybrueder","id_str":"146131300"},{"id":758836849,"name":"Sebastian Dennerlein","indices":[43,55],"screen_name":"SDennerlein","id_str":"758836849"}]}</text:p>
          </table:table-cell>
        </table:table-row>
        <table:table-row table:style-name="ro23">
          <table:table-cell table:style-name="ce58" office:value-type="string">
            <text:p>319015002835124224</text:p>
          </table:table-cell>
          <table:table-cell table:style-name="ce59" office:value-type="string">
            <text:p>heinz</text:p>
          </table:table-cell>
          <table:table-cell table:style-name="ce59" office:value-type="string">
            <text:p>@bcgraz @stefan2904 @rene_kaiser @stefankasberger @j_simon sowas kennen wir fhler nicht …</text:p>
          </table:table-cell>
          <table:table-cell table:style-name="ce59" office:value-type="string">
            <text:p>Tue Apr 02 09:14:38 +0000 2013</text:p>
          </table:table-cell>
          <table:table-cell table:style-name="ce60" office:value-type="float" office:value="41366.426828703705">
            <text:p>4/2/2013 10:14:3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368561">
            <text:p>1368561</text:p>
          </table:table-cell>
          <table:table-cell table:style-name="ce59" office:value-type="string">
            <text:p>319003333463519232</text:p>
          </table:table-cell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456441156/profile500_normal.png</text:p>
          </table:table-cell>
          <table:table-cell table:style-name="ce59" office:value-type="float" office:value="2971">
            <text:p>2971</text:p>
          </table:table-cell>
          <table:table-cell table:style-name="ce59" office:value-type="float" office:value="871">
            <text:p>87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z/statuses/319015002835124224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1549341,"name":"Stefan ☮","indices":[8,19],"screen_name":"stefan2904","id_str":"1549341"},{"id":15242920,"name":"rene_kaiser","indices":[20,32],"screen_name":"rene_kaiser","id_str":"15242920"},{"id":42329259,"name":"Stefan Kasberger","indices":[33,49],"screen_name":"stefankasberger","id_str":"42329259"},{"id":9126002,"name":"j_simon","indices":[50,58],"screen_name":"j_simon","id_str":"9126002"}]}</text:p>
          </table:table-cell>
        </table:table-row>
        <table:table-row table:style-name="ro24">
          <table:table-cell table:style-name="ce58" office:value-type="string">
            <text:p>319002814321942528</text:p>
          </table:table-cell>
          <table:table-cell table:style-name="ce59" office:value-type="string">
            <text:p>heinz</text:p>
          </table:table-cell>
          <table:table-cell table:style-name="ce59" office:value-type="string">
            <text:p>@bcgraz @stefan2904 @rene_kaiser @murdelta @stefankasberger @j_simon im doodle steht noch 18:30 als zeit. ich komme um 18:00</text:p>
          </table:table-cell>
          <table:table-cell table:style-name="ce59" office:value-type="string">
            <text:p>Tue Apr 02 08:26:12 +0000 2013</text:p>
          </table:table-cell>
          <table:table-cell table:style-name="ce60" office:value-type="float" office:value="41366.39319444444">
            <text:p>4/2/2013 9:26:1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368561">
            <text:p>1368561</text:p>
          </table:table-cell>
          <table:table-cell table:style-name="ce59" office:value-type="string">
            <text:p>319002193212633089</text:p>
          </table:table-cell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456441156/profile500_normal.png</text:p>
          </table:table-cell>
          <table:table-cell table:style-name="ce59" office:value-type="float" office:value="2971">
            <text:p>2971</text:p>
          </table:table-cell>
          <table:table-cell table:style-name="ce59" office:value-type="float" office:value="871">
            <text:p>87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z/statuses/319002814321942528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1549341,"name":"Stefan ☮","indices":[8,19],"screen_name":"stefan2904","id_str":"1549341"},{"id":15242920,"name":"rene_kaiser","indices":[20,32],"screen_name":"rene_kaiser","id_str":"15242920"},{"id":14982842,"name":"marc","indices":[33,42],"screen_name":"murdelta","id_str":"14982842"},{"id":42329259,"name":"Stefan Kasberger","indices":[43,59],"screen_name":"stefankasberger","id_str":"42329259"},{"id":9126002,"name":"j_simon","indices":[60,68],"screen_name":"j_simon","id_str":"9126002"}]}</text:p>
          </table:table-cell>
        </table:table-row>
        <table:table-row table:style-name="ro23">
          <table:table-cell table:style-name="ce58" office:value-type="string">
            <text:p>318706148461146112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@barcampklu Ein Juni-Wochenende? Warum seit ihr Wetter-technisch so pessimistisch? :) #ccklu #bcg13</text:p>
          </table:table-cell>
          <table:table-cell table:style-name="ce59" office:value-type="string">
            <text:p>Mon Apr 01 12:47:21 +0000 2013</text:p>
          </table:table-cell>
          <table:table-cell table:style-name="ce60" office:value-type="float" office:value="41365.57454861111">
            <text:p>4/1/2013 13:47:2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8098583">
            <text:p>18098583</text:p>
          </table:table-cell>
          <table:table-cell table:style-name="ce59" office:value-type="string">
            <text:p>barcampklu</text:p>
          </table:table-cell>
          <table:table-cell table:style-name="ce59" office:value-type="float" office:value="15242920">
            <text:p>15242920</text:p>
          </table:table-cell>
          <table:table-cell table:style-name="ce59" office:value-type="string">
            <text:p>31866673272836505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50">
            <text:p>250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8706148461146112</text:p>
          </table:table-cell>
          <table:table-cell table:style-name="ce61" office:value-type="string">
            <text:p>{"urls":[],"hashtags":[{"text":"ccklu","indices":[86,92]},{"text":"bcg13","indices":[93,99]}],"user_mentions":[{"id":18098583,"name":"barcampklu","indices":[0,11],"screen_name":"barcampklu","id_str":"18098583"}]}</text:p>
          </table:table-cell>
        </table:table-row>
        <table:table-row table:style-name="ro23">
          <table:table-cell table:style-name="ce58" office:value-type="string">
            <text:p>318404889220874241</text:p>
          </table:table-cell>
          <table:table-cell table:style-name="ce59" office:value-type="string">
            <text:p>Negiert</text:p>
          </table:table-cell>
          <table:table-cell table:style-name="ce59" office:value-type="string">
            <text:p>RT @bcgraz: Noch 1 Monat bis zum Barcamp Graz 2013! Habt ihr euch schon angemeldet? http://t.co/AuQWwqhfZy #bcg13</text:p>
          </table:table-cell>
          <table:table-cell table:style-name="ce59" office:value-type="string">
            <text:p>Sun Mar 31 16:50:15 +0000 2013</text:p>
          </table:table-cell>
          <table:table-cell table:style-name="ce60" office:value-type="float" office:value="41364.74322916666">
            <text:p>3/31/2013 17:50:1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7413466">
            <text:p>5741346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26214765/TwitterAva2_normal.png</text:p>
          </table:table-cell>
          <table:table-cell table:style-name="ce59" office:value-type="float" office:value="612">
            <text:p>612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giert/statuses/318404889220874241</text:p>
          </table:table-cell>
          <table:table-cell table:style-name="ce61" office:value-type="string">
            <text:p>{"urls":[{"expanded_url":"http://barcamp-graz.at/anmeldung","indices":[84,106],"display_url":"barcamp-graz.at/anmeldung","url":"http://t.co/AuQWwqhfZy"}],"hashtags":[{"text":"bcg13","indices":[107,113]}],"user_mentions":[{"id":116483016,"name":"Barcamp Graz","indices":[3,10],"screen_name":"bcgraz","id_str":"116483016"}]}</text:p>
          </table:table-cell>
        </table:table-row>
        <table:table-row table:style-name="ro21">
          <table:table-cell table:style-name="ce58" office:value-type="string">
            <text:p>318404724355391488</text:p>
          </table:table-cell>
          <table:table-cell table:style-name="ce59" office:value-type="string">
            <text:p>Negiert</text:p>
          </table:table-cell>
          <table:table-cell table:style-name="ce59" office:value-type="string">
            <text:p>@salasaria soll sich um Kinder kümmern? Kein Kommentar :D // @bcgraz @Motweet</text:p>
          </table:table-cell>
          <table:table-cell table:style-name="ce59" office:value-type="string">
            <text:p>Sun Mar 31 16:49:36 +0000 2013</text:p>
          </table:table-cell>
          <table:table-cell table:style-name="ce60" office:value-type="float" office:value="41364.74277777778">
            <text:p>3/31/2013 17:49:3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57413466">
            <text:p>57413466</text:p>
          </table:table-cell>
          <table:table-cell table:style-name="ce59" office:value-type="string">
            <text:p>317268526870171648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26214765/TwitterAva2_normal.png</text:p>
          </table:table-cell>
          <table:table-cell table:style-name="ce59" office:value-type="float" office:value="612">
            <text:p>612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giert/statuses/318404724355391488</text:p>
          </table:table-cell>
          <table:table-cell table:style-name="ce61" office:value-type="string">
            <text:p>{"urls":[],"hashtags":[],"user_mentions":[{"id":318934235,"name":"salasaria","indices":[0,10],"screen_name":"salasaria","id_str":"318934235"},{"id":116483016,"name":"Barcamp Graz","indices":[61,68],"screen_name":"bcgraz","id_str":"116483016"},{"id":18605696,"name":"Motweet","indices":[69,77],"screen_name":"Motweet","id_str":"18605696"}]}</text:p>
          </table:table-cell>
        </table:table-row>
        <table:table-row table:style-name="ro25">
          <table:table-cell table:style-name="ce58" office:value-type="string">
            <text:p>318404143171645441</text:p>
          </table:table-cell>
          <table:table-cell table:style-name="ce59" office:value-type="string">
            <text:p>Negiert</text:p>
          </table:table-cell>
          <table:table-cell table:style-name="ce59" office:value-type="string">
            <text:p>@SchnabsiX lies mal unseren Thread http://t.co/6647uGMNgK #invadeALLtheTHINGS #glt13 #bcg13</text:p>
          </table:table-cell>
          <table:table-cell table:style-name="ce59" office:value-type="string">
            <text:p>Sun Mar 31 16:47:18 +0000 2013</text:p>
          </table:table-cell>
          <table:table-cell table:style-name="ce60" office:value-type="float" office:value="41364.74118055555">
            <text:p>3/31/2013 17:47:1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335964085">
            <text:p>335964085</text:p>
          </table:table-cell>
          <table:table-cell table:style-name="ce59" office:value-type="string">
            <text:p>SchnabsiX</text:p>
          </table:table-cell>
          <table:table-cell table:style-name="ce59" office:value-type="float" office:value="57413466">
            <text:p>5741346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26214765/TwitterAva2_normal.png</text:p>
          </table:table-cell>
          <table:table-cell table:style-name="ce59" office:value-type="float" office:value="612">
            <text:p>612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giert/statuses/318404143171645441</text:p>
          </table:table-cell>
          <table:table-cell table:style-name="ce61" office:value-type="string">
            <text:p>{"urls":[{"expanded_url":"http://pinkie.ponychan.net/chan/files/src/135848126491.png","indices":[35,57],"display_url":"pinkie.ponychan.net/chan/files/src\u2026","url":"http://t.co/6647uGMNgK"}],"hashtags":[{"text":"invadeALLtheTHINGS","indices":[58,77]},{"text":"glt13","indices":[78,84]},{"text":"bcg13","indices":[85,91]}],"user_mentions":[{"id":335964085,"name":"SchnabsiLicious","indices":[0,10],"screen_name":"SchnabsiX","id_str":"335964085"}]}</text:p>
          </table:table-cell>
        </table:table-row>
        <table:table-row table:style-name="ro23">
          <table:table-cell table:style-name="ce58" office:value-type="string">
            <text:p>318036256221171713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RT @yoad1: RT @UnconventOilGas: How far does the #Bakken #oil field stretch? http://t.co/mkuiAAWh8s #BCG13</text:p>
          </table:table-cell>
          <table:table-cell table:style-name="ce59" office:value-type="string">
            <text:p>Sat Mar 30 16:25:26 +0000 2013</text:p>
          </table:table-cell>
          <table:table-cell table:style-name="ce60" office:value-type="float" office:value="41363.684328703705">
            <text:p>3/30/2013 16:25:2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403">
            <text:p>2403</text:p>
          </table:table-cell>
          <table:table-cell table:style-name="ce59" office:value-type="float" office:value="634">
            <text:p>634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8036256221171713</text:p>
          </table:table-cell>
          <table:table-cell table:style-name="ce61" office:value-type="string">
            <text:p>{"urls":[{"expanded_url":"http://bit.ly/Y89MAp","indices":[77,99],"display_url":"bit.ly/Y89MAp","url":"http://t.co/mkuiAAWh8s"}],"hashtags":[{"text":"Bakken","indices":[49,56]},{"text":"oil","indices":[57,61]},{"text":"BCG13","indices":[100,106]}],"user_mentions":[{"id":17810105,"name":"yoad1","indices":[3,9],"screen_name":"yoad1","id_str":"17810105"},{"id":226505333,"name":"Oil\u0026GasInnovation","indices":[14,30],"screen_name":"UnconventOilGas","id_str":"226505333"}]}</text:p>
          </table:table-cell>
        </table:table-row>
        <table:table-row table:style-name="ro26">
          <table:table-cell table:style-name="ce58" office:value-type="string">
            <text:p>317962730831224833</text:p>
          </table:table-cell>
          <table:table-cell table:style-name="ce59" office:value-type="string">
            <text:p>job_graz</text:p>
          </table:table-cell>
          <table:table-cell table:style-name="ce59" office:value-type="string">
            <text:p>The Jobs in Graz Daily is out! http://t.co/ibT4zy1cnK ▸ Top stories today via @linuxwochen @bcgraz</text:p>
          </table:table-cell>
          <table:table-cell table:style-name="ce59" office:value-type="string">
            <text:p>Sat Mar 30 11:33:17 +0000 2013</text:p>
          </table:table-cell>
          <table:table-cell table:style-name="ce60" office:value-type="float" office:value="41363.48144675926">
            <text:p>3/30/2013 11:33:1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2365784">
            <text:p>32365784</text:p>
          </table:table-cell>
          <table:table-cell table:style-name="ce59"/>
          <table:table-cell table:style-name="ce61" office:value-type="string">
            <text:p>&lt;a href="http://paper.li" rel="nofollow"&gt;Paper.li&lt;/a&gt;</text:p>
          </table:table-cell>
          <table:table-cell table:style-name="ce61" office:value-type="string">
            <text:p>http://a0.twimg.com/profile_images/142246778/Buchstabe_G_normal.jpg</text:p>
          </table:table-cell>
          <table:table-cell table:style-name="ce59" office:value-type="float" office:value="245">
            <text:p>245</text:p>
          </table:table-cell>
          <table:table-cell table:style-name="ce59" office:value-type="float" office:value="166">
            <text:p>16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ob_graz/statuses/317962730831224833</text:p>
          </table:table-cell>
          <table:table-cell table:style-name="ce61" office:value-type="string">
            <text:p>{"urls":[{"expanded_url":"http://paper.li/job_graz","indices":[31,53],"display_url":"paper.li/job_graz","url":"http://t.co/ibT4zy1cnK"}],"hashtags":[],"user_mentions":[{"id":116303043,"name":"Linuxwochen Wien","indices":[78,90],"screen_name":"linuxwochen","id_str":"116303043"},{"id":116483016,"name":"Barcamp Graz","indices":[91,98],"screen_name":"bcgraz","id_str":"116483016"}]}</text:p>
          </table:table-cell>
        </table:table-row>
        <table:table-row table:style-name="ro20">
          <table:table-cell table:style-name="ce58" office:value-type="string">
            <text:p>317652359419420673</text:p>
          </table:table-cell>
          <table:table-cell table:style-name="ce59" office:value-type="string">
            <text:p>AreWeRlyFree</text:p>
          </table:table-cell>
          <table:table-cell table:style-name="ce59" office:value-type="string">
            <text:p>@stefan2904 kann man am #bcg13 auch spontan vorbeikommen oder muss man angemeldet sein? weiß noch nicht, ob ich an dem we in graz bin...</text:p>
          </table:table-cell>
          <table:table-cell table:style-name="ce59" office:value-type="string">
            <text:p>Fri Mar 29 14:59:58 +0000 2013</text:p>
          </table:table-cell>
          <table:table-cell table:style-name="ce60" office:value-type="float" office:value="41362.624976851854">
            <text:p>3/29/2013 14:59:5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stefan2904</text:p>
          </table:table-cell>
          <table:table-cell table:style-name="ce59" office:value-type="float" office:value="24517308">
            <text:p>2451730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521612525/fcpy0hcwrtvpm7ouppej_normal.jpeg</text:p>
          </table:table-cell>
          <table:table-cell table:style-name="ce59" office:value-type="float" office:value="288">
            <text:p>288</text:p>
          </table:table-cell>
          <table:table-cell table:style-name="ce59" office:value-type="float" office:value="507">
            <text:p>50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reWeRlyFree/statuses/317652359419420673</text:p>
          </table:table-cell>
          <table:table-cell table:style-name="ce61" office:value-type="string">
            <text:p>{"urls":[],"hashtags":[{"text":"bcg13","indices":[24,30]}],"user_mentions":[{"id":1549341,"name":"Stefan ☮","indices":[0,11],"screen_name":"stefan2904","id_str":"1549341"}]}</text:p>
          </table:table-cell>
        </table:table-row>
        <table:table-row table:style-name="ro24">
          <table:table-cell table:style-name="ce58" office:value-type="string">
            <text:p>317651404409946113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RT @bcgraz: Nicht vergessen: Für den 3D Drucker Workshop müsst ihr euch noch mal extra anmelden! http://t.co/qXmy35FwCb #werkstadt #bcg13</text:p>
          </table:table-cell>
          <table:table-cell table:style-name="ce59" office:value-type="string">
            <text:p>Fri Mar 29 14:56:11 +0000 2013</text:p>
          </table:table-cell>
          <table:table-cell table:style-name="ce60" office:value-type="float" office:value="41362.622349537036">
            <text:p>3/29/2013 14:56:1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23">
            <text:p>323</text:p>
          </table:table-cell>
          <table:table-cell table:style-name="ce59" office:value-type="float" office:value="207">
            <text:p>20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7651404409946113</text:p>
          </table:table-cell>
          <table:table-cell table:style-name="ce61" office:value-type="string">
            <text:p>{"urls":[{"expanded_url":"http://barcamp-graz.at/information/werkstadt-basteln-und-diy/","indices":[97,119],"display_url":"barcamp-graz.at/information/we\u2026","url":"http://t.co/qXmy35FwCb"}],"hashtags":[{"text":"werkstadt","indices":[120,130]},{"text":"bcg13","indices":[131,137]}],"user_mentions":[{"id":116483016,"name":"Barcamp Graz","indices":[3,10],"screen_name":"bcgraz","id_str":"116483016"}]}</text:p>
          </table:table-cell>
        </table:table-row>
        <table:table-row table:style-name="ro24">
          <table:table-cell table:style-name="ce58" office:value-type="string">
            <text:p>317651261019279360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RT @bcgraz: Nicht vergessen: Für den 3D Drucker Workshop müsst ihr euch noch mal extra anmelden! http://t.co/qXmy35FwCb #werkstadt #bcg13</text:p>
          </table:table-cell>
          <table:table-cell table:style-name="ce59" office:value-type="string">
            <text:p>Fri Mar 29 14:55:36 +0000 2013</text:p>
          </table:table-cell>
          <table:table-cell table:style-name="ce60" office:value-type="float" office:value="41362.62194444444">
            <text:p>3/29/2013 14:55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59">
            <text:p>859</text:p>
          </table:table-cell>
          <table:table-cell table:style-name="ce59" office:value-type="float" office:value="571">
            <text:p>57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7651261019279360</text:p>
          </table:table-cell>
          <table:table-cell table:style-name="ce61" office:value-type="string">
            <text:p>{"urls":[{"expanded_url":"http://barcamp-graz.at/information/werkstadt-basteln-und-diy/","indices":[97,119],"display_url":"barcamp-graz.at/information/we\u2026","url":"http://t.co/qXmy35FwCb"}],"hashtags":[{"text":"werkstadt","indices":[120,130]},{"text":"bcg13","indices":[131,137]}],"user_mentions":[{"id":116483016,"name":"Barcamp Graz","indices":[3,10],"screen_name":"bcgraz","id_str":"116483016"}]}</text:p>
          </table:table-cell>
        </table:table-row>
        <table:table-row table:style-name="ro20">
          <table:table-cell table:style-name="ce58" office:value-type="string">
            <text:p>317649708619272192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Nicht vergessen: Für den 3D Drucker Workshop müsst ihr euch noch mal extra anmelden! http://t.co/qXmy35FwCb #werkstadt #bcg13</text:p>
          </table:table-cell>
          <table:table-cell table:style-name="ce59" office:value-type="string">
            <text:p>Fri Mar 29 14:49:26 +0000 2013</text:p>
          </table:table-cell>
          <table:table-cell table:style-name="ce60" office:value-type="float" office:value="41362.61766203704">
            <text:p>3/29/2013 14:49:2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7">
            <text:p>567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7649708619272192</text:p>
          </table:table-cell>
          <table:table-cell table:style-name="ce61" office:value-type="string">
            <text:p>{"urls":[{"expanded_url":"http://barcamp-graz.at/information/werkstadt-basteln-und-diy/","indices":[85,107],"display_url":"barcamp-graz.at/information/we\u2026","url":"http://t.co/qXmy35FwCb"}],"hashtags":[{"text":"werkstadt","indices":[108,118]},{"text":"bcg13","indices":[119,125]}],"user_mentions":[]}</text:p>
          </table:table-cell>
        </table:table-row>
        <table:table-row table:style-name="ro25">
          <table:table-cell table:style-name="ce58" office:value-type="string">
            <text:p>317474074093826048</text:p>
          </table:table-cell>
          <table:table-cell table:style-name="ce59" office:value-type="string">
            <text:p>Frac_Sandman</text:p>
          </table:table-cell>
          <table:table-cell table:style-name="ce59" office:value-type="string">
            <text:p>RT @UnconventOilGas: How far does the Bakken Oil Field stretch? http://t.co/aYk4RYB5D8 #BCG13</text:p>
          </table:table-cell>
          <table:table-cell table:style-name="ce59" office:value-type="string">
            <text:p>Fri Mar 29 03:11:32 +0000 2013</text:p>
          </table:table-cell>
          <table:table-cell table:style-name="ce60" office:value-type="float" office:value="41362.133009259254">
            <text:p>3/29/2013 3:11:3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19307763">
            <text:p>51930776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445034903/f2652f6868d0d839138e5b95efe7dead_normal.jpeg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32">
            <text:p>32</text:p>
          </table:table-cell>
          <table:table-cell table:style-name="ce59" office:value-type="float" office:value="-21600">
            <text:p>-21600</text:p>
          </table:table-cell>
          <table:table-cell table:style-name="ce59" office:value-type="string">
            <text:p>http://twitter.com/Frac_Sandman/statuses/317474074093826048</text:p>
          </table:table-cell>
          <table:table-cell table:style-name="ce61" office:value-type="string">
            <text:p>{"urls":[{"expanded_url":"http://bit.ly/Y89MAp","indices":[64,86],"display_url":"bit.ly/Y89MAp","url":"http://t.co/aYk4RYB5D8"}],"hashtags":[{"text":"BCG13","indices":[87,93]}],"user_mentions":[{"id":226505333,"name":"Oil\u0026GasInnovation","indices":[3,19],"screen_name":"UnconventOilGas","id_str":"226505333"}]}</text:p>
          </table:table-cell>
        </table:table-row>
        <table:table-row table:style-name="ro25">
          <table:table-cell table:style-name="ce58" office:value-type="string">
            <text:p>317263733917368321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@bcgraz hab jetzt mal was eingetragen, aber noch nicht auf English. imho kümmert sich @salasaria jetzt drum!</text:p>
          </table:table-cell>
          <table:table-cell table:style-name="ce59" office:value-type="string">
            <text:p>Thu Mar 28 13:15:43 +0000 2013</text:p>
          </table:table-cell>
          <table:table-cell table:style-name="ce60" office:value-type="float" office:value="41361.55258101851">
            <text:p>3/28/2013 13:15:4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8605696">
            <text:p>18605696</text:p>
          </table:table-cell>
          <table:table-cell table:style-name="ce59" office:value-type="string">
            <text:p>317261793573625856</text:p>
          </table:table-cell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30">
            <text:p>630</text:p>
          </table:table-cell>
          <table:table-cell table:style-name="ce59" office:value-type="float" office:value="400">
            <text:p>4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17263733917368321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318934235,"name":"salasaria","indices":[86,96],"screen_name":"salasaria","id_str":"318934235"}]}</text:p>
          </table:table-cell>
        </table:table-row>
        <table:table-row table:style-name="ro22">
          <table:table-cell table:style-name="ce58" office:value-type="string">
            <text:p>317253253593190400</text:p>
          </table:table-cell>
          <table:table-cell table:style-name="ce59" office:value-type="string">
            <text:p>bauerlukas</text:p>
          </table:table-cell>
          <table:table-cell table:style-name="ce59" office:value-type="string">
            <text:p>#bcg13 check.</text:p>
          </table:table-cell>
          <table:table-cell table:style-name="ce59" office:value-type="string">
            <text:p>Thu Mar 28 12:34:04 +0000 2013</text:p>
          </table:table-cell>
          <table:table-cell table:style-name="ce60" office:value-type="float" office:value="41361.52365740741">
            <text:p>3/28/2013 12:34:0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77707644">
            <text:p>77707644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2322802466/wv8vg1x5b4abg5ee7y85_normal.jpeg</text:p>
          </table:table-cell>
          <table:table-cell table:style-name="ce59" office:value-type="float" office:value="387">
            <text:p>387</text:p>
          </table:table-cell>
          <table:table-cell table:style-name="ce59" office:value-type="float" office:value="595">
            <text:p>59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auerlukas/statuses/317253253593190400</text:p>
          </table:table-cell>
          <table:table-cell table:style-name="ce61" office:value-type="string">
            <text:p>{"urls":[],"hashtags":[{"text":"bcg13","indices":[0,6]}],"user_mentions":[]}</text:p>
          </table:table-cell>
        </table:table-row>
        <table:table-row table:style-name="ro25">
          <table:table-cell table:style-name="ce58" office:value-type="string">
            <text:p>317249799621574657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pingeborg_graz ihr kommt eh zum @bcgraz oder? Würd uns freuen. ;) #bcg13 /cc @georgholzer</text:p>
          </table:table-cell>
          <table:table-cell table:style-name="ce59" office:value-type="string">
            <text:p>Thu Mar 28 12:20:21 +0000 2013</text:p>
          </table:table-cell>
          <table:table-cell table:style-name="ce60" office:value-type="float" office:value="41361.514131944445">
            <text:p>3/28/2013 12:20:2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966536977">
            <text:p>966536977</text:p>
          </table:table-cell>
          <table:table-cell table:style-name="ce59" office:value-type="string">
            <text:p>pingeborg_graz</text:p>
          </table:table-cell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56">
            <text:p>856</text:p>
          </table:table-cell>
          <table:table-cell table:style-name="ce59" office:value-type="float" office:value="573">
            <text:p>5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7249799621574657</text:p>
          </table:table-cell>
          <table:table-cell table:style-name="ce61" office:value-type="string">
            <text:p>{"urls":[],"hashtags":[{"text":"bcg13","indices":[67,73]}],"user_mentions":[{"id":966536977,"name":"pingeb.org Graz","indices":[0,15],"screen_name":"pingeborg_graz","id_str":"966536977"},{"id":116483016,"name":"Barcamp Graz","indices":[33,40],"screen_name":"bcgraz","id_str":"116483016"},{"id":1409501,"name":"Georg Holzer","indices":[78,90],"screen_name":"georgholzer","id_str":"1409501"}]}</text:p>
          </table:table-cell>
        </table:table-row>
        <table:table-row table:style-name="ro21">
          <table:table-cell table:style-name="ce58" office:value-type="string">
            <text:p>317243611571953664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RT @NicolasDular: Gerade angemeldet für #BarCamp in #Graz @bcgraz</text:p>
          </table:table-cell>
          <table:table-cell table:style-name="ce59" office:value-type="string">
            <text:p>Thu Mar 28 11:55:45 +0000 2013</text:p>
          </table:table-cell>
          <table:table-cell table:style-name="ce60" office:value-type="float" office:value="41361.49704861111">
            <text:p>3/28/2013 11:55:4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7">
            <text:p>567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7243611571953664</text:p>
          </table:table-cell>
          <table:table-cell table:style-name="ce61" office:value-type="string">
            <text:p>{"urls":[],"hashtags":[{"text":"BarCamp","indices":[40,48]},{"text":"Graz","indices":[52,57]}],"user_mentions":[{"id":266000898,"name":"Nicolas","indices":[3,16],"screen_name":"NicolasDular","id_str":"266000898"},{"id":116483016,"name":"Barcamp Graz","indices":[58,65],"screen_name":"bcgraz","id_str":"116483016"}]}</text:p>
          </table:table-cell>
        </table:table-row>
        <table:table-row table:style-name="ro22">
          <table:table-cell table:style-name="ce58" office:value-type="string">
            <text:p>317013144474116096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NicolasDular brav ;) #bcg13</text:p>
          </table:table-cell>
          <table:table-cell table:style-name="ce59" office:value-type="string">
            <text:p>Wed Mar 27 20:39:58 +0000 2013</text:p>
          </table:table-cell>
          <table:table-cell table:style-name="ce60" office:value-type="float" office:value="41360.86108796296">
            <text:p>3/27/2013 20:39:5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66000898">
            <text:p>266000898</text:p>
          </table:table-cell>
          <table:table-cell table:style-name="ce59" office:value-type="string">
            <text:p>NicolasDular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17010619528278017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55">
            <text:p>855</text:p>
          </table:table-cell>
          <table:table-cell table:style-name="ce59" office:value-type="float" office:value="573">
            <text:p>5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7013144474116096</text:p>
          </table:table-cell>
          <table:table-cell table:style-name="ce61" office:value-type="string">
            <text:p>{"urls":[],"hashtags":[{"text":"bcg13","indices":[22,28]}],"user_mentions":[{"id":266000898,"name":"Nicolas","indices":[0,13],"screen_name":"NicolasDular","id_str":"266000898"}]}</text:p>
          </table:table-cell>
        </table:table-row>
        <table:table-row table:style-name="ro22">
          <table:table-cell table:style-name="ce58" office:value-type="string">
            <text:p>317010619528278017</text:p>
          </table:table-cell>
          <table:table-cell table:style-name="ce59" office:value-type="string">
            <text:p>NicolasDular</text:p>
          </table:table-cell>
          <table:table-cell table:style-name="ce59" office:value-type="string">
            <text:p>Gerade angemeldet für #BarCamp in #Graz @bcgraz</text:p>
          </table:table-cell>
          <table:table-cell table:style-name="ce59" office:value-type="string">
            <text:p>Wed Mar 27 20:29:56 +0000 2013</text:p>
          </table:table-cell>
          <table:table-cell table:style-name="ce60" office:value-type="float" office:value="41360.85412037037">
            <text:p>3/27/2013 20:29:5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66000898">
            <text:p>26600089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66884131/be64ac36c882889e38d9fae83d9a63d2_normal.jpeg</text:p>
          </table:table-cell>
          <table:table-cell table:style-name="ce59" office:value-type="float" office:value="66">
            <text:p>66</text:p>
          </table:table-cell>
          <table:table-cell table:style-name="ce59" office:value-type="float" office:value="113">
            <text:p>11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icolasDular/statuses/317010619528278017</text:p>
          </table:table-cell>
          <table:table-cell table:style-name="ce61" office:value-type="string">
            <text:p>{"urls":[],"hashtags":[{"text":"BarCamp","indices":[22,30]},{"text":"Graz","indices":[34,39]}],"user_mentions":[{"id":116483016,"name":"Barcamp Graz","indices":[40,47],"screen_name":"bcgraz","id_str":"116483016"}]}</text:p>
          </table:table-cell>
        </table:table-row>
        <table:table-row table:style-name="ro22">
          <table:table-cell table:style-name="ce58" office:value-type="string">
            <text:p>316984122000171009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@lloreene Ja klar! #bcg13</text:p>
          </table:table-cell>
          <table:table-cell table:style-name="ce59" office:value-type="string">
            <text:p>Wed Mar 27 18:44:38 +0000 2013</text:p>
          </table:table-cell>
          <table:table-cell table:style-name="ce60" office:value-type="float" office:value="41360.78099537037">
            <text:p>3/27/2013 18:44:3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3168339">
            <text:p>53168339</text:p>
          </table:table-cell>
          <table:table-cell table:style-name="ce59" office:value-type="string">
            <text:p>lloreene</text:p>
          </table:table-cell>
          <table:table-cell table:style-name="ce59" office:value-type="float" office:value="15242920">
            <text:p>15242920</text:p>
          </table:table-cell>
          <table:table-cell table:style-name="ce59" office:value-type="string">
            <text:p>31682753078928179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49">
            <text:p>249</text:p>
          </table:table-cell>
          <table:table-cell table:style-name="ce59" office:value-type="float" office:value="235">
            <text:p>23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6984122000171009</text:p>
          </table:table-cell>
          <table:table-cell table:style-name="ce61" office:value-type="string">
            <text:p>{"urls":[],"hashtags":[{"text":"bcg13","indices":[19,25]}],"user_mentions":[{"id":53168339,"name":"lloreene","indices":[0,9],"screen_name":"lloreene","id_str":"53168339"}]}</text:p>
          </table:table-cell>
        </table:table-row>
        <table:table-row table:style-name="ro20">
          <table:table-cell table:style-name="ce58" office:value-type="string">
            <text:p>316981039681662976</text:p>
          </table:table-cell>
          <table:table-cell table:style-name="ce59" office:value-type="string">
            <text:p>V3RR_</text:p>
          </table:table-cell>
          <table:table-cell table:style-name="ce59" office:value-type="string">
            <text:p>RT @andi_foerster: #Graz People: at @bcgraz this year, there’ll be a hackspace incl. a 3d printer for you to tinker with. http://t.co/nv ...</text:p>
          </table:table-cell>
          <table:table-cell table:style-name="ce59" office:value-type="string">
            <text:p>Wed Mar 27 18:32:23 +0000 2013</text:p>
          </table:table-cell>
          <table:table-cell table:style-name="ce60" office:value-type="float" office:value="41360.77248842592">
            <text:p>3/27/2013 18:32:2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58114648">
            <text:p>55811464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47626704/avatar1_normal.jpg</text:p>
          </table:table-cell>
          <table:table-cell table:style-name="ce59" office:value-type="float" office:value="150">
            <text:p>150</text:p>
          </table:table-cell>
          <table:table-cell table:style-name="ce59" office:value-type="float" office:value="177">
            <text:p>1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3RR_/statuses/316981039681662976</text:p>
          </table:table-cell>
          <table:table-cell table:style-name="ce61" office:value-type="string">
            <text:p>{"urls":[],"hashtags":[{"text":"Graz","indices":[19,24]}],"user_mentions":[{"id":165145468,"name":"Andreas Förster","indices":[3,17],"screen_name":"andi_foerster","id_str":"165145468"},{"id":116483016,"name":"Barcamp Graz","indices":[36,43],"screen_name":"bcgraz","id_str":"116483016"}]}</text:p>
          </table:table-cell>
        </table:table-row>
        <table:table-row table:style-name="ro20">
          <table:table-cell table:style-name="ce58" office:value-type="string">
            <text:p>316968477212692480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RT @andi_foerster: #Graz People: at @bcgraz this year, there’ll be a hackspace incl. a 3d printer for you to tinker with. http://t.co/nv ...</text:p>
          </table:table-cell>
          <table:table-cell table:style-name="ce59" office:value-type="string">
            <text:p>Wed Mar 27 17:42:28 +0000 2013</text:p>
          </table:table-cell>
          <table:table-cell table:style-name="ce60" office:value-type="float" office:value="41360.73782407407">
            <text:p>3/27/2013 17:42:2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23">
            <text:p>323</text:p>
          </table:table-cell>
          <table:table-cell table:style-name="ce59" office:value-type="float" office:value="206">
            <text:p>20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6968477212692480</text:p>
          </table:table-cell>
          <table:table-cell table:style-name="ce61" office:value-type="string">
            <text:p>{"urls":[],"hashtags":[{"text":"Graz","indices":[19,24]}],"user_mentions":[{"id":165145468,"name":"Andreas Förster","indices":[3,17],"screen_name":"andi_foerster","id_str":"165145468"},{"id":116483016,"name":"Barcamp Graz","indices":[36,43],"screen_name":"bcgraz","id_str":"116483016"}]}</text:p>
          </table:table-cell>
        </table:table-row>
        <table:table-row table:style-name="ro20">
          <table:table-cell table:style-name="ce58" office:value-type="string">
            <text:p>316965935330234368</text:p>
          </table:table-cell>
          <table:table-cell table:style-name="ce59" office:value-type="string">
            <text:p>osmgraz</text:p>
          </table:table-cell>
          <table:table-cell table:style-name="ce59" office:value-type="string">
            <text:p>RT @andi_foerster: #Graz People: at @bcgraz this year, there’ll be a hackspace incl. a 3d printer for you to tinker with. http://t.co/nv ...</text:p>
          </table:table-cell>
          <table:table-cell table:style-name="ce59" office:value-type="string">
            <text:p>Wed Mar 27 17:32:22 +0000 2013</text:p>
          </table:table-cell>
          <table:table-cell table:style-name="ce60" office:value-type="float" office:value="41360.73081018518">
            <text:p>3/27/2013 17:32:2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88756273">
            <text:p>38875627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583014952/graz_normal.png</text:p>
          </table:table-cell>
          <table:table-cell table:style-name="ce59" office:value-type="float" office:value="123">
            <text:p>123</text:p>
          </table:table-cell>
          <table:table-cell table:style-name="ce59" office:value-type="float" office:value="160">
            <text:p>16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osmgraz/statuses/316965935330234368</text:p>
          </table:table-cell>
          <table:table-cell table:style-name="ce61" office:value-type="string">
            <text:p>{"urls":[],"hashtags":[{"text":"Graz","indices":[19,24]}],"user_mentions":[{"id":165145468,"name":"Andreas Förster","indices":[3,17],"screen_name":"andi_foerster","id_str":"165145468"},{"id":116483016,"name":"Barcamp Graz","indices":[36,43],"screen_name":"bcgraz","id_str":"116483016"}]}</text:p>
          </table:table-cell>
        </table:table-row>
        <table:table-row table:style-name="ro20">
          <table:table-cell table:style-name="ce58" office:value-type="string">
            <text:p>316954981754359808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RT @andi_foerster: #Graz People: at @bcgraz this year, there’ll be a hackspace incl. a 3d printer for you to tinker with. http://t.co/nv ...</text:p>
          </table:table-cell>
          <table:table-cell table:style-name="ce59" office:value-type="string">
            <text:p>Wed Mar 27 16:48:51 +0000 2013</text:p>
          </table:table-cell>
          <table:table-cell table:style-name="ce60" office:value-type="float" office:value="41360.700590277775">
            <text:p>3/27/2013 16:48:5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seesmic.com/" rel="nofollow"&gt;Seesmi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6">
            <text:p>566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6954981754359808</text:p>
          </table:table-cell>
          <table:table-cell table:style-name="ce61" office:value-type="string">
            <text:p>{"urls":[],"hashtags":[{"text":"Graz","indices":[19,24]}],"user_mentions":[{"id":165145468,"name":"Andreas Förster","indices":[3,17],"screen_name":"andi_foerster","id_str":"165145468"},{"id":116483016,"name":"Barcamp Graz","indices":[36,43],"screen_name":"bcgraz","id_str":"116483016"}]}</text:p>
          </table:table-cell>
        </table:table-row>
        <table:table-row table:style-name="ro23">
          <table:table-cell table:style-name="ce58" office:value-type="string">
            <text:p>316948850403323904</text:p>
          </table:table-cell>
          <table:table-cell table:style-name="ce59" office:value-type="string">
            <text:p>andi_foerster</text:p>
          </table:table-cell>
          <table:table-cell table:style-name="ce59" office:value-type="string">
            <text:p>#Graz People: at @bcgraz this year, there’ll be a hackspace incl. a 3d printer for you to tinker with. http://t.co/nv5egfWymG</text:p>
          </table:table-cell>
          <table:table-cell table:style-name="ce59" office:value-type="string">
            <text:p>Wed Mar 27 16:24:29 +0000 2013</text:p>
          </table:table-cell>
          <table:table-cell table:style-name="ce60" office:value-type="float" office:value="41360.68366898148">
            <text:p>3/27/2013 16:24:29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65145468">
            <text:p>165145468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1891795149/muffin_normal.jpg</text:p>
          </table:table-cell>
          <table:table-cell table:style-name="ce59" office:value-type="float" office:value="228">
            <text:p>228</text:p>
          </table:table-cell>
          <table:table-cell table:style-name="ce59" office:value-type="float" office:value="308">
            <text:p>30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andi_foerster/statuses/316948850403323904</text:p>
          </table:table-cell>
          <table:table-cell table:style-name="ce61" office:value-type="string">
            <text:p>{"urls":[{"expanded_url":"http://barcamp-graz.at/information/werkstadt-basteln-und-diy/","indices":[103,125],"display_url":"barcamp-graz.at/information/we\u2026","url":"http://t.co/nv5egfWymG"}],"hashtags":[{"text":"Graz","indices":[0,5]}],"user_mentions":[{"id":116483016,"name":"Barcamp Graz","indices":[17,24],"screen_name":"bcgraz","id_str":"116483016"}]}</text:p>
          </table:table-cell>
        </table:table-row>
        <table:table-row table:style-name="ro23">
          <table:table-cell table:style-name="ce58" office:value-type="string">
            <text:p>316894586658250752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Nicht vergessen, für das BarCamp Graz anzumelden, damit ihr auch ein T-Shirt bekommt. http://t.co/fDpOpAwvsC #bcg13</text:p>
          </table:table-cell>
          <table:table-cell table:style-name="ce59" office:value-type="string">
            <text:p>Wed Mar 27 12:48:51 +0000 2013</text:p>
          </table:table-cell>
          <table:table-cell table:style-name="ce60" office:value-type="float" office:value="41360.53392361111">
            <text:p>3/27/2013 12:48:5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23">
            <text:p>323</text:p>
          </table:table-cell>
          <table:table-cell table:style-name="ce59" office:value-type="float" office:value="206">
            <text:p>20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6894586658250752</text:p>
          </table:table-cell>
          <table:table-cell table:style-name="ce61" office:value-type="string">
            <text:p>{"urls":[{"expanded_url":"http://barcamp-graz.at/anmeldung/","indices":[86,108],"display_url":"barcamp-graz.at/anmeldung/","url":"http://t.co/fDpOpAwvsC"}],"hashtags":[{"text":"bcg13","indices":[109,115]}],"user_mentions":[]}</text:p>
          </table:table-cell>
        </table:table-row>
        <table:table-row table:style-name="ro24">
          <table:table-cell table:style-name="ce58" office:value-type="string">
            <text:p>316882381963411456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OpenStreetMap ist bei werk.stadt am BarCamp mit dabei: Raus gehen, GPS Daten aufnehmen und in Karte eintragen. #bcg13 //cc @osmgraz @bcgraz</text:p>
          </table:table-cell>
          <table:table-cell table:style-name="ce59" office:value-type="string">
            <text:p>Wed Mar 27 12:00:21 +0000 2013</text:p>
          </table:table-cell>
          <table:table-cell table:style-name="ce60" office:value-type="float" office:value="41360.500243055554">
            <text:p>3/27/2013 12:00:2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23">
            <text:p>323</text:p>
          </table:table-cell>
          <table:table-cell table:style-name="ce59" office:value-type="float" office:value="206">
            <text:p>20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6882381963411456</text:p>
          </table:table-cell>
          <table:table-cell table:style-name="ce61" office:value-type="string">
            <text:p>{"urls":[],"hashtags":[{"text":"bcg13","indices":[111,117]}],"user_mentions":[{"id":388756273,"name":"osmgraz","indices":[123,131],"screen_name":"osmgraz","id_str":"388756273"},{"id":116483016,"name":"Barcamp Graz","indices":[132,139],"screen_name":"bcgraz","id_str":"116483016"}]}</text:p>
          </table:table-cell>
        </table:table-row>
        <table:table-row table:style-name="ro22">
          <table:table-cell table:style-name="ce58" office:value-type="string">
            <text:p>316842581650714625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lloreene was gibts da zu überlegen? ;-) #bcg13</text:p>
          </table:table-cell>
          <table:table-cell table:style-name="ce59" office:value-type="string">
            <text:p>Wed Mar 27 09:22:12 +0000 2013</text:p>
          </table:table-cell>
          <table:table-cell table:style-name="ce60" office:value-type="float" office:value="41360.39041666666">
            <text:p>3/27/2013 9:22:1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3168339">
            <text:p>53168339</text:p>
          </table:table-cell>
          <table:table-cell table:style-name="ce59" office:value-type="string">
            <text:p>lloreene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1682753078928179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55">
            <text:p>855</text:p>
          </table:table-cell>
          <table:table-cell table:style-name="ce59" office:value-type="float" office:value="573">
            <text:p>57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6842581650714625</text:p>
          </table:table-cell>
          <table:table-cell table:style-name="ce61" office:value-type="string">
            <text:p>{"urls":[],"hashtags":[{"text":"bcg13","indices":[41,47]}],"user_mentions":[{"id":53168339,"name":"lloreene","indices":[0,9],"screen_name":"lloreene","id_str":"53168339"}]}</text:p>
          </table:table-cell>
        </table:table-row>
        <table:table-row table:style-name="ro22">
          <table:table-cell table:style-name="ce58" office:value-type="string">
            <text:p>316827530789281792</text:p>
          </table:table-cell>
          <table:table-cell table:style-name="ce59" office:value-type="string">
            <text:p>lloreene</text:p>
          </table:table-cell>
          <table:table-cell table:style-name="ce59" office:value-type="string">
            <text:p>immer noch am überlegen ob #bcg13 ja oder nein. :/</text:p>
          </table:table-cell>
          <table:table-cell table:style-name="ce59" office:value-type="string">
            <text:p>Wed Mar 27 08:22:24 +0000 2013</text:p>
          </table:table-cell>
          <table:table-cell table:style-name="ce60" office:value-type="float" office:value="41360.34888888889">
            <text:p>3/27/2013 8:22:2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3168339">
            <text:p>53168339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215169392/_MG_9dwa62cax8_normal.jpg</text:p>
          </table:table-cell>
          <table:table-cell table:style-name="ce59" office:value-type="float" office:value="1333">
            <text:p>1333</text:p>
          </table:table-cell>
          <table:table-cell table:style-name="ce59" office:value-type="float" office:value="1242">
            <text:p>124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loreene/statuses/316827530789281792</text:p>
          </table:table-cell>
          <table:table-cell table:style-name="ce61" office:value-type="string">
            <text:p>{"urls":[],"hashtags":[{"text":"bcg13","indices":[27,33]}],"user_mentions":[]}</text:p>
          </table:table-cell>
        </table:table-row>
        <table:table-row table:style-name="ro24">
          <table:table-cell table:style-name="ce58" office:value-type="string">
            <text:p>316821712811462656</text:p>
          </table:table-cell>
          <table:table-cell table:style-name="ce59" office:value-type="string">
            <text:p>Bonuspunkt</text:p>
          </table:table-cell>
          <table:table-cell table:style-name="ce59" office:value-type="string">
            <text:p>RT @tiefenb: Will nicht jemand soetwas in Graz veranstalten? http://t.co/JVLZKNYC9i /cc @bcgraz @SpektralGraz @murdelta @stefankasberger</text:p>
          </table:table-cell>
          <table:table-cell table:style-name="ce59" office:value-type="string">
            <text:p>Wed Mar 27 07:59:17 +0000 2013</text:p>
          </table:table-cell>
          <table:table-cell table:style-name="ce60" office:value-type="float" office:value="41360.33283564814">
            <text:p>3/27/2013 7:59:1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5113668">
            <text:p>4511366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395956526/bonusLogo_normal.jpg</text:p>
          </table:table-cell>
          <table:table-cell table:style-name="ce59" office:value-type="float" office:value="31">
            <text:p>31</text:p>
          </table:table-cell>
          <table:table-cell table:style-name="ce59" office:value-type="float" office:value="63">
            <text:p>6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onuspunkt/statuses/316821712811462656</text:p>
          </table:table-cell>
          <table:table-cell table:style-name="ce61" office:value-type="string">
            <text:p>{"urls":[{"expanded_url":"http://summerofdrones.com","indices":[61,83],"display_url":"summerofdrones.com","url":"http://t.co/JVLZKNYC9i"}],"hashtags":[],"user_mentions":[{"id":19359002,"name":"Markus Tiefenbacher","indices":[3,11],"screen_name":"tiefenb","id_str":"19359002"},{"id":116483016,"name":"Barcamp Graz","indices":[88,95],"screen_name":"bcgraz","id_str":"116483016"},{"id":424945270,"name":"Spektral Graz","indices":[96,109],"screen_name":"SpektralGraz","id_str":"424945270"},{"id":14982842,"name":"marc","indices":[110,119],"screen_name":"murdelta","id_str":"14982842"},{"id":42329259,"name":"Stefan Kasberger","indices":[120,136],"screen_name":"stefankasberger","id_str":"42329259"}]}</text:p>
          </table:table-cell>
        </table:table-row>
        <table:table-row table:style-name="ro24">
          <table:table-cell table:style-name="ce58" office:value-type="string">
            <text:p>316807017106903041</text:p>
          </table:table-cell>
          <table:table-cell table:style-name="ce59" office:value-type="string">
            <text:p>tiefenb</text:p>
          </table:table-cell>
          <table:table-cell table:style-name="ce59" office:value-type="string">
            <text:p>Will nicht jemand soetwas in Graz veranstalten? http://t.co/JVLZKNYC9i /cc @bcgraz @SpektralGraz @murdelta @stefankasberger</text:p>
          </table:table-cell>
          <table:table-cell table:style-name="ce59" office:value-type="string">
            <text:p>Wed Mar 27 07:00:53 +0000 2013</text:p>
          </table:table-cell>
          <table:table-cell table:style-name="ce60" office:value-type="float" office:value="41360.29228009259">
            <text:p>3/27/2013 7:00:5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9359002">
            <text:p>19359002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160081491/94887f67debb576aa57c07bab06111d2_normal.jpeg</text:p>
          </table:table-cell>
          <table:table-cell table:style-name="ce59" office:value-type="float" office:value="207">
            <text:p>207</text:p>
          </table:table-cell>
          <table:table-cell table:style-name="ce59" office:value-type="float" office:value="317">
            <text:p>3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iefenb/statuses/316807017106903041</text:p>
          </table:table-cell>
          <table:table-cell table:style-name="ce61" office:value-type="string">
            <text:p>{"urls":[{"expanded_url":"http://summerofdrones.com","indices":[48,70],"display_url":"summerofdrones.com","url":"http://t.co/JVLZKNYC9i"}],"hashtags":[],"user_mentions":[{"id":116483016,"name":"Barcamp Graz","indices":[75,82],"screen_name":"bcgraz","id_str":"116483016"},{"id":424945270,"name":"Spektral Graz","indices":[83,96],"screen_name":"SpektralGraz","id_str":"424945270"},{"id":14982842,"name":"marc","indices":[97,106],"screen_name":"murdelta","id_str":"14982842"},{"id":42329259,"name":"Stefan Kasberger","indices":[107,123],"screen_name":"stefankasberger","id_str":"42329259"}]}</text:p>
          </table:table-cell>
        </table:table-row>
        <table:table-row table:style-name="ro25">
          <table:table-cell table:style-name="ce58" office:value-type="string">
            <text:p>316638030255505408</text:p>
          </table:table-cell>
          <table:table-cell table:style-name="ce59" office:value-type="string">
            <text:p>yoad1</text:p>
          </table:table-cell>
          <table:table-cell table:style-name="ce59" office:value-type="string">
            <text:p>RT @UnconventOilGas: How far does the #Bakken #oil field stretch? http://t.co/mkuiAAWh8s #BCG13</text:p>
          </table:table-cell>
          <table:table-cell table:style-name="ce59" office:value-type="string">
            <text:p>Tue Mar 26 19:49:23 +0000 2013</text:p>
          </table:table-cell>
          <table:table-cell table:style-name="ce60" office:value-type="float" office:value="41359.825960648144">
            <text:p>3/26/2013 19:49:2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7810105">
            <text:p>17810105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6907658/Seismic-3_normal.jpg</text:p>
          </table:table-cell>
          <table:table-cell table:style-name="ce59" office:value-type="float" office:value="419">
            <text:p>419</text:p>
          </table:table-cell>
          <table:table-cell table:style-name="ce59" office:value-type="float" office:value="225">
            <text:p>225</text:p>
          </table:table-cell>
          <table:table-cell table:style-name="ce59" office:value-type="float" office:value="-21600">
            <text:p>-21600</text:p>
          </table:table-cell>
          <table:table-cell table:style-name="ce59" office:value-type="string">
            <text:p>http://twitter.com/yoad1/statuses/316638030255505408</text:p>
          </table:table-cell>
          <table:table-cell table:style-name="ce61" office:value-type="string">
            <text:p>{"urls":[{"expanded_url":"http://bit.ly/Y89MAp","indices":[66,88],"display_url":"bit.ly/Y89MAp","url":"http://t.co/mkuiAAWh8s"}],"hashtags":[{"text":"Bakken","indices":[38,45]},{"text":"oil","indices":[46,50]},{"text":"BCG13","indices":[89,95]}],"user_mentions":[{"id":226505333,"name":"Oil\u0026GasInnovation","indices":[3,19],"screen_name":"UnconventOilGas","id_str":"226505333"}]}</text:p>
          </table:table-cell>
        </table:table-row>
        <table:table-row table:style-name="ro25">
          <table:table-cell table:style-name="ce58" office:value-type="string">
            <text:p>316599358504189952</text:p>
          </table:table-cell>
          <table:table-cell table:style-name="ce59" office:value-type="string">
            <text:p>MagicHerb</text:p>
          </table:table-cell>
          <table:table-cell table:style-name="ce59" office:value-type="string">
            <text:p>RT @bcgraz: RT @Motweet: Hättet Ihr gerne Kinderbetreuung beim #bcg13 ? Meldet Euch, bitte!</text:p>
          </table:table-cell>
          <table:table-cell table:style-name="ce59" office:value-type="string">
            <text:p>Tue Mar 26 17:15:43 +0000 2013</text:p>
          </table:table-cell>
          <table:table-cell table:style-name="ce60" office:value-type="float" office:value="41359.719247685185">
            <text:p>3/26/2013 17:15:4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007161">
            <text:p>2007161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408422077/b042aeb93e4099b6b7fec907f63df633_normal.png</text:p>
          </table:table-cell>
          <table:table-cell table:style-name="ce59" office:value-type="float" office:value="653">
            <text:p>653</text:p>
          </table:table-cell>
          <table:table-cell table:style-name="ce59" office:value-type="float" office:value="791">
            <text:p>791</text:p>
          </table:table-cell>
          <table:table-cell table:style-name="ce59" office:value-type="float" office:value="12600">
            <text:p>12600</text:p>
          </table:table-cell>
          <table:table-cell table:style-name="ce59" office:value-type="string">
            <text:p>http://twitter.com/MagicHerb/statuses/316599358504189952</text:p>
          </table:table-cell>
          <table:table-cell table:style-name="ce61" office:value-type="string">
            <text:p>{"urls":[],"hashtags":[{"text":"bcg13","indices":[63,69]}],"user_mentions":[{"id":116483016,"name":"Barcamp Graz","indices":[3,10],"screen_name":"bcgraz","id_str":"116483016"},{"id":18605696,"name":"Motweet","indices":[15,23],"screen_name":"Motweet","id_str":"18605696"}]}</text:p>
          </table:table-cell>
        </table:table-row>
        <table:table-row table:style-name="ro25">
          <table:table-cell table:style-name="ce58" office:value-type="string">
            <text:p>316596016671498240</text:p>
          </table:table-cell>
          <table:table-cell table:style-name="ce59" office:value-type="string">
            <text:p>V3RR_</text:p>
          </table:table-cell>
          <table:table-cell table:style-name="ce59" office:value-type="string">
            <text:p>RT @bcgraz: RT @Motweet: Hättet Ihr gerne Kinderbetreuung beim #bcg13 ? Meldet Euch, bitte!</text:p>
          </table:table-cell>
          <table:table-cell table:style-name="ce59" office:value-type="string">
            <text:p>Tue Mar 26 17:02:27 +0000 2013</text:p>
          </table:table-cell>
          <table:table-cell table:style-name="ce60" office:value-type="float" office:value="41359.71003472222">
            <text:p>3/26/2013 17:02:2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58114648">
            <text:p>558114648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147626704/avatar1_normal.jpg</text:p>
          </table:table-cell>
          <table:table-cell table:style-name="ce59" office:value-type="float" office:value="150">
            <text:p>150</text:p>
          </table:table-cell>
          <table:table-cell table:style-name="ce59" office:value-type="float" office:value="177">
            <text:p>17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V3RR_/statuses/316596016671498240</text:p>
          </table:table-cell>
          <table:table-cell table:style-name="ce61" office:value-type="string">
            <text:p>{"urls":[],"hashtags":[{"text":"bcg13","indices":[63,69]}],"user_mentions":[{"id":116483016,"name":"Barcamp Graz","indices":[3,10],"screen_name":"bcgraz","id_str":"116483016"},{"id":18605696,"name":"Motweet","indices":[15,23],"screen_name":"Motweet","id_str":"18605696"}]}</text:p>
          </table:table-cell>
        </table:table-row>
        <table:table-row table:style-name="ro23">
          <table:table-cell table:style-name="ce58" office:value-type="string">
            <text:p>316593418929332224</text:p>
          </table:table-cell>
          <table:table-cell table:style-name="ce59" office:value-type="string">
            <text:p>_Bernhard</text:p>
          </table:table-cell>
          <table:table-cell table:style-name="ce59" office:value-type="string">
            <text:p>RT @bcgraz: Noch 1 Monat bis zum Barcamp Graz 2013! Habt ihr euch schon angemeldet? http://t.co/AuQWwqhfZy #bcg13</text:p>
          </table:table-cell>
          <table:table-cell table:style-name="ce59" office:value-type="string">
            <text:p>Tue Mar 26 16:52:07 +0000 2013</text:p>
          </table:table-cell>
          <table:table-cell table:style-name="ce60" office:value-type="float" office:value="41359.70285879629">
            <text:p>3/26/2013 16:52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55502000">
            <text:p>155502000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565498784/kwjl3vuu7495w3tktzgd_normal.jpeg</text:p>
          </table:table-cell>
          <table:table-cell table:style-name="ce59" office:value-type="float" office:value="159">
            <text:p>159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_Bernhard/statuses/316593418929332224</text:p>
          </table:table-cell>
          <table:table-cell table:style-name="ce61" office:value-type="string">
            <text:p>{"urls":[{"expanded_url":"http://barcamp-graz.at/anmeldung","indices":[84,106],"display_url":"barcamp-graz.at/anmeldung","url":"http://t.co/AuQWwqhfZy"}],"hashtags":[{"text":"bcg13","indices":[107,113]}],"user_mentions":[{"id":116483016,"name":"Barcamp Graz","indices":[3,10],"screen_name":"bcgraz","id_str":"116483016"}]}</text:p>
          </table:table-cell>
        </table:table-row>
        <table:table-row table:style-name="ro25">
          <table:table-cell table:style-name="ce58" office:value-type="string">
            <text:p>316577331550507010</text:p>
          </table:table-cell>
          <table:table-cell table:style-name="ce59" office:value-type="string">
            <text:p>KratosCleanEner</text:p>
          </table:table-cell>
          <table:table-cell table:style-name="ce59" office:value-type="string">
            <text:p>RT @UnconventOilGas: How far does the Bakken Oil Field stretch? http://t.co/aYk4RYB5D8 #BCG13</text:p>
          </table:table-cell>
          <table:table-cell table:style-name="ce59" office:value-type="string">
            <text:p>Tue Mar 26 15:48:12 +0000 2013</text:p>
          </table:table-cell>
          <table:table-cell table:style-name="ce60" office:value-type="float" office:value="41359.65847222222">
            <text:p>3/26/2013 15:48:1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292056975">
            <text:p>1292056975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419527844/fe87b4b8290c456bcb883046e66ab7ad_normal.jpeg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53">
            <text:p>53</text:p>
          </table:table-cell>
          <table:table-cell table:style-name="ce59"/>
          <table:table-cell table:style-name="ce59" office:value-type="string">
            <text:p>http://twitter.com/KratosCleanEner/statuses/316577331550507010</text:p>
          </table:table-cell>
          <table:table-cell table:style-name="ce61" office:value-type="string">
            <text:p>{"urls":[{"expanded_url":"http://bit.ly/Y89MAp","indices":[64,86],"display_url":"bit.ly/Y89MAp","url":"http://t.co/aYk4RYB5D8"}],"hashtags":[{"text":"BCG13","indices":[87,93]}],"user_mentions":[{"id":226505333,"name":"Oil\u0026GasInnovation","indices":[3,19],"screen_name":"UnconventOilGas","id_str":"226505333"}]}</text:p>
          </table:table-cell>
        </table:table-row>
        <table:table-row table:style-name="ro23">
          <table:table-cell table:style-name="ce58" office:value-type="string">
            <text:p>316571897527689218</text:p>
          </table:table-cell>
          <table:table-cell table:style-name="ce59" office:value-type="string">
            <text:p>CKoaser</text:p>
          </table:table-cell>
          <table:table-cell table:style-name="ce59" office:value-type="string">
            <text:p>RT @bcgraz: Noch 1 Monat bis zum Barcamp Graz 2013! Habt ihr euch schon angemeldet? http://t.co/AuQWwqhfZy #bcg13</text:p>
          </table:table-cell>
          <table:table-cell table:style-name="ce59" office:value-type="string">
            <text:p>Tue Mar 26 15:26:36 +0000 2013</text:p>
          </table:table-cell>
          <table:table-cell table:style-name="ce60" office:value-type="float" office:value="41359.64347222222">
            <text:p>3/26/2013 15:26:3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0225660">
            <text:p>80225660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455455347/zeichnung_normal.jpg</text:p>
          </table:table-cell>
          <table:table-cell table:style-name="ce59" office:value-type="float" office:value="43">
            <text:p>43</text:p>
          </table:table-cell>
          <table:table-cell table:style-name="ce59" office:value-type="float" office:value="173">
            <text:p>173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CKoaser/statuses/316571897527689218</text:p>
          </table:table-cell>
          <table:table-cell table:style-name="ce61" office:value-type="string">
            <text:p>{"urls":[{"expanded_url":"http://barcamp-graz.at/anmeldung","indices":[84,106],"display_url":"barcamp-graz.at/anmeldung","url":"http://t.co/AuQWwqhfZy"}],"hashtags":[{"text":"bcg13","indices":[107,113]}],"user_mentions":[{"id":116483016,"name":"Barcamp Graz","indices":[3,10],"screen_name":"bcgraz","id_str":"116483016"}]}</text:p>
          </table:table-cell>
        </table:table-row>
        <table:table-row table:style-name="ro25">
          <table:table-cell table:style-name="ce58" office:value-type="string">
            <text:p>316571487077281792</text:p>
          </table:table-cell>
          <table:table-cell table:style-name="ce59" office:value-type="string">
            <text:p>nordwind2</text:p>
          </table:table-cell>
          <table:table-cell table:style-name="ce59" office:value-type="string">
            <text:p>@bcgraz bitte auch laut und deutlich auf der Webseite ankündigen, dass es Kinderbetreuung gibt!</text:p>
          </table:table-cell>
          <table:table-cell table:style-name="ce59" office:value-type="string">
            <text:p>Tue Mar 26 15:24:58 +0000 2013</text:p>
          </table:table-cell>
          <table:table-cell table:style-name="ce60" office:value-type="float" office:value="41359.64233796296">
            <text:p>3/26/2013 15:24:58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84269801">
            <text:p>8426980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324038487/BrigitteK_normal.jpg</text:p>
          </table:table-cell>
          <table:table-cell table:style-name="ce59" office:value-type="float" office:value="133">
            <text:p>133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ordwind2/statuses/316571487077281792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]}</text:p>
          </table:table-cell>
        </table:table-row>
        <table:table-row table:style-name="ro23">
          <table:table-cell table:style-name="ce58" office:value-type="string">
            <text:p>316571161876103170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RT @bcgraz: Noch 1 Monat bis zum Barcamp Graz 2013! Habt ihr euch schon angemeldet? http://t.co/AuQWwqhfZy #bcg13</text:p>
          </table:table-cell>
          <table:table-cell table:style-name="ce59" office:value-type="string">
            <text:p>Tue Mar 26 15:23:41 +0000 2013</text:p>
          </table:table-cell>
          <table:table-cell table:style-name="ce60" office:value-type="float" office:value="41359.641446759255">
            <text:p>3/26/2013 15:23:4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49">
            <text:p>249</text:p>
          </table:table-cell>
          <table:table-cell table:style-name="ce59" office:value-type="float" office:value="235">
            <text:p>23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6571161876103170</text:p>
          </table:table-cell>
          <table:table-cell table:style-name="ce61" office:value-type="string">
            <text:p>{"urls":[{"expanded_url":"http://barcamp-graz.at/anmeldung","indices":[84,106],"display_url":"barcamp-graz.at/anmeldung","url":"http://t.co/AuQWwqhfZy"}],"hashtags":[{"text":"bcg13","indices":[107,113]}],"user_mentions":[{"id":116483016,"name":"Barcamp Graz","indices":[3,10],"screen_name":"bcgraz","id_str":"116483016"}]}</text:p>
          </table:table-cell>
        </table:table-row>
        <table:table-row table:style-name="ro25">
          <table:table-cell table:style-name="ce58" office:value-type="string">
            <text:p>316569331133734914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Noch 1 Monat bis zum Barcamp Graz 2013! Habt ihr euch schon angemeldet? http://t.co/AuQWwqhfZy #bcg13</text:p>
          </table:table-cell>
          <table:table-cell table:style-name="ce59" office:value-type="string">
            <text:p>Tue Mar 26 15:16:24 +0000 2013</text:p>
          </table:table-cell>
          <table:table-cell table:style-name="ce60" office:value-type="float" office:value="41359.63638888889">
            <text:p>3/26/2013 15:16:2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seesmic.com/" rel="nofollow"&gt;Seesmi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6">
            <text:p>566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6569331133734914</text:p>
          </table:table-cell>
          <table:table-cell table:style-name="ce61" office:value-type="string">
            <text:p>{"urls":[{"expanded_url":"http://barcamp-graz.at/anmeldung","indices":[72,94],"display_url":"barcamp-graz.at/anmeldung","url":"http://t.co/AuQWwqhfZy"}],"hashtags":[{"text":"bcg13","indices":[95,101]}],"user_mentions":[]}</text:p>
          </table:table-cell>
        </table:table-row>
        <table:table-row table:style-name="ro21">
          <table:table-cell table:style-name="ce58" office:value-type="string">
            <text:p>316496947051638784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How far does the Bakken Oil Field stretch? http://t.co/aYk4RYB5D8 #BCG13</text:p>
          </table:table-cell>
          <table:table-cell table:style-name="ce59" office:value-type="string">
            <text:p>Tue Mar 26 10:28:47 +0000 2013</text:p>
          </table:table-cell>
          <table:table-cell table:style-name="ce60" office:value-type="float" office:value="41359.43665509259">
            <text:p>3/26/2013 10:28:4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351">
            <text:p>2351</text:p>
          </table:table-cell>
          <table:table-cell table:style-name="ce59" office:value-type="float" office:value="631">
            <text:p>631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6496947051638784</text:p>
          </table:table-cell>
          <table:table-cell table:style-name="ce61" office:value-type="string">
            <text:p>{"urls":[{"expanded_url":"http://bit.ly/Y89MAp","indices":[43,65],"display_url":"bit.ly/Y89MAp","url":"http://t.co/aYk4RYB5D8"}],"hashtags":[{"text":"BCG13","indices":[66,72]}],"user_mentions":[]}</text:p>
          </table:table-cell>
        </table:table-row>
        <table:table-row table:style-name="ro25">
          <table:table-cell table:style-name="ce58" office:value-type="string">
            <text:p>316496562211676160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#Bakken Contender for US #Oil Drilling Crown via CNBC news http://t.co/aYk4RYB5D8 #BCG13</text:p>
          </table:table-cell>
          <table:table-cell table:style-name="ce59" office:value-type="string">
            <text:p>Tue Mar 26 10:27:15 +0000 2013</text:p>
          </table:table-cell>
          <table:table-cell table:style-name="ce60" office:value-type="float" office:value="41359.435590277775">
            <text:p>3/26/2013 10:27:1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351">
            <text:p>2351</text:p>
          </table:table-cell>
          <table:table-cell table:style-name="ce59" office:value-type="float" office:value="631">
            <text:p>631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6496562211676160</text:p>
          </table:table-cell>
          <table:table-cell table:style-name="ce61" office:value-type="string">
            <text:p>{"urls":[{"expanded_url":"http://bit.ly/Y89MAp","indices":[59,81],"display_url":"bit.ly/Y89MAp","url":"http://t.co/aYk4RYB5D8"}],"hashtags":[{"text":"Bakken","indices":[0,7]},{"text":"Oil","indices":[25,29]},{"text":"BCG13","indices":[82,88]}],"user_mentions":[]}</text:p>
          </table:table-cell>
        </table:table-row>
        <table:table-row table:style-name="ro20">
          <table:table-cell table:style-name="ce58" office:value-type="string">
            <text:p>316119508534312961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RT @bcgraz: Es gibt bereits die ersten werk.stadt Projekte zu verkünden: http://t.co/qXmy35FwCb Wir freuen uns über mehr davon! #werksta ...</text:p>
          </table:table-cell>
          <table:table-cell table:style-name="ce59" office:value-type="string">
            <text:p>Mon Mar 25 09:28:58 +0000 2013</text:p>
          </table:table-cell>
          <table:table-cell table:style-name="ce60" office:value-type="float" office:value="41358.395115740735">
            <text:p>3/25/2013 9:28:5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22">
            <text:p>322</text:p>
          </table:table-cell>
          <table:table-cell table:style-name="ce59" office:value-type="float" office:value="206">
            <text:p>20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6119508534312961</text:p>
          </table:table-cell>
          <table:table-cell table:style-name="ce61" office:value-type="string">
            <text:p>{"urls":[{"expanded_url":"http://barcamp-graz.at/information/werkstadt-basteln-und-diy/","indices":[73,95],"display_url":"barcamp-graz.at/information/we\u2026","url":"http://t.co/qXmy35FwCb"}],"hashtags":[{"text":"werksta","indices":[128,136]}],"user_mentions":[{"id":116483016,"name":"Barcamp Graz","indices":[3,10],"screen_name":"bcgraz","id_str":"116483016"}]}</text:p>
          </table:table-cell>
        </table:table-row>
        <table:table-row table:style-name="ro22">
          <table:table-cell table:style-name="ce58" office:value-type="string">
            <text:p>315528622893060096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@heinz Gibts nun schon einen Termin? #bcg13</text:p>
          </table:table-cell>
          <table:table-cell table:style-name="ce59" office:value-type="string">
            <text:p>Sat Mar 23 18:21:00 +0000 2013</text:p>
          </table:table-cell>
          <table:table-cell table:style-name="ce60" office:value-type="float" office:value="41356.76458333333">
            <text:p>3/23/2013 18:21:0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368561">
            <text:p>1368561</text:p>
          </table:table-cell>
          <table:table-cell table:style-name="ce59" office:value-type="string">
            <text:p>heinz</text:p>
          </table:table-cell>
          <table:table-cell table:style-name="ce59" office:value-type="float" office:value="15242920">
            <text:p>15242920</text:p>
          </table:table-cell>
          <table:table-cell table:style-name="ce59" office:value-type="string">
            <text:p>314861655681032193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49">
            <text:p>249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5528622893060096</text:p>
          </table:table-cell>
          <table:table-cell table:style-name="ce61" office:value-type="string">
            <text:p>{"urls":[],"hashtags":[{"text":"bcg13","indices":[37,43]}],"user_mentions":[{"id":1368561,"name":"Heinz Wittenbrink","indices":[0,6],"screen_name":"heinz","id_str":"1368561"}]}</text:p>
          </table:table-cell>
        </table:table-row>
        <table:table-row table:style-name="ro25">
          <table:table-cell table:style-name="ce58" office:value-type="string">
            <text:p>315447669336207360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@googlehupferl Kommst übrigens zum Barcamp nach #Graz? #bcg13 - http://t.co/wyGy15JF9q</text:p>
          </table:table-cell>
          <table:table-cell table:style-name="ce59" office:value-type="string">
            <text:p>Sat Mar 23 12:59:19 +0000 2013</text:p>
          </table:table-cell>
          <table:table-cell table:style-name="ce60" office:value-type="float" office:value="41356.541192129625">
            <text:p>3/23/2013 12:59:1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2166320">
            <text:p>52166320</text:p>
          </table:table-cell>
          <table:table-cell table:style-name="ce59" office:value-type="string">
            <text:p>googlehupferl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315447148546236417</text:p>
          </table:table-cell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74">
            <text:p>1174</text:p>
          </table:table-cell>
          <table:table-cell table:style-name="ce59" office:value-type="float" office:value="494">
            <text:p>4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15447669336207360</text:p>
          </table:table-cell>
          <table:table-cell table:style-name="ce61" office:value-type="string">
            <text:p>{"urls":[{"expanded_url":"http://barcamp-graz.at/","indices":[64,86],"display_url":"barcamp-graz.at","url":"http://t.co/wyGy15JF9q"}],"hashtags":[{"text":"Graz","indices":[48,53]},{"text":"bcg13","indices":[55,61]}],"user_mentions":[{"id":52166320,"name":"googlehupferl","indices":[0,14],"screen_name":"googlehupferl","id_str":"52166320"}]}</text:p>
          </table:table-cell>
        </table:table-row>
        <table:table-row table:style-name="ro22">
          <table:table-cell table:style-name="ce58" office:value-type="string">
            <text:p>315442763476918272</text:p>
          </table:table-cell>
          <table:table-cell table:style-name="ce59" office:value-type="string">
            <text:p>freefrosch</text:p>
          </table:table-cell>
          <table:table-cell table:style-name="ce59" office:value-type="string">
            <text:p>@ichbinterrorist ich fahre zum @bcgraz zum Beispiel :)</text:p>
          </table:table-cell>
          <table:table-cell table:style-name="ce59" office:value-type="string">
            <text:p>Sat Mar 23 12:39:50 +0000 2013</text:p>
          </table:table-cell>
          <table:table-cell table:style-name="ce60" office:value-type="float" office:value="41356.527662037035">
            <text:p>3/23/2013 12:39:5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45543175">
            <text:p>245543175</text:p>
          </table:table-cell>
          <table:table-cell table:style-name="ce59" office:value-type="string">
            <text:p>ichbinterrorist</text:p>
          </table:table-cell>
          <table:table-cell table:style-name="ce59" office:value-type="float" office:value="866376594">
            <text:p>866376594</text:p>
          </table:table-cell>
          <table:table-cell table:style-name="ce59" office:value-type="string">
            <text:p>315231291375230976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691318895/ff40f621a513a05fea222d01ed4b1c64_normal.jpeg</text:p>
          </table:table-cell>
          <table:table-cell table:style-name="ce59" office:value-type="float" office:value="120">
            <text:p>120</text:p>
          </table:table-cell>
          <table:table-cell table:style-name="ce59" office:value-type="float" office:value="83">
            <text:p>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reefrosch/statuses/315442763476918272</text:p>
          </table:table-cell>
          <table:table-cell table:style-name="ce61" office:value-type="string">
            <text:p>{"urls":[],"hashtags":[],"user_mentions":[{"id":245543175,"name":"Neuromancer","indices":[0,16],"screen_name":"ichbinterrorist","id_str":"245543175"},{"id":116483016,"name":"Barcamp Graz","indices":[31,38],"screen_name":"bcgraz","id_str":"116483016"}]}</text:p>
          </table:table-cell>
        </table:table-row>
        <table:table-row table:style-name="ro20">
          <table:table-cell table:style-name="ce58" office:value-type="string">
            <text:p>315249092341141504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RT @CarFreiTag: @kigo @der_gregor @mahriah @sigi_maurer @freefrosch @bcgraz Wow - das wird großartig! :-) #bcg13</text:p>
          </table:table-cell>
          <table:table-cell table:style-name="ce59" office:value-type="string">
            <text:p>Fri Mar 22 23:50:15 +0000 2013</text:p>
          </table:table-cell>
          <table:table-cell table:style-name="ce60" office:value-type="float" office:value="41355.99322916666">
            <text:p>3/22/2013 23:50:1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tweedleapp.com/" rel="nofollow"&gt; Tweedle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3">
            <text:p>563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5249092341141504</text:p>
          </table:table-cell>
          <table:table-cell table:style-name="ce61" office:value-type="string">
            <text:p>{"urls":[],"hashtags":[{"text":"bcg13","indices":[106,112]}],"user_mentions":[{"id":21125553,"name":"CarFreiTag","indices":[3,14],"screen_name":"CarFreiTag","id_str":"21125553"},{"id":14305608,"name":"Meral Akin-Hecke","indices":[16,21],"screen_name":"kigo","id_str":"14305608"},{"id":58761933,"name":"Gregor","indices":[22,33],"screen_name":"Der_Gregor","id_str":"58761933"},{"id":16851334,"name":"Mahriah","indices":[34,42],"screen_name":"Mahriah","id_str":"16851334"},{"id":22000071,"name":"Sigi Maurer","indices":[43,55],"screen_name":"sigi_maurer","id_str":"22000071"},{"id":866376594,"name":"Frosch","indices":[56,67],"screen_name":"freefrosch","id_str":"866376594"},{"id":116483016,"name":"Barcamp Graz","indices":[68,75],"screen_name":"bcgraz","id_str":"116483016"}]}</text:p>
          </table:table-cell>
        </table:table-row>
        <table:table-row table:style-name="ro21">
          <table:table-cell table:style-name="ce58" office:value-type="string">
            <text:p>315243363139981312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Nicht vergessen - Barcamp! http://t.co/wyGy15JF9q #bcg13 #ANMELDEN!</text:p>
          </table:table-cell>
          <table:table-cell table:style-name="ce59" office:value-type="string">
            <text:p>Fri Mar 22 23:27:29 +0000 2013</text:p>
          </table:table-cell>
          <table:table-cell table:style-name="ce60" office:value-type="float" office:value="41355.97741898148">
            <text:p>3/22/2013 23:27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1125553">
            <text:p>21125553</text:p>
          </table:table-cell>
          <table:table-cell table:style-name="ce59"/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73">
            <text:p>1173</text:p>
          </table:table-cell>
          <table:table-cell table:style-name="ce59" office:value-type="float" office:value="493">
            <text:p>4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15243363139981312</text:p>
          </table:table-cell>
          <table:table-cell table:style-name="ce61" office:value-type="string">
            <text:p>{"urls":[{"expanded_url":"http://barcamp-graz.at/","indices":[27,49],"display_url":"barcamp-graz.at","url":"http://t.co/wyGy15JF9q"}],"hashtags":[{"text":"bcg13","indices":[50,56]},{"text":"ANMELDEN","indices":[57,66]}],"user_mentions":[]}</text:p>
          </table:table-cell>
        </table:table-row>
        <table:table-row table:style-name="ro20">
          <table:table-cell table:style-name="ce58" office:value-type="string">
            <text:p>315197882191990784</text:p>
          </table:table-cell>
          <table:table-cell table:style-name="ce59" office:value-type="string">
            <text:p>Andreas_Kovar</text:p>
          </table:table-cell>
          <table:table-cell table:style-name="ce59" office:value-type="string">
            <text:p>RT @bcgraz: Es gibt bereits die ersten werk.stadt Projekte zu verkünden: http://t.co/qXmy35FwCb Wir freuen uns über mehr davon! #werksta ...</text:p>
          </table:table-cell>
          <table:table-cell table:style-name="ce59" office:value-type="string">
            <text:p>Fri Mar 22 20:26:45 +0000 2013</text:p>
          </table:table-cell>
          <table:table-cell table:style-name="ce60" office:value-type="float" office:value="41355.85190972222">
            <text:p>3/22/2013 20:26:4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6898524">
            <text:p>146898524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764016426/Andreas_Kovar_normal.jpg</text:p>
          </table:table-cell>
          <table:table-cell table:style-name="ce59" office:value-type="float" office:value="325">
            <text:p>325</text:p>
          </table:table-cell>
          <table:table-cell table:style-name="ce59" office:value-type="float" office:value="164">
            <text:p>164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Andreas_Kovar/statuses/315197882191990784</text:p>
          </table:table-cell>
          <table:table-cell table:style-name="ce61" office:value-type="string">
            <text:p>{"urls":[{"expanded_url":"http://barcamp-graz.at/information/werkstadt-basteln-und-diy/","indices":[73,95],"display_url":"barcamp-graz.at/information/we\u2026","url":"http://t.co/qXmy35FwCb"}],"hashtags":[{"text":"werksta","indices":[128,136]}],"user_mentions":[{"id":116483016,"name":"Barcamp Graz","indices":[3,10],"screen_name":"bcgraz","id_str":"116483016"}]}</text:p>
          </table:table-cell>
        </table:table-row>
        <table:table-row table:style-name="ro23">
          <table:table-cell table:style-name="ce58" office:value-type="string">
            <text:p>315100519645474816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@kigo @der_gregor @mahriah @sigi_maurer @freefrosch @bcgraz Wow - das wird großartig! :-) #bcg13</text:p>
          </table:table-cell>
          <table:table-cell table:style-name="ce59" office:value-type="string">
            <text:p>Fri Mar 22 13:59:52 +0000 2013</text:p>
          </table:table-cell>
          <table:table-cell table:style-name="ce60" office:value-type="float" office:value="41355.583240740736">
            <text:p>3/22/2013 13:59:5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305608">
            <text:p>14305608</text:p>
          </table:table-cell>
          <table:table-cell table:style-name="ce59" office:value-type="string">
            <text:p>kigo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315066118823882754</text:p>
          </table:table-cell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70">
            <text:p>1170</text:p>
          </table:table-cell>
          <table:table-cell table:style-name="ce59" office:value-type="float" office:value="491">
            <text:p>4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15100519645474816</text:p>
          </table:table-cell>
          <table:table-cell table:style-name="ce61" office:value-type="string">
            <text:p>{"urls":[],"hashtags":[{"text":"bcg13","indices":[90,96]}],"user_mentions":[{"id":14305608,"name":"Meral Akin-Hecke","indices":[0,5],"screen_name":"kigo","id_str":"14305608"},{"id":58761933,"name":"Gregor","indices":[6,17],"screen_name":"Der_Gregor","id_str":"58761933"},{"id":16851334,"name":"Mahriah","indices":[18,26],"screen_name":"Mahriah","id_str":"16851334"},{"id":22000071,"name":"Sigi Maurer","indices":[27,39],"screen_name":"sigi_maurer","id_str":"22000071"},{"id":866376594,"name":"Frosch","indices":[40,51],"screen_name":"freefrosch","id_str":"866376594"},{"id":116483016,"name":"Barcamp Graz","indices":[52,59],"screen_name":"bcgraz","id_str":"116483016"}]}</text:p>
          </table:table-cell>
        </table:table-row>
        <table:table-row table:style-name="ro25">
          <table:table-cell table:style-name="ce58" office:value-type="string">
            <text:p>315067390494924800</text:p>
          </table:table-cell>
          <table:table-cell table:style-name="ce59" office:value-type="string">
            <text:p>kigo</text:p>
          </table:table-cell>
          <table:table-cell table:style-name="ce59" office:value-type="string">
            <text:p>@Mahriah @carfreitag @der_gregor fein, das wird ein apss mit dem @freefrosch beim @bcgraz</text:p>
          </table:table-cell>
          <table:table-cell table:style-name="ce59" office:value-type="string">
            <text:p>Fri Mar 22 11:48:14 +0000 2013</text:p>
          </table:table-cell>
          <table:table-cell table:style-name="ce60" office:value-type="float" office:value="41355.4918287037">
            <text:p>3/22/2013 11:48:1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6851334">
            <text:p>16851334</text:p>
          </table:table-cell>
          <table:table-cell table:style-name="ce59" office:value-type="string">
            <text:p>Mahriah</text:p>
          </table:table-cell>
          <table:table-cell table:style-name="ce59" office:value-type="float" office:value="14305608">
            <text:p>14305608</text:p>
          </table:table-cell>
          <table:table-cell table:style-name="ce59" office:value-type="string">
            <text:p>315066873291104257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131707552/digitalks14_meral_hafenscher_normal.jpg</text:p>
          </table:table-cell>
          <table:table-cell table:style-name="ce59" office:value-type="float" office:value="3388">
            <text:p>3388</text:p>
          </table:table-cell>
          <table:table-cell table:style-name="ce59" office:value-type="float" office:value="1613">
            <text:p>161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igo/statuses/315067390494924800</text:p>
          </table:table-cell>
          <table:table-cell table:style-name="ce61" office:value-type="string">
            <text:p>{"urls":[],"hashtags":[],"user_mentions":[{"id":16851334,"name":"Mahriah","indices":[0,8],"screen_name":"Mahriah","id_str":"16851334"},{"id":21125553,"name":"CarFreiTag","indices":[9,20],"screen_name":"CarFreiTag","id_str":"21125553"},{"id":58761933,"name":"Gregor","indices":[21,32],"screen_name":"Der_Gregor","id_str":"58761933"},{"id":866376594,"name":"Frosch","indices":[65,76],"screen_name":"freefrosch","id_str":"866376594"},{"id":116483016,"name":"Barcamp Graz","indices":[82,89],"screen_name":"bcgraz","id_str":"116483016"}]}</text:p>
          </table:table-cell>
        </table:table-row>
        <table:table-row table:style-name="ro20">
          <table:table-cell table:style-name="ce58" office:value-type="string">
            <text:p>315066873291104257</text:p>
          </table:table-cell>
          <table:table-cell table:style-name="ce59" office:value-type="string">
            <text:p>Mahriah</text:p>
          </table:table-cell>
          <table:table-cell table:style-name="ce59" office:value-type="string">
            <text:p>@CarFreiTag @kigo @Der_Gregor also der @freefrosch kommt auf jeden Fall zum @bcgraz und ich vermutlich als seine Begleitperson. #bcg13</text:p>
          </table:table-cell>
          <table:table-cell table:style-name="ce59" office:value-type="string">
            <text:p>Fri Mar 22 11:46:10 +0000 2013</text:p>
          </table:table-cell>
          <table:table-cell table:style-name="ce60" office:value-type="float" office:value="41355.490393518514">
            <text:p>3/22/2013 11:46:10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CarFreiTag</text:p>
          </table:table-cell>
          <table:table-cell table:style-name="ce59" office:value-type="float" office:value="16851334">
            <text:p>16851334</text:p>
          </table:table-cell>
          <table:table-cell table:style-name="ce59" office:value-type="string">
            <text:p>31504435227355136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191293021/7bf660990f0177d2b1ced97b674881ed_normal.jpeg</text:p>
          </table:table-cell>
          <table:table-cell table:style-name="ce59" office:value-type="float" office:value="1306">
            <text:p>1306</text:p>
          </table:table-cell>
          <table:table-cell table:style-name="ce59" office:value-type="float" office:value="556">
            <text:p>55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hriah/statuses/315066873291104257</text:p>
          </table:table-cell>
          <table:table-cell table:style-name="ce61" office:value-type="string">
            <text:p>{"urls":[],"hashtags":[{"text":"bcg13","indices":[128,134]}],"user_mentions":[{"id":21125553,"name":"CarFreiTag","indices":[0,11],"screen_name":"CarFreiTag","id_str":"21125553"},{"id":14305608,"name":"Meral Akin-Hecke","indices":[12,17],"screen_name":"kigo","id_str":"14305608"},{"id":58761933,"name":"Gregor","indices":[18,29],"screen_name":"Der_Gregor","id_str":"58761933"},{"id":866376594,"name":"Frosch","indices":[39,50],"screen_name":"freefrosch","id_str":"866376594"},{"id":116483016,"name":"Barcamp Graz","indices":[76,83],"screen_name":"bcgraz","id_str":"116483016"}]}</text:p>
          </table:table-cell>
        </table:table-row>
        <table:table-row table:style-name="ro25">
          <table:table-cell table:style-name="ce58" office:value-type="string">
            <text:p>315044352273551362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@kigo @Der_Gregor Aja - kommt ihr? Barcamp Graz? http://t.co/wyGy15JF9q #bcg13</text:p>
          </table:table-cell>
          <table:table-cell table:style-name="ce59" office:value-type="string">
            <text:p>Fri Mar 22 10:16:41 +0000 2013</text:p>
          </table:table-cell>
          <table:table-cell table:style-name="ce60" office:value-type="float" office:value="41355.428252314814">
            <text:p>3/22/2013 10:16:4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305608">
            <text:p>14305608</text:p>
          </table:table-cell>
          <table:table-cell table:style-name="ce59" office:value-type="string">
            <text:p>kigo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315040980803928064</text:p>
          </table:table-cell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69">
            <text:p>1169</text:p>
          </table:table-cell>
          <table:table-cell table:style-name="ce59" office:value-type="float" office:value="490">
            <text:p>4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15044352273551362</text:p>
          </table:table-cell>
          <table:table-cell table:style-name="ce61" office:value-type="string">
            <text:p>{"urls":[{"expanded_url":"http://barcamp-graz.at/","indices":[49,71],"display_url":"barcamp-graz.at","url":"http://t.co/wyGy15JF9q"}],"hashtags":[{"text":"bcg13","indices":[72,78]}],"user_mentions":[{"id":14305608,"name":"Meral Akin-Hecke","indices":[0,5],"screen_name":"kigo","id_str":"14305608"},{"id":58761933,"name":"Gregor","indices":[6,17],"screen_name":"Der_Gregor","id_str":"58761933"}]}</text:p>
          </table:table-cell>
        </table:table-row>
        <table:table-row table:style-name="ro23">
          <table:table-cell table:style-name="ce58" office:value-type="string">
            <text:p>314973316827971587</text:p>
          </table:table-cell>
          <table:table-cell table:style-name="ce59" office:value-type="string">
            <text:p>madiko711</text:p>
          </table:table-cell>
          <table:table-cell table:style-name="ce59" office:value-type="string">
            <text:p>3D-Drucker u Feinstaub-Sensoren - @bcgraz verkündet erste werk.stadt Projekte http://t.co/4P4Ua4ifLz #werkstadt #bcg13</text:p>
          </table:table-cell>
          <table:table-cell table:style-name="ce59" office:value-type="string">
            <text:p>Fri Mar 22 05:34:25 +0000 2013</text:p>
          </table:table-cell>
          <table:table-cell table:style-name="ce60" office:value-type="float" office:value="41355.2322337963">
            <text:p>3/22/2013 5:34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08852229">
            <text:p>1008852229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970641080/2ea9d3387731c2a8d9b4b0f9c4a752e4_normal.jpeg</text:p>
          </table:table-cell>
          <table:table-cell table:style-name="ce59" office:value-type="float" office:value="75">
            <text:p>75</text:p>
          </table:table-cell>
          <table:table-cell table:style-name="ce59" office:value-type="float" office:value="204">
            <text:p>20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diko711/statuses/314973316827971587</text:p>
          </table:table-cell>
          <table:table-cell table:style-name="ce61" office:value-type="string">
            <text:p>{"urls":[{"expanded_url":"http://barcamp-graz.at/information/werkstadt-basteln-und-diy/","indices":[78,100],"display_url":"barcamp-graz.at/information/we\u2026","url":"http://t.co/4P4Ua4ifLz"}],"hashtags":[{"text":"werkstadt","indices":[101,111]},{"text":"bcg13","indices":[112,118]}],"user_mentions":[{"id":116483016,"name":"Barcamp Graz","indices":[34,41],"screen_name":"bcgraz","id_str":"116483016"}]}</text:p>
          </table:table-cell>
        </table:table-row>
        <table:table-row table:style-name="ro25">
          <table:table-cell table:style-name="ce58" office:value-type="string">
            <text:p>314919494264963072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I'm involved with BarCamp Graz 2013, 26th-28th April 2013 in Graz http://t.co/7rPNUspeMw #bcg13</text:p>
          </table:table-cell>
          <table:table-cell table:style-name="ce59" office:value-type="string">
            <text:p>Fri Mar 22 02:00:33 +0000 2013</text:p>
          </table:table-cell>
          <table:table-cell table:style-name="ce60" office:value-type="float" office:value="41355.083715277775">
            <text:p>3/22/2013 2:00:3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55">
            <text:p>855</text:p>
          </table:table-cell>
          <table:table-cell table:style-name="ce59" office:value-type="float" office:value="570">
            <text:p>57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4919494264963072</text:p>
          </table:table-cell>
          <table:table-cell table:style-name="ce61" office:value-type="string">
            <text:p>{"urls":[{"expanded_url":"http://lanyrd.com/2013/bcg13/","indices":[66,88],"display_url":"lanyrd.com/2013/bcg13/","url":"http://t.co/7rPNUspeMw"}],"hashtags":[{"text":"bcg13","indices":[89,95]}],"user_mentions":[]}</text:p>
          </table:table-cell>
        </table:table-row>
        <table:table-row table:style-name="ro20">
          <table:table-cell table:style-name="ce58" office:value-type="string">
            <text:p>314856655026274304</text:p>
          </table:table-cell>
          <table:table-cell table:style-name="ce59" office:value-type="string">
            <text:p>igdemokratie</text:p>
          </table:table-cell>
          <table:table-cell table:style-name="ce59" office:value-type="string">
            <text:p>RT @bcgraz: Es gibt bereits die ersten werk.stadt Projekte zu verkünden: http://t.co/qXmy35FwCb Wir freuen uns über mehr davon! #werksta ...</text:p>
          </table:table-cell>
          <table:table-cell table:style-name="ce59" office:value-type="string">
            <text:p>Thu Mar 21 21:50:50 +0000 2013</text:p>
          </table:table-cell>
          <table:table-cell table:style-name="ce60" office:value-type="float" office:value="41354.91030092593">
            <text:p>3/21/2013 21:50:50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30232223">
            <text:p>330232223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434481628/0gdubo9ifsatrz4bf8v8_normal.jpeg</text:p>
          </table:table-cell>
          <table:table-cell table:style-name="ce59" office:value-type="float" office:value="664">
            <text:p>664</text:p>
          </table:table-cell>
          <table:table-cell table:style-name="ce59" office:value-type="float" office:value="1998">
            <text:p>1998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igdemokratie/statuses/314856655026274304</text:p>
          </table:table-cell>
          <table:table-cell table:style-name="ce61" office:value-type="string">
            <text:p>{"urls":[{"expanded_url":"http://barcamp-graz.at/information/werkstadt-basteln-und-diy/","indices":[73,95],"display_url":"barcamp-graz.at/information/we\u2026","url":"http://t.co/qXmy35FwCb"}],"hashtags":[{"text":"werksta","indices":[128,136]}],"user_mentions":[{"id":116483016,"name":"Barcamp Graz","indices":[3,10],"screen_name":"bcgraz","id_str":"116483016"}]}</text:p>
          </table:table-cell>
        </table:table-row>
        <table:table-row table:style-name="ro24">
          <table:table-cell table:style-name="ce58" office:value-type="string">
            <text:p>314856170479292416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Es gibt bereits die ersten werk.stadt Projekte zu verkünden: http://t.co/qXmy35FwCb Wir freuen uns über mehr davon! #werkstadt #bcg13</text:p>
          </table:table-cell>
          <table:table-cell table:style-name="ce59" office:value-type="string">
            <text:p>Thu Mar 21 21:48:55 +0000 2013</text:p>
          </table:table-cell>
          <table:table-cell table:style-name="ce60" office:value-type="float" office:value="41354.9089699074">
            <text:p>3/21/2013 21:48:5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2">
            <text:p>562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4856170479292416</text:p>
          </table:table-cell>
          <table:table-cell table:style-name="ce61" office:value-type="string">
            <text:p>{"urls":[{"expanded_url":"http://barcamp-graz.at/information/werkstadt-basteln-und-diy/","indices":[61,83],"display_url":"barcamp-graz.at/information/we\u2026","url":"http://t.co/qXmy35FwCb"}],"hashtags":[{"text":"werkstadt","indices":[116,126]},{"text":"bcg13","indices":[127,133]}],"user_mentions":[]}</text:p>
          </table:table-cell>
        </table:table-row>
        <table:table-row table:style-name="ro20">
          <table:table-cell table:style-name="ce58" office:value-type="string">
            <text:p>314709797536673792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US #crude #oil production should climb to 7.32 million barrels a day during 2013. #Bakken huge contributer: http://t.co/K9UX6yp32o #BCG13</text:p>
          </table:table-cell>
          <table:table-cell table:style-name="ce59" office:value-type="string">
            <text:p>Thu Mar 21 12:07:17 +0000 2013</text:p>
          </table:table-cell>
          <table:table-cell table:style-name="ce60" office:value-type="float" office:value="41354.50505787037">
            <text:p>3/21/2013 12:07:1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307">
            <text:p>2307</text:p>
          </table:table-cell>
          <table:table-cell table:style-name="ce59" office:value-type="float" office:value="613">
            <text:p>613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4709797536673792</text:p>
          </table:table-cell>
          <table:table-cell table:style-name="ce61" office:value-type="string">
            <text:p>{"urls":[{"expanded_url":"http://bit.ly/15uVjhz","indices":[108,130],"display_url":"bit.ly/15uVjhz","url":"http://t.co/K9UX6yp32o"}],"hashtags":[{"text":"crude","indices":[3,9]},{"text":"oil","indices":[10,14]},{"text":"Bakken","indices":[82,89]},{"text":"BCG13","indices":[131,137]}],"user_mentions":[]}</text:p>
          </table:table-cell>
        </table:table-row>
        <table:table-row table:style-name="ro25">
          <table:table-cell table:style-name="ce58" office:value-type="string">
            <text:p>314695428757143552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@heinz ... bitte um einen #bcg13 Orga Treffen Terminvorschlag, danke!</text:p>
          </table:table-cell>
          <table:table-cell table:style-name="ce59" office:value-type="string">
            <text:p>Thu Mar 21 11:10:11 +0000 2013</text:p>
          </table:table-cell>
          <table:table-cell table:style-name="ce60" office:value-type="float" office:value="41354.46540509259">
            <text:p>3/21/2013 11:10:1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368561">
            <text:p>1368561</text:p>
          </table:table-cell>
          <table:table-cell table:style-name="ce59" office:value-type="string">
            <text:p>heinz</text:p>
          </table:table-cell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47">
            <text:p>247</text:p>
          </table:table-cell>
          <table:table-cell table:style-name="ce59" office:value-type="float" office:value="239">
            <text:p>23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4695428757143552</text:p>
          </table:table-cell>
          <table:table-cell table:style-name="ce61" office:value-type="string">
            <text:p>{"urls":[],"hashtags":[{"text":"bcg13","indices":[26,32]}],"user_mentions":[{"id":1368561,"name":"Heinz Wittenbrink","indices":[0,6],"screen_name":"heinz","id_str":"1368561"}]}</text:p>
          </table:table-cell>
        </table:table-row>
        <table:table-row table:style-name="ro20">
          <table:table-cell table:style-name="ce58" office:value-type="string">
            <text:p>314372165497651200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#Norstra Energy enter a farm-out agreement with #Summit West #Oil for the South Sun River #Bakken Prospect: http://t.co/UDLMGzhs6s #BCG13</text:p>
          </table:table-cell>
          <table:table-cell table:style-name="ce59" office:value-type="string">
            <text:p>Wed Mar 20 13:45:39 +0000 2013</text:p>
          </table:table-cell>
          <table:table-cell table:style-name="ce60" office:value-type="float" office:value="41353.57336805556">
            <text:p>3/20/2013 13:45:3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299">
            <text:p>2299</text:p>
          </table:table-cell>
          <table:table-cell table:style-name="ce59" office:value-type="float" office:value="613">
            <text:p>613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4372165497651200</text:p>
          </table:table-cell>
          <table:table-cell table:style-name="ce61" office:value-type="string">
            <text:p>{"urls":[{"expanded_url":"http://bit.ly/WHuG9M","indices":[108,130],"display_url":"bit.ly/WHuG9M","url":"http://t.co/UDLMGzhs6s"}],"hashtags":[{"text":"Norstra","indices":[0,8]},{"text":"Summit","indices":[48,55]},{"text":"Oil","indices":[61,65]},{"text":"Bakken","indices":[90,97]},{"text":"BCG13","indices":[131,137]}],"user_mentions":[]}</text:p>
          </table:table-cell>
        </table:table-row>
        <table:table-row table:style-name="ro25">
          <table:table-cell table:style-name="ce58" office:value-type="string">
            <text:p>314338811712782336</text:p>
          </table:table-cell>
          <table:table-cell table:style-name="ce59" office:value-type="string">
            <text:p>barcampklu</text:p>
          </table:table-cell>
          <table:table-cell table:style-name="ce59" office:value-type="string">
            <text:p>RT @bcgraz: RT @Motweet: Hättet Ihr gerne Kinderbetreuung beim #bcg13 ? Meldet Euch, bitte!</text:p>
          </table:table-cell>
          <table:table-cell table:style-name="ce59" office:value-type="string">
            <text:p>Wed Mar 20 11:33:07 +0000 2013</text:p>
          </table:table-cell>
          <table:table-cell table:style-name="ce60" office:value-type="float" office:value="41353.48133101852">
            <text:p>3/20/2013 11:33:0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8098583">
            <text:p>18098583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69714544/bc2_normal.png</text:p>
          </table:table-cell>
          <table:table-cell table:style-name="ce59" office:value-type="float" office:value="615">
            <text:p>615</text:p>
          </table:table-cell>
          <table:table-cell table:style-name="ce59" office:value-type="float" office:value="1246">
            <text:p>124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arcampklu/statuses/314338811712782336</text:p>
          </table:table-cell>
          <table:table-cell table:style-name="ce61" office:value-type="string">
            <text:p>{"urls":[],"hashtags":[{"text":"bcg13","indices":[63,69]}],"user_mentions":[{"id":116483016,"name":"Barcamp Graz","indices":[3,10],"screen_name":"bcgraz","id_str":"116483016"},{"id":18605696,"name":"Motweet","indices":[15,23],"screen_name":"Motweet","id_str":"18605696"}]}</text:p>
          </table:table-cell>
        </table:table-row>
        <table:table-row table:style-name="ro23">
          <table:table-cell table:style-name="ce58" office:value-type="string">
            <text:p>314319430245023744</text:p>
          </table:table-cell>
          <table:table-cell table:style-name="ce59" office:value-type="string">
            <text:p>madiko711</text:p>
          </table:table-cell>
          <table:table-cell table:style-name="ce59" office:value-type="string">
            <text:p>RT @pNachhaltig: Hättet Ihr gerne Kinderbetreuung beim #bcg13 ? Meldet Euch, bitte bei @motweet u @bcgraz</text:p>
          </table:table-cell>
          <table:table-cell table:style-name="ce59" office:value-type="string">
            <text:p>Wed Mar 20 10:16:06 +0000 2013</text:p>
          </table:table-cell>
          <table:table-cell table:style-name="ce60" office:value-type="float" office:value="41353.42784722222">
            <text:p>3/20/2013 10:16:0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08852229">
            <text:p>1008852229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970641080/2ea9d3387731c2a8d9b4b0f9c4a752e4_normal.jpeg</text:p>
          </table:table-cell>
          <table:table-cell table:style-name="ce59" office:value-type="float" office:value="72">
            <text:p>72</text:p>
          </table:table-cell>
          <table:table-cell table:style-name="ce59" office:value-type="float" office:value="203">
            <text:p>20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diko711/statuses/314319430245023744</text:p>
          </table:table-cell>
          <table:table-cell table:style-name="ce61" office:value-type="string">
            <text:p>{"urls":[],"hashtags":[{"text":"bcg13","indices":[55,61]}],"user_mentions":[{"id":487353005,"name":"praktisch NACHHALTIG","indices":[3,15],"screen_name":"pNachhaltig","id_str":"487353005"},{"id":18605696,"name":"Motweet","indices":[87,95],"screen_name":"Motweet","id_str":"18605696"},{"id":116483016,"name":"Barcamp Graz","indices":[98,105],"screen_name":"bcgraz","id_str":"116483016"}]}</text:p>
          </table:table-cell>
        </table:table-row>
        <table:table-row table:style-name="ro25">
          <table:table-cell table:style-name="ce58" office:value-type="string">
            <text:p>314313405211222016</text:p>
          </table:table-cell>
          <table:table-cell table:style-name="ce59" office:value-type="string">
            <text:p>pNachhaltig</text:p>
          </table:table-cell>
          <table:table-cell table:style-name="ce59" office:value-type="string">
            <text:p>Hättet Ihr gerne Kinderbetreuung beim #bcg13 ? Meldet Euch, bitte bei @motweet u @bcgraz</text:p>
          </table:table-cell>
          <table:table-cell table:style-name="ce59" office:value-type="string">
            <text:p>Wed Mar 20 09:52:10 +0000 2013</text:p>
          </table:table-cell>
          <table:table-cell table:style-name="ce60" office:value-type="float" office:value="41353.41122685185">
            <text:p>3/20/2013 9:52:10</text:p>
          </table:table-cell>
          <table:table-cell table:style-name="ce59" office:value-type="string">
            <text:p>loc: 48.0726132,8.741076</text:p>
          </table:table-cell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87353005">
            <text:p>487353005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125277091/praktisch-nachhaltig_facebook_200x200_normal.jpg</text:p>
          </table:table-cell>
          <table:table-cell table:style-name="ce59" office:value-type="float" office:value="283">
            <text:p>283</text:p>
          </table:table-cell>
          <table:table-cell table:style-name="ce59" office:value-type="float" office:value="225">
            <text:p>22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Nachhaltig/statuses/314313405211222016</text:p>
          </table:table-cell>
          <table:table-cell table:style-name="ce61" office:value-type="string">
            <text:p>{"urls":[],"hashtags":[{"text":"bcg13","indices":[38,44]}],"user_mentions":[{"id":18605696,"name":"Motweet","indices":[70,78],"screen_name":"Motweet","id_str":"18605696"},{"id":116483016,"name":"Barcamp Graz","indices":[81,88],"screen_name":"bcgraz","id_str":"116483016"}]}</text:p>
          </table:table-cell>
        </table:table-row>
        <table:table-row table:style-name="ro25">
          <table:table-cell table:style-name="ce58" office:value-type="string">
            <text:p>314304123946287104</text:p>
          </table:table-cell>
          <table:table-cell table:style-name="ce59" office:value-type="string">
            <text:p>salasaria</text:p>
          </table:table-cell>
          <table:table-cell table:style-name="ce59" office:value-type="string">
            <text:p>RT @bcgraz: RT @Motweet: Hättet Ihr gerne Kinderbetreuung beim #bcg13 ? Meldet Euch, bitte!</text:p>
          </table:table-cell>
          <table:table-cell table:style-name="ce59" office:value-type="string">
            <text:p>Wed Mar 20 09:15:17 +0000 2013</text:p>
          </table:table-cell>
          <table:table-cell table:style-name="ce60" office:value-type="float" office:value="41353.385613425926">
            <text:p>3/20/2013 9:15:1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8934235">
            <text:p>318934235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3398041630/deb4132becd63cfc8f19896b09299c9c_normal.jpeg</text:p>
          </table:table-cell>
          <table:table-cell table:style-name="ce59" office:value-type="float" office:value="107">
            <text:p>107</text:p>
          </table:table-cell>
          <table:table-cell table:style-name="ce59" office:value-type="float" office:value="189">
            <text:p>18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lasaria/statuses/314304123946287104</text:p>
          </table:table-cell>
          <table:table-cell table:style-name="ce61" office:value-type="string">
            <text:p>{"urls":[],"hashtags":[{"text":"bcg13","indices":[63,69]}],"user_mentions":[{"id":116483016,"name":"Barcamp Graz","indices":[3,10],"screen_name":"bcgraz","id_str":"116483016"},{"id":18605696,"name":"Motweet","indices":[15,23],"screen_name":"Motweet","id_str":"18605696"}]}</text:p>
          </table:table-cell>
        </table:table-row>
        <table:table-row table:style-name="ro25">
          <table:table-cell table:style-name="ce58" office:value-type="string">
            <text:p>314301222523908096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RT @Motweet: Hättet Ihr gerne Kinderbetreuung beim #bcg13 ? Meldet Euch, bitte!</text:p>
          </table:table-cell>
          <table:table-cell table:style-name="ce59" office:value-type="string">
            <text:p>Wed Mar 20 09:03:45 +0000 2013</text:p>
          </table:table-cell>
          <table:table-cell table:style-name="ce60" office:value-type="float" office:value="41353.377604166664">
            <text:p>3/20/2013 9:03:4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60">
            <text:p>560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4301222523908096</text:p>
          </table:table-cell>
          <table:table-cell table:style-name="ce61" office:value-type="string">
            <text:p>{"urls":[],"hashtags":[{"text":"bcg13","indices":[51,57]}],"user_mentions":[{"id":18605696,"name":"Motweet","indices":[3,11],"screen_name":"Motweet","id_str":"18605696"}]}</text:p>
          </table:table-cell>
        </table:table-row>
        <table:table-row table:style-name="ro25">
          <table:table-cell table:style-name="ce58" office:value-type="string">
            <text:p>314298000375697409</text:p>
          </table:table-cell>
          <table:table-cell table:style-name="ce59" office:value-type="string">
            <text:p>leyrer</text:p>
          </table:table-cell>
          <table:table-cell table:style-name="ce59" office:value-type="string">
            <text:p>RT @HDRmeurer: RT @Motweet: Hättet Ihr gerne Kinderbetreuung beim #bcg13 ? Meldet Euch, bitte! #fb</text:p>
          </table:table-cell>
          <table:table-cell table:style-name="ce59" office:value-type="string">
            <text:p>Wed Mar 20 08:50:57 +0000 2013</text:p>
          </table:table-cell>
          <table:table-cell table:style-name="ce60" office:value-type="float" office:value="41353.36871527778">
            <text:p>3/20/2013 8:50:5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192451">
            <text:p>319245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3006543012/2cee58f5993600c2f3abf0e411508b6b_normal.png</text:p>
          </table:table-cell>
          <table:table-cell table:style-name="ce59" office:value-type="float" office:value="2025">
            <text:p>2025</text:p>
          </table:table-cell>
          <table:table-cell table:style-name="ce59" office:value-type="float" office:value="2159">
            <text:p>215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yrer/statuses/314298000375697409</text:p>
          </table:table-cell>
          <table:table-cell table:style-name="ce61" office:value-type="string">
            <text:p>{"urls":[],"hashtags":[{"text":"bcg13","indices":[66,72]},{"text":"fb","indices":[95,98]}],"user_mentions":[{"id":12790302,"name":"Achim Meurer","indices":[3,13],"screen_name":"HDRmeurer","id_str":"12790302"},{"id":18605696,"name":"Motweet","indices":[18,26],"screen_name":"Motweet","id_str":"18605696"}]}</text:p>
          </table:table-cell>
        </table:table-row>
        <table:table-row table:style-name="ro25">
          <table:table-cell table:style-name="ce58" office:value-type="string">
            <text:p>314297794980622336</text:p>
          </table:table-cell>
          <table:table-cell table:style-name="ce59" office:value-type="string">
            <text:p>HDRmeurer</text:p>
          </table:table-cell>
          <table:table-cell table:style-name="ce59" office:value-type="string">
            <text:p>RT @Motweet: Hättet Ihr gerne Kinderbetreuung beim #bcg13 ? Meldet Euch, bitte! #fb</text:p>
          </table:table-cell>
          <table:table-cell table:style-name="ce59" office:value-type="string">
            <text:p>Wed Mar 20 08:50:08 +0000 2013</text:p>
          </table:table-cell>
          <table:table-cell table:style-name="ce60" office:value-type="float" office:value="41353.36814814815">
            <text:p>3/20/2013 8:50:0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790302">
            <text:p>12790302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687178786/93dd0241934531c06a246af21ff69b48_normal.png</text:p>
          </table:table-cell>
          <table:table-cell table:style-name="ce59" office:value-type="float" office:value="792">
            <text:p>792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DRmeurer/statuses/314297794980622336</text:p>
          </table:table-cell>
          <table:table-cell table:style-name="ce61" office:value-type="string">
            <text:p>{"urls":[],"hashtags":[{"text":"bcg13","indices":[51,57]},{"text":"fb","indices":[80,83]}],"user_mentions":[{"id":18605696,"name":"Motweet","indices":[3,11],"screen_name":"Motweet","id_str":"18605696"}]}</text:p>
          </table:table-cell>
        </table:table-row>
        <table:table-row table:style-name="ro20">
          <table:table-cell table:style-name="ce58" office:value-type="string">
            <text:p>314280417475846145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@socialhack wir haben ein Angebot von einer professionellen selbständigen Betreuerin #kinderbetreuung #bcg13</text:p>
          </table:table-cell>
          <table:table-cell table:style-name="ce59" office:value-type="string">
            <text:p>Wed Mar 20 07:41:05 +0000 2013</text:p>
          </table:table-cell>
          <table:table-cell table:style-name="ce60" office:value-type="float" office:value="41353.320196759254">
            <text:p>3/20/2013 7:41:0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5904103">
            <text:p>15904103</text:p>
          </table:table-cell>
          <table:table-cell table:style-name="ce59" office:value-type="string">
            <text:p>socialhack</text:p>
          </table:table-cell>
          <table:table-cell table:style-name="ce59" office:value-type="float" office:value="18605696">
            <text:p>18605696</text:p>
          </table:table-cell>
          <table:table-cell table:style-name="ce59" office:value-type="string">
            <text:p>314180158540099585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24">
            <text:p>624</text:p>
          </table:table-cell>
          <table:table-cell table:style-name="ce59" office:value-type="float" office:value="393">
            <text:p>3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14280417475846145</text:p>
          </table:table-cell>
          <table:table-cell table:style-name="ce61" office:value-type="string">
            <text:p>{"urls":[],"hashtags":[{"text":"kinderbetreuung","indices":[85,101]},{"text":"bcg13","indices":[102,108]}],"user_mentions":[{"id":15904103,"name":"Thomas Lohninger","indices":[0,11],"screen_name":"socialhack","id_str":"15904103"}]}</text:p>
          </table:table-cell>
        </table:table-row>
        <table:table-row table:style-name="ro25">
          <table:table-cell table:style-name="ce58" office:value-type="string">
            <text:p>314171530324103170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RT @Motweet: Hättet Ihr gerne Kinderbetreuung beim #bcg13 ? Meldet Euch, bitte!</text:p>
          </table:table-cell>
          <table:table-cell table:style-name="ce59" office:value-type="string">
            <text:p>Wed Mar 20 00:28:24 +0000 2013</text:p>
          </table:table-cell>
          <table:table-cell table:style-name="ce60" office:value-type="float" office:value="41353.01972222222">
            <text:p>3/20/2013 0:28:2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16">
            <text:p>316</text:p>
          </table:table-cell>
          <table:table-cell table:style-name="ce59" office:value-type="float" office:value="199">
            <text:p>1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4171530324103170</text:p>
          </table:table-cell>
          <table:table-cell table:style-name="ce61" office:value-type="string">
            <text:p>{"urls":[],"hashtags":[{"text":"bcg13","indices":[51,57]}],"user_mentions":[{"id":18605696,"name":"Motweet","indices":[3,11],"screen_name":"Motweet","id_str":"18605696"}]}</text:p>
          </table:table-cell>
        </table:table-row>
        <table:table-row table:style-name="ro25">
          <table:table-cell table:style-name="ce58" office:value-type="string">
            <text:p>314145954779525120</text:p>
          </table:table-cell>
          <table:table-cell table:style-name="ce59" office:value-type="string">
            <text:p>nordwind2</text:p>
          </table:table-cell>
          <table:table-cell table:style-name="ce59" office:value-type="string">
            <text:p>RT @Motweet: Hättet Ihr gerne Kinderbetreuung beim #bcg13 ? Meldet Euch, bitte!</text:p>
          </table:table-cell>
          <table:table-cell table:style-name="ce59" office:value-type="string">
            <text:p>Tue Mar 19 22:46:46 +0000 2013</text:p>
          </table:table-cell>
          <table:table-cell table:style-name="ce60" office:value-type="float" office:value="41352.94914351852">
            <text:p>3/19/2013 22:46:4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4269801">
            <text:p>8426980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324038487/BrigitteK_normal.jpg</text:p>
          </table:table-cell>
          <table:table-cell table:style-name="ce59" office:value-type="float" office:value="131">
            <text:p>131</text:p>
          </table:table-cell>
          <table:table-cell table:style-name="ce59" office:value-type="float" office:value="98">
            <text:p>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ordwind2/statuses/314145954779525120</text:p>
          </table:table-cell>
          <table:table-cell table:style-name="ce61" office:value-type="string">
            <text:p>{"urls":[],"hashtags":[{"text":"bcg13","indices":[51,57]}],"user_mentions":[{"id":18605696,"name":"Motweet","indices":[3,11],"screen_name":"Motweet","id_str":"18605696"}]}</text:p>
          </table:table-cell>
        </table:table-row>
        <table:table-row table:style-name="ro21">
          <table:table-cell table:style-name="ce58" office:value-type="string">
            <text:p>314090251301822466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Hättet Ihr gerne Kinderbetreuung beim #bcg13 ? Meldet Euch, bitte!</text:p>
          </table:table-cell>
          <table:table-cell table:style-name="ce59" office:value-type="string">
            <text:p>Tue Mar 19 19:05:26 +0000 2013</text:p>
          </table:table-cell>
          <table:table-cell table:style-name="ce60" office:value-type="float" office:value="41352.795439814814">
            <text:p>3/19/2013 19:05:2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605696">
            <text:p>18605696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25">
            <text:p>625</text:p>
          </table:table-cell>
          <table:table-cell table:style-name="ce59" office:value-type="float" office:value="393">
            <text:p>3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14090251301822466</text:p>
          </table:table-cell>
          <table:table-cell table:style-name="ce61" office:value-type="string">
            <text:p>{"urls":[],"hashtags":[{"text":"bcg13","indices":[38,44]}],"user_mentions":[]}</text:p>
          </table:table-cell>
        </table:table-row>
        <table:table-row table:style-name="ro23">
          <table:table-cell table:style-name="ce58" office:value-type="string">
            <text:p>313951182089515008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@salasaria hat Du mal ne Mailadresse für mich für Kinderbetreuung #bcg13 und #opencamp für mich? Danke</text:p>
          </table:table-cell>
          <table:table-cell table:style-name="ce59" office:value-type="string">
            <text:p>Tue Mar 19 09:52:49 +0000 2013</text:p>
          </table:table-cell>
          <table:table-cell table:style-name="ce60" office:value-type="float" office:value="41352.41167824074">
            <text:p>3/19/2013 9:52:4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18934235">
            <text:p>318934235</text:p>
          </table:table-cell>
          <table:table-cell table:style-name="ce59" office:value-type="string">
            <text:p>salasaria</text:p>
          </table:table-cell>
          <table:table-cell table:style-name="ce59" office:value-type="float" office:value="18605696">
            <text:p>1860569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29">
            <text:p>629</text:p>
          </table:table-cell>
          <table:table-cell table:style-name="ce59" office:value-type="float" office:value="393">
            <text:p>39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13951182089515008</text:p>
          </table:table-cell>
          <table:table-cell table:style-name="ce61" office:value-type="string">
            <text:p>{"urls":[],"hashtags":[{"text":"bcg13","indices":[66,72]},{"text":"opencamp","indices":[77,86]}],"user_mentions":[{"id":318934235,"name":"salasaria","indices":[0,10],"screen_name":"salasaria","id_str":"318934235"}]}</text:p>
          </table:table-cell>
        </table:table-row>
        <table:table-row table:style-name="ro24">
          <table:table-cell table:style-name="ce58" office:value-type="string">
            <text:p>313950000843485185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Check out #Whiting's session at the #Bakken &amp;amp; #Three #Forks #Completions Congress: http://t.co/PfDkgTy0zW #BCG13 #sweetspots #newzones</text:p>
          </table:table-cell>
          <table:table-cell table:style-name="ce59" office:value-type="string">
            <text:p>Tue Mar 19 09:48:07 +0000 2013</text:p>
          </table:table-cell>
          <table:table-cell table:style-name="ce60" office:value-type="float" office:value="41352.40841435185">
            <text:p>3/19/2013 9:48:0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286">
            <text:p>2286</text:p>
          </table:table-cell>
          <table:table-cell table:style-name="ce59" office:value-type="float" office:value="610">
            <text:p>610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3950000843485185</text:p>
          </table:table-cell>
          <table:table-cell table:style-name="ce61" office:value-type="string">
            <text:p>{"urls":[{"expanded_url":"http://bit.ly/WBEp1f","indices":[87,109],"display_url":"bit.ly/WBEp1f","url":"http://t.co/PfDkgTy0zW"}],"hashtags":[{"text":"Whiting","indices":[10,18]},{"text":"Bakken","indices":[36,43]},{"text":"Three","indices":[50,56]},{"text":"Forks","indices":[57,63]},{"text":"Completions","indices":[64,76]},{"text":"BCG13","indices":[110,116]},{"text":"sweetspots","indices":[117,128]},{"text":"newzones","indices":[129,138]}],"user_mentions":[]}</text:p>
          </table:table-cell>
        </table:table-row>
        <table:table-row table:style-name="ro25">
          <table:table-cell table:style-name="ce58" office:value-type="string">
            <text:p>313727896520900608</text:p>
          </table:table-cell>
          <table:table-cell table:style-name="ce59" office:value-type="string">
            <text:p>webmontaggraz</text:p>
          </table:table-cell>
          <table:table-cell table:style-name="ce59" office:value-type="string">
            <text:p>Weiter gehts bei Lightning Talks mit @bcgraz und @CryptoPartyGraz #webg</text:p>
          </table:table-cell>
          <table:table-cell table:style-name="ce59" office:value-type="string">
            <text:p>Mon Mar 18 19:05:33 +0000 2013</text:p>
          </table:table-cell>
          <table:table-cell table:style-name="ce60" office:value-type="float" office:value="41351.79552083333">
            <text:p>3/18/2013 19:05:3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4885892">
            <text:p>2488589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15948285/avatar_normal.png</text:p>
          </table:table-cell>
          <table:table-cell table:style-name="ce59" office:value-type="float" office:value="441">
            <text:p>441</text:p>
          </table:table-cell>
          <table:table-cell table:style-name="ce59" office:value-type="float" office:value="204">
            <text:p>204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webmontaggraz/statuses/313727896520900608</text:p>
          </table:table-cell>
          <table:table-cell table:style-name="ce61" office:value-type="string">
            <text:p>{"urls":[],"hashtags":[{"text":"webg","indices":[66,71]}],"user_mentions":[{"id":116483016,"name":"Barcamp Graz","indices":[37,44],"screen_name":"bcgraz","id_str":"116483016"},{"id":1092880268,"name":"CryptoParty Graz","indices":[49,65],"screen_name":"CryptoPartyGraz","id_str":"1092880268"}]}</text:p>
          </table:table-cell>
        </table:table-row>
        <table:table-row table:style-name="ro23">
          <table:table-cell table:style-name="ce58" office:value-type="string">
            <text:p>313568094910042112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RT @ReprapAustria: Wir sind mit einem 3D-Drucker-Workshop beim @bcgraz vertreten. Wir freuen uns drauf!</text:p>
          </table:table-cell>
          <table:table-cell table:style-name="ce59" office:value-type="string">
            <text:p>Mon Mar 18 08:30:34 +0000 2013</text:p>
          </table:table-cell>
          <table:table-cell table:style-name="ce60" office:value-type="float" office:value="41351.35456018518">
            <text:p>3/18/2013 8:30:3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16">
            <text:p>316</text:p>
          </table:table-cell>
          <table:table-cell table:style-name="ce59" office:value-type="float" office:value="201">
            <text:p>2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3568094910042112</text:p>
          </table:table-cell>
          <table:table-cell table:style-name="ce61" office:value-type="string">
            <text:p>{"urls":[],"hashtags":[],"user_mentions":[{"id":866699791,"name":"Reprap.cc","indices":[3,17],"screen_name":"ReprapAustria","id_str":"866699791"},{"id":116483016,"name":"Barcamp Graz","indices":[63,70],"screen_name":"bcgraz","id_str":"116483016"}]}</text:p>
          </table:table-cell>
        </table:table-row>
        <table:table-row table:style-name="ro21">
          <table:table-cell table:style-name="ce58" office:value-type="string">
            <text:p>313349970147287040</text:p>
          </table:table-cell>
          <table:table-cell table:style-name="ce59" office:value-type="string">
            <text:p>Mahriah</text:p>
          </table:table-cell>
          <table:table-cell table:style-name="ce59" office:value-type="string">
            <text:p>@murdelta @freefrosch gut, dass bald das @bcgraz stattfindet!</text:p>
          </table:table-cell>
          <table:table-cell table:style-name="ce59" office:value-type="string">
            <text:p>Sun Mar 17 18:03:49 +0000 2013</text:p>
          </table:table-cell>
          <table:table-cell table:style-name="ce60" office:value-type="float" office:value="41350.752650462964">
            <text:p>3/17/2013 18:03:4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982842">
            <text:p>14982842</text:p>
          </table:table-cell>
          <table:table-cell table:style-name="ce59" office:value-type="string">
            <text:p>murdelta</text:p>
          </table:table-cell>
          <table:table-cell table:style-name="ce59" office:value-type="float" office:value="16851334">
            <text:p>16851334</text:p>
          </table:table-cell>
          <table:table-cell table:style-name="ce59" office:value-type="string">
            <text:p>313349504185286658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191293021/7bf660990f0177d2b1ced97b674881ed_normal.jpeg</text:p>
          </table:table-cell>
          <table:table-cell table:style-name="ce59" office:value-type="float" office:value="1291">
            <text:p>1291</text:p>
          </table:table-cell>
          <table:table-cell table:style-name="ce59" office:value-type="float" office:value="556">
            <text:p>55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hriah/statuses/313349970147287040</text:p>
          </table:table-cell>
          <table:table-cell table:style-name="ce61" office:value-type="string">
            <text:p>{"urls":[],"hashtags":[],"user_mentions":[{"id":14982842,"name":"marc","indices":[0,9],"screen_name":"murdelta","id_str":"14982842"},{"id":866376594,"name":"Frosch","indices":[10,21],"screen_name":"freefrosch","id_str":"866376594"},{"id":116483016,"name":"Barcamp Graz","indices":[41,48],"screen_name":"bcgraz","id_str":"116483016"}]}</text:p>
          </table:table-cell>
        </table:table-row>
        <table:table-row table:style-name="ro23">
          <table:table-cell table:style-name="ce58" office:value-type="string">
            <text:p>313324758001397760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RT @ReprapAustria: Wir sind mit einem 3D-Drucker-Workshop beim @bcgraz vertreten. Wir freuen uns drauf!</text:p>
          </table:table-cell>
          <table:table-cell table:style-name="ce59" office:value-type="string">
            <text:p>Sun Mar 17 16:23:38 +0000 2013</text:p>
          </table:table-cell>
          <table:table-cell table:style-name="ce60" office:value-type="float" office:value="41350.6830787037">
            <text:p>3/17/2013 16:23:3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59">
            <text:p>559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3324758001397760</text:p>
          </table:table-cell>
          <table:table-cell table:style-name="ce61" office:value-type="string">
            <text:p>{"urls":[],"hashtags":[],"user_mentions":[{"id":866699791,"name":"Reprap.cc","indices":[3,17],"screen_name":"ReprapAustria","id_str":"866699791"},{"id":116483016,"name":"Barcamp Graz","indices":[63,70],"screen_name":"bcgraz","id_str":"116483016"}]}</text:p>
          </table:table-cell>
        </table:table-row>
        <table:table-row table:style-name="ro25">
          <table:table-cell table:style-name="ce58" office:value-type="string">
            <text:p>313311189100797952</text:p>
          </table:table-cell>
          <table:table-cell table:style-name="ce59" office:value-type="string">
            <text:p>ReprapAustria</text:p>
          </table:table-cell>
          <table:table-cell table:style-name="ce59" office:value-type="string">
            <text:p>Wir sind mit einem 3D-Drucker-Workshop beim @bcgraz vertreten. Wir freuen uns drauf!</text:p>
          </table:table-cell>
          <table:table-cell table:style-name="ce59" office:value-type="string">
            <text:p>Sun Mar 17 15:29:43 +0000 2013</text:p>
          </table:table-cell>
          <table:table-cell table:style-name="ce60" office:value-type="float" office:value="41350.645636574074">
            <text:p>3/17/2013 15:29:4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66699791">
            <text:p>866699791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105017019/56408fecef3f7665d668d58eb4a4ea1d_normal.jpeg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42">
            <text:p>4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prapAustria/statuses/313311189100797952</text:p>
          </table:table-cell>
          <table:table-cell table:style-name="ce61" office:value-type="string">
            <text:p>{"urls":[],"hashtags":[],"user_mentions":[{"id":116483016,"name":"Barcamp Graz","indices":[44,51],"screen_name":"bcgraz","id_str":"116483016"}]}</text:p>
          </table:table-cell>
        </table:table-row>
        <table:table-row table:style-name="ro25">
          <table:table-cell table:style-name="ce58" office:value-type="string">
            <text:p>312918980727803904</text:p>
          </table:table-cell>
          <table:table-cell table:style-name="ce59" office:value-type="string">
            <text:p>nordwind2</text:p>
          </table:table-cell>
          <table:table-cell table:style-name="ce59" office:value-type="string">
            <text:p>@bcgraz bitte dran denken: Kinderbetreuung bringt mehr Frauen zum Barcamp! #femcamp13</text:p>
          </table:table-cell>
          <table:table-cell table:style-name="ce59" office:value-type="string">
            <text:p>Sat Mar 16 13:31:13 +0000 2013</text:p>
          </table:table-cell>
          <table:table-cell table:style-name="ce60" office:value-type="float" office:value="41349.56334490741">
            <text:p>3/16/2013 13:31:1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84269801">
            <text:p>8426980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324038487/BrigitteK_normal.jpg</text:p>
          </table:table-cell>
          <table:table-cell table:style-name="ce59" office:value-type="float" office:value="120">
            <text:p>120</text:p>
          </table:table-cell>
          <table:table-cell table:style-name="ce59" office:value-type="float" office:value="94">
            <text:p>9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ordwind2/statuses/312918980727803904</text:p>
          </table:table-cell>
          <table:table-cell table:style-name="ce61" office:value-type="string">
            <text:p>{"urls":[],"hashtags":[{"text":"femcamp13","indices":[75,85]}],"user_mentions":[{"id":116483016,"name":"Barcamp Graz","indices":[0,7],"screen_name":"bcgraz","id_str":"116483016"}]}</text:p>
          </table:table-cell>
        </table:table-row>
        <table:table-row table:style-name="ro22">
          <table:table-cell table:style-name="ce58" office:value-type="string">
            <text:p>312911099232141312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sigi_maurer working on it. #Kinderbetreuung #bcg13</text:p>
          </table:table-cell>
          <table:table-cell table:style-name="ce59" office:value-type="string">
            <text:p>Sat Mar 16 12:59:54 +0000 2013</text:p>
          </table:table-cell>
          <table:table-cell table:style-name="ce60" office:value-type="float" office:value="41349.54159722222">
            <text:p>3/16/2013 12:59:5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2000071">
            <text:p>22000071</text:p>
          </table:table-cell>
          <table:table-cell table:style-name="ce59" office:value-type="string">
            <text:p>sigi_maurer</text:p>
          </table:table-cell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62">
            <text:p>862</text:p>
          </table:table-cell>
          <table:table-cell table:style-name="ce59" office:value-type="float" office:value="569">
            <text:p>56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12911099232141312</text:p>
          </table:table-cell>
          <table:table-cell table:style-name="ce61" office:value-type="string">
            <text:p>{"urls":[],"hashtags":[{"text":"Kinderbetreuung","indices":[28,44]},{"text":"bcg13","indices":[45,51]}],"user_mentions":[{"id":22000071,"name":"Sigi Maurer","indices":[0,12],"screen_name":"sigi_maurer","id_str":"22000071"}]}</text:p>
          </table:table-cell>
        </table:table-row>
        <table:table-row table:style-name="ro20">
          <table:table-cell table:style-name="ce58" office:value-type="string">
            <text:p>312877395008970752</text:p>
          </table:table-cell>
          <table:table-cell table:style-name="ce59" office:value-type="string">
            <text:p>QueerSTS</text:p>
          </table:table-cell>
          <table:table-cell table:style-name="ce59" office:value-type="string">
            <text:p>RT @bcgraz: Grüße ans @FemCamp13 nach Wien! Wir hoffen einige von euch auch beim Barcamp Graz 2013 zu sehen :) #femcamp13 #bcg13</text:p>
          </table:table-cell>
          <table:table-cell table:style-name="ce59" office:value-type="string">
            <text:p>Sat Mar 16 10:45:58 +0000 2013</text:p>
          </table:table-cell>
          <table:table-cell table:style-name="ce60" office:value-type="float" office:value="41349.448587962965">
            <text:p>3/16/2013 10:45:58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90054097">
            <text:p>590054097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3174469565/3a03dd73680f9a9109f08dec888685a9_normal.png</text:p>
          </table:table-cell>
          <table:table-cell table:style-name="ce59" office:value-type="float" office:value="164">
            <text:p>164</text:p>
          </table:table-cell>
          <table:table-cell table:style-name="ce59" office:value-type="float" office:value="249">
            <text:p>24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QueerSTS/statuses/312877395008970752</text:p>
          </table:table-cell>
          <table:table-cell table:style-name="ce61" office:value-type="string">
            <text:p>{"urls":[],"hashtags":[{"text":"femcamp13","indices":[111,121]},{"text":"bcg13","indices":[122,128]}],"user_mentions":[{"id":116483016,"name":"Barcamp Graz","indices":[3,10],"screen_name":"bcgraz","id_str":"116483016"},{"id":1139797147,"name":"FemCamp","indices":[22,32],"screen_name":"FemCamp13","id_str":"1139797147"}]}</text:p>
          </table:table-cell>
        </table:table-row>
        <table:table-row table:style-name="ro20">
          <table:table-cell table:style-name="ce58" office:value-type="string">
            <text:p>312873213803765761</text:p>
          </table:table-cell>
          <table:table-cell table:style-name="ce59" office:value-type="string">
            <text:p>stefferl1986</text:p>
          </table:table-cell>
          <table:table-cell table:style-name="ce59" office:value-type="string">
            <text:p>RT @bcgraz: Grüße ans @FemCamp13 nach Wien! Wir hoffen einige von euch auch beim Barcamp Graz 2013 zu sehen :) #femcamp13 #bcg13</text:p>
          </table:table-cell>
          <table:table-cell table:style-name="ce59" office:value-type="string">
            <text:p>Sat Mar 16 10:29:21 +0000 2013</text:p>
          </table:table-cell>
          <table:table-cell table:style-name="ce60" office:value-type="float" office:value="41349.43704861111">
            <text:p>3/16/2013 10:29:2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56233088">
            <text:p>356233088</text:p>
          </table:table-cell>
          <table:table-cell table:style-name="ce59"/>
          <table:table-cell table:style-name="ce61" office:value-type="string">
            <text:p>&lt;a href="http://twitter.com/#!/download/ipad" rel="nofollow"&gt;Twitter for iPad&lt;/a&gt;</text:p>
          </table:table-cell>
          <table:table-cell table:style-name="ce61" office:value-type="string">
            <text:p>http://a0.twimg.com/profile_images/3310282747/fa13b5c7eaf644b4b4bd92ebd091ee2e_normal.jpeg</text:p>
          </table:table-cell>
          <table:table-cell table:style-name="ce59" office:value-type="float" office:value="373">
            <text:p>373</text:p>
          </table:table-cell>
          <table:table-cell table:style-name="ce59" office:value-type="float" office:value="651">
            <text:p>651</text:p>
          </table:table-cell>
          <table:table-cell table:style-name="ce59"/>
          <table:table-cell table:style-name="ce59" office:value-type="string">
            <text:p>http://twitter.com/stefferl1986/statuses/312873213803765761</text:p>
          </table:table-cell>
          <table:table-cell table:style-name="ce61" office:value-type="string">
            <text:p>{"urls":[],"hashtags":[{"text":"femcamp13","indices":[111,121]},{"text":"bcg13","indices":[122,128]}],"user_mentions":[{"id":116483016,"name":"Barcamp Graz","indices":[3,10],"screen_name":"bcgraz","id_str":"116483016"},{"id":1139797147,"name":"FemCamp","indices":[22,32],"screen_name":"FemCamp13","id_str":"1139797147"}]}</text:p>
          </table:table-cell>
        </table:table-row>
        <table:table-row table:style-name="ro20">
          <table:table-cell table:style-name="ce58" office:value-type="string">
            <text:p>312872786962038784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Grüße ans @FemCamp13 nach Wien! Wir hoffen einige von euch auch beim Barcamp Graz 2013 zu sehen :) #femcamp13 #bcg13</text:p>
          </table:table-cell>
          <table:table-cell table:style-name="ce59" office:value-type="string">
            <text:p>Sat Mar 16 10:27:39 +0000 2013</text:p>
          </table:table-cell>
          <table:table-cell table:style-name="ce60" office:value-type="float" office:value="41349.43586805555">
            <text:p>3/16/2013 10:27:3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57">
            <text:p>557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2872786962038784</text:p>
          </table:table-cell>
          <table:table-cell table:style-name="ce61" office:value-type="string">
            <text:p>{"urls":[],"hashtags":[{"text":"femcamp13","indices":[99,109]},{"text":"bcg13","indices":[110,116]}],"user_mentions":[{"id":1139797147,"name":"FemCamp","indices":[10,20],"screen_name":"FemCamp13","id_str":"1139797147"}]}</text:p>
          </table:table-cell>
        </table:table-row>
        <table:table-row table:style-name="ro20">
          <table:table-cell table:style-name="ce58" office:value-type="string">
            <text:p>312638664654082048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Not long left to register for the #Bakken #Three #Forks Completions Congress. #Whiting #Hess #Continental. Early discount ending! #BCG13</text:p>
          </table:table-cell>
          <table:table-cell table:style-name="ce59" office:value-type="string">
            <text:p>Fri Mar 15 18:57:20 +0000 2013</text:p>
          </table:table-cell>
          <table:table-cell table:style-name="ce60" office:value-type="float" office:value="41348.789814814816">
            <text:p>3/15/2013 18:57:2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272">
            <text:p>2272</text:p>
          </table:table-cell>
          <table:table-cell table:style-name="ce59" office:value-type="float" office:value="607">
            <text:p>607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2638664654082048</text:p>
          </table:table-cell>
          <table:table-cell table:style-name="ce61" office:value-type="string">
            <text:p>{"urls":[],"hashtags":[{"text":"Bakken","indices":[34,41]},{"text":"Three","indices":[42,48]},{"text":"Forks","indices":[49,55]},{"text":"Whiting","indices":[78,86]},{"text":"Hess","indices":[87,92]},{"text":"Continental","indices":[93,105]},{"text":"BCG13","indices":[130,136]}],"user_mentions":[]}</text:p>
          </table:table-cell>
        </table:table-row>
        <table:table-row table:style-name="ro24">
          <table:table-cell table:style-name="ce58" office:value-type="string">
            <text:p>312572679767093249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Only one day left to save $400 at the #Bakken &amp;amp; #Three #Forks #Completions Congress 2013: http://t.co/UQnm7WbDCz #BCG13 #Shale #Tight #Oil</text:p>
          </table:table-cell>
          <table:table-cell table:style-name="ce59" office:value-type="string">
            <text:p>Fri Mar 15 14:35:08 +0000 2013</text:p>
          </table:table-cell>
          <table:table-cell table:style-name="ce60" office:value-type="float" office:value="41348.60773148148">
            <text:p>3/15/2013 14:35:0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271">
            <text:p>2271</text:p>
          </table:table-cell>
          <table:table-cell table:style-name="ce59" office:value-type="float" office:value="607">
            <text:p>607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2572679767093249</text:p>
          </table:table-cell>
          <table:table-cell table:style-name="ce61" office:value-type="string">
            <text:p>{"urls":[{"expanded_url":"http://bit.ly/15nljNG","indices":[94,116],"display_url":"bit.ly/15nljNG","url":"http://t.co/UQnm7WbDCz"}],"hashtags":[{"text":"Bakken","indices":[38,45]},{"text":"Three","indices":[52,58]},{"text":"Forks","indices":[59,65]},{"text":"Completions","indices":[66,78]},{"text":"BCG13","indices":[117,123]},{"text":"Shale","indices":[124,130]},{"text":"Tight","indices":[131,137]},{"text":"Oil","indices":[138,142]}],"user_mentions":[]}</text:p>
          </table:table-cell>
        </table:table-row>
        <table:table-row table:style-name="ro24">
          <table:table-cell table:style-name="ce58" office:value-type="string">
            <text:p>311909134536691712</text:p>
          </table:table-cell>
          <table:table-cell table:style-name="ce59" office:value-type="string">
            <text:p>leyrer</text:p>
          </table:table-cell>
          <table:table-cell table:style-name="ce59" office:value-type="string">
            <text:p>Oder zum picamp in wien :D RT @stefankasberger: Hacker und BastlerInnen, kommt zur werk.stadt am BarCamp #Graz... . #diy #hacker #bcg13</text:p>
          </table:table-cell>
          <table:table-cell table:style-name="ce59" office:value-type="string">
            <text:p>Wed Mar 13 18:38:27 +0000 2013</text:p>
          </table:table-cell>
          <table:table-cell table:style-name="ce60" office:value-type="float" office:value="41346.77670138889">
            <text:p>3/13/2013 18:38:2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42329259">
            <text:p>42329259</text:p>
          </table:table-cell>
          <table:table-cell table:style-name="ce59" office:value-type="string">
            <text:p>stefankasberger</text:p>
          </table:table-cell>
          <table:table-cell table:style-name="ce59" office:value-type="float" office:value="3192451">
            <text:p>3192451</text:p>
          </table:table-cell>
          <table:table-cell table:style-name="ce59" office:value-type="string">
            <text:p>311908092679954433</text:p>
          </table:table-cell>
          <table:table-cell table:style-name="ce61" office:value-type="string">
            <text:p>&lt;a href="http://twicca.r246.jp/" rel="nofollow"&gt;twicca&lt;/a&gt;</text:p>
          </table:table-cell>
          <table:table-cell table:style-name="ce61" office:value-type="string">
            <text:p>http://a0.twimg.com/profile_images/3006543012/2cee58f5993600c2f3abf0e411508b6b_normal.png</text:p>
          </table:table-cell>
          <table:table-cell table:style-name="ce59" office:value-type="float" office:value="2005">
            <text:p>2005</text:p>
          </table:table-cell>
          <table:table-cell table:style-name="ce59" office:value-type="float" office:value="2140">
            <text:p>214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yrer/statuses/311909134536691712</text:p>
          </table:table-cell>
          <table:table-cell table:style-name="ce61" office:value-type="string">
            <text:p>{"urls":[],"hashtags":[{"text":"Graz","indices":[105,110]},{"text":"diy","indices":[116,120]},{"text":"hacker","indices":[121,128]},{"text":"bcg13","indices":[129,135]}],"user_mentions":[{"id":42329259,"name":"Stefan Kasberger","indices":[30,46],"screen_name":"stefankasberger","id_str":"42329259"}]}</text:p>
          </table:table-cell>
        </table:table-row>
        <table:table-row table:style-name="ro20">
          <table:table-cell table:style-name="ce58" office:value-type="string">
            <text:p>311908092679954433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Hacker und BastlerInnen, kommt zur werk.stadt am BarCamp #Graz und nehmt eure Projekte und Ideen mit. #diy #hacker #bcg13</text:p>
          </table:table-cell>
          <table:table-cell table:style-name="ce59" office:value-type="string">
            <text:p>Wed Mar 13 18:34:18 +0000 2013</text:p>
          </table:table-cell>
          <table:table-cell table:style-name="ce60" office:value-type="float" office:value="41346.77381944444">
            <text:p>3/13/2013 18:34:1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12">
            <text:p>312</text:p>
          </table:table-cell>
          <table:table-cell table:style-name="ce59" office:value-type="float" office:value="198">
            <text:p>1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11908092679954433</text:p>
          </table:table-cell>
          <table:table-cell table:style-name="ce61" office:value-type="string">
            <text:p>{"urls":[],"hashtags":[{"text":"Graz","indices":[57,62]},{"text":"diy","indices":[102,106]},{"text":"hacker","indices":[107,114]},{"text":"bcg13","indices":[115,121]}],"user_mentions":[]}</text:p>
          </table:table-cell>
        </table:table-row>
        <table:table-row table:style-name="ro21">
          <table:table-cell table:style-name="ce58" office:value-type="string">
            <text:p>311883636511219712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RT @rene_kaiser: @bcgraz Orga Treffen ... jetzt gleich! 5. (!) Stock diesmal. #bcg13</text:p>
          </table:table-cell>
          <table:table-cell table:style-name="ce59" office:value-type="string">
            <text:p>Wed Mar 13 16:57:08 +0000 2013</text:p>
          </table:table-cell>
          <table:table-cell table:style-name="ce60" office:value-type="float" office:value="41346.70634259259">
            <text:p>3/13/2013 16:57:0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seesmic.com/" rel="nofollow"&gt;Seesmi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51">
            <text:p>551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1883636511219712</text:p>
          </table:table-cell>
          <table:table-cell table:style-name="ce61" office:value-type="string">
            <text:p>{"urls":[],"hashtags":[{"text":"bcg13","indices":[78,84]}],"user_mentions":[{"id":15242920,"name":"rene_kaiser","indices":[3,15],"screen_name":"rene_kaiser","id_str":"15242920"},{"id":116483016,"name":"Barcamp Graz","indices":[17,24],"screen_name":"bcgraz","id_str":"116483016"}]}</text:p>
          </table:table-cell>
        </table:table-row>
        <table:table-row table:style-name="ro22">
          <table:table-cell table:style-name="ce58" office:value-type="string">
            <text:p>311882132911972352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@bcgraz Orga Treffen ... jetzt gleich! 5. (!) Stock diesmal. #bcg13</text:p>
          </table:table-cell>
          <table:table-cell table:style-name="ce59" office:value-type="string">
            <text:p>Wed Mar 13 16:51:09 +0000 2013</text:p>
          </table:table-cell>
          <table:table-cell table:style-name="ce60" office:value-type="float" office:value="41346.7021875">
            <text:p>3/13/2013 16:51:0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47">
            <text:p>247</text:p>
          </table:table-cell>
          <table:table-cell table:style-name="ce59" office:value-type="float" office:value="236">
            <text:p>23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1882132911972352</text:p>
          </table:table-cell>
          <table:table-cell table:style-name="ce61" office:value-type="string">
            <text:p>{"urls":[],"hashtags":[{"text":"bcg13","indices":[61,67]}],"user_mentions":[{"id":116483016,"name":"Barcamp Graz","indices":[0,7],"screen_name":"bcgraz","id_str":"116483016"}]}</text:p>
          </table:table-cell>
        </table:table-row>
        <table:table-row table:style-name="ro20">
          <table:table-cell table:style-name="ce58" office:value-type="string">
            <text:p>311846833729179649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Only 3 days left to claim the early $400 discount rate @ the #Bakken &amp;amp; Three Forks Completions Congress 2013: http://t.co/UQnm7WbDCz #BCG13</text:p>
          </table:table-cell>
          <table:table-cell table:style-name="ce59" office:value-type="string">
            <text:p>Wed Mar 13 14:30:53 +0000 2013</text:p>
          </table:table-cell>
          <table:table-cell table:style-name="ce60" office:value-type="float" office:value="41346.60478009259">
            <text:p>3/13/2013 14:30:5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252">
            <text:p>2252</text:p>
          </table:table-cell>
          <table:table-cell table:style-name="ce59" office:value-type="float" office:value="606">
            <text:p>606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11846833729179649</text:p>
          </table:table-cell>
          <table:table-cell table:style-name="ce61" office:value-type="string">
            <text:p>{"urls":[{"expanded_url":"http://bit.ly/15nljNG","indices":[114,136],"display_url":"bit.ly/15nljNG","url":"http://t.co/UQnm7WbDCz"}],"hashtags":[{"text":"Bakken","indices":[61,68]},{"text":"BCG13","indices":[137,143]}],"user_mentions":[]}</text:p>
          </table:table-cell>
        </table:table-row>
        <table:table-row table:style-name="ro23">
          <table:table-cell table:style-name="ce58" office:value-type="string">
            <text:p>311790011840360449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@jetfury You're coming to Austria for the 
Donaufestival? Beak&amp;gt; on April 25th? Somewhat collides with @bcgraz :(</text:p>
          </table:table-cell>
          <table:table-cell table:style-name="ce59" office:value-type="string">
            <text:p>Wed Mar 13 10:45:06 +0000 2013</text:p>
          </table:table-cell>
          <table:table-cell table:style-name="ce60" office:value-type="float" office:value="41346.44798611111">
            <text:p>3/13/2013 10:45:0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56370085">
            <text:p>156370085</text:p>
          </table:table-cell>
          <table:table-cell table:style-name="ce59" office:value-type="string">
            <text:p>jetfury</text:p>
          </table:table-cell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47">
            <text:p>247</text:p>
          </table:table-cell>
          <table:table-cell table:style-name="ce59" office:value-type="float" office:value="236">
            <text:p>23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1790011840360449</text:p>
          </table:table-cell>
          <table:table-cell table:style-name="ce61" office:value-type="string">
            <text:p>{"urls":[],"hashtags":[],"user_mentions":[{"id":156370085,"name":"Geoff Barrow","indices":[0,8],"screen_name":"jetfury","id_str":"156370085"},{"id":116483016,"name":"Barcamp Graz","indices":[105,112],"screen_name":"bcgraz","id_str":"116483016"}]}</text:p>
          </table:table-cell>
        </table:table-row>
        <table:table-row table:style-name="ro22">
          <table:table-cell table:style-name="ce58" office:value-type="string">
            <text:p>311586740416688129</text:p>
          </table:table-cell>
          <table:table-cell table:style-name="ce59" office:value-type="string">
            <text:p>igdemokratie</text:p>
          </table:table-cell>
          <table:table-cell table:style-name="ce59" office:value-type="string">
            <text:p>@CarFreiTag .. sollt sich ausgehn! #bcg13</text:p>
          </table:table-cell>
          <table:table-cell table:style-name="ce59" office:value-type="string">
            <text:p>Tue Mar 12 21:17:22 +0000 2013</text:p>
          </table:table-cell>
          <table:table-cell table:style-name="ce60" office:value-type="float" office:value="41345.88706018518">
            <text:p>3/12/2013 21:17:2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CarFreiTag</text:p>
          </table:table-cell>
          <table:table-cell table:style-name="ce59" office:value-type="float" office:value="330232223">
            <text:p>330232223</text:p>
          </table:table-cell>
          <table:table-cell table:style-name="ce59" office:value-type="string">
            <text:p>310537407978151936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434481628/0gdubo9ifsatrz4bf8v8_normal.jpeg</text:p>
          </table:table-cell>
          <table:table-cell table:style-name="ce59" office:value-type="float" office:value="643">
            <text:p>643</text:p>
          </table:table-cell>
          <table:table-cell table:style-name="ce59" office:value-type="float" office:value="1996">
            <text:p>1996</text:p>
          </table:table-cell>
          <table:table-cell table:style-name="ce59" office:value-type="float" office:value="7200">
            <text:p>7200</text:p>
          </table:table-cell>
          <table:table-cell table:style-name="ce59" office:value-type="string">
            <text:p>http://twitter.com/igdemokratie/statuses/311586740416688129</text:p>
          </table:table-cell>
          <table:table-cell table:style-name="ce61" office:value-type="string">
            <text:p>{"urls":[],"hashtags":[{"text":"bcg13","indices":[35,41]}],"user_mentions":[{"id":21125553,"name":"CarFreiTag","indices":[0,11],"screen_name":"CarFreiTag","id_str":"21125553"}]}</text:p>
          </table:table-cell>
        </table:table-row>
        <table:table-row table:style-name="ro25">
          <table:table-cell table:style-name="ce58" office:value-type="string">
            <text:p>311585489369038848</text:p>
          </table:table-cell>
          <table:table-cell table:style-name="ce59" office:value-type="string">
            <text:p>wiselqvist</text:p>
          </table:table-cell>
          <table:table-cell table:style-name="ce59" office:value-type="string">
            <text:p>@PatrickpunktF bojkottar bums din bojkott av alla oklara bojkotter. #bojkottgate #bcg13</text:p>
          </table:table-cell>
          <table:table-cell table:style-name="ce59" office:value-type="string">
            <text:p>Tue Mar 12 21:12:24 +0000 2013</text:p>
          </table:table-cell>
          <table:table-cell table:style-name="ce60" office:value-type="float" office:value="41345.88361111111">
            <text:p>3/12/2013 21:12:24</text:p>
          </table:table-cell>
          <table:table-cell table:style-name="ce59"/>
          <table:table-cell table:style-name="ce59" office:value-type="string">
            <text:p>sv</text:p>
          </table:table-cell>
          <table:table-cell table:style-name="ce59" office:value-type="float" office:value="333539061">
            <text:p>333539061</text:p>
          </table:table-cell>
          <table:table-cell table:style-name="ce59" office:value-type="string">
            <text:p>PatrickpunktF</text:p>
          </table:table-cell>
          <table:table-cell table:style-name="ce59" office:value-type="float" office:value="371434800">
            <text:p>371434800</text:p>
          </table:table-cell>
          <table:table-cell table:style-name="ce59" office:value-type="string">
            <text:p>311584073246191617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180133217/618bbfabe5cdc6678ee21c2ec600284c_normal.jpeg</text:p>
          </table:table-cell>
          <table:table-cell table:style-name="ce59" office:value-type="float" office:value="1339">
            <text:p>1339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wiselqvist/statuses/311585489369038848</text:p>
          </table:table-cell>
          <table:table-cell table:style-name="ce61" office:value-type="string">
            <text:p>{"urls":[],"hashtags":[{"text":"bojkottgate","indices":[68,80]},{"text":"bcg13","indices":[81,87]}],"user_mentions":[{"id":333539061,"name":"Patrick.F","indices":[0,14],"screen_name":"PatrickpunktF","id_str":"333539061"}]}</text:p>
          </table:table-cell>
        </table:table-row>
        <table:table-row table:style-name="ro20">
          <table:table-cell table:style-name="ce58" office:value-type="string">
            <text:p>311487215496732672</text:p>
          </table:table-cell>
          <table:table-cell table:style-name="ce59" office:value-type="string">
            <text:p>JUrheinboellen</text:p>
          </table:table-cell>
          <table:table-cell table:style-name="ce59" office:value-type="string">
            <text:p>Gerade Planungstreffen für unser Beachvolleyballturnier "Beach, Chill &amp;amp; Grill 2013" am 20. Juli. Wir freuen uns! #bcg13</text:p>
          </table:table-cell>
          <table:table-cell table:style-name="ce59" office:value-type="string">
            <text:p>Tue Mar 12 14:41:53 +0000 2013</text:p>
          </table:table-cell>
          <table:table-cell table:style-name="ce60" office:value-type="float" office:value="41345.61241898148">
            <text:p>3/12/2013 14:41:5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4697800">
            <text:p>8469780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729307255/JUlogorhbneu_normal.jpg</text:p>
          </table:table-cell>
          <table:table-cell table:style-name="ce59" office:value-type="float" office:value="591">
            <text:p>591</text:p>
          </table:table-cell>
          <table:table-cell table:style-name="ce59" office:value-type="float" office:value="301">
            <text:p>3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Urheinboellen/statuses/311487215496732672</text:p>
          </table:table-cell>
          <table:table-cell table:style-name="ce61" office:value-type="string">
            <text:p>{"urls":[],"hashtags":[{"text":"bcg13","indices":[117,123]}],"user_mentions":[]}</text:p>
          </table:table-cell>
        </table:table-row>
        <table:table-row table:style-name="ro26">
          <table:table-cell table:style-name="ce58" office:value-type="string">
            <text:p>311439763972431872</text:p>
          </table:table-cell>
          <table:table-cell table:style-name="ce59" office:value-type="string">
            <text:p>job_graz</text:p>
          </table:table-cell>
          <table:table-cell table:style-name="ce59" office:value-type="string">
            <text:p>The Jobs in Graz Daily is out! http://t.co/ibT4zy1cnK ▸ Top stories today via @bcgraz @kleinezeitung</text:p>
          </table:table-cell>
          <table:table-cell table:style-name="ce59" office:value-type="string">
            <text:p>Tue Mar 12 11:33:20 +0000 2013</text:p>
          </table:table-cell>
          <table:table-cell table:style-name="ce60" office:value-type="float" office:value="41345.48148148148">
            <text:p>3/12/2013 11:33:2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2365784">
            <text:p>32365784</text:p>
          </table:table-cell>
          <table:table-cell table:style-name="ce59"/>
          <table:table-cell table:style-name="ce61" office:value-type="string">
            <text:p>&lt;a href="http://paper.li" rel="nofollow"&gt;Paper.li&lt;/a&gt;</text:p>
          </table:table-cell>
          <table:table-cell table:style-name="ce61" office:value-type="string">
            <text:p>http://a0.twimg.com/profile_images/142246778/Buchstabe_G_normal.jpg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166">
            <text:p>16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ob_graz/statuses/311439763972431872</text:p>
          </table:table-cell>
          <table:table-cell table:style-name="ce61" office:value-type="string">
            <text:p>{"urls":[{"expanded_url":"http://paper.li/job_graz","indices":[31,53],"display_url":"paper.li/job_graz","url":"http://t.co/ibT4zy1cnK"}],"hashtags":[],"user_mentions":[{"id":116483016,"name":"Barcamp Graz","indices":[78,85],"screen_name":"bcgraz","id_str":"116483016"},{"id":16026138,"name":"Kleine Zeitung","indices":[86,100],"screen_name":"kleinezeitung","id_str":"16026138"}]}</text:p>
          </table:table-cell>
        </table:table-row>
        <table:table-row table:style-name="ro23">
          <table:table-cell table:style-name="ce58" office:value-type="string">
            <text:p>311426948012339200</text:p>
          </table:table-cell>
          <table:table-cell table:style-name="ce59" office:value-type="string">
            <text:p>jaybrueder</text:p>
          </table:table-cell>
          <table:table-cell table:style-name="ce59" office:value-type="string">
            <text:p>RT @bcgraz: Frisch aus der Statistik: so sieht eure aktuelle Interessensverteilung fürs #bcg13 aus  http://t.co/yU7RlOCnhk</text:p>
          </table:table-cell>
          <table:table-cell table:style-name="ce59" office:value-type="string">
            <text:p>Tue Mar 12 10:42:25 +0000 2013</text:p>
          </table:table-cell>
          <table:table-cell table:style-name="ce60" office:value-type="float" office:value="41345.446122685185">
            <text:p>3/12/2013 10:42:25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46131300">
            <text:p>14613130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1581525975/juergen_brueder_social_media_normal.jpg</text:p>
          </table:table-cell>
          <table:table-cell table:style-name="ce59" office:value-type="float" office:value="117">
            <text:p>117</text:p>
          </table:table-cell>
          <table:table-cell table:style-name="ce59" office:value-type="float" office:value="418">
            <text:p>41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aybrueder/statuses/311426948012339200</text:p>
          </table:table-cell>
          <table:table-cell table:style-name="ce61" office:value-type="string">
            <text:p>{"urls":[{"expanded_url":"http://yfrog.com/nt9l9bp","indices":[100,122],"display_url":"yfrog.com/nt9l9bp","url":"http://t.co/yU7RlOCnhk"}],"hashtags":[{"text":"bcg13","indices":[88,94]}],"user_mentions":[{"id":116483016,"name":"Barcamp Graz","indices":[3,10],"screen_name":"bcgraz","id_str":"116483016"}]}</text:p>
          </table:table-cell>
        </table:table-row>
        <table:table-row table:style-name="ro23">
          <table:table-cell table:style-name="ce58" office:value-type="string">
            <text:p>311271166054633473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RT @bcgraz: Frisch aus der Statistik: so sieht eure aktuelle Interessensverteilung fürs #bcg13 aus  http://t.co/yU7RlOCnhk</text:p>
          </table:table-cell>
          <table:table-cell table:style-name="ce59" office:value-type="string">
            <text:p>Tue Mar 12 00:23:23 +0000 2013</text:p>
          </table:table-cell>
          <table:table-cell table:style-name="ce60" office:value-type="float" office:value="41345.016238425924">
            <text:p>3/12/2013 0:23:2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46">
            <text:p>246</text:p>
          </table:table-cell>
          <table:table-cell table:style-name="ce59" office:value-type="float" office:value="236">
            <text:p>23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1271166054633473</text:p>
          </table:table-cell>
          <table:table-cell table:style-name="ce61" office:value-type="string">
            <text:p>{"urls":[{"expanded_url":"http://yfrog.com/nt9l9bp","indices":[100,122],"display_url":"yfrog.com/nt9l9bp","url":"http://t.co/yU7RlOCnhk"}],"hashtags":[{"text":"bcg13","indices":[88,94]}],"user_mentions":[{"id":116483016,"name":"Barcamp Graz","indices":[3,10],"screen_name":"bcgraz","id_str":"116483016"}]}</text:p>
          </table:table-cell>
        </table:table-row>
        <table:table-row table:style-name="ro25">
          <table:table-cell table:style-name="ce58" office:value-type="string">
            <text:p>311259211856240640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Frisch aus der Statistik: so sieht eure aktuelle Interessensverteilung fürs #bcg13 aus  http://t.co/yU7RlOCnhk</text:p>
          </table:table-cell>
          <table:table-cell table:style-name="ce59" office:value-type="string">
            <text:p>Mon Mar 11 23:35:53 +0000 2013</text:p>
          </table:table-cell>
          <table:table-cell table:style-name="ce60" office:value-type="float" office:value="41344.983252314814">
            <text:p>3/11/2013 23:35:5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9">
            <text:p>549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1259211856240640</text:p>
          </table:table-cell>
          <table:table-cell table:style-name="ce61" office:value-type="string">
            <text:p>{"urls":[{"expanded_url":"http://yfrog.com/nt9l9bp","indices":[88,110],"display_url":"yfrog.com/nt9l9bp","url":"http://t.co/yU7RlOCnhk"}],"hashtags":[{"text":"bcg13","indices":[76,82]}],"user_mentions":[]}</text:p>
          </table:table-cell>
        </table:table-row>
        <table:table-row table:style-name="ro22">
          <table:table-cell table:style-name="ce58" office:value-type="string">
            <text:p>311174556024967168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RT @bcgraz: 100! http://t.co/yPcwQB838l #bcg13</text:p>
          </table:table-cell>
          <table:table-cell table:style-name="ce59" office:value-type="string">
            <text:p>Mon Mar 11 17:59:30 +0000 2013</text:p>
          </table:table-cell>
          <table:table-cell table:style-name="ce60" office:value-type="float" office:value="41344.74965277778">
            <text:p>3/11/2013 17:59:3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605696">
            <text:p>18605696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19">
            <text:p>619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11174556024967168</text:p>
          </table:table-cell>
          <table:table-cell table:style-name="ce61" office:value-type="string">
            <text:p>{"urls":[{"expanded_url":"http://www.barcamp.at/Anmeldung/Registration_Graz_2013","indices":[17,39],"display_url":"barcamp.at/Anmeldung/Regi\u2026","url":"http://t.co/yPcwQB838l"}],"hashtags":[{"text":"bcg13","indices":[40,46]}],"user_mentions":[{"id":116483016,"name":"Barcamp Graz","indices":[3,10],"screen_name":"bcgraz","id_str":"116483016"}]}</text:p>
          </table:table-cell>
        </table:table-row>
        <table:table-row table:style-name="ro22">
          <table:table-cell table:style-name="ce58" office:value-type="string">
            <text:p>311118366263894017</text:p>
          </table:table-cell>
          <table:table-cell table:style-name="ce59" office:value-type="string">
            <text:p>Tuuli_</text:p>
          </table:table-cell>
          <table:table-cell table:style-name="ce59" office:value-type="string">
            <text:p>RT @bcgraz: 100! http://t.co/yPcwQB838l #bcg13</text:p>
          </table:table-cell>
          <table:table-cell table:style-name="ce59" office:value-type="string">
            <text:p>Mon Mar 11 14:16:13 +0000 2013</text:p>
          </table:table-cell>
          <table:table-cell table:style-name="ce60" office:value-type="float" office:value="41344.59459490741">
            <text:p>3/11/2013 14:16:1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5586528">
            <text:p>4558652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787256847/6057f2da8f0b55a12bbbd4de672381c1_normal.jpeg</text:p>
          </table:table-cell>
          <table:table-cell table:style-name="ce59" office:value-type="float" office:value="205">
            <text:p>205</text:p>
          </table:table-cell>
          <table:table-cell table:style-name="ce59" office:value-type="float" office:value="210">
            <text:p>21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Tuuli_/statuses/311118366263894017</text:p>
          </table:table-cell>
          <table:table-cell table:style-name="ce61" office:value-type="string">
            <text:p>{"urls":[{"expanded_url":"http://www.barcamp.at/Anmeldung/Registration_Graz_2013","indices":[17,39],"display_url":"barcamp.at/Anmeldung/Regi\u2026","url":"http://t.co/yPcwQB838l"}],"hashtags":[{"text":"bcg13","indices":[40,46]}],"user_mentions":[{"id":116483016,"name":"Barcamp Graz","indices":[3,10],"screen_name":"bcgraz","id_str":"116483016"}]}</text:p>
          </table:table-cell>
        </table:table-row>
        <table:table-row table:style-name="ro23">
          <table:table-cell table:style-name="ce58" office:value-type="string">
            <text:p>311084816005230593</text:p>
          </table:table-cell>
          <table:table-cell table:style-name="ce59" office:value-type="string">
            <text:p>CitamurD</text:p>
          </table:table-cell>
          <table:table-cell table:style-name="ce59" office:value-type="string">
            <text:p>RT @CarFreiTag: Schon angemeldet? #Barcamp #Graz RT @bcgraz: 100! http://t.co/bR1xsNlEra #bcg13</text:p>
          </table:table-cell>
          <table:table-cell table:style-name="ce59" office:value-type="string">
            <text:p>Mon Mar 11 12:02:54 +0000 2013</text:p>
          </table:table-cell>
          <table:table-cell table:style-name="ce60" office:value-type="float" office:value="41344.50201388889">
            <text:p>3/11/2013 12:02:54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258946679">
            <text:p>258946679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14717767/f0fc450b43ad7a0dfe83f592552eb0ee_normal.jpeg</text:p>
          </table:table-cell>
          <table:table-cell table:style-name="ce59" office:value-type="float" office:value="171">
            <text:p>171</text:p>
          </table:table-cell>
          <table:table-cell table:style-name="ce59" office:value-type="float" office:value="152">
            <text:p>15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itamurD/statuses/311084816005230593</text:p>
          </table:table-cell>
          <table:table-cell table:style-name="ce61" office:value-type="string">
            <text:p>{"urls":[{"expanded_url":"http://www.barcamp.at/Anmeldung/Registration_Graz_2013","indices":[66,88],"display_url":"barcamp.at/Anmeldung/Regi\u2026","url":"http://t.co/bR1xsNlEra"}],"hashtags":[{"text":"Barcamp","indices":[34,42]},{"text":"Graz","indices":[43,48]},{"text":"bcg13","indices":[89,95]}],"user_mentions":[{"id":21125553,"name":"CarFreiTag","indices":[3,14],"screen_name":"CarFreiTag","id_str":"21125553"},{"id":116483016,"name":"Barcamp Graz","indices":[52,59],"screen_name":"bcgraz","id_str":"116483016"}]}</text:p>
          </table:table-cell>
        </table:table-row>
        <table:table-row table:style-name="ro22">
          <table:table-cell table:style-name="ce58" office:value-type="string">
            <text:p>311084808442892288</text:p>
          </table:table-cell>
          <table:table-cell table:style-name="ce59" office:value-type="string">
            <text:p>CitamurD</text:p>
          </table:table-cell>
          <table:table-cell table:style-name="ce59" office:value-type="string">
            <text:p>@CarFreiTag eh klar! @bcgraz</text:p>
          </table:table-cell>
          <table:table-cell table:style-name="ce59" office:value-type="string">
            <text:p>Mon Mar 11 12:02:52 +0000 2013</text:p>
          </table:table-cell>
          <table:table-cell table:style-name="ce60" office:value-type="float" office:value="41344.50199074074">
            <text:p>3/11/2013 12:02:52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CarFreiTag</text:p>
          </table:table-cell>
          <table:table-cell table:style-name="ce59" office:value-type="float" office:value="258946679">
            <text:p>258946679</text:p>
          </table:table-cell>
          <table:table-cell table:style-name="ce59" office:value-type="string">
            <text:p>311079548924067842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3314717767/f0fc450b43ad7a0dfe83f592552eb0ee_normal.jpeg</text:p>
          </table:table-cell>
          <table:table-cell table:style-name="ce59" office:value-type="float" office:value="171">
            <text:p>171</text:p>
          </table:table-cell>
          <table:table-cell table:style-name="ce59" office:value-type="float" office:value="152">
            <text:p>15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itamurD/statuses/311084808442892288</text:p>
          </table:table-cell>
          <table:table-cell table:style-name="ce61" office:value-type="string">
            <text:p>{"urls":[],"hashtags":[],"user_mentions":[{"id":21125553,"name":"CarFreiTag","indices":[0,11],"screen_name":"CarFreiTag","id_str":"21125553"},{"id":116483016,"name":"Barcamp Graz","indices":[21,28],"screen_name":"bcgraz","id_str":"116483016"}]}</text:p>
          </table:table-cell>
        </table:table-row>
        <table:table-row table:style-name="ro22">
          <table:table-cell table:style-name="ce58" office:value-type="string">
            <text:p>311080065284845568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RT @bcgraz: 100! http://t.co/yPcwQB838l #bcg13</text:p>
          </table:table-cell>
          <table:table-cell table:style-name="ce59" office:value-type="string">
            <text:p>Mon Mar 11 11:44:01 +0000 2013</text:p>
          </table:table-cell>
          <table:table-cell table:style-name="ce60" office:value-type="float" office:value="41344.48890046296">
            <text:p>3/11/2013 11:44:0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242920">
            <text:p>15242920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46">
            <text:p>246</text:p>
          </table:table-cell>
          <table:table-cell table:style-name="ce59" office:value-type="float" office:value="236">
            <text:p>23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11080065284845568</text:p>
          </table:table-cell>
          <table:table-cell table:style-name="ce61" office:value-type="string">
            <text:p>{"urls":[{"expanded_url":"http://www.barcamp.at/Anmeldung/Registration_Graz_2013","indices":[17,39],"display_url":"barcamp.at/Anmeldung/Regi\u2026","url":"http://t.co/yPcwQB838l"}],"hashtags":[{"text":"bcg13","indices":[40,46]}],"user_mentions":[{"id":116483016,"name":"Barcamp Graz","indices":[3,10],"screen_name":"bcgraz","id_str":"116483016"}]}</text:p>
          </table:table-cell>
        </table:table-row>
        <table:table-row table:style-name="ro25">
          <table:table-cell table:style-name="ce58" office:value-type="string">
            <text:p>311079548924067842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Schon angemeldet? #Barcamp #Graz RT @bcgraz: 100! http://t.co/bR1xsNlEra #bcg13</text:p>
          </table:table-cell>
          <table:table-cell table:style-name="ce59" office:value-type="string">
            <text:p>Mon Mar 11 11:41:58 +0000 2013</text:p>
          </table:table-cell>
          <table:table-cell table:style-name="ce60" office:value-type="float" office:value="41344.48747685185">
            <text:p>3/11/2013 11:41:5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1125553">
            <text:p>21125553</text:p>
          </table:table-cell>
          <table:table-cell table:style-name="ce59"/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61">
            <text:p>1161</text:p>
          </table:table-cell>
          <table:table-cell table:style-name="ce59" office:value-type="float" office:value="514">
            <text:p>51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11079548924067842</text:p>
          </table:table-cell>
          <table:table-cell table:style-name="ce61" office:value-type="string">
            <text:p>{"urls":[{"expanded_url":"http://www.barcamp.at/Anmeldung/Registration_Graz_2013","indices":[50,72],"display_url":"barcamp.at/Anmeldung/Regi\u2026","url":"http://t.co/bR1xsNlEra"}],"hashtags":[{"text":"Barcamp","indices":[18,26]},{"text":"Graz","indices":[27,32]},{"text":"bcg13","indices":[73,79]}],"user_mentions":[{"id":116483016,"name":"Barcamp Graz","indices":[36,43],"screen_name":"bcgraz","id_str":"116483016"}]}</text:p>
          </table:table-cell>
        </table:table-row>
        <table:table-row table:style-name="ro22">
          <table:table-cell table:style-name="ce58" office:value-type="string">
            <text:p>311079198846496769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100! http://t.co/yPcwQB838l #bcg13</text:p>
          </table:table-cell>
          <table:table-cell table:style-name="ce59" office:value-type="string">
            <text:p>Mon Mar 11 11:40:35 +0000 2013</text:p>
          </table:table-cell>
          <table:table-cell table:style-name="ce60" office:value-type="float" office:value="41344.4865162037">
            <text:p>3/11/2013 11:40:3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6">
            <text:p>546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11079198846496769</text:p>
          </table:table-cell>
          <table:table-cell table:style-name="ce61" office:value-type="string">
            <text:p>{"urls":[{"expanded_url":"http://www.barcamp.at/Anmeldung/Registration_Graz_2013","indices":[5,27],"display_url":"barcamp.at/Anmeldung/Regi\u2026","url":"http://t.co/yPcwQB838l"}],"hashtags":[{"text":"bcg13","indices":[28,34]}],"user_mentions":[]}</text:p>
          </table:table-cell>
        </table:table-row>
        <table:table-row table:style-name="ro22">
          <table:table-cell table:style-name="ce58" office:value-type="string">
            <text:p>310537407978151936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@igdemokratie :-) Wie sieht's mit #bcg13 in Graz aus?</text:p>
          </table:table-cell>
          <table:table-cell table:style-name="ce59" office:value-type="string">
            <text:p>Sat Mar 09 23:47:42 +0000 2013</text:p>
          </table:table-cell>
          <table:table-cell table:style-name="ce60" office:value-type="float" office:value="41342.99145833333">
            <text:p>3/9/2013 23:47:4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30232223">
            <text:p>330232223</text:p>
          </table:table-cell>
          <table:table-cell table:style-name="ce59" office:value-type="string">
            <text:p>igdemokratie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310537013776490496</text:p>
          </table:table-cell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57">
            <text:p>1157</text:p>
          </table:table-cell>
          <table:table-cell table:style-name="ce59" office:value-type="float" office:value="513">
            <text:p>51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10537407978151936</text:p>
          </table:table-cell>
          <table:table-cell table:style-name="ce61" office:value-type="string">
            <text:p>{"urls":[],"hashtags":[{"text":"bcg13","indices":[34,40]}],"user_mentions":[{"id":330232223,"name":"igdemokratie","indices":[0,13],"screen_name":"igdemokratie","id_str":"330232223"}]}</text:p>
          </table:table-cell>
        </table:table-row>
        <table:table-row table:style-name="ro23">
          <table:table-cell table:style-name="ce58" office:value-type="string">
            <text:p>309988423207378944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RT @bcgraz: Ihr habt Vorschläge oder Wünsche für Sessions beim Barcamp Graz 2013? http://t.co/IYK5sd3UNR #bcg13</text:p>
          </table:table-cell>
          <table:table-cell table:style-name="ce59" office:value-type="string">
            <text:p>Fri Mar 08 11:26:14 +0000 2013</text:p>
          </table:table-cell>
          <table:table-cell table:style-name="ce60" office:value-type="float" office:value="41341.47655092592">
            <text:p>3/8/2013 11:26:1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4">
            <text:p>56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9988423207378944</text:p>
          </table:table-cell>
          <table:table-cell table:style-name="ce61" office:value-type="string">
            <text:p>{"urls":[{"expanded_url":"http://www.barcamp.at/Barcamp_Graz_2013_Proposals","indices":[82,104],"display_url":"barcamp.at/Barcamp_Graz_2\u2026","url":"http://t.co/IYK5sd3UNR"}],"hashtags":[{"text":"bcg13","indices":[105,111]}],"user_mentions":[{"id":116483016,"name":"Barcamp Graz","indices":[3,10],"screen_name":"bcgraz","id_str":"116483016"}]}</text:p>
          </table:table-cell>
        </table:table-row>
        <table:table-row table:style-name="ro23">
          <table:table-cell table:style-name="ce58" office:value-type="string">
            <text:p>309980262303952896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RT @bcgraz: Ihr habt Vorschläge oder Wünsche für Sessions beim Barcamp Graz 2013? http://t.co/IYK5sd3UNR #bcg13</text:p>
          </table:table-cell>
          <table:table-cell table:style-name="ce59" office:value-type="string">
            <text:p>Fri Mar 08 10:53:48 +0000 2013</text:p>
          </table:table-cell>
          <table:table-cell table:style-name="ce60" office:value-type="float" office:value="41341.45402777778">
            <text:p>3/8/2013 10:53:4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10">
            <text:p>310</text:p>
          </table:table-cell>
          <table:table-cell table:style-name="ce59" office:value-type="float" office:value="198">
            <text:p>1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09980262303952896</text:p>
          </table:table-cell>
          <table:table-cell table:style-name="ce61" office:value-type="string">
            <text:p>{"urls":[{"expanded_url":"http://www.barcamp.at/Barcamp_Graz_2013_Proposals","indices":[82,104],"display_url":"barcamp.at/Barcamp_Graz_2\u2026","url":"http://t.co/IYK5sd3UNR"}],"hashtags":[{"text":"bcg13","indices":[105,111]}],"user_mentions":[{"id":116483016,"name":"Barcamp Graz","indices":[3,10],"screen_name":"bcgraz","id_str":"116483016"}]}</text:p>
          </table:table-cell>
        </table:table-row>
        <table:table-row table:style-name="ro23">
          <table:table-cell table:style-name="ce58" office:value-type="string">
            <text:p>309979403088195585</text:p>
          </table:table-cell>
          <table:table-cell table:style-name="ce59" office:value-type="string">
            <text:p>murdelta</text:p>
          </table:table-cell>
          <table:table-cell table:style-name="ce59" office:value-type="string">
            <text:p>RT @bcgraz: Ihr habt Vorschläge oder Wünsche für Sessions beim Barcamp Graz 2013? http://t.co/IYK5sd3UNR #bcg13</text:p>
          </table:table-cell>
          <table:table-cell table:style-name="ce59" office:value-type="string">
            <text:p>Fri Mar 08 10:50:23 +0000 2013</text:p>
          </table:table-cell>
          <table:table-cell table:style-name="ce60" office:value-type="float" office:value="41341.45165509259">
            <text:p>3/8/2013 10:50:2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982842">
            <text:p>1498284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25695467/de3e5b58065bdc4dcce9ba9cb4633919_normal.png</text:p>
          </table:table-cell>
          <table:table-cell table:style-name="ce59" office:value-type="float" office:value="934">
            <text:p>934</text:p>
          </table:table-cell>
          <table:table-cell table:style-name="ce59" office:value-type="float" office:value="899">
            <text:p>8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urdelta/statuses/309979403088195585</text:p>
          </table:table-cell>
          <table:table-cell table:style-name="ce61" office:value-type="string">
            <text:p>{"urls":[{"expanded_url":"http://www.barcamp.at/Barcamp_Graz_2013_Proposals","indices":[82,104],"display_url":"barcamp.at/Barcamp_Graz_2\u2026","url":"http://t.co/IYK5sd3UNR"}],"hashtags":[{"text":"bcg13","indices":[105,111]}],"user_mentions":[{"id":116483016,"name":"Barcamp Graz","indices":[3,10],"screen_name":"bcgraz","id_str":"116483016"}]}</text:p>
          </table:table-cell>
        </table:table-row>
        <table:table-row table:style-name="ro23">
          <table:table-cell table:style-name="ce58" office:value-type="string">
            <text:p>309979363036774400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Ihr habt Vorschläge oder Wünsche für Sessions beim Barcamp Graz 2013? http://t.co/IYK5sd3UNR #bcg13</text:p>
          </table:table-cell>
          <table:table-cell table:style-name="ce59" office:value-type="string">
            <text:p>Fri Mar 08 10:50:13 +0000 2013</text:p>
          </table:table-cell>
          <table:table-cell table:style-name="ce60" office:value-type="float" office:value="41341.45153935185">
            <text:p>3/8/2013 10:50:1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6">
            <text:p>546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9979363036774400</text:p>
          </table:table-cell>
          <table:table-cell table:style-name="ce61" office:value-type="string">
            <text:p>{"urls":[{"expanded_url":"http://www.barcamp.at/Barcamp_Graz_2013_Proposals","indices":[70,92],"display_url":"barcamp.at/Barcamp_Graz_2\u2026","url":"http://t.co/IYK5sd3UNR"}],"hashtags":[{"text":"bcg13","indices":[93,99]}],"user_mentions":[]}</text:p>
          </table:table-cell>
        </table:table-row>
        <table:table-row table:style-name="ro22">
          <table:table-cell table:style-name="ce58" office:value-type="string">
            <text:p>309970821332467712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RT @bcgraz: Zur Anmeldung: http://t.co/6ct0awB6uA #bcg13</text:p>
          </table:table-cell>
          <table:table-cell table:style-name="ce59" office:value-type="string">
            <text:p>Fri Mar 08 10:16:17 +0000 2013</text:p>
          </table:table-cell>
          <table:table-cell table:style-name="ce60" office:value-type="float" office:value="41341.42797453704">
            <text:p>3/8/2013 10:16:1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605696">
            <text:p>1860569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19">
            <text:p>619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09970821332467712</text:p>
          </table:table-cell>
          <table:table-cell table:style-name="ce61" office:value-type="string">
            <text:p>{"urls":[{"expanded_url":"http://barcamp-graz.at/anmeldung/","indices":[27,49],"display_url":"barcamp-graz.at/anmeldung/","url":"http://t.co/6ct0awB6uA"}],"hashtags":[{"text":"bcg13","indices":[50,56]}],"user_mentions":[{"id":116483016,"name":"Barcamp Graz","indices":[3,10],"screen_name":"bcgraz","id_str":"116483016"}]}</text:p>
          </table:table-cell>
        </table:table-row>
        <table:table-row table:style-name="ro21">
          <table:table-cell table:style-name="ce58" office:value-type="string">
            <text:p>309776307246493697</text:p>
          </table:table-cell>
          <table:table-cell table:style-name="ce59" office:value-type="string">
            <text:p>ClaudiaThurner</text:p>
          </table:table-cell>
          <table:table-cell table:style-name="ce59" office:value-type="string">
            <text:p>RT @bcgraz: Zur Anmeldung: http://t.co/6ct0awB6uA #bcg13</text:p>
          </table:table-cell>
          <table:table-cell table:style-name="ce59" office:value-type="string">
            <text:p>Thu Mar 07 21:23:21 +0000 2013</text:p>
          </table:table-cell>
          <table:table-cell table:style-name="ce60" office:value-type="float" office:value="41340.89121527778">
            <text:p>3/7/2013 21:23:21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90840732">
            <text:p>90840732</text:p>
          </table:table-cell>
          <table:table-cell table:style-name="ce59"/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2301215178/f57ke5r0n1205rdws2jx_normal.jpeg</text:p>
          </table:table-cell>
          <table:table-cell table:style-name="ce59" office:value-type="float" office:value="210">
            <text:p>210</text:p>
          </table:table-cell>
          <table:table-cell table:style-name="ce59" office:value-type="float" office:value="136">
            <text:p>13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laudiaThurner/statuses/309776307246493697</text:p>
          </table:table-cell>
          <table:table-cell table:style-name="ce61" office:value-type="string">
            <text:p>{"urls":[{"expanded_url":"http://barcamp-graz.at/anmeldung/","indices":[27,49],"display_url":"barcamp-graz.at/anmeldung/","url":"http://t.co/6ct0awB6uA"}],"hashtags":[{"text":"bcg13","indices":[50,56]}],"user_mentions":[{"id":116483016,"name":"Barcamp Graz","indices":[3,10],"screen_name":"bcgraz","id_str":"116483016"}]}</text:p>
          </table:table-cell>
        </table:table-row>
        <table:table-row table:style-name="ro22">
          <table:table-cell table:style-name="ce58" office:value-type="string">
            <text:p>309775169201774592</text:p>
          </table:table-cell>
          <table:table-cell table:style-name="ce59" office:value-type="string">
            <text:p>KMeducation</text:p>
          </table:table-cell>
          <table:table-cell table:style-name="ce59" office:value-type="string">
            <text:p>RT @bcgraz: Zur Anmeldung: http://t.co/6ct0awB6uA #bcg13</text:p>
          </table:table-cell>
          <table:table-cell table:style-name="ce59" office:value-type="string">
            <text:p>Thu Mar 07 21:18:50 +0000 2013</text:p>
          </table:table-cell>
          <table:table-cell table:style-name="ce60" office:value-type="float" office:value="41340.888078703705">
            <text:p>3/7/2013 21:18:5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59822311">
            <text:p>59822311</text:p>
          </table:table-cell>
          <table:table-cell table:style-name="ce59"/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1575063629/LOGO_normal.PNG</text:p>
          </table:table-cell>
          <table:table-cell table:style-name="ce59" office:value-type="float" office:value="751">
            <text:p>751</text:p>
          </table:table-cell>
          <table:table-cell table:style-name="ce59" office:value-type="float" office:value="669">
            <text:p>66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KMeducation/statuses/309775169201774592</text:p>
          </table:table-cell>
          <table:table-cell table:style-name="ce61" office:value-type="string">
            <text:p>{"urls":[{"expanded_url":"http://barcamp-graz.at/anmeldung/","indices":[27,49],"display_url":"barcamp-graz.at/anmeldung/","url":"http://t.co/6ct0awB6uA"}],"hashtags":[{"text":"bcg13","indices":[50,56]}],"user_mentions":[{"id":116483016,"name":"Barcamp Graz","indices":[3,10],"screen_name":"bcgraz","id_str":"116483016"}]}</text:p>
          </table:table-cell>
        </table:table-row>
        <table:table-row table:style-name="ro22">
          <table:table-cell table:style-name="ce58" office:value-type="string">
            <text:p>309774250871496704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Zur Anmeldung: http://t.co/6ct0awB6uA #bcg13</text:p>
          </table:table-cell>
          <table:table-cell table:style-name="ce59" office:value-type="string">
            <text:p>Thu Mar 07 21:15:11 +0000 2013</text:p>
          </table:table-cell>
          <table:table-cell table:style-name="ce60" office:value-type="float" office:value="41340.88554398148">
            <text:p>3/7/2013 21:15:1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6">
            <text:p>546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9774250871496704</text:p>
          </table:table-cell>
          <table:table-cell table:style-name="ce61" office:value-type="string">
            <text:p>{"urls":[{"expanded_url":"http://barcamp-graz.at/anmeldung/","indices":[15,37],"display_url":"barcamp-graz.at/anmeldung/","url":"http://t.co/6ct0awB6uA"}],"hashtags":[{"text":"bcg13","indices":[38,44]}],"user_mentions":[]}</text:p>
          </table:table-cell>
        </table:table-row>
        <table:table-row table:style-name="ro22">
          <table:table-cell table:style-name="ce58" office:value-type="string">
            <text:p>309761008082251777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@bcgraz okay. Danke</text:p>
          </table:table-cell>
          <table:table-cell table:style-name="ce59" office:value-type="string">
            <text:p>Thu Mar 07 20:22:34 +0000 2013</text:p>
          </table:table-cell>
          <table:table-cell table:style-name="ce60" office:value-type="float" office:value="41340.84900462963">
            <text:p>3/7/2013 20:22:3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8605696">
            <text:p>18605696</text:p>
          </table:table-cell>
          <table:table-cell table:style-name="ce59" office:value-type="string">
            <text:p>309760329380950018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18">
            <text:p>618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09761008082251777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]}</text:p>
          </table:table-cell>
        </table:table-row>
        <table:table-row table:style-name="ro22">
          <table:table-cell table:style-name="ce58" office:value-type="string">
            <text:p>309759714433044480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@bcgraz ja! Am 13. oder? Wieviel Uhr und wo?</text:p>
          </table:table-cell>
          <table:table-cell table:style-name="ce59" office:value-type="string">
            <text:p>Thu Mar 07 20:17:25 +0000 2013</text:p>
          </table:table-cell>
          <table:table-cell table:style-name="ce60" office:value-type="float" office:value="41340.84542824074">
            <text:p>3/7/2013 20:17:25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8605696">
            <text:p>18605696</text:p>
          </table:table-cell>
          <table:table-cell table:style-name="ce59" office:value-type="string">
            <text:p>309755942587740160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18">
            <text:p>618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09759714433044480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]}</text:p>
          </table:table-cell>
        </table:table-row>
        <table:table-row table:style-name="ro24">
          <table:table-cell table:style-name="ce58" office:value-type="string">
            <text:p>309725009620905985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@stefan2904 @bcgraz @stefankasberger @salasaria @Tschilp @lenadoppel @sigi_maurer ich weiß, dass es Bedarf gibt. Würde Betreuung kennen…</text:p>
          </table:table-cell>
          <table:table-cell table:style-name="ce59" office:value-type="string">
            <text:p>Thu Mar 07 17:59:31 +0000 2013</text:p>
          </table:table-cell>
          <table:table-cell table:style-name="ce60" office:value-type="float" office:value="41340.74966435185">
            <text:p>3/7/2013 17:59:3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stefan2904</text:p>
          </table:table-cell>
          <table:table-cell table:style-name="ce59" office:value-type="float" office:value="18605696">
            <text:p>18605696</text:p>
          </table:table-cell>
          <table:table-cell table:style-name="ce59" office:value-type="string">
            <text:p>309384354998669312</text:p>
          </table:table-cell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18">
            <text:p>618</text:p>
          </table:table-cell>
          <table:table-cell table:style-name="ce59" office:value-type="float" office:value="390">
            <text:p>3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09725009620905985</text:p>
          </table:table-cell>
          <table:table-cell table:style-name="ce61" office:value-type="string">
            <text:p>{"urls":[],"hashtags":[],"user_mentions":[{"id":1549341,"name":"Stefan ☮","indices":[0,11],"screen_name":"stefan2904","id_str":"1549341"},{"id":116483016,"name":"Barcamp Graz","indices":[12,19],"screen_name":"bcgraz","id_str":"116483016"},{"id":42329259,"name":"Stefan Kasberger","indices":[20,36],"screen_name":"stefankasberger","id_str":"42329259"},{"id":318934235,"name":"salasaria","indices":[37,47],"screen_name":"salasaria","id_str":"318934235"},{"id":7383832,"name":"Michaela Amort","indices":[48,56],"screen_name":"Tschilp","id_str":"7383832"},{"id":14395334,"name":"Lena Doppel","indices":[57,68],"screen_name":"lenadoppel","id_str":"14395334"},{"id":22000071,"name":"Sigi Maurer","indices":[69,81],"screen_name":"sigi_maurer","id_str":"22000071"}]}</text:p>
          </table:table-cell>
        </table:table-row>
        <table:table-row table:style-name="ro13">
          <table:table-cell table:style-name="ce58" office:value-type="string">
            <text:p>309627796920086528</text:p>
          </table:table-cell>
          <table:table-cell table:style-name="ce59" office:value-type="string">
            <text:p>job_graz</text:p>
          </table:table-cell>
          <table:table-cell table:style-name="ce59" office:value-type="string">
            <text:p>The Jobs in Graz Daily is out! http://t.co/ibT4zy1cnK ▸ Top stories today via @martinblumenau @derstandard_at @bcgraz</text:p>
          </table:table-cell>
          <table:table-cell table:style-name="ce59" office:value-type="string">
            <text:p>Thu Mar 07 11:33:14 +0000 2013</text:p>
          </table:table-cell>
          <table:table-cell table:style-name="ce60" office:value-type="float" office:value="41340.481412037036">
            <text:p>3/7/2013 11:33:1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2365784">
            <text:p>32365784</text:p>
          </table:table-cell>
          <table:table-cell table:style-name="ce59"/>
          <table:table-cell table:style-name="ce61" office:value-type="string">
            <text:p>&lt;a href="http://paper.li" rel="nofollow"&gt;Paper.li&lt;/a&gt;</text:p>
          </table:table-cell>
          <table:table-cell table:style-name="ce61" office:value-type="string">
            <text:p>http://a0.twimg.com/profile_images/142246778/Buchstabe_G_normal.jpg</text:p>
          </table:table-cell>
          <table:table-cell table:style-name="ce59" office:value-type="float" office:value="239">
            <text:p>239</text:p>
          </table:table-cell>
          <table:table-cell table:style-name="ce59" office:value-type="float" office:value="166">
            <text:p>16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ob_graz/statuses/309627796920086528</text:p>
          </table:table-cell>
          <table:table-cell table:style-name="ce61" office:value-type="string">
            <text:p>{"urls":[{"expanded_url":"http://paper.li/job_graz","indices":[31,53],"display_url":"paper.li/job_graz","url":"http://t.co/ibT4zy1cnK"}],"hashtags":[],"user_mentions":[{"id":24881096,"name":"martin blumenau","indices":[78,93],"screen_name":"martinblumenau","id_str":"24881096"},{"id":18075603,"name":"derStandard.at","indices":[94,109],"screen_name":"derstandard_at","id_str":"18075603"},{"id":116483016,"name":"Barcamp Graz","indices":[110,117],"screen_name":"bcgraz","id_str":"116483016"}]}</text:p>
          </table:table-cell>
        </table:table-row>
        <table:table-row table:style-name="ro24">
          <table:table-cell table:style-name="ce58" office:value-type="string">
            <text:p>309594330144837632</text:p>
          </table:table-cell>
          <table:table-cell table:style-name="ce59" office:value-type="string">
            <text:p>Digitalks</text:p>
          </table:table-cell>
          <table:table-cell table:style-name="ce59" office:value-type="string">
            <text:p>RT @bcgraz: Barcamps im März (2/2): FemCamp Wien http://t.co/SguoNvnGJp #femcamp13 :: Open Barcamp Salzkammergut 2013 http://t.co/QQmo8t ...</text:p>
          </table:table-cell>
          <table:table-cell table:style-name="ce59" office:value-type="string">
            <text:p>Thu Mar 07 09:20:14 +0000 2013</text:p>
          </table:table-cell>
          <table:table-cell table:style-name="ce60" office:value-type="float" office:value="41340.38905092592">
            <text:p>3/7/2013 9:20:14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623710">
            <text:p>14623710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427262395/digitalks_thumbnail_normal.jpg</text:p>
          </table:table-cell>
          <table:table-cell table:style-name="ce59" office:value-type="float" office:value="2572">
            <text:p>2572</text:p>
          </table:table-cell>
          <table:table-cell table:style-name="ce59" office:value-type="float" office:value="1052">
            <text:p>105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Digitalks/statuses/309594330144837632</text:p>
          </table:table-cell>
          <table:table-cell table:style-name="ce61" office:value-type="string">
            <text:p>{"urls":[{"expanded_url":"http://www.barcamp.at/FemCamp","indices":[49,71],"display_url":"barcamp.at/FemCamp","url":"http://t.co/SguoNvnGJp"}],"hashtags":[{"text":"femcamp13","indices":[72,82]}],"user_mentions":[{"id":116483016,"name":"Barcamp Graz","indices":[3,10],"screen_name":"bcgraz","id_str":"116483016"}]}</text:p>
          </table:table-cell>
        </table:table-row>
        <table:table-row table:style-name="ro20">
          <table:table-cell table:style-name="ce58" office:value-type="string">
            <text:p>309573448622018560</text:p>
          </table:table-cell>
          <table:table-cell table:style-name="ce59" office:value-type="string">
            <text:p>pNachhaltig</text:p>
          </table:table-cell>
          <table:table-cell table:style-name="ce59" office:value-type="string">
            <text:p>RT @madiko711: Barcamp zum Thema Pflege - Carecamp Salzburg 2013 http://t.co/jntXv8XJo5 #carecamp via @bcgraz</text:p>
          </table:table-cell>
          <table:table-cell table:style-name="ce59" office:value-type="string">
            <text:p>Thu Mar 07 07:57:16 +0000 2013</text:p>
          </table:table-cell>
          <table:table-cell table:style-name="ce60" office:value-type="float" office:value="41340.33143518518">
            <text:p>3/7/2013 7:57:16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487353005">
            <text:p>487353005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125277091/praktisch-nachhaltig_facebook_200x200_normal.jpg</text:p>
          </table:table-cell>
          <table:table-cell table:style-name="ce59" office:value-type="float" office:value="275">
            <text:p>275</text:p>
          </table:table-cell>
          <table:table-cell table:style-name="ce59" office:value-type="float" office:value="223">
            <text:p>22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pNachhaltig/statuses/309573448622018560</text:p>
          </table:table-cell>
          <table:table-cell table:style-name="ce61" office:value-type="string">
            <text:p>{"urls":[{"expanded_url":"http://www.barcamp.at/Carecamp,_Salzburg_2013","indices":[65,87],"display_url":"barcamp.at/Carecamp,_Salz\u2026","url":"http://t.co/jntXv8XJo5"}],"hashtags":[{"text":"carecamp","indices":[88,97]}],"user_mentions":[{"id":1008852229,"name":"madiko","indices":[3,13],"screen_name":"madiko711","id_str":"1008852229"},{"id":116483016,"name":"Barcamp Graz","indices":[102,109],"screen_name":"bcgraz","id_str":"116483016"}]}</text:p>
          </table:table-cell>
        </table:table-row>
        <table:table-row table:style-name="ro23">
          <table:table-cell table:style-name="ce58" office:value-type="string">
            <text:p>309567285591408640</text:p>
          </table:table-cell>
          <table:table-cell table:style-name="ce59" office:value-type="string">
            <text:p>madiko711</text:p>
          </table:table-cell>
          <table:table-cell table:style-name="ce59" office:value-type="string">
            <text:p>Barcamp zum Thema Pflege - Carecamp Salzburg 2013 http://t.co/dA3JlUlA1r #carecamp via @bcgraz</text:p>
          </table:table-cell>
          <table:table-cell table:style-name="ce59" office:value-type="string">
            <text:p>Thu Mar 07 07:32:47 +0000 2013</text:p>
          </table:table-cell>
          <table:table-cell table:style-name="ce60" office:value-type="float" office:value="41340.31443287037">
            <text:p>3/7/2013 7:32:4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008852229">
            <text:p>1008852229</text:p>
          </table:table-cell>
          <table:table-cell table:style-name="ce59"/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2970641080/2ea9d3387731c2a8d9b4b0f9c4a752e4_normal.jpeg</text:p>
          </table:table-cell>
          <table:table-cell table:style-name="ce59" office:value-type="float" office:value="65">
            <text:p>65</text:p>
          </table:table-cell>
          <table:table-cell table:style-name="ce59" office:value-type="float" office:value="195">
            <text:p>19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diko711/statuses/309567285591408640</text:p>
          </table:table-cell>
          <table:table-cell table:style-name="ce61" office:value-type="string">
            <text:p>{"urls":[{"expanded_url":"http://www.barcamp.at/Carecamp,_Salzburg_2013","indices":[50,72],"display_url":"barcamp.at/Carecamp,_Salz\u2026","url":"http://t.co/dA3JlUlA1r"}],"hashtags":[{"text":"carecamp","indices":[73,82]}],"user_mentions":[{"id":116483016,"name":"Barcamp Graz","indices":[87,94],"screen_name":"bcgraz","id_str":"116483016"}]}</text:p>
          </table:table-cell>
        </table:table-row>
        <table:table-row table:style-name="ro23">
          <table:table-cell table:style-name="ce58" office:value-type="string">
            <text:p>309393965373874176</text:p>
          </table:table-cell>
          <table:table-cell table:style-name="ce59" office:value-type="string">
            <text:p>salasaria</text:p>
          </table:table-cell>
          <table:table-cell table:style-name="ce59" office:value-type="string">
            <text:p>@bcgraz Bitte nicht zu kurzfristig. Betreuungspersonen fallen nicht vom Himmel ;) @heinz @stefankasberger</text:p>
          </table:table-cell>
          <table:table-cell table:style-name="ce59" office:value-type="string">
            <text:p>Wed Mar 06 20:04:04 +0000 2013</text:p>
          </table:table-cell>
          <table:table-cell table:style-name="ce60" office:value-type="float" office:value="41339.83615740741">
            <text:p>3/6/2013 20:04:0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318934235">
            <text:p>318934235</text:p>
          </table:table-cell>
          <table:table-cell table:style-name="ce59" office:value-type="string">
            <text:p>309390200751136768</text:p>
          </table:table-cell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2818627188/e813a5d5ffc8b54a2a2d8202bc679826_normal.jpeg</text:p>
          </table:table-cell>
          <table:table-cell table:style-name="ce59" office:value-type="float" office:value="98">
            <text:p>98</text:p>
          </table:table-cell>
          <table:table-cell table:style-name="ce59" office:value-type="float" office:value="183">
            <text:p>1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lasaria/statuses/309393965373874176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1368561,"name":"Heinz Wittenbrink","indices":[82,88],"screen_name":"heinz","id_str":"1368561"},{"id":42329259,"name":"Stefan Kasberger","indices":[89,105],"screen_name":"stefankasberger","id_str":"42329259"}]}</text:p>
          </table:table-cell>
        </table:table-row>
        <table:table-row table:style-name="ro25">
          <table:table-cell table:style-name="ce58" office:value-type="string">
            <text:p>309389626605441024</text:p>
          </table:table-cell>
          <table:table-cell table:style-name="ce59" office:value-type="string">
            <text:p>salasaria</text:p>
          </table:table-cell>
          <table:table-cell table:style-name="ce59" office:value-type="string">
            <text:p>@stefankasberger Sollte Bedarf an Betreuung bestehen, kann ich mich kümmern. @bcgraz @stefan2904</text:p>
          </table:table-cell>
          <table:table-cell table:style-name="ce59" office:value-type="string">
            <text:p>Wed Mar 06 19:46:49 +0000 2013</text:p>
          </table:table-cell>
          <table:table-cell table:style-name="ce60" office:value-type="float" office:value="41339.82417824074">
            <text:p>3/6/2013 19:46:4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42329259">
            <text:p>42329259</text:p>
          </table:table-cell>
          <table:table-cell table:style-name="ce59" office:value-type="string">
            <text:p>stefankasberger</text:p>
          </table:table-cell>
          <table:table-cell table:style-name="ce59" office:value-type="float" office:value="318934235">
            <text:p>318934235</text:p>
          </table:table-cell>
          <table:table-cell table:style-name="ce59" office:value-type="string">
            <text:p>309380856244498433</text:p>
          </table:table-cell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2818627188/e813a5d5ffc8b54a2a2d8202bc679826_normal.jpeg</text:p>
          </table:table-cell>
          <table:table-cell table:style-name="ce59" office:value-type="float" office:value="98">
            <text:p>98</text:p>
          </table:table-cell>
          <table:table-cell table:style-name="ce59" office:value-type="float" office:value="183">
            <text:p>1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lasaria/statuses/309389626605441024</text:p>
          </table:table-cell>
          <table:table-cell table:style-name="ce61" office:value-type="string">
            <text:p>{"urls":[],"hashtags":[],"user_mentions":[{"id":42329259,"name":"Stefan Kasberger","indices":[0,16],"screen_name":"stefankasberger","id_str":"42329259"},{"id":116483016,"name":"Barcamp Graz","indices":[77,84],"screen_name":"bcgraz","id_str":"116483016"},{"id":1549341,"name":"Stefan ☮","indices":[85,96],"screen_name":"stefan2904","id_str":"1549341"}]}</text:p>
          </table:table-cell>
        </table:table-row>
        <table:table-row table:style-name="ro23">
          <table:table-cell table:style-name="ce58" office:value-type="string">
            <text:p>309389294844379136</text:p>
          </table:table-cell>
          <table:table-cell table:style-name="ce59" office:value-type="string">
            <text:p>heinz</text:p>
          </table:table-cell>
          <table:table-cell table:style-name="ce59" office:value-type="string">
            <text:p>@bcgraz @salasaria super wäre es. Es müssen Leute freiwillig machen. Einen Raum an der FH kann man sicher finden</text:p>
          </table:table-cell>
          <table:table-cell table:style-name="ce59" office:value-type="string">
            <text:p>Wed Mar 06 19:45:30 +0000 2013</text:p>
          </table:table-cell>
          <table:table-cell table:style-name="ce60" office:value-type="float" office:value="41339.82326388889">
            <text:p>3/6/2013 19:45:30</text:p>
          </table:table-cell>
          <table:table-cell table:style-name="ce59" office:value-type="string">
            <text:p>loc: 47.07324476,15.4399274</text:p>
          </table:table-cell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368561">
            <text:p>1368561</text:p>
          </table:table-cell>
          <table:table-cell table:style-name="ce59" office:value-type="string">
            <text:p>309361333323853825</text:p>
          </table:table-cell>
          <table:table-cell table:style-name="ce61" office:value-type="string">
            <text:p>&lt;a href="http://twitter.com/download/android" rel="nofollow"&gt;Twitter for Android&lt;/a&gt;</text:p>
          </table:table-cell>
          <table:table-cell table:style-name="ce61" office:value-type="string">
            <text:p>http://a0.twimg.com/profile_images/1456441156/profile500_normal.png</text:p>
          </table:table-cell>
          <table:table-cell table:style-name="ce59" office:value-type="float" office:value="2928">
            <text:p>2928</text:p>
          </table:table-cell>
          <table:table-cell table:style-name="ce59" office:value-type="float" office:value="854">
            <text:p>85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einz/statuses/309389294844379136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318934235,"name":"salasaria","indices":[8,18],"screen_name":"salasaria","id_str":"318934235"}]}</text:p>
          </table:table-cell>
        </table:table-row>
        <table:table-row table:style-name="ro20">
          <table:table-cell table:style-name="ce58" office:value-type="string">
            <text:p>309385237929000960</text:p>
          </table:table-cell>
          <table:table-cell table:style-name="ce59" office:value-type="string">
            <text:p>sigi_maurer</text:p>
          </table:table-cell>
          <table:table-cell table:style-name="ce59" office:value-type="string">
            <text:p>@bcgraz kostenpunkt für 2 betreuerInnen für bis zu 10 kinder von 3-12 (jüngere kinder zählen mind. doppelt) ca. 400 euro 4 qm pro person.</text:p>
          </table:table-cell>
          <table:table-cell table:style-name="ce59" office:value-type="string">
            <text:p>Wed Mar 06 19:29:23 +0000 2013</text:p>
          </table:table-cell>
          <table:table-cell table:style-name="ce60" office:value-type="float" office:value="41339.81207175926">
            <text:p>3/6/2013 19:29:2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22000071">
            <text:p>22000071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844906543/a79bf0d424b624775cda49fa821733eb_normal.png</text:p>
          </table:table-cell>
          <table:table-cell table:style-name="ce59" office:value-type="float" office:value="4324">
            <text:p>4324</text:p>
          </table:table-cell>
          <table:table-cell table:style-name="ce59" office:value-type="float" office:value="441">
            <text:p>44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igi_maurer/statuses/309385237929000960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]}</text:p>
          </table:table-cell>
        </table:table-row>
        <table:table-row table:style-name="ro24">
          <table:table-cell table:style-name="ce58" office:value-type="string">
            <text:p>309384354998669312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bcgraz @stefankasberger @salasaria Beim #femcamp gibt's das ja. Vielleicht mal fragen wie's da läuft? /cc @tschilp @lenadoppel @sigi_maurer</text:p>
          </table:table-cell>
          <table:table-cell table:style-name="ce59" office:value-type="string">
            <text:p>Wed Mar 06 19:25:52 +0000 2013</text:p>
          </table:table-cell>
          <table:table-cell table:style-name="ce60" office:value-type="float" office:value="41339.80962962963">
            <text:p>3/6/2013 19:25:5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09382572557877248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3">
            <text:p>843</text:p>
          </table:table-cell>
          <table:table-cell table:style-name="ce59" office:value-type="float" office:value="565">
            <text:p>56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9384354998669312</text:p>
          </table:table-cell>
          <table:table-cell table:style-name="ce61" office:value-type="string">
            <text:p>{"urls":[],"hashtags":[{"text":"femcamp","indices":[41,49]}],"user_mentions":[{"id":116483016,"name":"Barcamp Graz","indices":[0,7],"screen_name":"bcgraz","id_str":"116483016"},{"id":42329259,"name":"Stefan Kasberger","indices":[8,24],"screen_name":"stefankasberger","id_str":"42329259"},{"id":318934235,"name":"salasaria","indices":[25,35],"screen_name":"salasaria","id_str":"318934235"},{"id":7383832,"name":"Michaela Amort","indices":[107,115],"screen_name":"Tschilp","id_str":"7383832"},{"id":14395334,"name":"Lena Doppel","indices":[116,127],"screen_name":"lenadoppel","id_str":"14395334"},{"id":22000071,"name":"Sigi Maurer","indices":[128,140],"screen_name":"sigi_maurer","id_str":"22000071"}]}</text:p>
          </table:table-cell>
        </table:table-row>
        <table:table-row table:style-name="ro24">
          <table:table-cell table:style-name="ce58" office:value-type="string">
            <text:p>309380856244498433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. @bcgraz @salasaria finds aber eine überlegenswerte Frage. Vielleicht findet sich ja wer, der es übernimmt. #followerpower #kinderbetreuung</text:p>
          </table:table-cell>
          <table:table-cell table:style-name="ce59" office:value-type="string">
            <text:p>Wed Mar 06 19:11:58 +0000 2013</text:p>
          </table:table-cell>
          <table:table-cell table:style-name="ce60" office:value-type="float" office:value="41339.79997685185">
            <text:p>3/6/2013 19:11:5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18934235">
            <text:p>318934235</text:p>
          </table:table-cell>
          <table:table-cell table:style-name="ce59" office:value-type="string">
            <text:p>salasaria</text:p>
          </table:table-cell>
          <table:table-cell table:style-name="ce59" office:value-type="float" office:value="42329259">
            <text:p>42329259</text:p>
          </table:table-cell>
          <table:table-cell table:style-name="ce59" office:value-type="string">
            <text:p>309378497984487424</text:p>
          </table:table-cell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09">
            <text:p>309</text:p>
          </table:table-cell>
          <table:table-cell table:style-name="ce59" office:value-type="float" office:value="198">
            <text:p>1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09380856244498433</text:p>
          </table:table-cell>
          <table:table-cell table:style-name="ce61" office:value-type="string">
            <text:p>{"urls":[],"hashtags":[{"text":"followerpower","indices":[109,123]},{"text":"kinderbetreuung","indices":[124,140]}],"user_mentions":[{"id":116483016,"name":"Barcamp Graz","indices":[2,9],"screen_name":"bcgraz","id_str":"116483016"},{"id":318934235,"name":"salasaria","indices":[10,20],"screen_name":"salasaria","id_str":"318934235"}]}</text:p>
          </table:table-cell>
        </table:table-row>
        <table:table-row table:style-name="ro22">
          <table:table-cell table:style-name="ce58" office:value-type="string">
            <text:p>309378497984487424</text:p>
          </table:table-cell>
          <table:table-cell table:style-name="ce59" office:value-type="string">
            <text:p>salasaria</text:p>
          </table:table-cell>
          <table:table-cell table:style-name="ce59" office:value-type="string">
            <text:p>@bcgraz Abgesehen von Ressourcen - gäbe es Bedarf?</text:p>
          </table:table-cell>
          <table:table-cell table:style-name="ce59" office:value-type="string">
            <text:p>Wed Mar 06 19:02:36 +0000 2013</text:p>
          </table:table-cell>
          <table:table-cell table:style-name="ce60" office:value-type="float" office:value="41339.79347222222">
            <text:p>3/6/2013 19:02:36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318934235">
            <text:p>318934235</text:p>
          </table:table-cell>
          <table:table-cell table:style-name="ce59" office:value-type="string">
            <text:p>309361333323853825</text:p>
          </table:table-cell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2818627188/e813a5d5ffc8b54a2a2d8202bc679826_normal.jpeg</text:p>
          </table:table-cell>
          <table:table-cell table:style-name="ce59" office:value-type="float" office:value="98">
            <text:p>98</text:p>
          </table:table-cell>
          <table:table-cell table:style-name="ce59" office:value-type="float" office:value="183">
            <text:p>1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lasaria/statuses/309378497984487424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]}</text:p>
          </table:table-cell>
        </table:table-row>
        <table:table-row table:style-name="ro21">
          <table:table-cell table:style-name="ce58" office:value-type="string">
            <text:p>309348914794995713</text:p>
          </table:table-cell>
          <table:table-cell table:style-name="ce59" office:value-type="string">
            <text:p>Negiert</text:p>
          </table:table-cell>
          <table:table-cell table:style-name="ce59" office:value-type="string">
            <text:p>RT @bcgraz: Ihr habt Fragen zum Barcamp Graz 2013? Wir sind ganz Ohr! #bcg13</text:p>
          </table:table-cell>
          <table:table-cell table:style-name="ce59" office:value-type="string">
            <text:p>Wed Mar 06 17:05:03 +0000 2013</text:p>
          </table:table-cell>
          <table:table-cell table:style-name="ce60" office:value-type="float" office:value="41339.71184027778">
            <text:p>3/6/2013 17:05:0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57413466">
            <text:p>57413466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126214765/TwitterAva2_normal.png</text:p>
          </table:table-cell>
          <table:table-cell table:style-name="ce59" office:value-type="float" office:value="582">
            <text:p>582</text:p>
          </table:table-cell>
          <table:table-cell table:style-name="ce59" office:value-type="float" office:value="91">
            <text:p>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egiert/statuses/309348914794995713</text:p>
          </table:table-cell>
          <table:table-cell table:style-name="ce61" office:value-type="string">
            <text:p>{"urls":[],"hashtags":[{"text":"bcg13","indices":[70,76]}],"user_mentions":[{"id":116483016,"name":"Barcamp Graz","indices":[3,10],"screen_name":"bcgraz","id_str":"116483016"}]}</text:p>
          </table:table-cell>
        </table:table-row>
        <table:table-row table:style-name="ro21">
          <table:table-cell table:style-name="ce58" office:value-type="string">
            <text:p>309317819441483777</text:p>
          </table:table-cell>
          <table:table-cell table:style-name="ce59" office:value-type="string">
            <text:p>salasaria</text:p>
          </table:table-cell>
          <table:table-cell table:style-name="ce59" office:value-type="string">
            <text:p>@bcgraz gibts zufällig heuer eine kinderbetreuung vor ort?  @heinz</text:p>
          </table:table-cell>
          <table:table-cell table:style-name="ce59" office:value-type="string">
            <text:p>Wed Mar 06 15:01:29 +0000 2013</text:p>
          </table:table-cell>
          <table:table-cell table:style-name="ce60" office:value-type="float" office:value="41339.62603009259">
            <text:p>3/6/2013 15:01:29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318934235">
            <text:p>318934235</text:p>
          </table:table-cell>
          <table:table-cell table:style-name="ce59" office:value-type="string">
            <text:p>309069422306422784</text:p>
          </table:table-cell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2818627188/e813a5d5ffc8b54a2a2d8202bc679826_normal.jpeg</text:p>
          </table:table-cell>
          <table:table-cell table:style-name="ce59" office:value-type="float" office:value="98">
            <text:p>98</text:p>
          </table:table-cell>
          <table:table-cell table:style-name="ce59" office:value-type="float" office:value="183">
            <text:p>18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lasaria/statuses/309317819441483777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1368561,"name":"Heinz Wittenbrink","indices":[60,66],"screen_name":"heinz","id_str":"1368561"}]}</text:p>
          </table:table-cell>
        </table:table-row>
        <table:table-row table:style-name="ro27">
          <table:table-cell table:style-name="ce58" office:value-type="string">
            <text:p>309291923032657921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Schon angemeldet? #bcg13 ---&amp;gt; http://t.co/wyGy15JF9q #barcamp #Graz cc @fisima_ @undsiebewegt @MagicHerb @werquer @SON_OFsevenless</text:p>
          </table:table-cell>
          <table:table-cell table:style-name="ce59" office:value-type="string">
            <text:p>Wed Mar 06 13:18:35 +0000 2013</text:p>
          </table:table-cell>
          <table:table-cell table:style-name="ce60" office:value-type="float" office:value="41339.554571759254">
            <text:p>3/6/2013 13:18:3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1125553">
            <text:p>21125553</text:p>
          </table:table-cell>
          <table:table-cell table:style-name="ce59"/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53">
            <text:p>1153</text:p>
          </table:table-cell>
          <table:table-cell table:style-name="ce59" office:value-type="float" office:value="509">
            <text:p>50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09291923032657921</text:p>
          </table:table-cell>
          <table:table-cell table:style-name="ce61" office:value-type="string">
            <text:p>{"urls":[{"expanded_url":"http://barcamp-graz.at/","indices":[33,55],"display_url":"barcamp-graz.at","url":"http://t.co/wyGy15JF9q"}],"hashtags":[{"text":"bcg13","indices":[18,24]},{"text":"barcamp","indices":[56,64]},{"text":"Graz","indices":[65,70]}],"user_mentions":[{"id":57434429,"name":"Philip Pacanda","indices":[74,82],"screen_name":"Fisima_","id_str":"57434429"},{"id":238287811,"name":"Chris Körbler","indices":[83,96],"screen_name":"UndSieBewegt","id_str":"238287811"},{"id":2007161,"name":"Herbert D.","indices":[97,107],"screen_name":"MagicHerb","id_str":"2007161"},{"id":30200764,"name":"Werner Reiter","indices":[108,116],"screen_name":"werquer","id_str":"30200764"},{"id":403629499,"name":"Son of Sevenless","indices":[117,133],"screen_name":"SON_OFsevenless","id_str":"403629499"}]}</text:p>
          </table:table-cell>
        </table:table-row>
        <table:table-row table:style-name="ro21">
          <table:table-cell table:style-name="ce58" office:value-type="string">
            <text:p>309254584545718273</text:p>
          </table:table-cell>
          <table:table-cell table:style-name="ce59" office:value-type="string">
            <text:p>salasaria</text:p>
          </table:table-cell>
          <table:table-cell table:style-name="ce59" office:value-type="string">
            <text:p>RT @bcgraz: Ihr habt Fragen zum Barcamp Graz 2013? Wir sind ganz Ohr! #bcg13</text:p>
          </table:table-cell>
          <table:table-cell table:style-name="ce59" office:value-type="string">
            <text:p>Wed Mar 06 10:50:13 +0000 2013</text:p>
          </table:table-cell>
          <table:table-cell table:style-name="ce60" office:value-type="float" office:value="41339.45153935185">
            <text:p>3/6/2013 10:50:13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318934235">
            <text:p>318934235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2818627188/e813a5d5ffc8b54a2a2d8202bc679826_normal.jpeg</text:p>
          </table:table-cell>
          <table:table-cell table:style-name="ce59" office:value-type="float" office:value="98">
            <text:p>98</text:p>
          </table:table-cell>
          <table:table-cell table:style-name="ce59" office:value-type="float" office:value="184">
            <text:p>184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alasaria/statuses/309254584545718273</text:p>
          </table:table-cell>
          <table:table-cell table:style-name="ce61" office:value-type="string">
            <text:p>{"urls":[],"hashtags":[{"text":"bcg13","indices":[70,76]}],"user_mentions":[{"id":116483016,"name":"Barcamp Graz","indices":[3,10],"screen_name":"bcgraz","id_str":"116483016"}]}</text:p>
          </table:table-cell>
        </table:table-row>
        <table:table-row table:style-name="ro21">
          <table:table-cell table:style-name="ce58" office:value-type="string">
            <text:p>309069504204402688</text:p>
          </table:table-cell>
          <table:table-cell table:style-name="ce59" office:value-type="string">
            <text:p>murdelta</text:p>
          </table:table-cell>
          <table:table-cell table:style-name="ce59" office:value-type="string">
            <text:p>RT @bcgraz: Ihr habt Fragen zum Barcamp Graz 2013? Wir sind ganz Ohr! #bcg13</text:p>
          </table:table-cell>
          <table:table-cell table:style-name="ce59" office:value-type="string">
            <text:p>Tue Mar 05 22:34:46 +0000 2013</text:p>
          </table:table-cell>
          <table:table-cell table:style-name="ce60" office:value-type="float" office:value="41338.94081018518">
            <text:p>3/5/2013 22:34:4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982842">
            <text:p>1498284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25695467/de3e5b58065bdc4dcce9ba9cb4633919_normal.png</text:p>
          </table:table-cell>
          <table:table-cell table:style-name="ce59" office:value-type="float" office:value="932">
            <text:p>932</text:p>
          </table:table-cell>
          <table:table-cell table:style-name="ce59" office:value-type="float" office:value="899">
            <text:p>8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urdelta/statuses/309069504204402688</text:p>
          </table:table-cell>
          <table:table-cell table:style-name="ce61" office:value-type="string">
            <text:p>{"urls":[],"hashtags":[{"text":"bcg13","indices":[70,76]}],"user_mentions":[{"id":116483016,"name":"Barcamp Graz","indices":[3,10],"screen_name":"bcgraz","id_str":"116483016"}]}</text:p>
          </table:table-cell>
        </table:table-row>
        <table:table-row table:style-name="ro21">
          <table:table-cell table:style-name="ce58" office:value-type="string">
            <text:p>309069422306422784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Ihr habt Fragen zum Barcamp Graz 2013? Wir sind ganz Ohr! #bcg13</text:p>
          </table:table-cell>
          <table:table-cell table:style-name="ce59" office:value-type="string">
            <text:p>Tue Mar 05 22:34:27 +0000 2013</text:p>
          </table:table-cell>
          <table:table-cell table:style-name="ce60" office:value-type="float" office:value="41338.94059027777">
            <text:p>3/5/2013 22:34:2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2">
            <text:p>542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9069422306422784</text:p>
          </table:table-cell>
          <table:table-cell table:style-name="ce61" office:value-type="string">
            <text:p>{"urls":[],"hashtags":[{"text":"bcg13","indices":[58,64]}],"user_mentions":[]}</text:p>
          </table:table-cell>
        </table:table-row>
        <table:table-row table:style-name="ro21">
          <table:table-cell table:style-name="ce58" office:value-type="string">
            <text:p>309052123574829056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@NikiScherak Apropos @neos_eu - dabei beim #bcg13? http://t.co/wyGy15JF9q</text:p>
          </table:table-cell>
          <table:table-cell table:style-name="ce59" office:value-type="string">
            <text:p>Tue Mar 05 21:25:42 +0000 2013</text:p>
          </table:table-cell>
          <table:table-cell table:style-name="ce60" office:value-type="float" office:value="41338.89284722222">
            <text:p>3/5/2013 21:25:4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0398719">
            <text:p>140398719</text:p>
          </table:table-cell>
          <table:table-cell table:style-name="ce59" office:value-type="string">
            <text:p>NikiScherak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309051649412976641</text:p>
          </table:table-cell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53">
            <text:p>1153</text:p>
          </table:table-cell>
          <table:table-cell table:style-name="ce59" office:value-type="float" office:value="509">
            <text:p>50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09052123574829056</text:p>
          </table:table-cell>
          <table:table-cell table:style-name="ce61" office:value-type="string">
            <text:p>{"urls":[{"expanded_url":"http://barcamp-graz.at/","indices":[51,73],"display_url":"barcamp-graz.at","url":"http://t.co/wyGy15JF9q"}],"hashtags":[{"text":"bcg13","indices":[43,49]}],"user_mentions":[{"id":140398719,"name":"Nikolaus Scherak","indices":[0,12],"screen_name":"NikiScherak","id_str":"140398719"},{"id":819698388,"name":"Das Neue Österreich","indices":[21,29],"screen_name":"neos_eu","id_str":"819698388"}]}</text:p>
          </table:table-cell>
        </table:table-row>
        <table:table-row table:style-name="ro20">
          <table:table-cell table:style-name="ce58" office:value-type="string">
            <text:p>308939651421450240</text:p>
          </table:table-cell>
          <table:table-cell table:style-name="ce59" office:value-type="string">
            <text:p>stefankasberger</text:p>
          </table:table-cell>
          <table:table-cell table:style-name="ce59" office:value-type="string">
            <text:p>Du willst deinen eigenen 3D Drucker? Am BarCamp Graz kannst du dir einen mit nach Hause nehmen http://t.co/XgsrU9Z7We #diy #3dprinter #bcg13</text:p>
          </table:table-cell>
          <table:table-cell table:style-name="ce59" office:value-type="string">
            <text:p>Tue Mar 05 13:58:47 +0000 2013</text:p>
          </table:table-cell>
          <table:table-cell table:style-name="ce60" office:value-type="float" office:value="41338.58248842593">
            <text:p>3/5/2013 13:58:4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2329259">
            <text:p>42329259</text:p>
          </table:table-cell>
          <table:table-cell table:style-name="ce59"/>
          <table:table-cell table:style-name="ce61" office:value-type="string">
            <text:p>&lt;a href="http://hotot.org" rel="nofollow"&gt;Hotot&lt;/a&gt;</text:p>
          </table:table-cell>
          <table:table-cell table:style-name="ce61" office:value-type="string">
            <text:p>http://a0.twimg.com/profile_images/430607670/Avatar_Deviantart_normal.png</text:p>
          </table:table-cell>
          <table:table-cell table:style-name="ce59" office:value-type="float" office:value="309">
            <text:p>309</text:p>
          </table:table-cell>
          <table:table-cell table:style-name="ce59" office:value-type="float" office:value="198">
            <text:p>19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kasberger/statuses/308939651421450240</text:p>
          </table:table-cell>
          <table:table-cell table:style-name="ce61" office:value-type="string">
            <text:p>{"urls":[{"expanded_url":"http://barcamp-graz.at/information/werkstadt-basteln-und-diy/","indices":[95,117],"display_url":"barcamp-graz.at/information/we\u2026","url":"http://t.co/XgsrU9Z7We"}],"hashtags":[{"text":"diy","indices":[118,122]},{"text":"3dprinter","indices":[123,133]},{"text":"bcg13","indices":[134,140]}],"user_mentions":[]}</text:p>
          </table:table-cell>
        </table:table-row>
        <table:table-row table:style-name="ro21">
          <table:table-cell table:style-name="ce58" office:value-type="string">
            <text:p>308716700365381632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Die 100 schaffen wir diese Woche noch! http://t.co/yPcwQB838l #bcg13</text:p>
          </table:table-cell>
          <table:table-cell table:style-name="ce59" office:value-type="string">
            <text:p>Mon Mar 04 23:12:51 +0000 2013</text:p>
          </table:table-cell>
          <table:table-cell table:style-name="ce60" office:value-type="float" office:value="41337.967256944445">
            <text:p>3/4/2013 23:12:5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2">
            <text:p>542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8716700365381632</text:p>
          </table:table-cell>
          <table:table-cell table:style-name="ce61" office:value-type="string">
            <text:p>{"urls":[{"expanded_url":"http://www.barcamp.at/Anmeldung/Registration_Graz_2013","indices":[39,61],"display_url":"barcamp.at/Anmeldung/Regi\u2026","url":"http://t.co/yPcwQB838l"}],"hashtags":[{"text":"bcg13","indices":[62,68]}],"user_mentions":[]}</text:p>
          </table:table-cell>
        </table:table-row>
        <table:table-row table:style-name="ro25">
          <table:table-cell table:style-name="ce58" office:value-type="string">
            <text:p>308601675655028737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#Bakken drilling costs dropping &amp;amp; #crude #oil reaching the market quicker: http://t.co/0SXkWTe0Wn #BCG13</text:p>
          </table:table-cell>
          <table:table-cell table:style-name="ce59" office:value-type="string">
            <text:p>Mon Mar 04 15:35:47 +0000 2013</text:p>
          </table:table-cell>
          <table:table-cell table:style-name="ce60" office:value-type="float" office:value="41337.64984953703">
            <text:p>3/4/2013 15:35:4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184">
            <text:p>2184</text:p>
          </table:table-cell>
          <table:table-cell table:style-name="ce59" office:value-type="float" office:value="602">
            <text:p>602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08601675655028737</text:p>
          </table:table-cell>
          <table:table-cell table:style-name="ce61" office:value-type="string">
            <text:p>{"urls":[{"expanded_url":"http://bit.ly/VW5A5p","indices":[79,101],"display_url":"bit.ly/VW5A5p","url":"http://t.co/0SXkWTe0Wn"}],"hashtags":[{"text":"Bakken","indices":[0,7]},{"text":"crude","indices":[38,44]},{"text":"oil","indices":[45,49]},{"text":"BCG13","indices":[102,108]}],"user_mentions":[]}</text:p>
          </table:table-cell>
        </table:table-row>
        <table:table-row table:style-name="ro21">
          <table:table-cell table:style-name="ce58" office:value-type="string">
            <text:p>308593479842418688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Der @nodh ist ja immer noch nicht zum #bcg13 angemeldet. :O http://t.co/4XpaTSdiKe</text:p>
          </table:table-cell>
          <table:table-cell table:style-name="ce59" office:value-type="string">
            <text:p>Mon Mar 04 15:03:13 +0000 2013</text:p>
          </table:table-cell>
          <table:table-cell table:style-name="ce60" office:value-type="float" office:value="41337.627233796295">
            <text:p>3/4/2013 15:03:1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6">
            <text:p>846</text:p>
          </table:table-cell>
          <table:table-cell table:style-name="ce59" office:value-type="float" office:value="563">
            <text:p>56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8593479842418688</text:p>
          </table:table-cell>
          <table:table-cell table:style-name="ce61" office:value-type="string">
            <text:p>{"urls":[{"expanded_url":"http://s.2904.cc/151p3UX","indices":[60,82],"display_url":"s.2904.cc/151p3UX","url":"http://t.co/4XpaTSdiKe"}],"hashtags":[{"text":"bcg13","indices":[38,44]}],"user_mentions":[{"id":1356451,"name":"Christian K","indices":[4,9],"screen_name":"nodh","id_str":"1356451"}]}</text:p>
          </table:table-cell>
        </table:table-row>
        <table:table-row table:style-name="ro20">
          <table:table-cell table:style-name="ce58" office:value-type="string">
            <text:p>308555707458936832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flowolf besteht die Möglichkeit, beim nächsten @grazdroid auf das #bcg13 hinzuweisen? Stichwort iCamp? thx! :) http://t.co/J9c6mLwrgY</text:p>
          </table:table-cell>
          <table:table-cell table:style-name="ce59" office:value-type="string">
            <text:p>Mon Mar 04 12:33:08 +0000 2013</text:p>
          </table:table-cell>
          <table:table-cell table:style-name="ce60" office:value-type="float" office:value="41337.52300925926">
            <text:p>3/4/2013 12:33:0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21686948">
            <text:p>21686948</text:p>
          </table:table-cell>
          <table:table-cell table:style-name="ce59" office:value-type="string">
            <text:p>flowolf</text:p>
          </table:table-cell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6">
            <text:p>846</text:p>
          </table:table-cell>
          <table:table-cell table:style-name="ce59" office:value-type="float" office:value="563">
            <text:p>563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8555707458936832</text:p>
          </table:table-cell>
          <table:table-cell table:style-name="ce61" office:value-type="string">
            <text:p>{"urls":[{"expanded_url":"http://s.2904.cc/162YyQy","indices":[112,134],"display_url":"s.2904.cc/162YyQy","url":"http://t.co/J9c6mLwrgY"}],"hashtags":[{"text":"bcg13","indices":[67,73]}],"user_mentions":[{"id":21686948,"name":"Florian Klien","indices":[0,8],"screen_name":"flowolf","id_str":"21686948"},{"id":150964982,"name":"Android Graz","indices":[48,58],"screen_name":"grazdroid","id_str":"150964982"}]}</text:p>
          </table:table-cell>
        </table:table-row>
        <table:table-row table:style-name="ro22">
          <table:table-cell table:style-name="ce58" office:value-type="string">
            <text:p>308550911683334146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@bcgraz danke!</text:p>
          </table:table-cell>
          <table:table-cell table:style-name="ce59" office:value-type="string">
            <text:p>Mon Mar 04 12:14:04 +0000 2013</text:p>
          </table:table-cell>
          <table:table-cell table:style-name="ce60" office:value-type="float" office:value="41337.50976851852">
            <text:p>3/4/2013 12:14:0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8605696">
            <text:p>18605696</text:p>
          </table:table-cell>
          <table:table-cell table:style-name="ce59" office:value-type="string">
            <text:p>308549038213574657</text:p>
          </table:table-cell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16">
            <text:p>616</text:p>
          </table:table-cell>
          <table:table-cell table:style-name="ce59" office:value-type="float" office:value="391">
            <text:p>3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08550911683334146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]}</text:p>
          </table:table-cell>
        </table:table-row>
        <table:table-row table:style-name="ro22">
          <table:table-cell table:style-name="ce58" office:value-type="string">
            <text:p>308537905633181697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Gibt es eigentlich einen offiziellen PR-Text zum #bcg13 ?? @bcgraz</text:p>
          </table:table-cell>
          <table:table-cell table:style-name="ce59" office:value-type="string">
            <text:p>Mon Mar 04 11:22:23 +0000 2013</text:p>
          </table:table-cell>
          <table:table-cell table:style-name="ce60" office:value-type="float" office:value="41337.47387731481">
            <text:p>3/4/2013 11:22:2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605696">
            <text:p>1860569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16">
            <text:p>616</text:p>
          </table:table-cell>
          <table:table-cell table:style-name="ce59" office:value-type="float" office:value="391">
            <text:p>3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08537905633181697</text:p>
          </table:table-cell>
          <table:table-cell table:style-name="ce61" office:value-type="string">
            <text:p>{"urls":[],"hashtags":[{"text":"bcg13","indices":[49,55]}],"user_mentions":[{"id":116483016,"name":"Barcamp Graz","indices":[59,66],"screen_name":"bcgraz","id_str":"116483016"}]}</text:p>
          </table:table-cell>
        </table:table-row>
        <table:table-row table:style-name="ro25">
          <table:table-cell table:style-name="ce58" office:value-type="string">
            <text:p>308529282144141312</text:p>
          </table:table-cell>
          <table:table-cell table:style-name="ce59" office:value-type="string">
            <text:p>Motweet</text:p>
          </table:table-cell>
          <table:table-cell table:style-name="ce59" office:value-type="string">
            <text:p>hab jetzt grad mal etwas fürs #Designcamp getrommelt … @stefan2904 @bcgraz</text:p>
          </table:table-cell>
          <table:table-cell table:style-name="ce59" office:value-type="string">
            <text:p>Mon Mar 04 10:48:07 +0000 2013</text:p>
          </table:table-cell>
          <table:table-cell table:style-name="ce60" office:value-type="float" office:value="41337.45008101852">
            <text:p>3/4/2013 10:48:07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8605696">
            <text:p>1860569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285340250/Eierlegendewollmilchsau-10-w800-h800_normal.jpg</text:p>
          </table:table-cell>
          <table:table-cell table:style-name="ce59" office:value-type="float" office:value="616">
            <text:p>616</text:p>
          </table:table-cell>
          <table:table-cell table:style-name="ce59" office:value-type="float" office:value="391">
            <text:p>39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otweet/statuses/308529282144141312</text:p>
          </table:table-cell>
          <table:table-cell table:style-name="ce61" office:value-type="string">
            <text:p>{"urls":[],"hashtags":[{"text":"Designcamp","indices":[30,41]}],"user_mentions":[{"id":1549341,"name":"Stefan ☮","indices":[55,66],"screen_name":"stefan2904","id_str":"1549341"},{"id":116483016,"name":"Barcamp Graz","indices":[67,74],"screen_name":"bcgraz","id_str":"116483016"}]}</text:p>
          </table:table-cell>
        </table:table-row>
        <table:table-row table:style-name="ro25">
          <table:table-cell table:style-name="ce58" office:value-type="string">
            <text:p>308194384841691138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RT @murdelta: Barcamp Graz 2013 http://t.co/iNmSoZOGra #bcg13 #barcamp #graz</text:p>
          </table:table-cell>
          <table:table-cell table:style-name="ce59" office:value-type="string">
            <text:p>Sun Mar 03 12:37:21 +0000 2013</text:p>
          </table:table-cell>
          <table:table-cell table:style-name="ce60" office:value-type="float" office:value="41336.525937499995">
            <text:p>3/3/2013 12:37:2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2">
            <text:p>542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8194384841691138</text:p>
          </table:table-cell>
          <table:table-cell table:style-name="ce61" office:value-type="string">
            <text:p>{"urls":[{"expanded_url":"http://murdeltas.wordpress.com/2013/03/02/barcamp-graz-2013/","indices":[32,54],"display_url":"murdeltas.wordpress.com/2013/03/02/bar\u2026","url":"http://t.co/iNmSoZOGra"}],"hashtags":[{"text":"bcg13","indices":[55,61]},{"text":"barcamp","indices":[62,70]},{"text":"graz","indices":[71,76]}],"user_mentions":[{"id":14982842,"name":"marc","indices":[3,12],"screen_name":"murdelta","id_str":"14982842"}]}</text:p>
          </table:table-cell>
        </table:table-row>
        <table:table-row table:style-name="ro20">
          <table:table-cell table:style-name="ce58" office:value-type="string">
            <text:p>308152662505955328</text:p>
          </table:table-cell>
          <table:table-cell table:style-name="ce59" office:value-type="string">
            <text:p>j_simon</text:p>
          </table:table-cell>
          <table:table-cell table:style-name="ce59" office:value-type="string">
            <text:p>@stefan2904 danke fürs finden @bcgraz woot- kennt jemand Veranstalter damit man es vielleicht klären kann http://t.co/DafN4zhUV1 #bcg13</text:p>
          </table:table-cell>
          <table:table-cell table:style-name="ce59" office:value-type="string">
            <text:p>Sun Mar 03 09:51:34 +0000 2013</text:p>
          </table:table-cell>
          <table:table-cell table:style-name="ce60" office:value-type="float" office:value="41336.41081018518">
            <text:p>3/3/2013 9:51:3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stefan2904</text:p>
          </table:table-cell>
          <table:table-cell table:style-name="ce59" office:value-type="float" office:value="9126002">
            <text:p>9126002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57693257/Joerg-Simon_normal.jpg</text:p>
          </table:table-cell>
          <table:table-cell table:style-name="ce59" office:value-type="float" office:value="1288">
            <text:p>1288</text:p>
          </table:table-cell>
          <table:table-cell table:style-name="ce59" office:value-type="float" office:value="1421">
            <text:p>142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_simon/statuses/308152662505955328</text:p>
          </table:table-cell>
          <table:table-cell table:style-name="ce61" office:value-type="string">
            <text:p>{"urls":[{"expanded_url":"http://s.2904.cc/XhGU8o","indices":[106,128],"display_url":"s.2904.cc/XhGU8o","url":"http://t.co/DafN4zhUV1"}],"hashtags":[{"text":"bcg13","indices":[129,135]}],"user_mentions":[{"id":1549341,"name":"Stefan ☮","indices":[0,11],"screen_name":"stefan2904","id_str":"1549341"},{"id":116483016,"name":"Barcamp Graz","indices":[30,37],"screen_name":"bcgraz","id_str":"116483016"}]}</text:p>
          </table:table-cell>
        </table:table-row>
        <table:table-row table:style-name="ro24">
          <table:table-cell table:style-name="ce58" office:value-type="string">
            <text:p>307960625420705792</text:p>
          </table:table-cell>
          <table:table-cell table:style-name="ce59" office:value-type="string">
            <text:p>leyrer</text:p>
          </table:table-cell>
          <table:table-cell table:style-name="ce59" office:value-type="string">
            <text:p>Na dann kann/muss ich das #bcg13 auch ad acta legen. Wenn ich nicht zum Karaokeabend komme, riskiere ich @MacLemon's Freundschaft. ;)</text:p>
          </table:table-cell>
          <table:table-cell table:style-name="ce59" office:value-type="string">
            <text:p>Sat Mar 02 21:08:29 +0000 2013</text:p>
          </table:table-cell>
          <table:table-cell table:style-name="ce60" office:value-type="float" office:value="41335.8808912037">
            <text:p>3/2/2013 21:08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192451">
            <text:p>3192451</text:p>
          </table:table-cell>
          <table:table-cell table:style-name="ce59"/>
          <table:table-cell table:style-name="ce61" office:value-type="string">
            <text:p>&lt;a href="http://twicca.r246.jp/" rel="nofollow"&gt;twicca&lt;/a&gt;</text:p>
          </table:table-cell>
          <table:table-cell table:style-name="ce61" office:value-type="string">
            <text:p>http://a0.twimg.com/profile_images/3006543012/2cee58f5993600c2f3abf0e411508b6b_normal.png</text:p>
          </table:table-cell>
          <table:table-cell table:style-name="ce59" office:value-type="float" office:value="1995">
            <text:p>1995</text:p>
          </table:table-cell>
          <table:table-cell table:style-name="ce59" office:value-type="float" office:value="2128">
            <text:p>212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yrer/statuses/307960625420705792</text:p>
          </table:table-cell>
          <table:table-cell table:style-name="ce61" office:value-type="string">
            <text:p>{"urls":[],"hashtags":[{"text":"bcg13","indices":[26,32]}],"user_mentions":[{"id":11771692,"name":"MacLemon","indices":[105,114],"screen_name":"MacLemon","id_str":"11771692"}]}</text:p>
          </table:table-cell>
        </table:table-row>
        <table:table-row table:style-name="ro23">
          <table:table-cell table:style-name="ce58" office:value-type="string">
            <text:p>307957926616760320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Das Raspberry Pi "Barcamp" ist gleichzeitig mit dem BarCamp Graz? Are you serious? http://t.co/FYLiMjwO4J #bcg13</text:p>
          </table:table-cell>
          <table:table-cell table:style-name="ce59" office:value-type="string">
            <text:p>Sat Mar 02 20:57:45 +0000 2013</text:p>
          </table:table-cell>
          <table:table-cell table:style-name="ce60" office:value-type="float" office:value="41335.8734375">
            <text:p>3/2/2013 20:57:4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7957926616760320</text:p>
          </table:table-cell>
          <table:table-cell table:style-name="ce61" office:value-type="string">
            <text:p>{"urls":[{"expanded_url":"http://s.2904.cc/XhGU8o","indices":[83,105],"display_url":"s.2904.cc/XhGU8o","url":"http://t.co/FYLiMjwO4J"}],"hashtags":[{"text":"bcg13","indices":[106,112]}],"user_mentions":[]}</text:p>
          </table:table-cell>
        </table:table-row>
        <table:table-row table:style-name="ro21">
          <table:table-cell table:style-name="ce58" office:value-type="string">
            <text:p>307956738706006017</text:p>
          </table:table-cell>
          <table:table-cell table:style-name="ce59" office:value-type="string">
            <text:p>murdelta</text:p>
          </table:table-cell>
          <table:table-cell table:style-name="ce59" office:value-type="string">
            <text:p>Barcamp Graz 2013 http://t.co/8YUiLKtrAk #bcg13 #barcamp #graz</text:p>
          </table:table-cell>
          <table:table-cell table:style-name="ce59" office:value-type="string">
            <text:p>Sat Mar 02 20:53:02 +0000 2013</text:p>
          </table:table-cell>
          <table:table-cell table:style-name="ce60" office:value-type="float" office:value="41335.870162037034">
            <text:p>3/2/2013 20:53:0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982842">
            <text:p>1498284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25695467/de3e5b58065bdc4dcce9ba9cb4633919_normal.png</text:p>
          </table:table-cell>
          <table:table-cell table:style-name="ce59" office:value-type="float" office:value="930">
            <text:p>930</text:p>
          </table:table-cell>
          <table:table-cell table:style-name="ce59" office:value-type="float" office:value="899">
            <text:p>8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urdelta/statuses/307956738706006017</text:p>
          </table:table-cell>
          <table:table-cell table:style-name="ce61" office:value-type="string">
            <text:p>{"urls":[{"expanded_url":"http://murdeltas.wordpress.com/2013/03/02/barcamp-graz-2013/","indices":[18,40],"display_url":"murdeltas.wordpress.com/2013/03/02/bar\u2026","url":"http://t.co/8YUiLKtrAk"}],"hashtags":[{"text":"bcg13","indices":[41,47]},{"text":"barcamp","indices":[48,56]},{"text":"graz","indices":[57,62]}],"user_mentions":[]}</text:p>
          </table:table-cell>
        </table:table-row>
        <table:table-row table:style-name="ro23">
          <table:table-cell table:style-name="ce58" office:value-type="string">
            <text:p>307916698399412224</text:p>
          </table:table-cell>
          <table:table-cell table:style-name="ce59" office:value-type="string">
            <text:p>krisnager</text:p>
          </table:table-cell>
          <table:table-cell table:style-name="ce59" office:value-type="string">
            <text:p>Terkadang sebuah kisah lebih baik untuk tak berujung bahagia karena hanya akan membuat berharap lebih #bcg13</text:p>
          </table:table-cell>
          <table:table-cell table:style-name="ce59" office:value-type="string">
            <text:p>Sat Mar 02 18:13:56 +0000 2013</text:p>
          </table:table-cell>
          <table:table-cell table:style-name="ce60" office:value-type="float" office:value="41335.759675925925">
            <text:p>3/2/2013 18:13:5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32476774">
            <text:p>132476774</text:p>
          </table:table-cell>
          <table:table-cell table:style-name="ce59"/>
          <table:table-cell table:style-name="ce61" office:value-type="string">
            <text:p>&lt;a href="http://blackberry.com/twitter" rel="nofollow"&gt;Twitter for BlackBerry®&lt;/a&gt;</text:p>
          </table:table-cell>
          <table:table-cell table:style-name="ce61" office:value-type="string">
            <text:p>http://a0.twimg.com/profile_images/3326160362/c5ff6d8b09840675b52fad9cb04b6d25_normal.jpeg</text:p>
          </table:table-cell>
          <table:table-cell table:style-name="ce59" office:value-type="float" office:value="361">
            <text:p>361</text:p>
          </table:table-cell>
          <table:table-cell table:style-name="ce59" office:value-type="float" office:value="326">
            <text:p>326</text:p>
          </table:table-cell>
          <table:table-cell table:style-name="ce59" office:value-type="float" office:value="-28800">
            <text:p>-28800</text:p>
          </table:table-cell>
          <table:table-cell table:style-name="ce59" office:value-type="string">
            <text:p>http://twitter.com/krisnager/statuses/307916698399412224</text:p>
          </table:table-cell>
          <table:table-cell table:style-name="ce61" office:value-type="string">
            <text:p>{"urls":[],"hashtags":[{"text":"bcg13","indices":[102,108]}],"user_mentions":[]}</text:p>
          </table:table-cell>
        </table:table-row>
        <table:table-row table:style-name="ro20">
          <table:table-cell table:style-name="ce58" office:value-type="string">
            <text:p>307503333466333186</text:p>
          </table:table-cell>
          <table:table-cell table:style-name="ce59" office:value-type="string">
            <text:p>bakkenthreefork</text:p>
          </table:table-cell>
          <table:table-cell table:style-name="ce59" office:value-type="string">
            <text:p>News Exciting #Bakken &amp;amp; #Three #Forks announcements today: http://t.co/pyc7e02Txt #BCG13 http://t.co/AGt3jIrn72 #bakkenthreefork</text:p>
          </table:table-cell>
          <table:table-cell table:style-name="ce59" office:value-type="string">
            <text:p>Fri Mar 01 14:51:22 +0000 2013</text:p>
          </table:table-cell>
          <table:table-cell table:style-name="ce60" office:value-type="float" office:value="41334.619004629625">
            <text:p>3/1/2013 14:51:2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491268368">
            <text:p>491268368</text:p>
          </table:table-cell>
          <table:table-cell table:style-name="ce59"/>
          <table:table-cell table:style-name="ce61" office:value-type="string">
            <text:p>&lt;a href="http://twitterfeed.com" rel="nofollow"&gt;twitterfeed&lt;/a&gt;</text:p>
          </table:table-cell>
          <table:table-cell table:style-name="ce61" office:value-type="string">
            <text:p>http://a0.twimg.com/profile_images/1824870412/home_normal.jpg</text:p>
          </table:table-cell>
          <table:table-cell table:style-name="ce59" office:value-type="float" office:value="418">
            <text:p>418</text:p>
          </table:table-cell>
          <table:table-cell table:style-name="ce59" office:value-type="float" office:value="366">
            <text:p>366</text:p>
          </table:table-cell>
          <table:table-cell table:style-name="ce59"/>
          <table:table-cell table:style-name="ce59" office:value-type="string">
            <text:p>http://twitter.com/bakkenthreefork/statuses/307503333466333186</text:p>
          </table:table-cell>
          <table:table-cell table:style-name="ce61" office:value-type="string">
            <text:p>{"urls":[{"expanded_url":"http://bit.ly/15nljNG","indices":[63,85],"display_url":"bit.ly/15nljNG","url":"http://t.co/pyc7e02Txt"},{"expanded_url":"http://bit.ly/Ws92ax","indices":[93,115],"display_url":"bit.ly/Ws92ax","url":"http://t.co/AGt3jIrn72"}],"hashtags":[{"text":"Bakken","indices":[14,21]},{"text":"Three","indices":[28,34]},{"text":"Forks","indices":[35,41]},{"text":"BCG13","indices":[86,92]},{"text":"bakkenthreefork","indices":[116,132]}],"user_mentions":[]}</text:p>
          </table:table-cell>
        </table:table-row>
        <table:table-row table:style-name="ro25">
          <table:table-cell table:style-name="ce58" office:value-type="string">
            <text:p>307502104908550144</text:p>
          </table:table-cell>
          <table:table-cell table:style-name="ce59" office:value-type="string">
            <text:p>UnconventOilGas</text:p>
          </table:table-cell>
          <table:table-cell table:style-name="ce59" office:value-type="string">
            <text:p>Exciting #Bakken &amp;amp; #Three #Forks announcements today: http://t.co/UQnm7WbDCz #BCG13</text:p>
          </table:table-cell>
          <table:table-cell table:style-name="ce59" office:value-type="string">
            <text:p>Fri Mar 01 14:46:29 +0000 2013</text:p>
          </table:table-cell>
          <table:table-cell table:style-name="ce60" office:value-type="float" office:value="41334.61561342592">
            <text:p>3/1/2013 14:46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226505333">
            <text:p>226505333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190310286/SGAmini_normal.jpg</text:p>
          </table:table-cell>
          <table:table-cell table:style-name="ce59" office:value-type="float" office:value="2177">
            <text:p>2177</text:p>
          </table:table-cell>
          <table:table-cell table:style-name="ce59" office:value-type="float" office:value="602">
            <text:p>602</text:p>
          </table:table-cell>
          <table:table-cell table:style-name="ce59" office:value-type="float" office:value="-36000">
            <text:p>-36000</text:p>
          </table:table-cell>
          <table:table-cell table:style-name="ce59" office:value-type="string">
            <text:p>http://twitter.com/UnconventOilGas/statuses/307502104908550144</text:p>
          </table:table-cell>
          <table:table-cell table:style-name="ce61" office:value-type="string">
            <text:p>{"urls":[{"expanded_url":"http://bit.ly/15nljNG","indices":[58,80],"display_url":"bit.ly/15nljNG","url":"http://t.co/UQnm7WbDCz"}],"hashtags":[{"text":"Bakken","indices":[9,16]},{"text":"Three","indices":[23,29]},{"text":"Forks","indices":[30,36]},{"text":"BCG13","indices":[81,87]}],"user_mentions":[]}</text:p>
          </table:table-cell>
        </table:table-row>
        <table:table-row table:style-name="ro20">
          <table:table-cell table:style-name="ce58" office:value-type="string">
            <text:p>307471049128304641</text:p>
          </table:table-cell>
          <table:table-cell table:style-name="ce59" office:value-type="string">
            <text:p>stumpfma</text:p>
          </table:table-cell>
          <table:table-cell table:style-name="ce59" office:value-type="string">
            <text:p>Auch passend zu meinen vorherigen Tweets: werk.stadt am BarCamp Graz 2013 http://t.co/LevoJUwf8d #DIY #3DPrinting #bcg13 (via @bcgraz)</text:p>
          </table:table-cell>
          <table:table-cell table:style-name="ce59" office:value-type="string">
            <text:p>Fri Mar 01 12:43:05 +0000 2013</text:p>
          </table:table-cell>
          <table:table-cell table:style-name="ce60" office:value-type="float" office:value="41334.52991898148">
            <text:p>3/1/2013 12:43:0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6441058">
            <text:p>16441058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529564899/Avatar_normal.jpg</text:p>
          </table:table-cell>
          <table:table-cell table:style-name="ce59" office:value-type="float" office:value="68">
            <text:p>68</text:p>
          </table:table-cell>
          <table:table-cell table:style-name="ce59" office:value-type="float" office:value="121">
            <text:p>12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umpfma/statuses/307471049128304641</text:p>
          </table:table-cell>
          <table:table-cell table:style-name="ce61" office:value-type="string">
            <text:p>{"urls":[{"expanded_url":"http://barcamp-graz.at/2013/03/barcamp-graz-2013-welcomes-werk-stadt/","indices":[74,96],"display_url":"barcamp-graz.at/2013/03/barcam\u2026","url":"http://t.co/LevoJUwf8d"}],"hashtags":[{"text":"DIY","indices":[97,101]},{"text":"3DPrinting","indices":[102,113]},{"text":"bcg13","indices":[114,120]}],"user_mentions":[{"id":116483016,"name":"Barcamp Graz","indices":[126,133],"screen_name":"bcgraz","id_str":"116483016"}]}</text:p>
          </table:table-cell>
        </table:table-row>
        <table:table-row table:style-name="ro25">
          <table:table-cell table:style-name="ce58" office:value-type="string">
            <text:p>307465325933363200</text:p>
          </table:table-cell>
          <table:table-cell table:style-name="ce59" office:value-type="string">
            <text:p>nordwind2</text:p>
          </table:table-cell>
          <table:table-cell table:style-name="ce59" office:value-type="string">
            <text:p>@Motweet @Fisima_ Geheimnis gelüftet :)
http://t.co/QVeXuSXD0q #bcg13 #werkstadt</text:p>
          </table:table-cell>
          <table:table-cell table:style-name="ce59" office:value-type="string">
            <text:p>Fri Mar 01 12:20:20 +0000 2013</text:p>
          </table:table-cell>
          <table:table-cell table:style-name="ce60" office:value-type="float" office:value="41334.51412037037">
            <text:p>3/1/2013 12:20:20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8605696">
            <text:p>18605696</text:p>
          </table:table-cell>
          <table:table-cell table:style-name="ce59" office:value-type="string">
            <text:p>Motweet</text:p>
          </table:table-cell>
          <table:table-cell table:style-name="ce59" office:value-type="float" office:value="84269801">
            <text:p>84269801</text:p>
          </table:table-cell>
          <table:table-cell table:style-name="ce59"/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324038487/BrigitteK_normal.jpg</text:p>
          </table:table-cell>
          <table:table-cell table:style-name="ce59" office:value-type="float" office:value="104">
            <text:p>104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nordwind2/statuses/307465325933363200</text:p>
          </table:table-cell>
          <table:table-cell table:style-name="ce61" office:value-type="string">
            <text:p>{"urls":[{"expanded_url":"http://unurl.org/1WM2","indices":[40,62],"display_url":"unurl.org/1WM2","url":"http://t.co/QVeXuSXD0q"}],"hashtags":[{"text":"bcg13","indices":[63,69]},{"text":"werkstadt","indices":[70,80]}],"user_mentions":[{"id":18605696,"name":"Motweet","indices":[0,8],"screen_name":"Motweet","id_str":"18605696"},{"id":57434429,"name":"Philip Pacanda","indices":[9,17],"screen_name":"Fisima_","id_str":"57434429"}]}</text:p>
          </table:table-cell>
        </table:table-row>
        <table:table-row table:style-name="ro21">
          <table:table-cell table:style-name="ce58" office:value-type="string">
            <text:p>307462178997432320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Barcamp Graz 2013 welcomes werk.stadt http://t.co/qoeLhr6EcZ #bcg13 #werkstadt</text:p>
          </table:table-cell>
          <table:table-cell table:style-name="ce59" office:value-type="string">
            <text:p>Fri Mar 01 12:07:50 +0000 2013</text:p>
          </table:table-cell>
          <table:table-cell table:style-name="ce60" office:value-type="float" office:value="41334.50543981481">
            <text:p>3/1/2013 12:07:5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1">
            <text:p>541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7462178997432320</text:p>
          </table:table-cell>
          <table:table-cell table:style-name="ce61" office:value-type="string">
            <text:p>{"urls":[{"expanded_url":"http://barcamp-graz.at/2013/03/barcamp-graz-2013-welcomes-werk-stadt/","indices":[38,60],"display_url":"barcamp-graz.at/2013/03/barcam\u2026","url":"http://t.co/qoeLhr6EcZ"}],"hashtags":[{"text":"bcg13","indices":[61,67]},{"text":"werkstadt","indices":[68,78]}],"user_mentions":[]}</text:p>
          </table:table-cell>
        </table:table-row>
        <table:table-row table:style-name="ro23">
          <table:table-cell table:style-name="ce58" office:value-type="string">
            <text:p>307444423753609216</text:p>
          </table:table-cell>
          <table:table-cell table:style-name="ce59" office:value-type="string">
            <text:p>JUrheinboellen</text:p>
          </table:table-cell>
          <table:table-cell table:style-name="ce59" office:value-type="string">
            <text:p>Junge Union Rheinböllen hat 2013 viel vor http://t.co/IaQcIeTQKd #72haktion #bcg13 #sozialtag13 #btw13</text:p>
          </table:table-cell>
          <table:table-cell table:style-name="ce59" office:value-type="string">
            <text:p>Fri Mar 01 10:57:17 +0000 2013</text:p>
          </table:table-cell>
          <table:table-cell table:style-name="ce60" office:value-type="float" office:value="41334.45644675926">
            <text:p>3/1/2013 10:57:17</text:p>
          </table:table-cell>
          <table:table-cell table:style-name="ce59"/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84697800">
            <text:p>84697800</text:p>
          </table:table-cell>
          <table:table-cell table:style-name="ce59"/>
          <table:table-cell table:style-name="ce61" office:value-type="string">
            <text:p>&lt;a href="http://twitter.com/tweetbutton" rel="nofollow"&gt;Tweet Button&lt;/a&gt;</text:p>
          </table:table-cell>
          <table:table-cell table:style-name="ce61" office:value-type="string">
            <text:p>http://a0.twimg.com/profile_images/1729307255/JUlogorhbneu_normal.jpg</text:p>
          </table:table-cell>
          <table:table-cell table:style-name="ce59" office:value-type="float" office:value="593">
            <text:p>593</text:p>
          </table:table-cell>
          <table:table-cell table:style-name="ce59" office:value-type="float" office:value="301">
            <text:p>30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Urheinboellen/statuses/307444423753609216</text:p>
          </table:table-cell>
          <table:table-cell table:style-name="ce61" office:value-type="string">
            <text:p>{"urls":[{"expanded_url":"http://ju-rheinboellen.generation-ju.de/content/news/100842","indices":[42,64],"display_url":"ju-rheinboellen.generation-ju.de/content/news/1\u2026","url":"http://t.co/IaQcIeTQKd"}],"hashtags":[{"text":"72haktion","indices":[65,75]},{"text":"bcg13","indices":[76,82]},{"text":"sozialtag13","indices":[83,95]},{"text":"btw13","indices":[96,102]}],"user_mentions":[]}</text:p>
          </table:table-cell>
        </table:table-row>
        <table:table-row table:style-name="ro21">
          <table:table-cell table:style-name="ce58" office:value-type="string">
            <text:p>307390766752358400</text:p>
          </table:table-cell>
          <table:table-cell table:style-name="ce59" office:value-type="string">
            <text:p>Svejk</text:p>
          </table:table-cell>
          <table:table-cell table:style-name="ce59" office:value-type="string">
            <text:p>@carfreitag Done :-) @PaulSchmidinger @georgholzer @CitamurD #bcg13</text:p>
          </table:table-cell>
          <table:table-cell table:style-name="ce59" office:value-type="string">
            <text:p>Fri Mar 01 07:24:04 +0000 2013</text:p>
          </table:table-cell>
          <table:table-cell table:style-name="ce60" office:value-type="float" office:value="41334.30837962963">
            <text:p>3/1/2013 7:24:04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CarFreiTag</text:p>
          </table:table-cell>
          <table:table-cell table:style-name="ce59" office:value-type="float" office:value="6467932">
            <text:p>6467932</text:p>
          </table:table-cell>
          <table:table-cell table:style-name="ce59" office:value-type="string">
            <text:p>307228140101582848</text:p>
          </table:table-cell>
          <table:table-cell table:style-name="ce61" office:value-type="string">
            <text:p>&lt;a href="http://www.hootsuite.com" rel="nofollow"&gt;HootSuite&lt;/a&gt;</text:p>
          </table:table-cell>
          <table:table-cell table:style-name="ce61" office:value-type="string">
            <text:p>http://a0.twimg.com/profile_images/1640876950/gerhardbearbeitethg2_normal.jpg</text:p>
          </table:table-cell>
          <table:table-cell table:style-name="ce59" office:value-type="float" office:value="2333">
            <text:p>2333</text:p>
          </table:table-cell>
          <table:table-cell table:style-name="ce59" office:value-type="float" office:value="955">
            <text:p>95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vejk/statuses/307390766752358400</text:p>
          </table:table-cell>
          <table:table-cell table:style-name="ce61" office:value-type="string">
            <text:p>{"urls":[],"hashtags":[{"text":"bcg13","indices":[61,67]}],"user_mentions":[{"id":21125553,"name":"CarFreiTag","indices":[0,11],"screen_name":"CarFreiTag","id_str":"21125553"},{"id":441834311,"name":"Paul N. Schmidinger","indices":[21,37],"screen_name":"PaulSchmidinger","id_str":"441834311"},{"id":1409501,"name":"Georg Holzer","indices":[38,50],"screen_name":"georgholzer","id_str":"1409501"},{"id":258946679,"name":"kwisatz hadermark","indices":[51,60],"screen_name":"CitamurD","id_str":"258946679"}]}</text:p>
          </table:table-cell>
        </table:table-row>
        <table:table-row table:style-name="ro21">
          <table:table-cell table:style-name="ce58" office:value-type="string">
            <text:p>307247058207793155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Das nächste Update zum Barcamp Graz 2013 gibts morgen...  #bcg13</text:p>
          </table:table-cell>
          <table:table-cell table:style-name="ce59" office:value-type="string">
            <text:p>Thu Feb 28 21:53:01 +0000 2013</text:p>
          </table:table-cell>
          <table:table-cell table:style-name="ce60" office:value-type="float" office:value="41333.91181712963">
            <text:p>2/28/2013 21:53:01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1">
            <text:p>541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7247058207793155</text:p>
          </table:table-cell>
          <table:table-cell table:style-name="ce61" office:value-type="string">
            <text:p>{"urls":[],"hashtags":[{"text":"bcg13","indices":[58,64]}],"user_mentions":[]}</text:p>
          </table:table-cell>
        </table:table-row>
        <table:table-row table:style-name="ro25">
          <table:table-cell table:style-name="ce58" office:value-type="string">
            <text:p>307148751678619649</text:p>
          </table:table-cell>
          <table:table-cell table:style-name="ce59" office:value-type="string">
            <text:p>eckpfeilerin</text:p>
          </table:table-cell>
          <table:table-cell table:style-name="ce59" office:value-type="string">
            <text:p>@stefan2904 jetzt hab ich's auch geschafft mich anzumelden. Danke für den Reminder :) #bcg13</text:p>
          </table:table-cell>
          <table:table-cell table:style-name="ce59" office:value-type="string">
            <text:p>Thu Feb 28 15:22:23 +0000 2013</text:p>
          </table:table-cell>
          <table:table-cell table:style-name="ce60" office:value-type="float" office:value="41333.64054398148">
            <text:p>2/28/2013 15:22:23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stefan2904</text:p>
          </table:table-cell>
          <table:table-cell table:style-name="ce59" office:value-type="float" office:value="116406394">
            <text:p>116406394</text:p>
          </table:table-cell>
          <table:table-cell table:style-name="ce59" office:value-type="string">
            <text:p>30683385240658739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711298881/85_normal.jpg</text:p>
          </table:table-cell>
          <table:table-cell table:style-name="ce59" office:value-type="float" office:value="74">
            <text:p>74</text:p>
          </table:table-cell>
          <table:table-cell table:style-name="ce59" office:value-type="float" office:value="76">
            <text:p>7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eckpfeilerin/statuses/307148751678619649</text:p>
          </table:table-cell>
          <table:table-cell table:style-name="ce61" office:value-type="string">
            <text:p>{"urls":[],"hashtags":[{"text":"bcg13","indices":[86,92]}],"user_mentions":[{"id":1549341,"name":"Stefan ☮","indices":[0,11],"screen_name":"stefan2904","id_str":"1549341"}]}</text:p>
          </table:table-cell>
        </table:table-row>
        <table:table-row table:style-name="ro20">
          <table:table-cell table:style-name="ce58" office:value-type="string">
            <text:p>307068838141370368</text:p>
          </table:table-cell>
          <table:table-cell table:style-name="ce59" office:value-type="string">
            <text:p>boomblitz</text:p>
          </table:table-cell>
          <table:table-cell table:style-name="ce59" office:value-type="string">
            <text:p>Ich habe mich eben fürs BarCamp Graz inkl. @PolitCampGraz angemeldet: http://t.co/DJxyvkjXPG Kommt ihr auch? 26.-28.4., @fh_joanneum #bcg13</text:p>
          </table:table-cell>
          <table:table-cell table:style-name="ce59" office:value-type="string">
            <text:p>Thu Feb 28 10:04:50 +0000 2013</text:p>
          </table:table-cell>
          <table:table-cell table:style-name="ce60" office:value-type="float" office:value="41333.420023148145">
            <text:p>2/28/2013 10:04:50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7397032">
            <text:p>739703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1080522924/IMG_1798_quadratS4_normal.gif</text:p>
          </table:table-cell>
          <table:table-cell table:style-name="ce59" office:value-type="float" office:value="1661">
            <text:p>1661</text:p>
          </table:table-cell>
          <table:table-cell table:style-name="ce59" office:value-type="float" office:value="775">
            <text:p>775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oomblitz/statuses/307068838141370368</text:p>
          </table:table-cell>
          <table:table-cell table:style-name="ce61" office:value-type="string">
            <text:p>{"urls":[{"expanded_url":"http://barcamp-graz.at/","indices":[70,92],"display_url":"barcamp-graz.at","url":"http://t.co/DJxyvkjXPG"}],"hashtags":[{"text":"bcg13","indices":[133,139]}],"user_mentions":[{"id":23447519,"name":"PolitCamp Graz","indices":[43,57],"screen_name":"PolitCampGraz","id_str":"23447519"},{"id":194023261,"name":"FH JOANNEUM","indices":[120,132],"screen_name":"fh_joanneum","id_str":"194023261"}]}</text:p>
          </table:table-cell>
        </table:table-row>
        <table:table-row table:style-name="ro21">
          <table:table-cell table:style-name="ce58" office:value-type="string">
            <text:p>307048880627908608</text:p>
          </table:table-cell>
          <table:table-cell table:style-name="ce59" office:value-type="string">
            <text:p>UltimatPleasure</text:p>
          </table:table-cell>
          <table:table-cell table:style-name="ce59" office:value-type="string">
            <text:p>@NookiePhresh I need some info on this #bcg13</text:p>
          </table:table-cell>
          <table:table-cell table:style-name="ce59" office:value-type="string">
            <text:p>Thu Feb 28 08:45:32 +0000 2013</text:p>
          </table:table-cell>
          <table:table-cell table:style-name="ce60" office:value-type="float" office:value="41333.364953703705">
            <text:p>2/28/2013 8:45:3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562982318">
            <text:p>562982318</text:p>
          </table:table-cell>
          <table:table-cell table:style-name="ce59" office:value-type="string">
            <text:p>NookiePhresh</text:p>
          </table:table-cell>
          <table:table-cell table:style-name="ce59" office:value-type="float" office:value="600540542">
            <text:p>600540542</text:p>
          </table:table-cell>
          <table:table-cell table:style-name="ce59"/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2981968554/5248a7fe0c7504c5ff318605f5c2c260_normal.jpeg</text:p>
          </table:table-cell>
          <table:table-cell table:style-name="ce59" office:value-type="float" office:value="8339">
            <text:p>8339</text:p>
          </table:table-cell>
          <table:table-cell table:style-name="ce59" office:value-type="float" office:value="7699">
            <text:p>7699</text:p>
          </table:table-cell>
          <table:table-cell table:style-name="ce59"/>
          <table:table-cell table:style-name="ce59" office:value-type="string">
            <text:p>http://twitter.com/UltimatPleasure/statuses/307048880627908608</text:p>
          </table:table-cell>
          <table:table-cell table:style-name="ce61" office:value-type="string">
            <text:p>{"urls":[],"hashtags":[{"text":"bcg13","indices":[39,45]}],"user_mentions":[{"id":562982318,"name":"VixenGang♠Nicole  ☈","indices":[0,13],"screen_name":"NookiePhresh","id_str":"562982318"}]}</text:p>
          </table:table-cell>
        </table:table-row>
        <table:table-row table:style-name="ro21">
          <table:table-cell table:style-name="ce58" office:value-type="string">
            <text:p>307047125496238080</text:p>
          </table:table-cell>
          <table:table-cell table:style-name="ce59" office:value-type="string">
            <text:p>UltimatPleasure</text:p>
          </table:table-cell>
          <table:table-cell table:style-name="ce59" office:value-type="string">
            <text:p>@VIXEN_GANG I need some info on this #bcg13</text:p>
          </table:table-cell>
          <table:table-cell table:style-name="ce59" office:value-type="string">
            <text:p>Thu Feb 28 08:38:34 +0000 2013</text:p>
          </table:table-cell>
          <table:table-cell table:style-name="ce60" office:value-type="float" office:value="41333.36011574074">
            <text:p>2/28/2013 8:38:34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05374992">
            <text:p>1105374992</text:p>
          </table:table-cell>
          <table:table-cell table:style-name="ce59" office:value-type="string">
            <text:p>VIXEN_GANG</text:p>
          </table:table-cell>
          <table:table-cell table:style-name="ce59" office:value-type="float" office:value="600540542">
            <text:p>600540542</text:p>
          </table:table-cell>
          <table:table-cell table:style-name="ce59" office:value-type="string">
            <text:p>307045838444691457</text:p>
          </table:table-cell>
          <table:table-cell table:style-name="ce61" office:value-type="string">
            <text:p>&lt;a href="http://www.tweetcaster.com" rel="nofollow"&gt;TweetCaster for Android&lt;/a&gt;</text:p>
          </table:table-cell>
          <table:table-cell table:style-name="ce61" office:value-type="string">
            <text:p>http://a0.twimg.com/profile_images/2981968554/5248a7fe0c7504c5ff318605f5c2c260_normal.jpeg</text:p>
          </table:table-cell>
          <table:table-cell table:style-name="ce59" office:value-type="float" office:value="8339">
            <text:p>8339</text:p>
          </table:table-cell>
          <table:table-cell table:style-name="ce59" office:value-type="float" office:value="7699">
            <text:p>7699</text:p>
          </table:table-cell>
          <table:table-cell table:style-name="ce59"/>
          <table:table-cell table:style-name="ce59" office:value-type="string">
            <text:p>http://twitter.com/UltimatPleasure/statuses/307047125496238080</text:p>
          </table:table-cell>
          <table:table-cell table:style-name="ce61" office:value-type="string">
            <text:p>{"urls":[],"hashtags":[{"text":"bcg13","indices":[37,43]}],"user_mentions":[{"id":1105374992,"name":"VIXEN.\u2022*\u0027Δ\u0027*\u2022GANG ","indices":[0,11],"screen_name":"VIXEN_GANG","id_str":"1105374992"}]}</text:p>
          </table:table-cell>
        </table:table-row>
        <table:table-row table:style-name="ro22">
          <table:table-cell table:style-name="ce58" office:value-type="string">
            <text:p>306892458883678208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Schaffen wir die 50 heute noch? http://t.co/yPcwQB838l #bcg13</text:p>
          </table:table-cell>
          <table:table-cell table:style-name="ce59" office:value-type="string">
            <text:p>Wed Feb 27 22:23:58 +0000 2013</text:p>
          </table:table-cell>
          <table:table-cell table:style-name="ce60" office:value-type="float" office:value="41332.93331018518">
            <text:p>2/27/2013 22:23:5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1">
            <text:p>541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6892458883678208</text:p>
          </table:table-cell>
          <table:table-cell table:style-name="ce61" office:value-type="string">
            <text:p>{"urls":[{"expanded_url":"http://www.barcamp.at/Anmeldung/Registration_Graz_2013","indices":[32,54],"display_url":"barcamp.at/Anmeldung/Regi\u2026","url":"http://t.co/yPcwQB838l"}],"hashtags":[{"text":"bcg13","indices":[55,61]}],"user_mentions":[]}</text:p>
          </table:table-cell>
        </table:table-row>
        <table:table-row table:style-name="ro23">
          <table:table-cell table:style-name="ce58" office:value-type="string">
            <text:p>306869868483997699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@stefan2904 @facella @lloreene @knapp @MagicHerb @andreija @bexxor @bittersuesss Zu 90% ja! :-) #bcg13</text:p>
          </table:table-cell>
          <table:table-cell table:style-name="ce59" office:value-type="string">
            <text:p>Wed Feb 27 20:54:12 +0000 2013</text:p>
          </table:table-cell>
          <table:table-cell table:style-name="ce60" office:value-type="float" office:value="41332.87097222222">
            <text:p>2/27/2013 20:54:1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stefan2904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306827581372653569</text:p>
          </table:table-cell>
          <table:table-cell table:style-name="ce61" office:value-type="string">
            <text:p>&lt;a href="http://www.yoono.com" rel="nofollow"&gt;yoono&lt;/a&gt;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48">
            <text:p>1148</text:p>
          </table:table-cell>
          <table:table-cell table:style-name="ce59" office:value-type="float" office:value="558">
            <text:p>5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06869868483997699</text:p>
          </table:table-cell>
          <table:table-cell table:style-name="ce61" office:value-type="string">
            <text:p>{"urls":[],"hashtags":[{"text":"bcg13","indices":[96,102]}],"user_mentions":[{"id":1549341,"name":"Stefan ☮","indices":[0,11],"screen_name":"stefan2904","id_str":"1549341"},{"id":37720367,"name":"Ash","indices":[12,20],"screen_name":"facella","id_str":"37720367"},{"id":53168339,"name":"Laura","indices":[21,30],"screen_name":"lloreene","id_str":"53168339"},{"id":14607788,"name":"Thomas Knapp","indices":[31,37],"screen_name":"knapp","id_str":"14607788"},{"id":2007161,"name":"Herbert D.","indices":[38,48],"screen_name":"MagicHerb","id_str":"2007161"},{"id":38653909,"name":"andreija","indices":[49,58],"screen_name":"andreija","id_str":"38653909"},{"id":36454371,"name":"Florian Becker","indices":[59,66],"screen_name":"bexxor","id_str":"36454371"},{"id":81654102,"name":"Christina","indices":[67,80],"screen_name":"bittersuesss","id_str":"81654102"}]}</text:p>
          </table:table-cell>
        </table:table-row>
        <table:table-row table:style-name="ro23">
          <table:table-cell table:style-name="ce58" office:value-type="string">
            <text:p>306837868935008256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OH im #bcg13 Meeting: "gibts in Graz niemanden, der so DSLR Videos macht?" - "du meinst so wie @gutsyheron?"</text:p>
          </table:table-cell>
          <table:table-cell table:style-name="ce59" office:value-type="string">
            <text:p>Wed Feb 27 18:47:03 +0000 2013</text:p>
          </table:table-cell>
          <table:table-cell table:style-name="ce60" office:value-type="float" office:value="41332.78267361111">
            <text:p>2/27/2013 18:47:03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6837868935008256</text:p>
          </table:table-cell>
          <table:table-cell table:style-name="ce61" office:value-type="string">
            <text:p>{"urls":[],"hashtags":[{"text":"bcg13","indices":[6,12]}],"user_mentions":[{"id":14379131,"name":"gutsyheron","indices":[95,106],"screen_name":"gutsyheron","id_str":"14379131"}]}</text:p>
          </table:table-cell>
        </table:table-row>
        <table:table-row table:style-name="ro23">
          <table:table-cell table:style-name="ce58" office:value-type="string">
            <text:p>306836506197241856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Diskussion: Streaming und Video-Aufzeichnungen - für BarCamps ein Muss? Und wer machts? #bcg13</text:p>
          </table:table-cell>
          <table:table-cell table:style-name="ce59" office:value-type="string">
            <text:p>Wed Feb 27 18:41:38 +0000 2013</text:p>
          </table:table-cell>
          <table:table-cell table:style-name="ce60" office:value-type="float" office:value="41332.778912037036">
            <text:p>2/27/2013 18:41:38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6836506197241856</text:p>
          </table:table-cell>
          <table:table-cell table:style-name="ce61" office:value-type="string">
            <text:p>{"urls":[],"hashtags":[{"text":"bcg13","indices":[88,94]}],"user_mentions":[]}</text:p>
          </table:table-cell>
        </table:table-row>
        <table:table-row table:style-name="ro22">
          <table:table-cell table:style-name="ce58" office:value-type="string">
            <text:p>306835588458360832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schneeengel elegant. ;-) #bcg13</text:p>
          </table:table-cell>
          <table:table-cell table:style-name="ce59" office:value-type="string">
            <text:p>Wed Feb 27 18:37:59 +0000 2013</text:p>
          </table:table-cell>
          <table:table-cell table:style-name="ce60" office:value-type="float" office:value="41332.77637731481">
            <text:p>2/27/2013 18:37:59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300444">
            <text:p>14300444</text:p>
          </table:table-cell>
          <table:table-cell table:style-name="ce59" office:value-type="string">
            <text:p>schneeengel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06834445942525952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6835588458360832</text:p>
          </table:table-cell>
          <table:table-cell table:style-name="ce61" office:value-type="string">
            <text:p>{"urls":[],"hashtags":[{"text":"bcg13","indices":[26,32]}],"user_mentions":[{"id":14300444,"name":"Jochen Hencke","indices":[0,12],"screen_name":"schneeengel","id_str":"14300444"}]}</text:p>
          </table:table-cell>
        </table:table-row>
        <table:table-row table:style-name="ro23">
          <table:table-cell table:style-name="ce58" office:value-type="string">
            <text:p>306834445942525952</text:p>
          </table:table-cell>
          <table:table-cell table:style-name="ce59" office:value-type="string">
            <text:p>schneeengel</text:p>
          </table:table-cell>
          <table:table-cell table:style-name="ce59" office:value-type="string">
            <text:p>@stefan2904 bin dabei... wer soll sonst die #biersession machen? ;) muss mich noch ins wiki eintragen... #bcg13</text:p>
          </table:table-cell>
          <table:table-cell table:style-name="ce59" office:value-type="string">
            <text:p>Wed Feb 27 18:33:27 +0000 2013</text:p>
          </table:table-cell>
          <table:table-cell table:style-name="ce60" office:value-type="float" office:value="41332.77322916666">
            <text:p>2/27/2013 18:33:27</text:p>
          </table:table-cell>
          <table:table-cell table:style-name="ce59"/>
          <table:table-cell table:style-name="ce59" office:value-type="string">
            <text:p>de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stefan2904</text:p>
          </table:table-cell>
          <table:table-cell table:style-name="ce59" office:value-type="float" office:value="14300444">
            <text:p>14300444</text:p>
          </table:table-cell>
          <table:table-cell table:style-name="ce59" office:value-type="string">
            <text:p>306833852406587392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1543767363/portrait_jochen_kappe_klein_normal.jpg</text:p>
          </table:table-cell>
          <table:table-cell table:style-name="ce59" office:value-type="float" office:value="1943">
            <text:p>1943</text:p>
          </table:table-cell>
          <table:table-cell table:style-name="ce59" office:value-type="float" office:value="600">
            <text:p>600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chneeengel/statuses/306834445942525952</text:p>
          </table:table-cell>
          <table:table-cell table:style-name="ce61" office:value-type="string">
            <text:p>{"urls":[],"hashtags":[{"text":"biersession","indices":[44,56]},{"text":"bcg13","indices":[105,111]}],"user_mentions":[{"id":1549341,"name":"Stefan ☮","indices":[0,11],"screen_name":"stefan2904","id_str":"1549341"}]}</text:p>
          </table:table-cell>
        </table:table-row>
        <table:table-row table:style-name="ro22">
          <table:table-cell table:style-name="ce58" office:value-type="string">
            <text:p>306828005051863041</text:p>
          </table:table-cell>
          <table:table-cell table:style-name="ce59" office:value-type="string">
            <text:p>rene_kaiser</text:p>
          </table:table-cell>
          <table:table-cell table:style-name="ce59" office:value-type="string">
            <text:p>@mebner You're lucky: we'll start on the Friday afternoon :) #bcg13</text:p>
          </table:table-cell>
          <table:table-cell table:style-name="ce59" office:value-type="string">
            <text:p>Wed Feb 27 18:07:51 +0000 2013</text:p>
          </table:table-cell>
          <table:table-cell table:style-name="ce60" office:value-type="float" office:value="41332.75545138889">
            <text:p>2/27/2013 18:07:51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6287562">
            <text:p>6287562</text:p>
          </table:table-cell>
          <table:table-cell table:style-name="ce59" office:value-type="string">
            <text:p>mebner</text:p>
          </table:table-cell>
          <table:table-cell table:style-name="ce59" office:value-type="float" office:value="15242920">
            <text:p>15242920</text:p>
          </table:table-cell>
          <table:table-cell table:style-name="ce59" office:value-type="string">
            <text:p>30682767510274867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2672661501/8c23be4ab51c542ba7f796469f19eaa6_normal.jpeg</text:p>
          </table:table-cell>
          <table:table-cell table:style-name="ce59" office:value-type="float" office:value="243">
            <text:p>243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rene_kaiser/statuses/306828005051863041</text:p>
          </table:table-cell>
          <table:table-cell table:style-name="ce61" office:value-type="string">
            <text:p>{"urls":[],"hashtags":[{"text":"bcg13","indices":[61,67]}],"user_mentions":[{"id":6287562,"name":"Martin Ebner","indices":[0,7],"screen_name":"mebner","id_str":"6287562"}]}</text:p>
          </table:table-cell>
        </table:table-row>
        <table:table-row table:style-name="ro25">
          <table:table-cell table:style-name="ce58" office:value-type="string">
            <text:p>306824136108408832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Im #bcg13 Orga-Meeting: "weiß jemand, ob die Piraten wieder kommen?" - "klar, is ja Wahlkampf!"</text:p>
          </table:table-cell>
          <table:table-cell table:style-name="ce59" office:value-type="string">
            <text:p>Wed Feb 27 17:52:29 +0000 2013</text:p>
          </table:table-cell>
          <table:table-cell table:style-name="ce60" office:value-type="float" office:value="41332.74478009259">
            <text:p>2/27/2013 17:52:2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6824136108408832</text:p>
          </table:table-cell>
          <table:table-cell table:style-name="ce61" office:value-type="string">
            <text:p>{"urls":[],"hashtags":[{"text":"bcg13","indices":[3,9]}],"user_mentions":[]}</text:p>
          </table:table-cell>
        </table:table-row>
        <table:table-row table:style-name="ro25">
          <table:table-cell table:style-name="ce58" office:value-type="string">
            <text:p>306820267047526404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Schon gewusst: das BarCamp Graz besteht heuer aus 6 Camps: http://t.co/qIRtSvMk2B #bcg13</text:p>
          </table:table-cell>
          <table:table-cell table:style-name="ce59" office:value-type="string">
            <text:p>Wed Feb 27 17:37:06 +0000 2013</text:p>
          </table:table-cell>
          <table:table-cell table:style-name="ce60" office:value-type="float" office:value="41332.73409722222">
            <text:p>2/27/2013 17:37:0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6820267047526404</text:p>
          </table:table-cell>
          <table:table-cell table:style-name="ce61" office:value-type="string">
            <text:p>{"urls":[{"expanded_url":"http://yfrog.com/o0jm5iij","indices":[59,81],"display_url":"yfrog.com/o0jm5iij","url":"http://t.co/qIRtSvMk2B"}],"hashtags":[{"text":"bcg13","indices":[82,88]}],"user_mentions":[]}</text:p>
          </table:table-cell>
        </table:table-row>
        <table:table-row table:style-name="ro23">
          <table:table-cell table:style-name="ce58" office:value-type="string">
            <text:p>306809443532824576</text:p>
          </table:table-cell>
          <table:table-cell table:style-name="ce59" office:value-type="string">
            <text:p>j_simon</text:p>
          </table:table-cell>
          <table:table-cell table:style-name="ce59" office:value-type="string">
            <text:p>@bcgraz fyi: mir ist beim arbeiten noch was dazwischen gekommen, gehe jetzt weg… bin also in ca. 20min. da o_O</text:p>
          </table:table-cell>
          <table:table-cell table:style-name="ce59" office:value-type="string">
            <text:p>Wed Feb 27 16:54:06 +0000 2013</text:p>
          </table:table-cell>
          <table:table-cell table:style-name="ce60" office:value-type="float" office:value="41332.70423611111">
            <text:p>2/27/2013 16:54:06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9126002">
            <text:p>9126002</text:p>
          </table:table-cell>
          <table:table-cell table:style-name="ce59"/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57693257/Joerg-Simon_normal.jpg</text:p>
          </table:table-cell>
          <table:table-cell table:style-name="ce59" office:value-type="float" office:value="1286">
            <text:p>1286</text:p>
          </table:table-cell>
          <table:table-cell table:style-name="ce59" office:value-type="float" office:value="1421">
            <text:p>142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_simon/statuses/306809443532824576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]}</text:p>
          </table:table-cell>
        </table:table-row>
        <table:table-row table:style-name="ro25">
          <table:table-cell table:style-name="ce58" office:value-type="string">
            <text:p>306808612901240832</text:p>
          </table:table-cell>
          <table:table-cell table:style-name="ce59" office:value-type="string">
            <text:p>j_simon</text:p>
          </table:table-cell>
          <table:table-cell table:style-name="ce59" office:value-type="string">
            <text:p>@mattt more info on the iCamp/BarCamp Graz: http://t.co/Q4bqFmnmw7 and @bcgraz</text:p>
          </table:table-cell>
          <table:table-cell table:style-name="ce59" office:value-type="string">
            <text:p>Wed Feb 27 16:50:48 +0000 2013</text:p>
          </table:table-cell>
          <table:table-cell table:style-name="ce60" office:value-type="float" office:value="41332.701944444445">
            <text:p>2/27/2013 16:50:4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5803">
            <text:p>35803</text:p>
          </table:table-cell>
          <table:table-cell table:style-name="ce59" office:value-type="string">
            <text:p>mattt</text:p>
          </table:table-cell>
          <table:table-cell table:style-name="ce59" office:value-type="float" office:value="9126002">
            <text:p>9126002</text:p>
          </table:table-cell>
          <table:table-cell table:style-name="ce59" office:value-type="string">
            <text:p>306800646353465345</text:p>
          </table:table-cell>
          <table:table-cell table:style-name="ce61" office:value-type="string">
            <text:p>&lt;a href="http://tapbots.com/software/tweetbot/mac" rel="nofollow"&gt;Tweetbot for Mac&lt;/a&gt;</text:p>
          </table:table-cell>
          <table:table-cell table:style-name="ce61" office:value-type="string">
            <text:p>http://a0.twimg.com/profile_images/57693257/Joerg-Simon_normal.jpg</text:p>
          </table:table-cell>
          <table:table-cell table:style-name="ce59" office:value-type="float" office:value="1286">
            <text:p>1286</text:p>
          </table:table-cell>
          <table:table-cell table:style-name="ce59" office:value-type="float" office:value="1421">
            <text:p>142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_simon/statuses/306808612901240832</text:p>
          </table:table-cell>
          <table:table-cell table:style-name="ce61" office:value-type="string">
            <text:p>{"urls":[{"expanded_url":"http://barcamp-graz.at/","indices":[44,66],"display_url":"barcamp-graz.at","url":"http://t.co/Q4bqFmnmw7"}],"hashtags":[],"user_mentions":[{"id":35803,"name":"Mattt Thompson","indices":[0,6],"screen_name":"mattt","id_str":"35803"},{"id":116483016,"name":"Barcamp Graz","indices":[71,78],"screen_name":"bcgraz","id_str":"116483016"}]}</text:p>
          </table:table-cell>
        </table:table-row>
        <table:table-row table:style-name="ro21">
          <table:table-cell table:style-name="ce58" office:value-type="string">
            <text:p>306808050004664320</text:p>
          </table:table-cell>
          <table:table-cell table:style-name="ce59" office:value-type="string">
            <text:p>CKoaser</text:p>
          </table:table-cell>
          <table:table-cell table:style-name="ce59" office:value-type="string">
            <text:p>@bcgraz @heinz @sdennerlein @chris_kittel @murdelta gibts kekse?</text:p>
          </table:table-cell>
          <table:table-cell table:style-name="ce59" office:value-type="string">
            <text:p>Wed Feb 27 16:48:33 +0000 2013</text:p>
          </table:table-cell>
          <table:table-cell table:style-name="ce60" office:value-type="float" office:value="41332.70038194444">
            <text:p>2/27/2013 16:48:33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80225660">
            <text:p>80225660</text:p>
          </table:table-cell>
          <table:table-cell table:style-name="ce59" office:value-type="string">
            <text:p>306766358841016320</text:p>
          </table:table-cell>
          <table:table-cell table:style-name="ce61" office:value-type="string">
            <text:p>&lt;a href="http://twitter.com/download/iphone" rel="nofollow"&gt;Twitter for iPhone&lt;/a&gt;</text:p>
          </table:table-cell>
          <table:table-cell table:style-name="ce61" office:value-type="string">
            <text:p>http://a0.twimg.com/profile_images/455455347/zeichnung_normal.jpg</text:p>
          </table:table-cell>
          <table:table-cell table:style-name="ce59" office:value-type="float" office:value="38">
            <text:p>38</text:p>
          </table:table-cell>
          <table:table-cell table:style-name="ce59" office:value-type="float" office:value="166">
            <text:p>166</text:p>
          </table:table-cell>
          <table:table-cell table:style-name="ce59" office:value-type="float" office:value="-10800">
            <text:p>-10800</text:p>
          </table:table-cell>
          <table:table-cell table:style-name="ce59" office:value-type="string">
            <text:p>http://twitter.com/CKoaser/statuses/306808050004664320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,{"id":1368561,"name":"Heinz Wittenbrink","indices":[8,14],"screen_name":"heinz","id_str":"1368561"},{"id":758836849,"name":"Sebastian Dennerlein","indices":[15,27],"screen_name":"SDennerlein","id_str":"758836849"},{"id":377954285,"name":"Christopher Kittel","indices":[28,41],"screen_name":"chris_kittel","id_str":"377954285"},{"id":14982842,"name":"marc","indices":[42,51],"screen_name":"murdelta","id_str":"14982842"}]}</text:p>
          </table:table-cell>
        </table:table-row>
        <table:table-row table:style-name="ro22">
          <table:table-cell table:style-name="ce58" office:value-type="string">
            <text:p>306789502830141441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@bcgraz oh.</text:p>
          </table:table-cell>
          <table:table-cell table:style-name="ce59" office:value-type="string">
            <text:p>Wed Feb 27 15:34:52 +0000 2013</text:p>
          </table:table-cell>
          <table:table-cell table:style-name="ce60" office:value-type="float" office:value="41332.64921296296">
            <text:p>2/27/2013 15:34:5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16483016">
            <text:p>116483016</text:p>
          </table:table-cell>
          <table:table-cell table:style-name="ce59" office:value-type="string">
            <text:p>bcgraz</text:p>
          </table:table-cell>
          <table:table-cell table:style-name="ce59" office:value-type="float" office:value="1549341">
            <text:p>1549341</text:p>
          </table:table-cell>
          <table:table-cell table:style-name="ce59" office:value-type="string">
            <text:p>306766351521968128</text:p>
          </table:table-cell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6789502830141441</text:p>
          </table:table-cell>
          <table:table-cell table:style-name="ce61" office:value-type="string">
            <text:p>{"urls":[],"hashtags":[],"user_mentions":[{"id":116483016,"name":"Barcamp Graz","indices":[0,7],"screen_name":"bcgraz","id_str":"116483016"}]}</text:p>
          </table:table-cell>
        </table:table-row>
        <table:table-row table:style-name="ro26">
          <table:table-cell table:style-name="ce58" office:value-type="string">
            <text:p>306728716959117312</text:p>
          </table:table-cell>
          <table:table-cell table:style-name="ce59" office:value-type="string">
            <text:p>job_graz</text:p>
          </table:table-cell>
          <table:table-cell table:style-name="ce59" office:value-type="string">
            <text:p>The Jobs in Graz Daily is out! http://t.co/ibT4zy1cnK ▸ Top stories today via @bcgraz @HTUGraz @WIFISteiermark</text:p>
          </table:table-cell>
          <table:table-cell table:style-name="ce59" office:value-type="string">
            <text:p>Wed Feb 27 11:33:19 +0000 2013</text:p>
          </table:table-cell>
          <table:table-cell table:style-name="ce60" office:value-type="float" office:value="41332.481469907405">
            <text:p>2/27/2013 11:33:1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2365784">
            <text:p>32365784</text:p>
          </table:table-cell>
          <table:table-cell table:style-name="ce59"/>
          <table:table-cell table:style-name="ce61" office:value-type="string">
            <text:p>&lt;a href="http://paper.li" rel="nofollow"&gt;Paper.li&lt;/a&gt;</text:p>
          </table:table-cell>
          <table:table-cell table:style-name="ce61" office:value-type="string">
            <text:p>http://a0.twimg.com/profile_images/142246778/Buchstabe_G_normal.jpg</text:p>
          </table:table-cell>
          <table:table-cell table:style-name="ce59" office:value-type="float" office:value="237">
            <text:p>237</text:p>
          </table:table-cell>
          <table:table-cell table:style-name="ce59" office:value-type="float" office:value="166">
            <text:p>166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job_graz/statuses/306728716959117312</text:p>
          </table:table-cell>
          <table:table-cell table:style-name="ce61" office:value-type="string">
            <text:p>{"urls":[{"expanded_url":"http://paper.li/job_graz","indices":[31,53],"display_url":"paper.li/job_graz","url":"http://t.co/ibT4zy1cnK"}],"hashtags":[],"user_mentions":[{"id":116483016,"name":"Barcamp Graz","indices":[78,85],"screen_name":"bcgraz","id_str":"116483016"},{"id":48322761,"name":"HTU Graz","indices":[86,94],"screen_name":"HTUGraz","id_str":"48322761"},{"id":124127041,"name":"WIFI Steiermark","indices":[95,110],"screen_name":"WIFISteiermark","id_str":"124127041"}]}</text:p>
          </table:table-cell>
        </table:table-row>
        <table:table-row table:style-name="ro23">
          <table:table-cell table:style-name="ce58" office:value-type="string">
            <text:p>306583815088906241</text:p>
          </table:table-cell>
          <table:table-cell table:style-name="ce59" office:value-type="string">
            <text:p>murdelta</text:p>
          </table:table-cell>
          <table:table-cell table:style-name="ce59" office:value-type="string">
            <text:p>Ich hab mal versucht ein paar Unklarheiten zum Barcamp Graz zu klären http://t.co/ghmDckhscQ - Feedback? #bcg13</text:p>
          </table:table-cell>
          <table:table-cell table:style-name="ce59" office:value-type="string">
            <text:p>Wed Feb 27 01:57:32 +0000 2013</text:p>
          </table:table-cell>
          <table:table-cell table:style-name="ce60" office:value-type="float" office:value="41332.081620370365">
            <text:p>2/27/2013 1:57:3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4982842">
            <text:p>1498284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25695467/de3e5b58065bdc4dcce9ba9cb4633919_normal.png</text:p>
          </table:table-cell>
          <table:table-cell table:style-name="ce59" office:value-type="float" office:value="930">
            <text:p>930</text:p>
          </table:table-cell>
          <table:table-cell table:style-name="ce59" office:value-type="float" office:value="899">
            <text:p>8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urdelta/statuses/306583815088906241</text:p>
          </table:table-cell>
          <table:table-cell table:style-name="ce61" office:value-type="string">
            <text:p>{"urls":[{"expanded_url":"http://barcamp-graz.at/2013/02/how-to-barcamp-graz/","indices":[70,92],"display_url":"barcamp-graz.at/2013/02/how-to\u2026","url":"http://t.co/ghmDckhscQ"}],"hashtags":[{"text":"bcg13","indices":[105,111]}],"user_mentions":[]}</text:p>
          </table:table-cell>
        </table:table-row>
        <table:table-row table:style-name="ro20">
          <table:table-cell table:style-name="ce58" office:value-type="string">
            <text:p>306579763496091649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How to Barcamp (Graz)!? - Ein kleiner Wegweiser zu einem besseren Barcamp http://t.co/tbV4XCL60C #bcg13 #barcamp #graz</text:p>
          </table:table-cell>
          <table:table-cell table:style-name="ce59" office:value-type="string">
            <text:p>Wed Feb 27 01:41:26 +0000 2013</text:p>
          </table:table-cell>
          <table:table-cell table:style-name="ce60" office:value-type="float" office:value="41332.070439814815">
            <text:p>2/27/2013 1:41:26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1">
            <text:p>541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6579763496091649</text:p>
          </table:table-cell>
          <table:table-cell table:style-name="ce61" office:value-type="string">
            <text:p>{"urls":[{"expanded_url":"http://barcamp-graz.at/2013/02/how-to-barcamp-graz/","indices":[74,96],"display_url":"barcamp-graz.at/2013/02/how-to\u2026","url":"http://t.co/tbV4XCL60C"}],"hashtags":[{"text":"bcg13","indices":[97,103]},{"text":"barcamp","indices":[104,112]},{"text":"graz","indices":[113,118]}],"user_mentions":[]}</text:p>
          </table:table-cell>
        </table:table-row>
        <table:table-row table:style-name="ro20">
          <table:table-cell table:style-name="ce58" office:value-type="string">
            <text:p>306446068084789249</text:p>
          </table:table-cell>
          <table:table-cell table:style-name="ce59" office:value-type="string">
            <text:p>HDRmeurer</text:p>
          </table:table-cell>
          <table:table-cell table:style-name="ce59" office:value-type="string">
            <text:p>RT @bcgraz: Noch genau 2 Monate bis zum Barcamp Graz 2013 - meldet euch jetzt an! http://t.co/A5hn938hnu #bcg13 #fb</text:p>
          </table:table-cell>
          <table:table-cell table:style-name="ce59" office:value-type="string">
            <text:p>Tue Feb 26 16:50:10 +0000 2013</text:p>
          </table:table-cell>
          <table:table-cell table:style-name="ce60" office:value-type="float" office:value="41331.70150462963">
            <text:p>2/26/2013 16:50:10</text:p>
          </table:table-cell>
          <table:table-cell table:style-name="ce59" office:value-type="string">
            <text:p>loc: 46.81343407,13.77990629</text:p>
          </table:table-cell>
          <table:table-cell table:style-name="ce59" office:value-type="string">
            <text:p>de</text:p>
          </table:table-cell>
          <table:table-cell table:number-columns-repeated="2" table:style-name="ce59"/>
          <table:table-cell table:style-name="ce59" office:value-type="float" office:value="12790302">
            <text:p>12790302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687178786/93dd0241934531c06a246af21ff69b48_normal.png</text:p>
          </table:table-cell>
          <table:table-cell table:style-name="ce59" office:value-type="float" office:value="782">
            <text:p>782</text:p>
          </table:table-cell>
          <table:table-cell table:style-name="ce59" office:value-type="float" office:value="372">
            <text:p>372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HDRmeurer/statuses/306446068084789249</text:p>
          </table:table-cell>
          <table:table-cell table:style-name="ce61" office:value-type="string">
            <text:p>{"urls":[{"expanded_url":"http://www.barcamp.at/Anmeldung/Registration_Graz_2013","indices":[82,104],"display_url":"barcamp.at/Anmeldung/Regi\u2026","url":"http://t.co/A5hn938hnu"}],"hashtags":[{"text":"bcg13","indices":[105,111]},{"text":"fb","indices":[112,115]}],"user_mentions":[{"id":116483016,"name":"Barcamp Graz","indices":[3,10],"screen_name":"bcgraz","id_str":"116483016"}]}</text:p>
          </table:table-cell>
        </table:table-row>
        <table:table-row table:style-name="ro23">
          <table:table-cell table:style-name="ce58" office:value-type="string">
            <text:p>306444102399062016</text:p>
          </table:table-cell>
          <table:table-cell table:style-name="ce59" office:value-type="string">
            <text:p>leyrer</text:p>
          </table:table-cell>
          <table:table-cell table:style-name="ce59" office:value-type="string">
            <text:p>Und wieso ist der mobile Geil des #bcg13 das "iCamp"? Es gibt auch mobile Geräte jenseits der Apple-Produktpalette.</text:p>
          </table:table-cell>
          <table:table-cell table:style-name="ce59" office:value-type="string">
            <text:p>Tue Feb 26 16:42:22 +0000 2013</text:p>
          </table:table-cell>
          <table:table-cell table:style-name="ce60" office:value-type="float" office:value="41331.69608796296">
            <text:p>2/26/2013 16:42:2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192451">
            <text:p>3192451</text:p>
          </table:table-cell>
          <table:table-cell table:style-name="ce59"/>
          <table:table-cell table:style-name="ce61" office:value-type="string">
            <text:p>&lt;a href="http://twicca.r246.jp/" rel="nofollow"&gt;twicca&lt;/a&gt;</text:p>
          </table:table-cell>
          <table:table-cell table:style-name="ce61" office:value-type="string">
            <text:p>http://a0.twimg.com/profile_images/3006543012/2cee58f5993600c2f3abf0e411508b6b_normal.png</text:p>
          </table:table-cell>
          <table:table-cell table:style-name="ce59" office:value-type="float" office:value="1995">
            <text:p>1995</text:p>
          </table:table-cell>
          <table:table-cell table:style-name="ce59" office:value-type="float" office:value="2128">
            <text:p>212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yrer/statuses/306444102399062016</text:p>
          </table:table-cell>
          <table:table-cell table:style-name="ce61" office:value-type="string">
            <text:p>{"urls":[],"hashtags":[{"text":"bcg13","indices":[34,40]}],"user_mentions":[]}</text:p>
          </table:table-cell>
        </table:table-row>
        <table:table-row table:style-name="ro20">
          <table:table-cell table:style-name="ce58" office:value-type="string">
            <text:p>306443183229923328</text:p>
          </table:table-cell>
          <table:table-cell table:style-name="ce59" office:value-type="string">
            <text:p>MacLemon</text:p>
          </table:table-cell>
          <table:table-cell table:style-name="ce59" office:value-type="string">
            <text:p>@leyrer Ja, das ist langsam auch mein Problem mit dem #bcg13 es hat noch weniger Fokus als letztes Jahr. Gibt „eh alles“ außer Fokus. :-/</text:p>
          </table:table-cell>
          <table:table-cell table:style-name="ce59" office:value-type="string">
            <text:p>Tue Feb 26 16:38:42 +0000 2013</text:p>
          </table:table-cell>
          <table:table-cell table:style-name="ce60" office:value-type="float" office:value="41331.69354166667">
            <text:p>2/26/2013 16:38:42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3192451">
            <text:p>3192451</text:p>
          </table:table-cell>
          <table:table-cell table:style-name="ce59" office:value-type="string">
            <text:p>leyrer</text:p>
          </table:table-cell>
          <table:table-cell table:style-name="ce59" office:value-type="float" office:value="11771692">
            <text:p>11771692</text:p>
          </table:table-cell>
          <table:table-cell table:style-name="ce59" office:value-type="string">
            <text:p>306436804008091648</text:p>
          </table:table-cell>
          <table:table-cell table:style-name="ce61" office:value-type="string">
            <text:p>&lt;a href="http://www.echofon.com/" rel="nofollow"&gt;Echofon&lt;/a&gt;</text:p>
          </table:table-cell>
          <table:table-cell table:style-name="ce61" office:value-type="string">
            <text:p>http://a0.twimg.com/profile_images/2003927721/MacLemon_Black_png_normal.png</text:p>
          </table:table-cell>
          <table:table-cell table:style-name="ce59" office:value-type="float" office:value="1403">
            <text:p>1403</text:p>
          </table:table-cell>
          <table:table-cell table:style-name="ce59" office:value-type="float" office:value="637">
            <text:p>637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acLemon/statuses/306443183229923328</text:p>
          </table:table-cell>
          <table:table-cell table:style-name="ce61" office:value-type="string">
            <text:p>{"urls":[],"hashtags":[{"text":"bcg13","indices":[54,60]}],"user_mentions":[{"id":3192451,"name":"@leyrer","indices":[0,7],"screen_name":"leyrer","id_str":"3192451"}]}</text:p>
          </table:table-cell>
        </table:table-row>
        <table:table-row table:style-name="ro25">
          <table:table-cell table:style-name="ce58" office:value-type="string">
            <text:p>306442943990992896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Noch genau 2 Monate bis zum Barcamp Graz 2013 - meldet euch jetzt an! http://t.co/yPcwQB838l #bcg13</text:p>
          </table:table-cell>
          <table:table-cell table:style-name="ce59" office:value-type="string">
            <text:p>Tue Feb 26 16:37:45 +0000 2013</text:p>
          </table:table-cell>
          <table:table-cell table:style-name="ce60" office:value-type="float" office:value="41331.692881944444">
            <text:p>2/26/2013 16:37:45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1">
            <text:p>541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6442943990992896</text:p>
          </table:table-cell>
          <table:table-cell table:style-name="ce61" office:value-type="string">
            <text:p>{"urls":[{"expanded_url":"http://www.barcamp.at/Anmeldung/Registration_Graz_2013","indices":[70,92],"display_url":"barcamp.at/Anmeldung/Regi\u2026","url":"http://t.co/yPcwQB838l"}],"hashtags":[{"text":"bcg13","indices":[93,99]}],"user_mentions":[]}</text:p>
          </table:table-cell>
        </table:table-row>
        <table:table-row table:style-name="ro21">
          <table:table-cell table:style-name="ce58" office:value-type="string">
            <text:p>306436804008091648</text:p>
          </table:table-cell>
          <table:table-cell table:style-name="ce59" office:value-type="string">
            <text:p>leyrer</text:p>
          </table:table-cell>
          <table:table-cell table:style-name="ce59" office:value-type="string">
            <text:p>Das mit dem #bcg13 muss ich mir mal in ruhe überlegen. #krautundrübencamp</text:p>
          </table:table-cell>
          <table:table-cell table:style-name="ce59" office:value-type="string">
            <text:p>Tue Feb 26 16:13:22 +0000 2013</text:p>
          </table:table-cell>
          <table:table-cell table:style-name="ce60" office:value-type="float" office:value="41331.67594907407">
            <text:p>2/26/2013 16:13:2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3192451">
            <text:p>3192451</text:p>
          </table:table-cell>
          <table:table-cell table:style-name="ce59"/>
          <table:table-cell table:style-name="ce61" office:value-type="string">
            <text:p>&lt;a href="http://twicca.r246.jp/" rel="nofollow"&gt;twicca&lt;/a&gt;</text:p>
          </table:table-cell>
          <table:table-cell table:style-name="ce61" office:value-type="string">
            <text:p>http://a0.twimg.com/profile_images/3006543012/2cee58f5993600c2f3abf0e411508b6b_normal.png</text:p>
          </table:table-cell>
          <table:table-cell table:style-name="ce59" office:value-type="float" office:value="1995">
            <text:p>1995</text:p>
          </table:table-cell>
          <table:table-cell table:style-name="ce59" office:value-type="float" office:value="2128">
            <text:p>212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leyrer/statuses/306436804008091648</text:p>
          </table:table-cell>
          <table:table-cell table:style-name="ce61" office:value-type="string">
            <text:p>{"urls":[],"hashtags":[{"text":"bcg13","indices":[12,18]},{"text":"krautundrübencamp","indices":[55,73]}],"user_mentions":[]}</text:p>
          </table:table-cell>
        </table:table-row>
        <table:table-row table:style-name="ro21">
          <table:table-cell table:style-name="ce58" office:value-type="string">
            <text:p>306426262782627841</text:p>
          </table:table-cell>
          <table:table-cell table:style-name="ce59" office:value-type="string">
            <text:p>murdelta</text:p>
          </table:table-cell>
          <table:table-cell table:style-name="ce59" office:value-type="string">
            <text:p>@Mahriah @freefrosch Now it's official! http://t.co/mPE6YkIzGr #bcg13</text:p>
          </table:table-cell>
          <table:table-cell table:style-name="ce59" office:value-type="string">
            <text:p>Tue Feb 26 15:31:28 +0000 2013</text:p>
          </table:table-cell>
          <table:table-cell table:style-name="ce60" office:value-type="float" office:value="41331.64685185185">
            <text:p>2/26/2013 15:31:28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6851334">
            <text:p>16851334</text:p>
          </table:table-cell>
          <table:table-cell table:style-name="ce59" office:value-type="string">
            <text:p>Mahriah</text:p>
          </table:table-cell>
          <table:table-cell table:style-name="ce59" office:value-type="float" office:value="14982842">
            <text:p>14982842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3025695467/de3e5b58065bdc4dcce9ba9cb4633919_normal.png</text:p>
          </table:table-cell>
          <table:table-cell table:style-name="ce59" office:value-type="float" office:value="930">
            <text:p>930</text:p>
          </table:table-cell>
          <table:table-cell table:style-name="ce59" office:value-type="float" office:value="899">
            <text:p>899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murdelta/statuses/306426262782627841</text:p>
          </table:table-cell>
          <table:table-cell table:style-name="ce61" office:value-type="string">
            <text:p>{"urls":[{"expanded_url":"http://www.barcamp.at/Anmeldung/Registration_Graz_2013","indices":[40,62],"display_url":"barcamp.at/Anmeldung/Regi\u2026","url":"http://t.co/mPE6YkIzGr"}],"hashtags":[{"text":"bcg13","indices":[63,69]}],"user_mentions":[{"id":16851334,"name":"Mahriah","indices":[0,8],"screen_name":"Mahriah","id_str":"16851334"},{"id":866376594,"name":"Frosch","indices":[9,20],"screen_name":"freefrosch","id_str":"866376594"}]}</text:p>
          </table:table-cell>
        </table:table-row>
        <table:table-row table:style-name="ro25">
          <table:table-cell table:style-name="ce58" office:value-type="string">
            <text:p>306422230995312640</text:p>
          </table:table-cell>
          <table:table-cell table:style-name="ce59" office:value-type="string">
            <text:p>CarFreiTag</text:p>
          </table:table-cell>
          <table:table-cell table:style-name="ce59" office:value-type="string">
            <text:p>@murdelta Jo - der @leyrer is schon ein lässiger tüp... ;-) Kommt's eh zum #bcg13 - gö?</text:p>
          </table:table-cell>
          <table:table-cell table:style-name="ce59" office:value-type="string">
            <text:p>Tue Feb 26 15:15:27 +0000 2013</text:p>
          </table:table-cell>
          <table:table-cell table:style-name="ce60" office:value-type="float" office:value="41331.635729166665">
            <text:p>2/26/2013 15:15:27</text:p>
          </table:table-cell>
          <table:table-cell table:style-name="ce59"/>
          <table:table-cell table:style-name="ce59" office:value-type="string">
            <text:p>en</text:p>
          </table:table-cell>
          <table:table-cell table:style-name="ce59" office:value-type="float" office:value="14982842">
            <text:p>14982842</text:p>
          </table:table-cell>
          <table:table-cell table:style-name="ce59" office:value-type="string">
            <text:p>murdelta</text:p>
          </table:table-cell>
          <table:table-cell table:style-name="ce59" office:value-type="float" office:value="21125553">
            <text:p>21125553</text:p>
          </table:table-cell>
          <table:table-cell table:style-name="ce59" office:value-type="string">
            <text:p>306421566147817472</text:p>
          </table:table-cell>
          <table:table-cell table:style-name="ce61" office:value-type="string">
            <text:p>web</text:p>
          </table:table-cell>
          <table:table-cell table:style-name="ce61" office:value-type="string">
            <text:p>http://a0.twimg.com/profile_images/1888794645/IMG_2321_normal.JPG</text:p>
          </table:table-cell>
          <table:table-cell table:style-name="ce59" office:value-type="float" office:value="1148">
            <text:p>1148</text:p>
          </table:table-cell>
          <table:table-cell table:style-name="ce59" office:value-type="float" office:value="558">
            <text:p>55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CarFreiTag/statuses/306422230995312640</text:p>
          </table:table-cell>
          <table:table-cell table:style-name="ce61" office:value-type="string">
            <text:p>{"urls":[],"hashtags":[{"text":"bcg13","indices":[75,81]}],"user_mentions":[{"id":14982842,"name":"marc","indices":[0,9],"screen_name":"murdelta","id_str":"14982842"},{"id":3192451,"name":"@leyrer","indices":[19,26],"screen_name":"leyrer","id_str":"3192451"}]}</text:p>
          </table:table-cell>
        </table:table-row>
        <table:table-row table:style-name="ro21">
          <table:table-cell table:style-name="ce58" office:value-type="string">
            <text:p>306372241938055169</text:p>
          </table:table-cell>
          <table:table-cell table:style-name="ce59" office:value-type="string">
            <text:p>bcgraz</text:p>
          </table:table-cell>
          <table:table-cell table:style-name="ce59" office:value-type="string">
            <text:p>\o/ RT @freefrosch: Der @murdelta hat mich überzeugt, ich komme zum @bcgraz! :)</text:p>
          </table:table-cell>
          <table:table-cell table:style-name="ce59" office:value-type="string">
            <text:p>Tue Feb 26 11:56:49 +0000 2013</text:p>
          </table:table-cell>
          <table:table-cell table:style-name="ce60" office:value-type="float" office:value="41331.49778935185">
            <text:p>2/26/2013 11:56:4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16483016">
            <text:p>116483016</text:p>
          </table:table-cell>
          <table:table-cell table:style-name="ce59"/>
          <table:table-cell table:style-name="ce61" office:value-type="string">
            <text:p>&lt;a href="http://itunes.apple.com/us/app/twitter/id409789998?mt=12" rel="nofollow"&gt;Twitter for Mac&lt;/a&gt;</text:p>
          </table:table-cell>
          <table:table-cell table:style-name="ce61" office:value-type="string">
            <text:p>http://a0.twimg.com/profile_images/732677203/bcgraz_logo1_normal.png</text:p>
          </table:table-cell>
          <table:table-cell table:style-name="ce59" office:value-type="float" office:value="541">
            <text:p>541</text:p>
          </table:table-cell>
          <table:table-cell table:style-name="ce59" office:value-type="float" office:value="438">
            <text:p>43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bcgraz/statuses/306372241938055169</text:p>
          </table:table-cell>
          <table:table-cell table:style-name="ce61" office:value-type="string">
            <text:p>{"urls":[],"hashtags":[],"user_mentions":[{"id":866376594,"name":"Frosch","indices":[7,18],"screen_name":"freefrosch","id_str":"866376594"},{"id":14982842,"name":"marc","indices":[24,33],"screen_name":"murdelta","id_str":"14982842"},{"id":116483016,"name":"Barcamp Graz","indices":[68,75],"screen_name":"bcgraz","id_str":"116483016"}]}</text:p>
          </table:table-cell>
        </table:table-row>
        <table:table-row table:style-name="ro21">
          <table:table-cell table:style-name="ce58" office:value-type="string">
            <text:p>306121268808269824</text:p>
          </table:table-cell>
          <table:table-cell table:style-name="ce59" office:value-type="string">
            <text:p>stefan2904</text:p>
          </table:table-cell>
          <table:table-cell table:style-name="ce59" office:value-type="string">
            <text:p>Brav. RT @freefrosch: Der @murdelta hat mich überzeugt, ich komme zum @bcgraz! :)</text:p>
          </table:table-cell>
          <table:table-cell table:style-name="ce59" office:value-type="string">
            <text:p>Mon Feb 25 19:19:32 +0000 2013</text:p>
          </table:table-cell>
          <table:table-cell table:style-name="ce60" office:value-type="float" office:value="41330.80523148148">
            <text:p>2/25/2013 19:19:32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1549341">
            <text:p>1549341</text:p>
          </table:table-cell>
          <table:table-cell table:style-name="ce59"/>
          <table:table-cell table:style-name="ce61" office:value-type="string">
            <text:p>&lt;a href="http://www.tweetdeck.com" rel="nofollow"&gt;TweetDeck&lt;/a&gt;</text:p>
          </table:table-cell>
          <table:table-cell table:style-name="ce61" office:value-type="string">
            <text:p>http://a0.twimg.com/profile_images/2046713220/LMHRshow_normal.gif</text:p>
          </table:table-cell>
          <table:table-cell table:style-name="ce59" office:value-type="float" office:value="842">
            <text:p>842</text:p>
          </table:table-cell>
          <table:table-cell table:style-name="ce59" office:value-type="float" office:value="561">
            <text:p>561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stefan2904/statuses/306121268808269824</text:p>
          </table:table-cell>
          <table:table-cell table:style-name="ce61" office:value-type="string">
            <text:p>{"urls":[],"hashtags":[],"user_mentions":[{"id":866376594,"name":"Frosch","indices":[9,20],"screen_name":"freefrosch","id_str":"866376594"},{"id":14982842,"name":"marc","indices":[26,35],"screen_name":"murdelta","id_str":"14982842"},{"id":116483016,"name":"Barcamp Graz","indices":[70,77],"screen_name":"bcgraz","id_str":"116483016"}]}</text:p>
          </table:table-cell>
        </table:table-row>
        <table:table-row table:style-name="ro22">
          <table:table-cell table:style-name="ce58" office:value-type="string">
            <text:p>306119915407020032</text:p>
          </table:table-cell>
          <table:table-cell table:style-name="ce59" office:value-type="string">
            <text:p>freefrosch</text:p>
          </table:table-cell>
          <table:table-cell table:style-name="ce59" office:value-type="string">
            <text:p>Der @murdelta hat mich überzeugt, ich komme zum @bcgraz! :)</text:p>
          </table:table-cell>
          <table:table-cell table:style-name="ce59" office:value-type="string">
            <text:p>Mon Feb 25 19:14:09 +0000 2013</text:p>
          </table:table-cell>
          <table:table-cell table:style-name="ce60" office:value-type="float" office:value="41330.80149305555">
            <text:p>2/25/2013 19:14:09</text:p>
          </table:table-cell>
          <table:table-cell table:style-name="ce59"/>
          <table:table-cell table:style-name="ce59" office:value-type="string">
            <text:p>en</text:p>
          </table:table-cell>
          <table:table-cell table:number-columns-repeated="2" table:style-name="ce59"/>
          <table:table-cell table:style-name="ce59" office:value-type="float" office:value="866376594">
            <text:p>866376594</text:p>
          </table:table-cell>
          <table:table-cell table:style-name="ce59"/>
          <table:table-cell table:style-name="ce61" office:value-type="string">
            <text:p>&lt;a href="http://tapbots.com/tweetbot" rel="nofollow"&gt;Tweetbot for iOS&lt;/a&gt;</text:p>
          </table:table-cell>
          <table:table-cell table:style-name="ce61" office:value-type="string">
            <text:p>http://a0.twimg.com/profile_images/2691318895/ff40f621a513a05fea222d01ed4b1c64_normal.jpeg</text:p>
          </table:table-cell>
          <table:table-cell table:style-name="ce59" office:value-type="float" office:value="110">
            <text:p>110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3600">
            <text:p>3600</text:p>
          </table:table-cell>
          <table:table-cell table:style-name="ce59" office:value-type="string">
            <text:p>http://twitter.com/freefrosch/statuses/306119915407020032</text:p>
          </table:table-cell>
          <table:table-cell table:style-name="ce61" office:value-type="string">
            <text:p>{"urls":[],"hashtags":[],"user_mentions":[{"id":14982842,"name":"marc","indices":[4,13],"screen_name":"murdelta","id_str":"14982842"},{"id":116483016,"name":"Barcamp Graz","indices":[48,55],"screen_name":"bcgraz","id_str":"116483016"}]}</text:p>
          </table:table-cell>
        </table:table-row>
        <table:table-row table:style-name="ro7">
          <table:table-cell table:style-name="ce58"/>
          <table:table-cell table:number-columns-repeated="10" table:style-name="ce59"/>
          <table:table-cell table:number-columns-repeated="7" table:style-name="ce61"/>
        </table:table-row>
      </table:table>
      <table:table table:name="Summary" table:style-name="ta3" table:print="false">
        <office:forms form:automatic-focus="false" form:apply-design-mode="false"/>
        <table:table-column table:style-name="co18" table:default-cell-style-name="ce-1"/>
        <table:table-column table:style-name="co6" table:default-cell-style-name="ce-1"/>
        <table:table-column table:style-name="co17" table:default-cell-style-name="ce-1"/>
        <table:table-column table:style-name="co19" table:number-columns-repeated="3" table:default-cell-style-name="ce-1"/>
        <table:table-column table:style-name="co20" table:default-cell-style-name="ce-1"/>
        <table:table-column table:style-name="co21" table:default-cell-style-name="ce-1"/>
        <table:table-column table:style-name="co22" table:default-cell-style-name="ce-1"/>
        <table:table-column table:style-name="co23" table:default-cell-style-name="ce-1"/>
        <table:table-column table:style-name="co24" table:default-cell-style-name="ce-1"/>
        <table:table-column table:style-name="co25" table:default-cell-style-name="ce-1"/>
        <table:table-column table:style-name="co26" table:default-cell-style-name="ce-1" table:visibility="collapse"/>
        <table:table-column table:style-name="co17" table:default-cell-style-name="ce15" table:number-columns-repeated="243"/>
        <table:table-row table:style-name="ro7">
          <table:table-cell/>
          <table:table-cell table:style-name="ce62" office:value-type="string">
            <text:p>Filter</text:p>
          </table:table-cell>
          <table:table-cell table:style-name="ce63" office:value-type="string">
            <text:p>Top Tweeters</text:p>
          </table:table-cell>
          <table:table-cell table:style-name="ce64" office:value-type="string">
            <text:p>No.</text:p>
          </table:table-cell>
          <table:table-cell table:style-name="ce65" office:value-type="string">
            <text:p>@'s</text:p>
          </table:table-cell>
          <table:table-cell table:style-name="ce66" office:value-type="string">
            <text:p>% RT</text:p>
          </table:table-cell>
          <table:table-cell table:style-name="ce65" office:value-type="string">
            <text:p>Twitter Activity</text:p>
          </table:table-cell>
          <table:table-cell table:number-columns-repeated="5"/>
          <table:table-cell table:style-name="ce53" office:value-type="string">
            <text:p>Date Bin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68" office:value-type="string">
            <text:p>bcgraz</text:p>
          </table:table-cell>
          <table:table-cell table:style-name="ce69" office:value-type="float" office:value="31">
            <text:p>31</text:p>
          </table:table-cell>
          <table:table-cell table:style-name="ce70" office:value-type="float" office:value="137">
            <text:p>137</text:p>
          </table:table-cell>
          <table:table-cell table:style-name="ce71" office:value-type="percentage" office:value="0.290322580645161">
            <text:p>29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links</text:p>
          </table:table-cell>
          <table:table-cell table:style-name="ce74" office:value-type="float" office:value="121">
            <text:p>121</text:p>
          </table:table-cell>
          <table:table-cell table:number-columns-repeated="2"/>
          <table:table-cell table:style-name="ce53" table:formula="oooc:=ROUNDDOWN([.J6];0)" office:value-type="float" office:value="41330">
            <text:p>41330</text:p>
          </table:table-cell>
        </table:table-row>
        <table:table-row table:style-name="ro11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fan2904</text:p>
          </table:table-cell>
          <table:table-cell table:style-name="ce70" office:value-type="float" office:value="24">
            <text:p>24</text:p>
          </table:table-cell>
          <table:table-cell table:style-name="ce70" office:value-type="float" office:value="13">
            <text:p>13</text:p>
          </table:table-cell>
          <table:table-cell table:style-name="ce71" office:value-type="percentage" office:value="0.125">
            <text:p>13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RTs</text:p>
          </table:table-cell>
          <table:table-cell table:style-name="ce74" office:value-type="float" office:value="86">
            <text:p>86</text:p>
          </table:table-cell>
          <table:table-cell table:style-name="ce53" office:value-type="string">
            <text:p>&lt;-estimate based on occurrence of RT</text:p>
          </table:table-cell>
          <table:table-cell/>
          <table:table-cell table:style-name="ce53" table:formula="oooc:=((([.M$21]-[.M$2])/20)*(ROW()-1))+[.M$2]" office:value-type="float" office:value="41334.4">
            <text:p>41334.4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rene_kaiser</text:p>
          </table:table-cell>
          <table:table-cell table:style-name="ce70" office:value-type="float" office:value="16">
            <text:p>16</text:p>
          </table:table-cell>
          <table:table-cell table:style-name="ce70" office:value-type="float" office:value="9">
            <text:p>9</text:p>
          </table:table-cell>
          <table:table-cell table:style-name="ce71" office:value-type="percentage" office:value="0.3125">
            <text:p>31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Number of Tweets</text:p>
          </table:table-cell>
          <table:table-cell table:style-name="ce74" table:formula="oooc:=COUNTA([Archive.A:.A])-1" office:value-type="float" office:value="258">
            <text:p>258</text:p>
          </table:table-cell>
          <table:table-cell table:number-columns-repeated="2"/>
          <table:table-cell table:style-name="ce53" table:formula="oooc:=((([.M$21]-[.M$2])/20)*(ROW()-1))+[.M$2]" office:value-type="float" office:value="41336.6">
            <text:p>41336.6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UnconventOilGas</text:p>
          </table:table-cell>
          <table:table-cell table:style-name="ce70" office:value-type="float" office:value="14">
            <text:p>14</text:p>
          </table:table-cell>
          <table:table-cell table:style-name="ce70" office:value-type="float" office:value="5">
            <text:p>5</text:p>
          </table:table-cell>
          <table:table-cell table:style-name="ce71" office:value-type="percentage" office:value="0.142857142857143">
            <text:p>14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Unique tweets</text:p>
          </table:table-cell>
          <table:table-cell table:style-name="ce74" office:value-type="float" office:value="258">
            <text:p>258</text:p>
          </table:table-cell>
          <table:table-cell table:style-name="ce53" office:value-type="string">
            <text:p>&lt;-used to monitor quality of archive</text:p>
          </table:table-cell>
          <table:table-cell/>
          <table:table-cell table:style-name="ce53" table:formula="oooc:=((([.M$21]-[.M$2])/20)*(ROW()-1))+[.M$2]" office:value-type="float" office:value="41338.8">
            <text:p>41338.8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Motweet</text:p>
          </table:table-cell>
          <table:table-cell table:style-name="ce70" office:value-type="float" office:value="13">
            <text:p>13</text:p>
          </table:table-cell>
          <table:table-cell table:style-name="ce70" office:value-type="float" office:value="12">
            <text:p>12</text:p>
          </table:table-cell>
          <table:table-cell table:style-name="ce71" office:value-type="percentage" office:value="0.153846153846154">
            <text:p>15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First Tweet in Archive</text:p>
          </table:table-cell>
          <table:table-cell table:style-name="ce76" table:formula="oooc:=MIN([Archive.E:.E])" office:value-type="float" office:value="41330.80149305555">
            <text:p>25/02/2013 19:14:09</text:p>
          </table:table-cell>
          <table:table-cell table:style-name="ce53" office:value-type="string">
            <text:p>GMT</text:p>
          </table:table-cell>
          <table:table-cell/>
          <table:table-cell table:style-name="ce53" table:formula="oooc:=((([.M$21]-[.M$2])/20)*(ROW()-1))+[.M$2]" office:value-type="float" office:value="41341">
            <text:p>41341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fankasberger</text:p>
          </table:table-cell>
          <table:table-cell table:style-name="ce70" office:value-type="float" office:value="13">
            <text:p>13</text:p>
          </table:table-cell>
          <table:table-cell table:style-name="ce70" office:value-type="float" office:value="15">
            <text:p>15</text:p>
          </table:table-cell>
          <table:table-cell table:style-name="ce71" office:value-type="percentage" office:value="0.615384615384615">
            <text:p>62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Last Tweet in Archive</text:p>
          </table:table-cell>
          <table:table-cell table:style-name="ce76" table:formula="oooc:=MAX([Archive.E:.E])" office:value-type="float" office:value="41374.78408564815">
            <text:p>10/04/2013 18:49:05</text:p>
          </table:table-cell>
          <table:table-cell table:style-name="ce53" office:value-type="string">
            <text:p>GMT</text:p>
          </table:table-cell>
          <table:table-cell/>
          <table:table-cell table:style-name="ce53" table:formula="oooc:=((([.M$21]-[.M$2])/20)*(ROW()-1))+[.M$2]" office:value-type="float" office:value="41343.2">
            <text:p>41343.2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CarFreiTag</text:p>
          </table:table-cell>
          <table:table-cell table:style-name="ce70" office:value-type="float" office:value="12">
            <text:p>12</text:p>
          </table:table-cell>
          <table:table-cell table:style-name="ce70" office:value-type="float" office:value="7">
            <text:p>7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In Reply Ids</text:p>
          </table:table-cell>
          <table:table-cell table:style-name="ce74" table:formula="oooc:=COUNTA([Archive.K:.K])-1" office:value-type="float" office:value="59">
            <text:p>59</text:p>
          </table:table-cell>
          <table:table-cell table:number-columns-repeated="2"/>
          <table:table-cell table:style-name="ce53" table:formula="oooc:=((([.M$21]-[.M$2])/20)*(ROW()-1))+[.M$2]" office:value-type="float" office:value="41345.4">
            <text:p>41345.4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murdelta</text:p>
          </table:table-cell>
          <table:table-cell table:style-name="ce70" office:value-type="float" office:value="7">
            <text:p>7</text:p>
          </table:table-cell>
          <table:table-cell table:style-name="ce70" office:value-type="float" office:value="13">
            <text:p>13</text:p>
          </table:table-cell>
          <table:table-cell table:style-name="ce71" office:value-type="percentage" office:value="0.571428571428571">
            <text:p>57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In Reply @s</text:p>
          </table:table-cell>
          <table:table-cell table:style-name="ce74" office:value-type="float" office:value="80">
            <text:p>80</text:p>
          </table:table-cell>
          <table:table-cell table:number-columns-repeated="2"/>
          <table:table-cell table:style-name="ce53" table:formula="oooc:=((([.M$21]-[.M$2])/20)*(ROW()-1))+[.M$2]" office:value-type="float" office:value="41347.6">
            <text:p>41347.6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CKoaser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4">
            <text:p>4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 rate (tw/min)</text:p>
          </table:table-cell>
          <table:table-cell table:style-name="ce74" table:formula="oooc:=COUNTIF([Archive.E:.E];(&quot;&gt;&quot;&amp;([.J7]-(((1/24)/60)*10))))/10" office:value-type="float" office:value="0.1">
            <text:p>0.1</text:p>
          </table:table-cell>
          <table:table-cell table:style-name="ce53" office:value-type="string">
            <text:p>Tweets/min (from last archive 10mins)</text:p>
          </table:table-cell>
          <table:table-cell/>
          <table:table-cell table:style-name="ce53" table:formula="oooc:=((([.M$21]-[.M$2])/20)*(ROW()-1))+[.M$2]" office:value-type="float" office:value="41349.8">
            <text:p>41349.8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Negiert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3">
            <text:p>3</text:p>
          </table:table-cell>
          <table:table-cell table:style-name="ce71" office:value-type="percentage" office:value="0.333333333333333">
            <text:p>33%</text:p>
          </table:table-cell>
          <table:table-cell table:style-name="ce72" office:value-type="string">
            <text:p/>
          </table:table-cell>
          <table:table-cell/>
          <table:table-cell table:style-name="ce73"/>
          <table:table-cell table:number-columns-repeated="3"/>
          <table:table-cell table:style-name="ce53" table:formula="oooc:=((([.M$21]-[.M$2])/20)*(ROW()-1))+[.M$2]" office:value-type="float" office:value="41352">
            <text:p>41352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leyrer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2">
            <text:p>2</text:p>
          </table:table-cell>
          <table:table-cell table:style-name="ce71" office:value-type="percentage" office:value="0.166666666666667">
            <text:p>17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s/Person Average</text:p>
          </table:table-cell>
          <table:table-cell table:style-name="ce77" table:formula="oooc:=AVERAGE([.D2]:[.D:.D])" office:value-type="float" office:value="3.3076923076923075">
            <text:p>3.31</text:p>
          </table:table-cell>
          <table:table-cell table:number-columns-repeated="2" table:style-name="ce78"/>
          <table:table-cell table:style-name="ce53" table:formula="oooc:=((([.M$21]-[.M$2])/20)*(ROW()-1))+[.M$2]" office:value-type="float" office:value="41354.2">
            <text:p>41354.2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salasaria</text:p>
          </table:table-cell>
          <table:table-cell table:style-name="ce70" office:value-type="float" office:value="6">
            <text:p>6</text:p>
          </table:table-cell>
          <table:table-cell table:style-name="ce70" office:value-type="float" office:value="8">
            <text:p>8</text:p>
          </table:table-cell>
          <table:table-cell table:style-name="ce71" office:value-type="percentage" office:value="0.333333333333333">
            <text:p>33%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Tweets/Person Median</text:p>
          </table:table-cell>
          <table:table-cell table:style-name="ce74" table:formula="oooc:=MEDIAN([.D2]:[.D:.D])" office:value-type="float" office:value="1">
            <text:p>1</text:p>
          </table:table-cell>
          <table:table-cell table:number-columns-repeated="2" table:style-name="ce78"/>
          <table:table-cell table:style-name="ce53" table:formula="oooc:=((([.M$21]-[.M$2])/20)*(ROW()-1))+[.M$2]" office:value-type="float" office:value="41356.4">
            <text:p>41356.4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heinz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9">
            <text:p>9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/>
          <table:table-cell table:number-columns-repeated="3" table:style-name="ce53"/>
          <table:table-cell table:style-name="ce53" table:formula="oooc:=((([.M$21]-[.M$2])/20)*(ROW()-1))+[.M$2]" office:value-type="float" office:value="41358.6">
            <text:p>41358.6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_simon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4">
            <text:p>4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73" office:value-type="string">
            <text:p>Public web views</text:p>
          </table:table-cell>
          <table:table-cell table:style-name="ce79" table:formula="oooc:=&quot;http://hawksey.info/tagsexplorer/?key=&quot;HYPERLINK(((returnID&amp;())&amp;&quot;&amp;sheet=oaw&quot;);&quot;TAGS Explorer&quot;)" office:value-type="string" office:value="#NAME?">
            <text:p>#NAME?</text:p>
          </table:table-cell>
          <table:table-cell table:style-name="ce53" office:value-type="string">
            <text:p>&lt;- conversation explorer</text:p>
          </table:table-cell>
          <table:table-cell table:style-name="ce53"/>
          <table:table-cell table:style-name="ce53" table:formula="oooc:=((([.M$21]-[.M$2])/20)*(ROW()-1))+[.M$2]" office:value-type="float" office:value="41360.8">
            <text:p>41360.8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aybrueder</text:p>
          </table:table-cell>
          <table:table-cell table:style-name="ce70" office:value-type="float" office:value="5">
            <text:p>5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0.6">
            <text:p>60%</text:p>
          </table:table-cell>
          <table:table-cell table:style-name="ce72" office:value-type="string">
            <text:p/>
          </table:table-cell>
          <table:table-cell table:number-columns-repeated="2"/>
          <table:table-cell table:style-name="ce79" table:formula="oooc:=&quot;http://hawksey.info/tagsexplorer/arc.html?key=&quot;HYPERLINK((returnID&amp;());&quot;TAGS Archive&quot;)" office:value-type="string" office:value="#NAME?">
            <text:p>#NAME?</text:p>
          </table:table-cell>
          <table:table-cell table:style-name="ce53" office:value-type="string">
            <text:p>&lt;- searchable archive</text:p>
          </table:table-cell>
          <table:table-cell table:style-name="ce53"/>
          <table:table-cell table:style-name="ce53" table:formula="oooc:=((([.M$21]-[.M$2])/20)*(ROW()-1))+[.M$2]" office:value-type="float" office:value="41363">
            <text:p>41363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Mahriah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2">
            <text:p>2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((([.M$21]-[.M$2])/20)*(ROW()-1))+[.M$2]" office:value-type="float" office:value="41365.2">
            <text:p>41365.2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igdemokratie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2">
            <text:p>2</text:p>
          </table:table-cell>
          <table:table-cell table:style-name="ce71" office:value-type="percentage" office:value="0.25">
            <text:p>25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((([.M$21]-[.M$2])/20)*(ROW()-1))+[.M$2]" office:value-type="float" office:value="41367.4">
            <text:p>41367.4</text:p>
          </table:table-cell>
        </table:table-row>
        <table:table-row table:style-name="ro30">
          <table:table-cell/>
          <table:table-cell table:style-name="ce67" office:value-type="string">
            <text:p>Link</text:p>
          </table:table-cell>
          <table:table-cell table:style-name="ce75" office:value-type="string">
            <text:p>job_graz</text:p>
          </table:table-cell>
          <table:table-cell table:style-name="ce70" office:value-type="float" office:value="4">
            <text:p>4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  <table:table-cell/>
          <table:table-cell table:style-name="ce80" office:value-type="string">
            <text:p>Note</text:p>
          </table:table-cell>
          <table:table-cell table:style-name="ce81" office:value-type="string">
            <text:p>Grey = calculated fields</text:p>
          </table:table-cell>
          <table:table-cell table:number-columns-repeated="2" table:style-name="ce53"/>
          <table:table-cell table:style-name="ce53" table:formula="oooc:=((([.M$21]-[.M$2])/20)*(ROW()-1))+[.M$2]" office:value-type="float" office:value="41369.6">
            <text:p>41369.6</text:p>
          </table:table-cell>
        </table:table-row>
        <table:table-row table:style-name="ro11">
          <table:table-cell/>
          <table:table-cell table:style-name="ce67" office:value-type="string">
            <text:p>Link</text:p>
          </table:table-cell>
          <table:table-cell table:style-name="ce75" office:value-type="string">
            <text:p>madiko711</text:p>
          </table:table-cell>
          <table:table-cell table:style-name="ce70" office:value-type="float" office:value="4">
            <text:p>4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0.25">
            <text:p>25%</text:p>
          </table:table-cell>
          <table:table-cell table:style-name="ce72" office:value-type="string">
            <text:p/>
          </table:table-cell>
          <table:table-cell table:number-columns-repeated="2"/>
          <table:table-cell table:style-name="ce82" office:value-type="string">
            <text:p>Blue = Require File &gt; Published to the web</text:p>
          </table:table-cell>
          <table:table-cell table:number-columns-repeated="2" table:style-name="ce53"/>
          <table:table-cell table:style-name="ce53" table:formula="oooc:=((([.M$21]-[.M$2])/20)*(ROW()-1))+[.M$2]" office:value-type="float" office:value="41371.8">
            <text:p>41371.8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nordwind2</text:p>
          </table:table-cell>
          <table:table-cell table:style-name="ce70" office:value-type="float" office:value="4">
            <text:p>4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0.25">
            <text:p>25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3" table:style-name="ce53"/>
          <table:table-cell table:style-name="ce53" table:formula="oooc:=ROUNDDOWN([.J7];0)" office:value-type="float" office:value="41374">
            <text:p>41374</text:p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CitamurD</text:p>
          </table:table-cell>
          <table:table-cell table:style-name="ce70" office:value-type="float" office:value="3">
            <text:p>3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0.666666666666667">
            <text:p>67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4" table:style-name="ce53"/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Frac_Sandman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1">
            <text:p>100%</text:p>
          </table:table-cell>
          <table:table-cell table:style-name="ce72" office:value-type="string">
            <text:p/>
          </table:table-cell>
          <table:table-cell table:number-columns-repeated="2"/>
          <table:table-cell table:number-columns-repeated="4" table:style-name="ce53"/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HDRmeurer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1">
            <text:p>100%</text:p>
          </table:table-cell>
          <table:table-cell table:style-name="ce72" office:value-type="string">
            <text:p/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JUrheinboellen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UltimatPleasure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V3RR_</text:p>
          </table:table-cell>
          <table:table-cell table:style-name="ce70" office:value-type="float" office:value="2">
            <text:p>2</text:p>
          </table:table-cell>
          <table:table-cell table:style-name="ce70" office:value-type="string" office:value="#N/A">
            <text:p>#N/A</text:p>
          </table:table-cell>
          <table:table-cell table:style-name="ce71" office:value-type="percentage" office:value="1">
            <text:p>100%</text:p>
          </table:table-cell>
          <table:table-cell table:style-name="ce72" office:value-type="string">
            <text:p/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freefrosch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8">
            <text:p>8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kreuzbiss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3">
            <text:p>3</text:p>
          </table:table-cell>
          <table:table-cell table:style-name="ce71" office:value-type="string" office:value="#N/A">
            <text:p>#N/A</text:p>
          </table:table-cell>
          <table:table-cell table:style-name="ce72" office:value-type="string">
            <text:p/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pNachhaltig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</table:table-row>
        <table:table-row table:style-name="ro29">
          <table:table-cell/>
          <table:table-cell table:style-name="ce67" office:value-type="string">
            <text:p>Link</text:p>
          </table:table-cell>
          <table:table-cell table:style-name="ce75" office:value-type="string">
            <text:p>wissit</text:p>
          </table:table-cell>
          <table:table-cell table:style-name="ce70" office:value-type="float" office:value="2">
            <text:p>2</text:p>
          </table:table-cell>
          <table:table-cell table:style-name="ce70" office:value-type="float" office:value="1">
            <text:p>1</text:p>
          </table:table-cell>
          <table:table-cell table:style-name="ce71" office:value-type="percentage" office:value="0.5">
            <text:p>50%</text:p>
          </table:table-cell>
          <table:table-cell table:style-name="ce72" office:value-type="string">
            <text:p/>
          </table:table-cell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Andreas_Kova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AreWeRlyFre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Bonuspunk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BronyRT_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ClaudiaThurn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Digitalk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EnlargeYourP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KMeducatio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KratosCleanEn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MacLemo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MagicHerb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MarylizMay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NicolasDula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QueerST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ReprapAustri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RudolfLega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Svejk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Tuuli_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_Bernhard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andi_foerst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bakkenthreefork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barcampklu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bauerluka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boomblit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eckpfeileri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heidenspass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hofra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kigo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kosi2801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krisnag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lloreene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ma_amikron3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mihi_t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osmgra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parcamp_a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schneeenge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sigi_maur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spiritbarcamp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stefferl1986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stumpfma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tiefenb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useethal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webmontaggraz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whilbl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wiselqvist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wolkengruen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yoad1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>Link</text:p>
          </table:table-cell>
          <table:table-cell table:style-name="ce75" office:value-type="string">
            <text:p>zieselbaer</text:p>
          </table:table-cell>
          <table:table-cell table:style-name="ce70" office:value-type="float" office:value="1">
            <text:p>1</text:p>
          </table:table-cell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 office:value-type="string">
            <text:p/>
          </table:table-cell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 table:style-name="ce83"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  <table:table-row table:style-name="ro31">
          <table:table-cell/>
          <table:table-cell table:style-name="ce67" office:value-type="string">
            <text:p/>
          </table:table-cell>
          <table:table-cell table:style-name="ce75"/>
          <table:table-cell table:style-name="ce70"/>
          <table:table-cell/>
          <table:table-cell table:style-name="ce84"/>
          <table:table-cell table:style-name="ce85"/>
        </table:table-row>
      </table:table>
      <table:table table:name="Dashboard" table:style-name="ta4" table:print="false">
        <office:forms form:automatic-focus="false" form:apply-design-mode="false"/>
        <table:table-column table:style-name="co6" table:default-cell-style-name="ce-1"/>
        <table:table-column table:style-name="co28" table:default-cell-style-name="ce-1"/>
        <table:table-column table:style-name="co29" table:number-columns-repeated="2" table:default-cell-style-name="ce-1"/>
        <table:table-column table:style-name="co30" table:default-cell-style-name="ce-1"/>
        <table:table-column table:style-name="co31" table:default-cell-style-name="ce-1"/>
        <table:table-column table:style-name="co32" table:default-cell-style-name="ce-1"/>
        <table:table-column table:style-name="co26" table:default-cell-style-name="ce-1" table:visibility="collapse"/>
        <table:table-column table:style-name="co33" table:default-cell-style-name="ce-1"/>
        <table:table-column table:style-name="co34" table:default-cell-style-name="ce-1"/>
        <table:table-column table:style-name="co26" table:default-cell-style-name="ce-1" table:visibility="collapse"/>
        <table:table-column table:style-name="co26" table:default-cell-style-name="ce-1" table:visibility="collapse"/>
        <table:table-column table:style-name="co26" table:default-cell-style-name="ce-1" table:visibility="collapse"/>
        <table:table-column table:style-name="co26" table:number-columns-repeated="2" table:default-cell-style-name="ce-1" table:visibility="collapse"/>
        <table:table-column table:style-name="co26" table:number-columns-repeated="3" table:default-cell-style-name="ce-1" table:visibility="collapse"/>
        <table:table-column table:style-name="co35" table:default-cell-style-name="ce-1"/>
        <table:table-column table:style-name="co27" table:default-cell-style-name="ce15" table:number-columns-repeated="237"/>
        <table:table-row table:style-name="ro33">
          <table:table-cell/>
          <table:table-cell table:style-name="ce86" table:formula="oooc:=&quot;TAGS Archive for &quot;&amp;[Readme_Settings.B9]" table:number-columns-spanned="7" table:number-rows-spanned="1" office:value-type="string">
            <text:p>TAGS Archive for #bcg13 OR @bcgraz</text:p>
          </table:table-cell>
          <table:covered-table-cell table:number-columns-repeated="6"/>
          <table:table-cell table:number-columns-repeated="4"/>
          <table:table-cell table:style-name="ce87"/>
        </table:table-row>
        <table:table-row table:style-name="ro30">
          <table:table-cell table:number-columns-repeated="4"/>
          <table:table-cell table:style-name="ce88" table:number-columns-spanned="6" table:number-rows-spanned="1" office:value-type="string">
            <text:p>Twitter activity - last 3 days</text:p>
          </table:table-cell>
          <table:covered-table-cell table:number-columns-repeated="5"/>
          <table:table-cell table:style-name="ce53" office:value-type="string">
            <text:p>Frequency</text:p>
          </table:table-cell>
          <table:table-cell table:style-name="ce53" office:value-type="string">
            <text:p>Count</text:p>
          </table:table-cell>
          <table:table-cell table:style-name="ce87"/>
          <table:table-cell table:style-name="ce53" office:value-type="string">
            <text:p>Tweets</text:p>
          </table:table-cell>
          <table:table-cell table:style-name="ce53" office:value-type="string">
            <text:p>Replies</text:p>
          </table:table-cell>
          <table:table-cell/>
          <table:table-cell table:style-name="ce53" office:value-type="string">
            <text:p>Top Tweeter</text:p>
          </table:table-cell>
        </table:table-row>
        <table:table-row table:style-name="ro34">
          <table:table-cell/>
          <table:table-cell table:style-name="ce90" office:value-type="string">
            <text:p>Archive Contains</text:p>
          </table:table-cell>
          <table:table-cell table:style-name="ce90" office:value-type="string">
            <text:p>Archive Started</text:p>
          </table:table-cell>
          <table:table-cell table:style-name="ce90" office:value-type="string">
            <text:p>Last tweet</text:p>
          </table:table-cell>
          <table:table-cell table:number-columns-repeated="6"/>
          <table:table-cell table:style-name="ce91" table:formula="oooc:=(((ROUNDUP([.D$4];0)-ROUNDDOWN([.C$4];0))/30)*(ROW()-3))+ROUNDDOWN([.C$4];0)" office:value-type="float" office:value="41330">
            <text:p>25/02/13</text:p>
          </table:table-cell>
          <table:table-cell table:style-name="ce53" table:formula="oooc:=FREQUENCY([Archive.E:.E];[.K3:.K33])" office:value-type="float" office:value="65278">
            <text:p>65278</text:p>
          </table:table-cell>
          <table:table-cell table:style-name="ce87" table:formula="oooc:=ROUND([.$D$4];1)-3" office:value-type="float" office:value="41371.8">
            <text:p>07/04/2013 19:12:00</text:p>
          </table:table-cell>
          <table:table-cell table:style-name="ce53" table:formula="oooc:=FREQUENCY([Archive.E:.E];[.M3:.M148])" office:value-type="float" office:value="65507">
            <text:p>65507</text:p>
          </table:table-cell>
          <table:table-cell table:style-name="ce53" office:value-type="float" office:value="57">
            <text:p>57</text:p>
          </table:table-cell>
          <table:table-cell/>
          <table:table-cell table:style-name="ce53" table:formula="oooc:=[Summary.C2]" office:value-type="string">
            <text:p>bcgraz</text:p>
          </table:table-cell>
          <table:table-cell table:style-name="ce53" table:formula="oooc:=[Summary.D2]" office:value-type="float" office:value="31">
            <text:p>31</text:p>
          </table:table-cell>
        </table:table-row>
        <table:table-row table:style-name="ro35">
          <table:table-cell/>
          <table:table-cell table:style-name="ce92" table:formula="oooc:=[Summary.J5]&amp;&quot; Tweets&quot;" office:value-type="string">
            <text:p>258 Tweets</text:p>
          </table:table-cell>
          <table:table-cell table:style-name="ce93" table:formula="oooc:=[Summary.J6]" table:number-columns-spanned="1" table:number-rows-spanned="2" office:value-type="float" office:value="41330.80149305555">
            <text:p>25/02/2013 19:14:09</text:p>
          </table:table-cell>
          <table:table-cell table:style-name="ce93" table:formula="oooc:=[Summary.J7]" table:number-columns-spanned="1" table:number-rows-spanned="2" office:value-type="float" office:value="41374.78408564815">
            <text:p>10/04/2013 18:49:05</text:p>
          </table:table-cell>
          <table:table-cell table:number-columns-repeated="6"/>
          <table:table-cell table:style-name="ce91" table:formula="oooc:=(((ROUNDUP([.D$4];0)-ROUNDDOWN([.C$4];0))/30)*(ROW()-3))+ROUNDDOWN([.C$4];0)" office:value-type="float" office:value="41331.5">
            <text:p>26/02/13</text:p>
          </table:table-cell>
          <table:table-cell table:style-name="ce53" office:value-type="float" office:value="3">
            <text:p>3</text:p>
          </table:table-cell>
          <table:table-cell table:style-name="ce87" table:formula="oooc:=[.M3]+(1/48)" office:value-type="float" office:value="41371.82083333334">
            <text:p>07/04/2013 19:4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3]" office:value-type="string">
            <text:p>stefan2904</text:p>
          </table:table-cell>
          <table:table-cell table:style-name="ce53" table:formula="oooc:=[Summary.D3]" office:value-type="float" office:value="24">
            <text:p>24</text:p>
          </table:table-cell>
        </table:table-row>
        <table:table-row table:style-name="ro34">
          <table:table-cell/>
          <table:table-cell table:style-name="ce94" table:formula="oooc:=((([Summary.J2]&amp;&quot; Links &quot;)&amp;[Summary.J3])&amp;&quot; RTs Threads &quot;)&amp;IF(([Summary.J5]&gt;0);(((TEXT(([Summary.J8]/[Summary.J5]);&quot;#%&quot;)&amp;&quot; (n.&quot;)&amp;[Summary.J8])&amp;&quot;)&quot;);&quot;&quot;)" office:value-type="string">
            <text:p>121 Links 86 RTs Threads 23% (n.59)</text:p>
          </table:table-cell>
          <table:covered-table-cell/>
          <table:covered-table-cell/>
          <table:table-cell table:number-columns-repeated="6"/>
          <table:table-cell table:style-name="ce91" table:formula="oooc:=(((ROUNDUP([.D$4];0)-ROUNDDOWN([.C$4];0))/30)*(ROW()-3))+ROUNDDOWN([.C$4];0)" office:value-type="float" office:value="41333">
            <text:p>28/02/13</text:p>
          </table:table-cell>
          <table:table-cell table:style-name="ce53" office:value-type="float" office:value="23">
            <text:p>23</text:p>
          </table:table-cell>
          <table:table-cell table:style-name="ce87" table:formula="oooc:=[.M4]+(1/48)" office:value-type="float" office:value="41371.841666666674">
            <text:p>07/04/2013 20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4]" office:value-type="string">
            <text:p>rene_kaiser</text:p>
          </table:table-cell>
          <table:table-cell table:style-name="ce53" table:formula="oooc:=[Summary.D4]" office:value-type="float" office:value="16">
            <text:p>16</text:p>
          </table:table-cell>
        </table:table-row>
        <table:table-row table:style-name="ro34">
          <table:table-cell/>
          <table:table-cell table:style-name="ce73"/>
          <table:table-cell table:number-columns-repeated="2" table:style-name="ce95"/>
          <table:table-cell table:number-columns-repeated="6"/>
          <table:table-cell table:style-name="ce91" table:formula="oooc:=(((ROUNDUP([.D$4];0)-ROUNDDOWN([.C$4];0))/30)*(ROW()-3))+ROUNDDOWN([.C$4];0)" office:value-type="float" office:value="41334.5">
            <text:p>01/03/13</text:p>
          </table:table-cell>
          <table:table-cell table:style-name="ce53" office:value-type="float" office:value="7">
            <text:p>7</text:p>
          </table:table-cell>
          <table:table-cell table:style-name="ce87" table:formula="oooc:=[.M5]+(1/48)" office:value-type="float" office:value="41371.86250000001">
            <text:p>07/04/2013 2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5]" office:value-type="string">
            <text:p>UnconventOilGas</text:p>
          </table:table-cell>
          <table:table-cell table:style-name="ce53" table:formula="oooc:=[Summary.D5]" office:value-type="float" office:value="14">
            <text:p>14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36">
            <text:p>03/03/13</text:p>
          </table:table-cell>
          <table:table-cell table:style-name="ce53" office:value-type="float" office:value="9">
            <text:p>9</text:p>
          </table:table-cell>
          <table:table-cell table:style-name="ce87" table:formula="oooc:=[.M6]+(1/48)" office:value-type="float" office:value="41371.883333333346">
            <text:p>07/04/2013 21:1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  <table:table-cell/>
          <table:table-cell table:style-name="ce53" table:formula="oooc:=[Summary.C6]" office:value-type="string">
            <text:p>Motweet</text:p>
          </table:table-cell>
          <table:table-cell table:style-name="ce53" table:formula="oooc:=[Summary.D6]" office:value-type="float" office:value="13">
            <text:p>13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37.5">
            <text:p>04/03/13</text:p>
          </table:table-cell>
          <table:table-cell table:style-name="ce53" office:value-type="float" office:value="4">
            <text:p>4</text:p>
          </table:table-cell>
          <table:table-cell table:style-name="ce87" table:formula="oooc:=[.M7]+(1/48)" office:value-type="float" office:value="41371.90416666668">
            <text:p>07/04/2013 2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7]" office:value-type="string">
            <text:p>stefankasberger</text:p>
          </table:table-cell>
          <table:table-cell table:style-name="ce53" table:formula="oooc:=[Summary.D7]" office:value-type="float" office:value="13">
            <text:p>13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39">
            <text:p>06/03/13</text:p>
          </table:table-cell>
          <table:table-cell table:style-name="ce53" office:value-type="float" office:value="9">
            <text:p>9</text:p>
          </table:table-cell>
          <table:table-cell table:style-name="ce87" table:formula="oooc:=[.M8]+(1/48)" office:value-type="float" office:value="41371.92500000002">
            <text:p>07/04/2013 2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8]" office:value-type="string">
            <text:p>CarFreiTag</text:p>
          </table:table-cell>
          <table:table-cell table:style-name="ce53" table:formula="oooc:=[Summary.D8]" office:value-type="float" office:value="12">
            <text:p>12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40.5">
            <text:p>07/03/13</text:p>
          </table:table-cell>
          <table:table-cell table:style-name="ce53" office:value-type="float" office:value="15">
            <text:p>15</text:p>
          </table:table-cell>
          <table:table-cell table:style-name="ce87" table:formula="oooc:=[.M9]+(1/48)" office:value-type="float" office:value="41371.94583333335">
            <text:p>07/04/2013 2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9]" office:value-type="string">
            <text:p>murdelta</text:p>
          </table:table-cell>
          <table:table-cell table:style-name="ce53" table:formula="oooc:=[Summary.D9]" office:value-type="float" office:value="7">
            <text:p>7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42">
            <text:p>09/03/13</text:p>
          </table:table-cell>
          <table:table-cell table:style-name="ce53" office:value-type="float" office:value="11">
            <text:p>11</text:p>
          </table:table-cell>
          <table:table-cell table:style-name="ce87" table:formula="oooc:=[.M10]+(1/48)" office:value-type="float" office:value="41371.96666666669">
            <text:p>07/04/2013 23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10]" office:value-type="string">
            <text:p>CKoaser</text:p>
          </table:table-cell>
          <table:table-cell table:style-name="ce53" table:formula="oooc:=[Summary.D10]" office:value-type="float" office:value="6">
            <text:p>6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43.5">
            <text:p>10/03/13</text:p>
          </table:table-cell>
          <table:table-cell table:style-name="ce53" office:value-type="float" office:value="1">
            <text:p>1</text:p>
          </table:table-cell>
          <table:table-cell table:style-name="ce87" table:formula="oooc:=[.M11]+(1/48)" office:value-type="float" office:value="41371.987500000025">
            <text:p>07/04/2013 2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table:formula="oooc:=[Summary.C11]" office:value-type="string">
            <text:p>Negiert</text:p>
          </table:table-cell>
          <table:table-cell table:style-name="ce53" table:formula="oooc:=[Summary.D11]" office:value-type="float" office:value="6">
            <text:p>6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45">
            <text:p>12/03/13</text:p>
          </table:table-cell>
          <table:table-cell table:style-name="ce53" office:value-type="float" office:value="8">
            <text:p>8</text:p>
          </table:table-cell>
          <table:table-cell table:style-name="ce87" table:formula="oooc:=[.M12]+(1/48)" office:value-type="float" office:value="41372.00833333336">
            <text:p>08/04/2013 0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/>
          <table:table-cell table:style-name="ce53" office:value-type="string">
            <text:p>Others</text:p>
          </table:table-cell>
          <table:table-cell table:style-name="ce53" table:formula="oooc:=COUNTA([Summary.G:.G])-COUNTA([.Q2:.Q12])" office:value-type="float" office:value="25">
            <text:p>25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46.5">
            <text:p>13/03/13</text:p>
          </table:table-cell>
          <table:table-cell table:style-name="ce53" office:value-type="float" office:value="7">
            <text:p>7</text:p>
          </table:table-cell>
          <table:table-cell table:style-name="ce87" table:formula="oooc:=[.M13]+(1/48)" office:value-type="float" office:value="41372.029166666696">
            <text:p>08/04/2013 0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48">
            <text:p>15/03/13</text:p>
          </table:table-cell>
          <table:table-cell table:style-name="ce53" office:value-type="float" office:value="5">
            <text:p>5</text:p>
          </table:table-cell>
          <table:table-cell table:style-name="ce87" table:formula="oooc:=[.M14]+(1/48)" office:value-type="float" office:value="41372.05000000003">
            <text:p>08/04/2013 0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49.5">
            <text:p>16/03/13</text:p>
          </table:table-cell>
          <table:table-cell table:style-name="ce53" office:value-type="float" office:value="5">
            <text:p>5</text:p>
          </table:table-cell>
          <table:table-cell table:style-name="ce87" table:formula="oooc:=[.M15]+(1/48)" office:value-type="float" office:value="41372.07083333337">
            <text:p>08/04/2013 0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51">
            <text:p>18/03/13</text:p>
          </table:table-cell>
          <table:table-cell table:style-name="ce53" office:value-type="float" office:value="5">
            <text:p>5</text:p>
          </table:table-cell>
          <table:table-cell table:style-name="ce87" table:formula="oooc:=[.M16]+(1/48)" office:value-type="float" office:value="41372.0916666667">
            <text:p>08/04/2013 0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52.5">
            <text:p>19/03/13</text:p>
          </table:table-cell>
          <table:table-cell table:style-name="ce53" office:value-type="float" office:value="4">
            <text:p>4</text:p>
          </table:table-cell>
          <table:table-cell table:style-name="ce87" table:formula="oooc:=[.M17]+(1/48)" office:value-type="float" office:value="41372.11250000004">
            <text:p>08/04/2013 0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54">
            <text:p>21/03/13</text:p>
          </table:table-cell>
          <table:table-cell table:style-name="ce53" office:value-type="float" office:value="12">
            <text:p>12</text:p>
          </table:table-cell>
          <table:table-cell table:style-name="ce87" table:formula="oooc:=[.M18]+(1/48)" office:value-type="float" office:value="41372.133333333375">
            <text:p>08/04/2013 0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55.5">
            <text:p>22/03/13</text:p>
          </table:table-cell>
          <table:table-cell table:style-name="ce53" office:value-type="float" office:value="9">
            <text:p>9</text:p>
          </table:table-cell>
          <table:table-cell table:style-name="ce87" table:formula="oooc:=[.M19]+(1/48)" office:value-type="float" office:value="41372.15416666671">
            <text:p>08/04/2013 0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10"/>
          <table:table-cell table:style-name="ce91" table:formula="oooc:=(((ROUNDUP([.D$4];0)-ROUNDDOWN([.C$4];0))/30)*(ROW()-3))+ROUNDDOWN([.C$4];0)" office:value-type="float" office:value="41357">
            <text:p>24/03/13</text:p>
          </table:table-cell>
          <table:table-cell table:style-name="ce53" office:value-type="float" office:value="7">
            <text:p>7</text:p>
          </table:table-cell>
          <table:table-cell table:style-name="ce87" table:formula="oooc:=[.M20]+(1/48)" office:value-type="float" office:value="41372.17500000005">
            <text:p>08/04/2013 0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6">
          <table:table-cell table:number-columns-repeated="5"/>
          <table:table-cell table:style-name="ce96" office:value-type="string">
            <text:p>Key</text:p>
          </table:table-cell>
          <table:table-cell table:style-name="ce97" office:value-type="string">
            <text:p>Tweet</text:p>
          </table:table-cell>
          <table:table-cell table:style-name="ce98"/>
          <table:table-cell table:style-name="ce99" office:value-type="string">
            <text:p>Reply</text:p>
          </table:table-cell>
          <table:table-cell/>
          <table:table-cell table:style-name="ce91" table:formula="oooc:=(((ROUNDUP([.D$4];0)-ROUNDDOWN([.C$4];0))/30)*(ROW()-3))+ROUNDDOWN([.C$4];0)" office:value-type="float" office:value="41358.5">
            <text:p>25/03/13</text:p>
          </table:table-cell>
          <table:table-cell table:style-name="ce53" office:value-type="float" office:value="1">
            <text:p>1</text:p>
          </table:table-cell>
          <table:table-cell table:style-name="ce87" table:formula="oooc:=[.M21]+(1/48)" office:value-type="float" office:value="41372.19583333338">
            <text:p>08/04/2013 0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>
          <table:table-cell table:number-columns-repeated="10"/>
          <table:table-cell table:style-name="ce91" table:formula="oooc:=(((ROUNDUP([.D$4];0)-ROUNDDOWN([.C$4];0))/30)*(ROW()-3))+ROUNDDOWN([.C$4];0)" office:value-type="float" office:value="41360">
            <text:p>27/03/13</text:p>
          </table:table-cell>
          <table:table-cell table:style-name="ce53" office:value-type="float" office:value="11">
            <text:p>11</text:p>
          </table:table-cell>
          <table:table-cell table:style-name="ce87" table:formula="oooc:=[.M22]+(1/48)" office:value-type="float" office:value="41372.21666666672">
            <text:p>08/04/2013 0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>
          <table:table-cell table:number-columns-repeated="10"/>
          <table:table-cell table:style-name="ce91" table:formula="oooc:=(((ROUNDUP([.D$4];0)-ROUNDDOWN([.C$4];0))/30)*(ROW()-3))+ROUNDDOWN([.C$4];0)" office:value-type="float" office:value="41361.5">
            <text:p>28/03/13</text:p>
          </table:table-cell>
          <table:table-cell table:style-name="ce53" office:value-type="float" office:value="15">
            <text:p>15</text:p>
          </table:table-cell>
          <table:table-cell table:style-name="ce87" table:formula="oooc:=[.M23]+(1/48)" office:value-type="float" office:value="41372.237500000054">
            <text:p>08/04/2013 05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11">
          <table:table-cell table:number-columns-repeated="5"/>
          <table:table-cell table:style-name="ce73" office:value-type="string">
            <text:p>Tweets with the most RTs from last 24hrs</text:p>
          </table:table-cell>
          <table:table-cell table:style-name="ce78" office:value-type="string">
            <text:p>RTs</text:p>
          </table:table-cell>
          <table:table-cell table:number-columns-repeated="3"/>
          <table:table-cell table:style-name="ce91" table:formula="oooc:=(((ROUNDUP([.D$4];0)-ROUNDDOWN([.C$4];0))/30)*(ROW()-3))+ROUNDDOWN([.C$4];0)" office:value-type="float" office:value="41363">
            <text:p>30/03/13</text:p>
          </table:table-cell>
          <table:table-cell table:style-name="ce53" office:value-type="float" office:value="8">
            <text:p>8</text:p>
          </table:table-cell>
          <table:table-cell table:style-name="ce87" table:formula="oooc:=[.M24]+(1/48)" office:value-type="float" office:value="41372.25833333339">
            <text:p>08/04/2013 0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2">
          <table:table-cell table:number-columns-repeated="5"/>
          <table:table-cell table:style-name="ce100" office:value-type="string">
            <text:p>Bis gleich ... im 5. Stock @DIGITAL_IKT #bcg13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rene_kaiser/statuses/322013592847261696</text:p>
          </table:table-cell>
          <table:table-cell table:style-name="ce101" table:formula="oooc:=IF((LEN([.H26])&gt;0);HYPERLINK([.H26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64.5">
            <text:p>31/03/13</text:p>
          </table:table-cell>
          <table:table-cell table:style-name="ce53" office:value-type="float" office:value="2">
            <text:p>2</text:p>
          </table:table-cell>
          <table:table-cell table:style-name="ce87" table:formula="oooc:=[.M25]+(1/48)" office:value-type="float" office:value="41372.279166666725">
            <text:p>08/04/2013 0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7">
          <table:table-cell table:number-columns-repeated="5"/>
          <table:table-cell table:style-name="ce102" office:value-type="string">
            <text:p>Auf zum Orgatreffen! @bcgraz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jaybrueder/statuses/322014640475353088</text:p>
          </table:table-cell>
          <table:table-cell table:style-name="ce103" table:formula="oooc:=IF((LEN([.H27])&gt;0);HYPERLINK([.H27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66">
            <text:p>02/04/13</text:p>
          </table:table-cell>
          <table:table-cell table:style-name="ce53" office:value-type="float" office:value="4">
            <text:p>4</text:p>
          </table:table-cell>
          <table:table-cell table:style-name="ce87" table:formula="oooc:=[.M26]+(1/48)" office:value-type="float" office:value="41372.30000000006">
            <text:p>08/04/2013 0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7">
          <table:table-cell table:number-columns-repeated="5"/>
          <table:table-cell table:style-name="ce100" office:value-type="string">
            <text:p>RT @rene_kaiser: Bis gleich ... im 5. Stock @DIGITAL_IKT #bcg13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jaybrueder/statuses/322015429860134914</text:p>
          </table:table-cell>
          <table:table-cell table:style-name="ce101" table:formula="oooc:=IF((LEN([.H28])&gt;0);HYPERLINK([.H28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67.5">
            <text:p>03/04/13</text:p>
          </table:table-cell>
          <table:table-cell table:style-name="ce53" office:value-type="float" office:value="21">
            <text:p>21</text:p>
          </table:table-cell>
          <table:table-cell table:style-name="ce87" table:formula="oooc:=[.M27]+(1/48)" office:value-type="float" office:value="41372.3208333334">
            <text:p>08/04/2013 07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2">
          <table:table-cell table:number-columns-repeated="5"/>
          <table:table-cell table:style-name="ce102" office:value-type="string">
            <text:p>@stefankasberger @j_simon @heinz Ihr seid am Weg?  #bcg13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rene_kaiser/statuses/322017287441874947</text:p>
          </table:table-cell>
          <table:table-cell table:style-name="ce103" table:formula="oooc:=IF((LEN([.H29])&gt;0);HYPERLINK([.H29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69">
            <text:p>05/04/13</text:p>
          </table:table-cell>
          <table:table-cell table:style-name="ce53" office:value-type="float" office:value="16">
            <text:p>16</text:p>
          </table:table-cell>
          <table:table-cell table:style-name="ce87" table:formula="oooc:=[.M28]+(1/48)" office:value-type="float" office:value="41372.34166666673">
            <text:p>08/04/2013 0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2">
          <table:table-cell table:number-columns-repeated="5"/>
          <table:table-cell table:style-name="ce100" office:value-type="string">
            <text:p>14 Teilnehmer beim Barcamp Orga Treffen ... Rekord! #bcg13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rene_kaiser/statuses/322031338569998336</text:p>
          </table:table-cell>
          <table:table-cell table:style-name="ce101" table:formula="oooc:=IF((LEN([.H30])&gt;0);HYPERLINK([.H30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70.5">
            <text:p>06/04/13</text:p>
          </table:table-cell>
          <table:table-cell table:style-name="ce53" office:value-type="float" office:value="7">
            <text:p>7</text:p>
          </table:table-cell>
          <table:table-cell table:style-name="ce87" table:formula="oooc:=[.M29]+(1/48)" office:value-type="float" office:value="41372.36250000007">
            <text:p>08/04/2013 0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17">
          <table:table-cell table:number-columns-repeated="5"/>
          <table:table-cell table:style-name="ce102" office:value-type="string">
            <text:p>RT @rene_kaiser: 14 Teilnehmer beim Barcamp Orga Treffen ... Rekord! #bcg13</text:p>
          </table:table-cell>
          <table:table-cell table:style-name="ce103" office:value-type="float" office:value="1">
            <text:p>1</text:p>
          </table:table-cell>
          <table:table-cell table:style-name="ce53" office:value-type="string">
            <text:p>http://twitter.com/jaybrueder/statuses/322031631311454208</text:p>
          </table:table-cell>
          <table:table-cell table:style-name="ce103" table:formula="oooc:=IF((LEN([.H31])&gt;0);HYPERLINK([.H31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72">
            <text:p>08/04/13</text:p>
          </table:table-cell>
          <table:table-cell table:style-name="ce53" office:value-type="float" office:value="6">
            <text:p>6</text:p>
          </table:table-cell>
          <table:table-cell table:style-name="ce87" table:formula="oooc:=[.M30]+(1/48)" office:value-type="float" office:value="41372.383333333404">
            <text:p>08/04/2013 09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20">
          <table:table-cell table:number-columns-repeated="5"/>
          <table:table-cell table:style-name="ce100" office:value-type="string">
            <text:p>@stefan2904 ein Tag ist zwar nach dem #bcg13 aber vllt. machen wir es ja auf dem Anderen http://t.co/q0EAf40X7h #BronyMeetupGraz</text:p>
          </table:table-cell>
          <table:table-cell table:style-name="ce101" office:value-type="float" office:value="1">
            <text:p>1</text:p>
          </table:table-cell>
          <table:table-cell table:style-name="ce53" office:value-type="string">
            <text:p>http://twitter.com/Negiert/statuses/322043572490731520</text:p>
          </table:table-cell>
          <table:table-cell table:style-name="ce101" table:formula="oooc:=IF((LEN([.H32])&gt;0);HYPERLINK([.H32];&quot;Tweet&quot;);&quot;&quot;)" office:value-type="string">
            <text:p>Tweet</text:p>
          </table:table-cell>
          <table:table-cell/>
          <table:table-cell table:style-name="ce91" table:formula="oooc:=(((ROUNDUP([.D$4];0)-ROUNDDOWN([.C$4];0))/30)*(ROW()-3))+ROUNDDOWN([.C$4];0)" office:value-type="float" office:value="41373.5">
            <text:p>09/04/13</text:p>
          </table:table-cell>
          <table:table-cell table:style-name="ce53" office:value-type="float" office:value="14">
            <text:p>14</text:p>
          </table:table-cell>
          <table:table-cell table:style-name="ce87" table:formula="oooc:=[.M31]+(1/48)" office:value-type="float" office:value="41372.40416666674">
            <text:p>08/04/2013 09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3])&gt;0);HYPERLINK([.H33];&quot;Tweet&quot;);&quot;&quot;)" office:value-type="string">
            <text:p/>
          </table:table-cell>
          <table:table-cell/>
          <table:table-cell table:style-name="ce91" table:formula="oooc:=(((ROUNDUP([.D$4];0)-ROUNDDOWN([.C$4];0))/30)*(ROW()-3))+ROUNDDOWN([.C$4];0)" office:value-type="float" office:value="41375">
            <text:p>11/04/13</text:p>
          </table:table-cell>
          <table:table-cell table:style-name="ce53" office:value-type="float" office:value="9">
            <text:p>9</text:p>
          </table:table-cell>
          <table:table-cell table:style-name="ce87" table:formula="oooc:=[.M32]+(1/48)" office:value-type="float" office:value="41372.425000000076">
            <text:p>08/04/2013 1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34])&gt;0);HYPERLINK([.H34];&quot;Tweet&quot;);&quot;&quot;)" office:value-type="string">
            <text:p/>
          </table:table-cell>
          <table:table-cell/>
          <table:table-cell table:style-name="ce104"/>
          <table:table-cell table:style-name="ce53" office:value-type="float" office:value="0">
            <text:p>0</text:p>
          </table:table-cell>
          <table:table-cell table:style-name="ce87" table:formula="oooc:=[.M33]+(1/48)" office:value-type="float" office:value="41372.44583333341">
            <text:p>08/04/2013 1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5])&gt;0);HYPERLINK([.H35];&quot;Tweet&quot;);&quot;&quot;)" office:value-type="string">
            <text:p/>
          </table:table-cell>
          <table:table-cell/>
          <table:table-cell table:style-name="ce104"/>
          <table:table-cell/>
          <table:table-cell table:style-name="ce87" table:formula="oooc:=[.M34]+(1/48)" office:value-type="float" office:value="41372.46666666675">
            <text:p>08/04/2013 1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5"/>
          <table:table-cell table:style-name="ce100"/>
          <table:table-cell table:style-name="ce101"/>
          <table:table-cell/>
          <table:table-cell table:style-name="ce101" table:formula="oooc:=IF((LEN([.H36])&gt;0);HYPERLINK([.H36];&quot;Tweet&quot;);&quot;&quot;)" office:value-type="string">
            <text:p/>
          </table:table-cell>
          <table:table-cell/>
          <table:table-cell table:style-name="ce104"/>
          <table:table-cell/>
          <table:table-cell table:style-name="ce87" table:formula="oooc:=[.M35]+(1/48)" office:value-type="float" office:value="41372.48750000008">
            <text:p>08/04/2013 1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5"/>
          <table:table-cell table:style-name="ce102"/>
          <table:table-cell table:style-name="ce103"/>
          <table:table-cell/>
          <table:table-cell table:style-name="ce103" table:formula="oooc:=IF((LEN([.H37])&gt;0);HYPERLINK([.H37];&quot;Tweet&quot;);&quot;&quot;)" office:value-type="string">
            <text:p/>
          </table:table-cell>
          <table:table-cell/>
          <table:table-cell table:style-name="ce104"/>
          <table:table-cell/>
          <table:table-cell table:style-name="ce87" table:formula="oooc:=[.M36]+(1/48)" office:value-type="float" office:value="41372.50833333342">
            <text:p>08/04/2013 1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7">
          <table:table-cell table:number-columns-repeated="4"/>
          <table:table-cell table:style-name="ce91"/>
          <table:table-cell table:style-name="ce100"/>
          <table:table-cell table:style-name="ce101"/>
          <table:table-cell table:style-name="ce53" office:value-type="string" office:value="#VALUE!">
            <text:p>#VALUE!</text:p>
          </table:table-cell>
          <table:table-cell table:number-columns-repeated="2"/>
          <table:table-cell table:style-name="ce104"/>
          <table:table-cell/>
          <table:table-cell table:style-name="ce87" table:formula="oooc:=[.M37]+(1/48)" office:value-type="float" office:value="41372.529166666754">
            <text:p>08/04/2013 1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8">
          <table:table-cell/>
          <table:table-cell table:style-name="ce105" office:value-type="string">
            <text:p>Web views</text:p>
          </table:table-cell>
          <table:table-cell table:style-name="ce106" table:formula="oooc:=&quot;http://hawksey.info/tagsexplorer/?key=&quot;HYPERLINK(((returnID&amp;())&amp;&quot;&amp;sheet=oaw&quot;);&quot;TAGS Explorer&quot;)" office:value-type="string" office:value="#NAME?">
            <text:p>#NAME?</text:p>
          </table:table-cell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38]+(1/48)" office:value-type="float" office:value="41372.55000000009">
            <text:p>08/04/2013 1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8">
          <table:table-cell table:number-columns-repeated="2"/>
          <table:table-cell table:style-name="ce106" table:formula="oooc:=&quot;http://hawksey.info/tagsexplorer/arc.html?key=&quot;HYPERLINK((returnID&amp;());&quot;TAGS Archive&quot;)" office:value-type="string" office:value="#NAME?">
            <text:p>#NAME?</text:p>
          </table:table-cell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39]+(1/48)" office:value-type="float" office:value="41372.570833333426">
            <text:p>08/04/2013 1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8">
          <table:table-cell table:number-columns-repeated="2"/>
          <table:table-cell table:style-name="ce106"/>
          <table:table-cell table:number-columns-repeated="2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0]+(1/48)" office:value-type="float" office:value="41372.59166666676">
            <text:p>08/04/2013 14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39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1]+(1/48)" office:value-type="float" office:value="41372.6125000001">
            <text:p>08/04/2013 1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9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2]+(1/48)" office:value-type="float" office:value="41372.63333333343">
            <text:p>08/04/2013 1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39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3]+(1/48)" office:value-type="float" office:value="41372.65416666677">
            <text:p>08/04/2013 15:4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1">
            <text:p>1</text:p>
          </table:table-cell>
        </table:table-row>
        <table:table-row table:style-name="ro39" table:visibility="collapse">
          <table:table-cell table:number-columns-repeated="5"/>
          <table:table-cell table:style-name="ce100"/>
          <table:table-cell table:style-name="ce101"/>
          <table:table-cell table:number-columns-repeated="3"/>
          <table:table-cell table:style-name="ce104"/>
          <table:table-cell/>
          <table:table-cell table:style-name="ce87" table:formula="oooc:=[.M44]+(1/48)" office:value-type="float" office:value="41372.675000000105">
            <text:p>08/04/2013 1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5]+(1/48)" office:value-type="float" office:value="41372.69583333344">
            <text:p>08/04/2013 16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6]+(1/48)" office:value-type="float" office:value="41372.716666666776">
            <text:p>08/04/2013 1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7]+(1/48)" office:value-type="float" office:value="41372.73750000011">
            <text:p>08/04/2013 17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8]+(1/48)" office:value-type="float" office:value="41372.75833333345">
            <text:p>08/04/2013 1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49]+(1/48)" office:value-type="float" office:value="41372.77916666678">
            <text:p>08/04/2013 18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0]+(1/48)" office:value-type="float" office:value="41372.80000000012">
            <text:p>08/04/2013 19:1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1]+(1/48)" office:value-type="float" office:value="41372.820833333455">
            <text:p>08/04/2013 19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2]+(1/48)" office:value-type="float" office:value="41372.84166666679">
            <text:p>08/04/2013 2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3]+(1/48)" office:value-type="float" office:value="41372.86250000013">
            <text:p>08/04/2013 2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4]+(1/48)" office:value-type="float" office:value="41372.88333333346">
            <text:p>08/04/2013 2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5]+(1/48)" office:value-type="float" office:value="41372.9041666668">
            <text:p>08/04/2013 2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6]+(1/48)" office:value-type="float" office:value="41372.925000000134">
            <text:p>08/04/2013 2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7]+(1/48)" office:value-type="float" office:value="41372.94583333347">
            <text:p>08/04/2013 2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8]+(1/48)" office:value-type="float" office:value="41372.966666666805">
            <text:p>08/04/2013 2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59]+(1/48)" office:value-type="float" office:value="41372.98750000014">
            <text:p>08/04/2013 2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0]+(1/48)" office:value-type="float" office:value="41373.00833333348">
            <text:p>09/04/2013 0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1]+(1/48)" office:value-type="float" office:value="41373.02916666681">
            <text:p>09/04/2013 0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2]+(1/48)" office:value-type="float" office:value="41373.05000000015">
            <text:p>09/04/2013 0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3]+(1/48)" office:value-type="float" office:value="41373.070833333484">
            <text:p>09/04/2013 0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4]+(1/48)" office:value-type="float" office:value="41373.09166666682">
            <text:p>09/04/2013 0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5]+(1/48)" office:value-type="float" office:value="41373.112500000156">
            <text:p>09/04/2013 0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6]+(1/48)" office:value-type="float" office:value="41373.13333333349">
            <text:p>09/04/2013 0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7]+(1/48)" office:value-type="float" office:value="41373.15416666683">
            <text:p>09/04/2013 0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8]+(1/48)" office:value-type="float" office:value="41373.17500000016">
            <text:p>09/04/2013 0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69]+(1/48)" office:value-type="float" office:value="41373.1958333335">
            <text:p>09/04/2013 0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0]+(1/48)" office:value-type="float" office:value="41373.216666666834">
            <text:p>09/04/2013 0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1]+(1/48)" office:value-type="float" office:value="41373.23750000017">
            <text:p>09/04/2013 0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2]+(1/48)" office:value-type="float" office:value="41373.258333333506">
            <text:p>09/04/2013 0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3]+(1/48)" office:value-type="float" office:value="41373.27916666684">
            <text:p>09/04/2013 0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4]+(1/48)" office:value-type="float" office:value="41373.30000000018">
            <text:p>09/04/2013 07:1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5]+(1/48)" office:value-type="float" office:value="41373.32083333351">
            <text:p>09/04/2013 07:4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6]+(1/48)" office:value-type="float" office:value="41373.34166666685">
            <text:p>09/04/2013 0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7]+(1/48)" office:value-type="float" office:value="41373.362500000185">
            <text:p>09/04/2013 0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8]+(1/48)" office:value-type="float" office:value="41373.38333333352">
            <text:p>09/04/2013 09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79]+(1/48)" office:value-type="float" office:value="41373.404166666856">
            <text:p>09/04/2013 09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0]+(1/48)" office:value-type="float" office:value="41373.42500000019">
            <text:p>09/04/2013 1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1]+(1/48)" office:value-type="float" office:value="41373.44583333353">
            <text:p>09/04/2013 1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2]+(1/48)" office:value-type="float" office:value="41373.46666666686">
            <text:p>09/04/2013 1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3]+(1/48)" office:value-type="float" office:value="41373.4875000002">
            <text:p>09/04/2013 1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4]+(1/48)" office:value-type="float" office:value="41373.508333333535">
            <text:p>09/04/2013 1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5]+(1/48)" office:value-type="float" office:value="41373.52916666687">
            <text:p>09/04/2013 1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6]+(1/48)" office:value-type="float" office:value="41373.55000000021">
            <text:p>09/04/2013 1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7]+(1/48)" office:value-type="float" office:value="41373.57083333354">
            <text:p>09/04/2013 13:4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8]+(1/48)" office:value-type="float" office:value="41373.59166666688">
            <text:p>09/04/2013 1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89]+(1/48)" office:value-type="float" office:value="41373.612500000214">
            <text:p>09/04/2013 1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0]+(1/48)" office:value-type="float" office:value="41373.63333333355">
            <text:p>09/04/2013 1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1]+(1/48)" office:value-type="float" office:value="41373.654166666885">
            <text:p>09/04/2013 1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2]+(1/48)" office:value-type="float" office:value="41373.67500000022">
            <text:p>09/04/2013 1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3]+(1/48)" office:value-type="float" office:value="41373.69583333356">
            <text:p>09/04/2013 1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4]+(1/48)" office:value-type="float" office:value="41373.71666666689">
            <text:p>09/04/2013 1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5]+(1/48)" office:value-type="float" office:value="41373.73750000023">
            <text:p>09/04/2013 17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6]+(1/48)" office:value-type="float" office:value="41373.758333333564">
            <text:p>09/04/2013 1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7]+(1/48)" office:value-type="float" office:value="41373.7791666669">
            <text:p>09/04/2013 1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8]+(1/48)" office:value-type="float" office:value="41373.800000000236">
            <text:p>09/04/2013 19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99]+(1/48)" office:value-type="float" office:value="41373.82083333357">
            <text:p>09/04/2013 19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0]+(1/48)" office:value-type="float" office:value="41373.84166666691">
            <text:p>09/04/2013 2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1]+(1/48)" office:value-type="float" office:value="41373.86250000024">
            <text:p>09/04/2013 2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2]+(1/48)" office:value-type="float" office:value="41373.88333333358">
            <text:p>09/04/2013 2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3]+(1/48)" office:value-type="float" office:value="41373.904166666915">
            <text:p>09/04/2013 2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4]+(1/48)" office:value-type="float" office:value="41373.92500000025">
            <text:p>09/04/2013 2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5]+(1/48)" office:value-type="float" office:value="41373.945833333586">
            <text:p>09/04/2013 2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6]+(1/48)" office:value-type="float" office:value="41373.96666666692">
            <text:p>09/04/2013 2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7]+(1/48)" office:value-type="float" office:value="41373.98750000026">
            <text:p>09/04/2013 2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8]+(1/48)" office:value-type="float" office:value="41374.00833333359">
            <text:p>10/04/2013 0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09]+(1/48)" office:value-type="float" office:value="41374.02916666693">
            <text:p>10/04/2013 0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0]+(1/48)" office:value-type="float" office:value="41374.050000000265">
            <text:p>10/04/2013 0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1]+(1/48)" office:value-type="float" office:value="41374.0708333336">
            <text:p>10/04/2013 0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2]+(1/48)" office:value-type="float" office:value="41374.09166666694">
            <text:p>10/04/2013 0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3]+(1/48)" office:value-type="float" office:value="41374.11250000027">
            <text:p>10/04/2013 0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4]+(1/48)" office:value-type="float" office:value="41374.13333333361">
            <text:p>10/04/2013 0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5]+(1/48)" office:value-type="float" office:value="41374.154166666944">
            <text:p>10/04/2013 0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6]+(1/48)" office:value-type="float" office:value="41374.17500000028">
            <text:p>10/04/2013 0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7]+(1/48)" office:value-type="float" office:value="41374.195833333615">
            <text:p>10/04/2013 0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8]+(1/48)" office:value-type="float" office:value="41374.21666666695">
            <text:p>10/04/2013 0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19]+(1/48)" office:value-type="float" office:value="41374.23750000029">
            <text:p>10/04/2013 0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0]+(1/48)" office:value-type="float" office:value="41374.25833333362">
            <text:p>10/04/2013 0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1]+(1/48)" office:value-type="float" office:value="41374.27916666696">
            <text:p>10/04/2013 0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2]+(1/48)" office:value-type="float" office:value="41374.300000000294">
            <text:p>10/04/2013 07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3]+(1/48)" office:value-type="float" office:value="41374.32083333363">
            <text:p>10/04/2013 07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4]+(1/48)" office:value-type="float" office:value="41374.341666666965">
            <text:p>10/04/2013 08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5]+(1/48)" office:value-type="float" office:value="41374.3625000003">
            <text:p>10/04/2013 0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6]+(1/48)" office:value-type="float" office:value="41374.38333333364">
            <text:p>10/04/2013 09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7]+(1/48)" office:value-type="float" office:value="41374.40416666697">
            <text:p>10/04/2013 09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8]+(1/48)" office:value-type="float" office:value="41374.42500000031">
            <text:p>10/04/2013 10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29]+(1/48)" office:value-type="float" office:value="41374.445833333644">
            <text:p>10/04/2013 10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0]+(1/48)" office:value-type="float" office:value="41374.46666666698">
            <text:p>10/04/2013 11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1]+(1/48)" office:value-type="float" office:value="41374.487500000316">
            <text:p>10/04/2013 11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2]+(1/48)" office:value-type="float" office:value="41374.50833333365">
            <text:p>10/04/2013 12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3]+(1/48)" office:value-type="float" office:value="41374.52916666699">
            <text:p>10/04/2013 12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4]+(1/48)" office:value-type="float" office:value="41374.55000000032">
            <text:p>10/04/2013 13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5]+(1/48)" office:value-type="float" office:value="41374.57083333366">
            <text:p>10/04/2013 13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6]+(1/48)" office:value-type="float" office:value="41374.591666666995">
            <text:p>10/04/2013 14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7]+(1/48)" office:value-type="float" office:value="41374.61250000033">
            <text:p>10/04/2013 14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8]+(1/48)" office:value-type="float" office:value="41374.633333333666">
            <text:p>10/04/2013 15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39]+(1/48)" office:value-type="float" office:value="41374.654166667">
            <text:p>10/04/2013 15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0]+(1/48)" office:value-type="float" office:value="41374.67500000034">
            <text:p>10/04/2013 16:1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1]+(1/48)" office:value-type="float" office:value="41374.69583333367">
            <text:p>10/04/2013 16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2]+(1/48)" office:value-type="float" office:value="41374.71666666701">
            <text:p>10/04/2013 17:12:00</text:p>
          </table:table-cell>
          <table:table-cell table:style-name="ce53" office:value-type="float" office:value="5">
            <text:p>5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3]+(1/48)" office:value-type="float" office:value="41374.737500000345">
            <text:p>10/04/2013 17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4]+(1/48)" office:value-type="float" office:value="41374.75833333368">
            <text:p>10/04/2013 18:12:00</text:p>
          </table:table-cell>
          <table:table-cell table:style-name="ce53" office:value-type="float" office:value="2">
            <text:p>2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5]+(1/48)" office:value-type="float" office:value="41374.77916666702">
            <text:p>10/04/2013 18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6]+(1/48)" office:value-type="float" office:value="41374.80000000035">
            <text:p>10/04/2013 19:12:00</text:p>
          </table:table-cell>
          <table:table-cell table:style-name="ce53" office:value-type="float" office:value="1">
            <text:p>1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 table:formula="oooc:=[.M147]+(1/48)" office:value-type="float" office:value="41374.82083333369">
            <text:p>10/04/2013 19:42:00</text:p>
          </table:table-cell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  <table:table-cell table:style-name="ce53" office:value-type="float" office:value="0">
            <text:p>0</text:p>
          </table:table-cell>
          <table:table-cell table:style-name="ce53" office:value-type="float" office:value="0">
            <text:p>0</text:p>
          </table:table-cell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  <table:table-row table:style-name="ro7" table:visibility="collapse">
          <table:table-cell table:number-columns-repeated="10"/>
          <table:table-cell table:style-name="ce104"/>
          <table:table-cell/>
          <table:table-cell table:style-name="ce87"/>
        </table:table-row>
      </table:table>
      <table:table table:name="Vertices" table:style-name="ta5" table:print="false">
        <office:forms form:automatic-focus="false" form:apply-design-mode="false"/>
        <table:table-column table:style-name="co37" table:default-cell-style-name="ce-1"/>
        <table:table-column table:style-name="co38" table:default-cell-style-name="ce-1"/>
        <table:table-column table:style-name="co26" table:number-columns-repeated="6" table:default-cell-style-name="ce-1" table:visibility="collapse"/>
        <table:table-column table:style-name="co26" table:number-columns-repeated="3" table:default-cell-style-name="ce-1" table:visibility="collapse"/>
        <table:table-column table:style-name="co39" table:default-cell-style-name="ce-1"/>
        <table:table-column table:style-name="co35" table:number-columns-repeated="4" table:default-cell-style-name="ce-1"/>
        <table:table-column table:style-name="co40" table:default-cell-style-name="ce-1"/>
        <table:table-column table:style-name="co41" table:number-columns-repeated="6" table:default-cell-style-name="ce-1"/>
        <table:table-column table:style-name="co42" table:default-cell-style-name="ce-1"/>
        <table:table-column table:style-name="co36" table:number-columns-repeated="2" table:default-cell-style-name="ce-1"/>
        <table:table-column table:style-name="co36" table:default-cell-style-name="ce15" table:number-columns-repeated="230"/>
        <table:table-row table:style-name="ro19">
          <table:table-cell table:style-name="ce107" office:value-type="string">
            <text:p>id</text:p>
          </table:table-cell>
          <table:table-cell table:style-name="ce56" office:value-type="string">
            <text:p>screen_name</text:p>
          </table:table-cell>
          <table:table-cell table:style-name="ce56" office:value-type="string">
            <text:p>degree</text:p>
          </table:table-cell>
          <table:table-cell table:style-name="ce56" office:value-type="string">
            <text:p>degree_in</text:p>
          </table:table-cell>
          <table:table-cell table:style-name="ce56" office:value-type="string">
            <text:p>degree_out</text:p>
          </table:table-cell>
          <table:table-cell table:style-name="ce56" office:value-type="string">
            <text:p>betweenness_centrality</text:p>
          </table:table-cell>
          <table:table-cell table:style-name="ce56" office:value-type="string">
            <text:p>pagerank</text:p>
          </table:table-cell>
          <table:table-cell table:style-name="ce56" office:value-type="string">
            <text:p>eigenvector_centrality</text:p>
          </table:table-cell>
          <table:table-cell table:style-name="ce56" office:value-type="string">
            <text:p>group</text:p>
          </table:table-cell>
          <table:table-cell table:style-name="ce56" office:value-type="string">
            <text:p>archive_perc</text:p>
          </table:table-cell>
          <table:table-cell table:style-name="ce56" office:value-type="string">
            <text:p>weighted_bc</text:p>
          </table:table-cell>
          <table:table-cell table:style-name="ce56" office:value-type="string">
            <text:p>name</text:p>
          </table:table-cell>
          <table:table-cell table:style-name="ce108" office:value-type="string">
            <text:p>friends_count</text:p>
          </table:table-cell>
          <table:table-cell table:style-name="ce108" office:value-type="string">
            <text:p>followers_count</text:p>
          </table:table-cell>
          <table:table-cell table:style-name="ce108" office:value-type="string">
            <text:p>statuses_count</text:p>
          </table:table-cell>
          <table:table-cell table:style-name="ce108" office:value-type="string">
            <text:p>favourites_count</text:p>
          </table:table-cell>
          <table:table-cell table:style-name="ce109" office:value-type="string">
            <text:p>description</text:p>
          </table:table-cell>
          <table:table-cell table:style-name="ce108" office:value-type="string">
            <text:p>location</text:p>
          </table:table-cell>
          <table:table-cell table:style-name="ce108" office:value-type="string">
            <text:p>url</text:p>
          </table:table-cell>
          <table:table-cell table:style-name="ce108" office:value-type="string">
            <text:p>profile_image_url</text:p>
          </table:table-cell>
          <table:table-cell table:style-name="ce108" office:value-type="string">
            <text:p>time_zone</text:p>
          </table:table-cell>
          <table:table-cell table:style-name="ce108" office:value-type="string">
            <text:p>utc_offset</text:p>
          </table:table-cell>
          <table:table-cell table:style-name="ce109" office:value-type="string">
            <text:p>created_at</text:p>
          </table:table-cell>
          <table:table-cell table:style-name="ce56" office:value-type="string">
            <text:p>protected</text:p>
          </table:table-cell>
          <table:table-cell table:style-name="ce56" office:value-type="string">
            <text:p>friend_ids</text:p>
          </table:table-cell>
          <table:table-cell table:style-name="ce56" office:value-type="string">
            <text:p>follower_ids</text:p>
          </table:table-cell>
        </table:table-row>
        <table:table-row table:style-name="ro7">
          <table:table-cell table:style-name="ce110"/>
          <table:table-cell table:number-columns-repeated="9" table:style-name="ce59"/>
          <table:table-cell table:number-columns-repeated="2" table:style-name="ce111"/>
          <table:table-cell table:number-columns-repeated="2" table:style-name="ce59"/>
          <table:table-cell table:number-columns-repeated="7" table:style-name="ce61"/>
          <table:table-cell table:style-name="ce59"/>
          <table:table-cell table:style-name="ce61"/>
          <table:table-cell table:number-columns-repeated="3" table:style-name="ce59"/>
        </table:table-row>
      </table:table>
      <table:table table:name="QuestionsFilter" table:style-name="ta6" table:print="false">
        <office:forms form:automatic-focus="false" form:apply-design-mode="false"/>
        <table:table-column table:style-name="co44" table:number-columns-repeated="2" table:default-cell-style-name="ce-1"/>
        <table:table-column table:style-name="co45" table:number-columns-repeated="2" table:default-cell-style-name="ce-1"/>
        <table:table-column table:style-name="co43" table:default-cell-style-name="ce15" table:number-columns-repeated="252"/>
        <table:table-row table:style-name="ro11">
          <table:table-cell table:style-name="ce73" office:value-type="string">
            <text:p>Combination of Qs and As</text:p>
          </table:table-cell>
          <table:table-cell table:style-name="ce73" office:value-type="string">
            <text:p>All Qs (possible_question = TRUE)</text:p>
          </table:table-cell>
          <table:table-cell table:style-name="ce73" table:number-columns-spanned="2" table:number-rows-spanned="1" office:value-type="string">
            <text:p>Tweets with replies (id_str, in_reply_to_id_str)</text:p>
          </table:table-cell>
          <table:covered-table-cell/>
        </table:table-row>
        <table:table-row table:style-name="ro12">
          <table:table-cell table:style-name="ce53" office:value-type="string">
            <text:p>"=getReplies(B2:B26,C2:D26)"</text:p>
          </table:table-cell>
          <table:table-cell table:style-name="ce53" office:value-type="string">
            <text:p>"=QUERY(Archive!A:M,"select A WHERE C contains '?' LIMIT 25",FALSE)"</text:p>
          </table:table-cell>
          <table:table-cell table:style-name="ce53" office:value-type="string">
            <text:p>"=QUERY(Archive!A:M,"select A, K WHERE K &lt;&gt; '' LIMIT 25 OFFSET 1",FALSE)"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style-name="ro7"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  <table:table-cell table:style-name="ce53" office:value-type="string" office:value="#VALUE!">
            <text:p>#VALUE!</text:p>
          </table:table-cell>
        </table:table-row>
        <table:table-row table:number-rows-repeated="1056" table:style-name="ro41"/>
        <table:table-row table:style-name="ro7">
          <table:table-cell table:style-name="ce53" office:value-type="string" office:value="#VALUE!">
            <text:p>#VALUE!</text:p>
          </table:table-cell>
        </table:table-row>
      </table:table>
      <table:table table:name="TopDistributors" table:style-name="ta7" table:print="false">
        <office:forms form:automatic-focus="false" form:apply-design-mode="false"/>
        <table:table-column table:style-name="co47" table:default-cell-style-name="ce-1"/>
        <table:table-column table:style-name="co48" table:default-cell-style-name="ce-1"/>
        <table:table-column table:style-name="co49" table:number-columns-repeated="2" table:default-cell-style-name="ce-1"/>
        <table:table-column table:style-name="co11" table:default-cell-style-name="ce-1"/>
        <table:table-column table:style-name="co10" table:default-cell-style-name="ce-1"/>
        <table:table-column table:style-name="co46" table:default-cell-style-name="ce-1"/>
        <table:table-column table:style-name="co40" table:default-cell-style-name="ce-1"/>
        <table:table-column table:style-name="co14" table:default-cell-style-name="ce-1"/>
        <table:table-column table:style-name="co29" table:number-columns-repeated="2" table:default-cell-style-name="ce-1"/>
        <table:table-column table:style-name="co50" table:default-cell-style-name="ce-1"/>
        <table:table-column table:style-name="co46" table:default-cell-style-name="ce15" table:number-columns-repeated="244"/>
        <table:table-row table:style-name="ro24">
          <table:table-cell/>
          <table:table-cell table:style-name="ce112" table:number-columns-spanned="10" table:number-rows-spanned="1" office:value-type="string">
            <text:p>Top Twitter Distributors from Google Analytics Data</text:p>
          </table:table-cell>
          <table:covered-table-cell table:number-columns-repeated="9"/>
        </table:table-row>
        <table:table-row table:style-name="ro43">
          <table:table-cell/>
          <table:table-cell table:style-name="ce53" table:number-columns-spanned="10" table:number-rows-spanned="1" office:value-type="string">
            <text:p>This sheet is for users who are archiving tweets for a website domain for cross referencing with Google Analytics data to see which tweets generate the most click-through traffic. To use open Tools &gt; Script Editor and Run &gt; authenticateGoogleAnalytics and athenticate against your Google Analytics account, then select TAGS - Advanced &gt; Google Analytics Configuration to select an account profile. More information about this feature is at http://mashe.hawksey.info/2012/03/combine-twitter-and-google-analytics-data-to-find-your-top-content-distributors/</text:p>
          </table:table-cell>
          <table:covered-table-cell table:number-columns-repeated="9"/>
        </table:table-row>
        <table:table-row table:style-name="ro7">
          <table:table-cell/>
          <table:table-cell table:number-columns-repeated="2" table:style-name="ce116"/>
          <table:table-cell table:style-name="ce117"/>
          <table:table-cell table:style-name="ce115"/>
          <table:table-cell table:number-columns-repeated="4"/>
          <table:table-cell table:number-columns-repeated="2" table:style-name="ce114"/>
        </table:table-row>
        <table:table-row table:style-name="ro7">
          <table:table-cell table:style-name="ce118"/>
          <table:table-cell table:style-name="ce119" office:value-type="string">
            <text:p>Period</text:p>
          </table:table-cell>
          <table:table-cell table:style-name="ce120" table:formula="oooc:=[.D4]-7" office:value-type="float" office:value="41367">
            <text:p>4/3/2013</text:p>
          </table:table-cell>
          <table:table-cell table:style-name="ce121" table:formula="oooc:=TODAY()" office:value-type="float" office:value="41374">
            <text:p>4/10/2013</text:p>
          </table:table-cell>
          <table:table-cell table:style-name="ce122"/>
          <table:table-cell table:number-columns-repeated="4" table:style-name="ce37"/>
          <table:table-cell table:number-columns-repeated="2" table:style-name="ce123"/>
          <table:table-cell table:style-name="ce124"/>
        </table:table-row>
        <table:table-row table:style-name="ro7">
          <table:table-cell table:style-name="ce118"/>
          <table:table-cell table:style-name="ce119" table:formula="oooc:=getGATwitterRef([.C4],[.D4])" office:value-type="string" office:value="#NAME?">
            <text:p>#NAME?</text:p>
          </table:table-cell>
          <table:table-cell table:style-name="ce125" office:value-type="string" office:value="#VALUE!">
            <text:p>#VALUE!</text:p>
          </table:table-cell>
          <table:table-cell table:style-name="ce125" office:value-type="string" office:value="#VALUE!">
            <text:p>#VALUE!</text:p>
          </table:table-cell>
          <table:table-cell table:style-name="ce126" office:value-type="string" office:value="#VALUE!">
            <text:p>#VALUE!</text:p>
          </table:table-cell>
          <table:table-cell table:style-name="ce126"/>
          <table:table-cell table:style-name="ce119" office:value-type="string">
            <text:p>Screen name</text:p>
          </table:table-cell>
          <table:table-cell table:style-name="ce119" office:value-type="string">
            <text:p>Tweet</text:p>
          </table:table-cell>
          <table:table-cell table:style-name="ce119" office:value-type="string">
            <text:p>Date</text:p>
          </table:table-cell>
          <table:table-cell table:style-name="ce125" office:value-type="string">
            <text:p>Status Link</text:p>
          </table:table-cell>
          <table:table-cell table:style-name="ce119" office:value-type="string">
            <text:p>Image Profile URL</text:p>
          </table:table-cell>
          <table:table-cell table:style-name="ce127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7">
          <table:table-cell table:style-name="ce124"/>
          <table:table-cell table:style-name="ce132"/>
          <table:table-cell table:number-columns-repeated="2" table:style-name="ce133"/>
          <table:table-cell table:number-columns-repeated="2" table:style-name="ce134"/>
          <table:table-cell table:number-columns-repeated="3" table:style-name="ce135"/>
          <table:table-cell table:style-name="ce136"/>
          <table:table-cell table:style-name="ce135"/>
          <table:table-cell table:style-name="ce100"/>
        </table:table-row>
        <table:table-row table:style-name="ro7">
          <table:table-cell table:style-name="ce118"/>
          <table:table-cell table:style-name="ce119" office:value-type="string">
            <text:p>Period</text:p>
          </table:table-cell>
          <table:table-cell table:style-name="ce120" table:formula="oooc:=[.D17]-28" office:value-type="float" office:value="41346">
            <text:p>3/13/2013</text:p>
          </table:table-cell>
          <table:table-cell table:style-name="ce121" table:formula="oooc:=TODAY()" office:value-type="float" office:value="41374">
            <text:p>4/10/2013</text:p>
          </table:table-cell>
          <table:table-cell table:style-name="ce137"/>
          <table:table-cell table:style-name="ce138"/>
          <table:table-cell table:number-columns-repeated="3" table:style-name="ce139"/>
          <table:table-cell table:style-name="ce140"/>
          <table:table-cell table:style-name="ce139"/>
          <table:table-cell table:style-name="ce100"/>
        </table:table-row>
        <table:table-row table:style-name="ro7">
          <table:table-cell table:style-name="ce118"/>
          <table:table-cell table:style-name="ce119" table:formula="oooc:=getGATwitterRef([.C17],[.D17])" office:value-type="string" office:value="#NAME?">
            <text:p>#NAME?</text:p>
          </table:table-cell>
          <table:table-cell table:style-name="ce125" office:value-type="string" office:value="#VALUE!">
            <text:p>#VALUE!</text:p>
          </table:table-cell>
          <table:table-cell table:style-name="ce125" office:value-type="string" office:value="#VALUE!">
            <text:p>#VALUE!</text:p>
          </table:table-cell>
          <table:table-cell table:style-name="ce126" office:value-type="string" office:value="#VALUE!">
            <text:p>#VALUE!</text:p>
          </table:table-cell>
          <table:table-cell table:style-name="ce126"/>
          <table:table-cell table:style-name="ce119" office:value-type="string">
            <text:p>Screen name</text:p>
          </table:table-cell>
          <table:table-cell table:style-name="ce119" office:value-type="string">
            <text:p>Tweet</text:p>
          </table:table-cell>
          <table:table-cell table:style-name="ce119" office:value-type="string">
            <text:p>Date</text:p>
          </table:table-cell>
          <table:table-cell table:style-name="ce125" office:value-type="string">
            <text:p>Status Link</text:p>
          </table:table-cell>
          <table:table-cell table:style-name="ce119" office:value-type="string">
            <text:p>Image Profile URL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44">
          <table:table-cell table:style-name="ce118"/>
          <table:table-cell table:style-name="ce128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29" office:value-type="string" office:value="#VALUE!">
            <text:p>#VALUE!</text:p>
          </table:table-cell>
          <table:table-cell table:style-name="ce130" office:value-type="string" office:value="#VALUE!">
            <text:p>#VALUE!</text:p>
          </table:table-cell>
          <table:table-cell table:style-name="ce130"/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8" office:value-type="string" office:value="#N/A">
            <text:p>#N/A</text:p>
          </table:table-cell>
          <table:table-cell table:style-name="ce129" office:value-type="string" office:value="#N/A">
            <text:p>#N/A</text:p>
          </table:table-cell>
          <table:table-cell table:style-name="ce130" office:value-type="string" office:value="#N/A">
            <text:p>#N/A</text:p>
          </table:table-cell>
          <table:table-cell table:style-name="ce131"/>
        </table:table-row>
        <table:table-row table:style-name="ro7">
          <table:table-cell/>
          <table:table-cell table:style-name="ce141"/>
          <table:table-cell table:number-columns-repeated="2" table:style-name="ce142"/>
          <table:table-cell table:style-name="ce143"/>
          <table:table-cell table:number-columns-repeated="4" table:style-name="ce141"/>
          <table:table-cell table:number-columns-repeated="2" table:style-name="ce142"/>
          <table:table-cell table:style-name="ce59"/>
        </table:table-row>
      </table:table>
      <table:table table:name="Edges" table:style-name="ta8" table:print="false">
        <office:forms form:automatic-focus="false" form:apply-design-mode="false"/>
        <table:table-column table:style-name="co51" table:number-columns-repeated="2" table:default-cell-style-name="ce-1"/>
        <table:table-column table:style-name="co51" table:default-cell-style-name="ce15" table:number-columns-repeated="254"/>
      </table:table>
      <table:table table:name="SNA Metrics" table:style-name="ta9" table:print="false">
        <office:forms form:automatic-focus="false" form:apply-design-mode="false"/>
        <table:table-column table:style-name="co53" table:default-cell-style-name="ce-1"/>
        <table:table-column table:style-name="co54" table:default-cell-style-name="ce-1"/>
        <table:table-column table:style-name="co26" table:default-cell-style-name="ce-1" table:visibility="collapse"/>
        <table:table-column table:style-name="co55" table:default-cell-style-name="ce-1"/>
        <table:table-column table:style-name="co56" table:default-cell-style-name="ce-1"/>
        <table:table-column table:style-name="co37" table:default-cell-style-name="ce-1"/>
        <table:table-column table:style-name="co57" table:number-columns-repeated="2" table:default-cell-style-name="ce-1"/>
        <table:table-column table:style-name="co26" table:number-columns-repeated="17" table:default-cell-style-name="ce-1" table:visibility="collapse"/>
        <table:table-column table:style-name="co26" table:number-columns-repeated="4" table:default-cell-style-name="ce-1" table:visibility="collapse"/>
        <table:table-column table:style-name="co52" table:default-cell-style-name="ce15" table:number-columns-repeated="227"/>
        <table:table-row table:style-name="ro34">
          <table:table-cell table:style-name="ce78" table:number-columns-spanned="7" table:number-rows-spanned="1" office:value-type="string">
            <text:p>SNA Metrics</text:p>
          </table:table-cell>
          <table:covered-table-cell table:number-columns-repeated="6"/>
          <table:table-cell/>
          <table:table-cell table:style-name="ce144" office:value-type="string">
            <text:p>Degree Bin</text:p>
          </table:table-cell>
          <table:table-cell table:style-name="ce144" office:value-type="string">
            <text:p>Degree Frequency</text:p>
          </table:table-cell>
          <table:table-cell table:style-name="ce145" office:value-type="string">
            <text:p>In-Degree Bin</text:p>
          </table:table-cell>
          <table:table-cell table:style-name="ce146" office:value-type="string">
            <text:p>In-Degree Frequency</text:p>
          </table:table-cell>
          <table:table-cell table:style-name="ce145" office:value-type="string">
            <text:p>Out-Degree Bin</text:p>
          </table:table-cell>
          <table:table-cell table:style-name="ce146" office:value-type="string">
            <text:p>Out-Degree Frequency</text:p>
          </table:table-cell>
          <table:table-cell table:style-name="ce145" office:value-type="string">
            <text:p>Betweenness Centrality Bin</text:p>
          </table:table-cell>
          <table:table-cell table:style-name="ce146" office:value-type="string">
            <text:p>Betweenness Centrality Frequency</text:p>
          </table:table-cell>
          <table:table-cell table:style-name="ce145" office:value-type="string">
            <text:p>Closeness Centrality Bin</text:p>
          </table:table-cell>
          <table:table-cell table:style-name="ce146" office:value-type="string">
            <text:p>Closeness Centrality Frequency</text:p>
          </table:table-cell>
          <table:table-cell table:style-name="ce145" office:value-type="string">
            <text:p>Eigenvector Centrality Bin</text:p>
          </table:table-cell>
          <table:table-cell table:style-name="ce146" office:value-type="string">
            <text:p>Eigenvector Centrality Frequency</text:p>
          </table:table-cell>
          <table:table-cell table:style-name="ce147" office:value-type="string">
            <text:p>PageRank Bin</text:p>
          </table:table-cell>
          <table:table-cell table:style-name="ce147" office:value-type="string">
            <text:p>PageRank Frequency</text:p>
          </table:table-cell>
          <table:table-cell table:style-name="ce145" office:value-type="string">
            <text:p>Clustering Coefficient Bin</text:p>
          </table:table-cell>
          <table:table-cell table:style-name="ce148" office:value-type="string">
            <text:p>Clustering Coefficient Frequency</text:p>
          </table:table-cell>
          <table:table-cell table:style-name="ce148" office:value-type="string">
            <text:p>Dynamic Filter Bin</text:p>
          </table:table-cell>
          <table:table-cell table:style-name="ce146" office:value-type="string">
            <text:p>Dynamic Filter Frequency</text:p>
          </table:table-cell>
          <table:table-cell/>
          <table:table-cell table:style-name="ce144" office:value-type="string">
            <text:p>Histogram Property</text:p>
          </table:table-cell>
          <table:table-cell table:style-name="ce144" office:value-type="string">
            <text:p>Value</text:p>
          </table:table-cell>
        </table:table-row>
        <table:table-row table:style-name="ro47">
          <table:table-cell table:style-name="ce149" table:number-columns-spanned="7" table:number-rows-spanned="1" office:value-type="string">
            <text:p>This page is generated from statistics calculated in R using igraph. To use read the information at http://mashe.hawksey.info/2012/01/tags-r/

[If not required this sheet can be deleted - Graphs and stats on right-hand-side 'borrowed' from NodeXL] </text:p>
          </table:table-cell>
          <table:covered-table-cell table:number-columns-repeated="6"/>
          <table:table-cell/>
          <table:table-cell table:style-name="ce150" table:formula="oooc:=MIN([Vertices.C:.C])" office:value-type="float" office:value="0">
            <text:p>0.00</text:p>
          </table:table-cell>
          <table:table-cell table:style-name="ce144" table:formula="oooc:=COUNTIF([Vertices.C:.C];(&quot;&gt;= &quot;&amp;[.I2]))-COUNTIF([Vertices.C:.C];(&quot;&gt;=&quot;&amp;[.I3]))" office:value-type="float" office:value="0">
            <text:p>0</text:p>
          </table:table-cell>
          <table:table-cell table:style-name="ce151" table:formula="oooc:=MIN([Vertices.D:.D])" office:value-type="float" office:value="0">
            <text:p>0.00</text:p>
          </table:table-cell>
          <table:table-cell table:style-name="ce152" table:formula="oooc:=COUNTIF([Vertices.D:.D];(&quot;&gt;= &quot;&amp;[.K2]))-COUNTIF([Vertices.D:.D];(&quot;&gt;=&quot;&amp;[.K3]))" office:value-type="float" office:value="0">
            <text:p>0</text:p>
          </table:table-cell>
          <table:table-cell table:style-name="ce151" table:formula="oooc:=MIN([Vertices.E:.E])" office:value-type="float" office:value="0">
            <text:p>0.00</text:p>
          </table:table-cell>
          <table:table-cell table:style-name="ce152" table:formula="oooc:=COUNTIF([Vertices.E:.E];(&quot;&gt;= &quot;&amp;[.M2]))-COUNTIF([Vertices.E:.E];(&quot;&gt;=&quot;&amp;[.M3]))" office:value-type="float" office:value="0">
            <text:p>0</text:p>
          </table:table-cell>
          <table:table-cell table:style-name="ce151" table:formula="oooc:=MIN([Vertices.F:.F])" office:value-type="float" office:value="0">
            <text:p>0.00</text:p>
          </table:table-cell>
          <table:table-cell table:style-name="ce152" table:formula="oooc:=COUNTIF([Vertices.F:.F];(&quot;&gt;= &quot;&amp;[.O2]))-COUNTIF([Vertices.F:.F];(&quot;&gt;=&quot;&amp;[.O3]))" office:value-type="float" office:value="0">
            <text:p>0</text:p>
          </table:table-cell>
          <table:table-cell table:style-name="ce151" table:formula="oooc:=MIN({})" office:value-type="float" office:value="0">
            <text:p>0.00</text:p>
          </table:table-cell>
          <table:table-cell table:style-name="ce152" table:formula="oooc:=COUNTIF({};(&quot;&gt;= &quot;&amp;[.Q2]))-COUNTIF({};(&quot;&gt;=&quot;&amp;[.Q3]))" office:value-type="float" office:value="0">
            <text:p>0</text:p>
          </table:table-cell>
          <table:table-cell table:style-name="ce151" table:formula="oooc:=MIN([Vertices.H:.H])" office:value-type="float" office:value="0">
            <text:p>0.00</text:p>
          </table:table-cell>
          <table:table-cell table:style-name="ce152" table:formula="oooc:=COUNTIF([Vertices.H:.H];(&quot;&gt;= &quot;&amp;[.S2]))-COUNTIF([Vertices.H:.H];(&quot;&gt;=&quot;&amp;[.S3]))" office:value-type="float" office:value="0">
            <text:p>0</text:p>
          </table:table-cell>
          <table:table-cell table:style-name="ce151" table:formula="oooc:=MIN([Vertices.G:.G])" office:value-type="float" office:value="0">
            <text:p>0.00</text:p>
          </table:table-cell>
          <table:table-cell table:style-name="ce152" table:formula="oooc:=COUNTIF([Vertices.G:.G];(&quot;&gt;= &quot;&amp;[.U2]))-COUNTIF([Vertices.G:.G];(&quot;&gt;=&quot;&amp;[.U3]))" office:value-type="float" office:value="0">
            <text:p>0</text:p>
          </table:table-cell>
          <table:table-cell table:style-name="ce151" table:formula="oooc:=MIN({})" office:value-type="float" office:value="0">
            <text:p>0.00</text:p>
          </table:table-cell>
          <table:table-cell table:style-name="ce153" table:formula="oooc:=COUNTIF({};(&quot;&gt;= &quot;&amp;[.W2]))-COUNTIF({};(&quot;&gt;=&quot;&amp;[.W3]))" office:value-type="float" office:value="0">
            <text:p>0</text:p>
          </table:table-cell>
          <table:table-cell table:style-name="ce154" table:formula="oooc:=MIN(INDIRECT(DYNAMICFILTERSOURCECOLUMNRANGE))" office:value-type="string" office:value="#NAME?">
            <text:p>#NAME?</text:p>
          </table:table-cell>
          <table:table-cell table:style-name="ce152" table:formula="oooc:=COUNTIF(INDIRECT(DYNAMICFILTERSOURCECOLUMNRANGE);(&quot;&gt;= &quot;&amp;[.Y2]))-COUNTIF(INDIRECT(DYNAMICFILTERSOURCECOLUMNRANGE);(&quot;&gt;=&quot;&amp;[.Y3]))" office:value-type="string" office:value="#NAME?">
            <text:p>#NAME?</text:p>
          </table:table-cell>
          <table:table-cell/>
          <table:table-cell table:style-name="ce144" office:value-type="string">
            <text:p>Bin Divisor</text:p>
          </table:table-cell>
          <table:table-cell table:style-name="ce144" table:formula="oooc:=ROWS(['SNA Metrics'.$I$2:.$I$45])-1" office:value-type="float" office:value="43">
            <text:p>43</text:p>
          </table:table-cell>
        </table:table-row>
        <table:table-row table:style-name="ro36">
          <table:table-cell table:style-name="ce155" table:number-columns-spanned="2" table:number-rows-spanned="1" office:value-type="string">
            <text:p>Degree - Top 10</text:p>
          </table:table-cell>
          <table:covered-table-cell/>
          <table:table-cell table:number-columns-repeated="4"/>
          <table:table-cell table:number-columns-repeated="2" table:style-name="ce78"/>
          <table:table-cell table:style-name="ce150" table:formula="oooc:=[.I2]+(([.$I$45]-[.$I$2])/BINDIVISOR)" office:value-type="string" office:value="#NAME?">
            <text:p>#NAME?</text:p>
          </table:table-cell>
          <table:table-cell table:style-name="ce144" table:formula="oooc:=COUNTIF([Vertices.C:.C];(&quot;&gt;= &quot;&amp;[.I3]))-COUNTIF([Vertices.C:.C];(&quot;&gt;=&quot;&amp;[.I4]))" office:value-type="float" office:value="0">
            <text:p>0</text:p>
          </table:table-cell>
          <table:table-cell table:style-name="ce156" table:formula="oooc:=[.K2]+(([.$K$45]-[.$K$2])/BINDIVISOR)" office:value-type="string" office:value="#NAME?">
            <text:p>#NAME?</text:p>
          </table:table-cell>
          <table:table-cell table:style-name="ce152" table:formula="oooc:=COUNTIF([Vertices.D:.D];(&quot;&gt;= &quot;&amp;[.K3]))-COUNTIF([Vertices.D:.D];(&quot;&gt;=&quot;&amp;[.K4]))" office:value-type="float" office:value="0">
            <text:p>0</text:p>
          </table:table-cell>
          <table:table-cell table:style-name="ce156" table:formula="oooc:=[.M2]+(([.$M$45]-[.$M$2])/BINDIVISOR)" office:value-type="string" office:value="#NAME?">
            <text:p>#NAME?</text:p>
          </table:table-cell>
          <table:table-cell table:style-name="ce152" table:formula="oooc:=COUNTIF([Vertices.E:.E];(&quot;&gt;= &quot;&amp;[.M3]))-COUNTIF([Vertices.E:.E];(&quot;&gt;=&quot;&amp;[.M4]))" office:value-type="float" office:value="0">
            <text:p>0</text:p>
          </table:table-cell>
          <table:table-cell table:style-name="ce156" table:formula="oooc:=[.O2]+(([.$O$45]-[.$O$2])/BINDIVISOR)" office:value-type="string" office:value="#NAME?">
            <text:p>#NAME?</text:p>
          </table:table-cell>
          <table:table-cell table:style-name="ce152" table:formula="oooc:=COUNTIF([Vertices.F:.F];(&quot;&gt;= &quot;&amp;[.O3]))-COUNTIF([Vertices.F:.F];(&quot;&gt;=&quot;&amp;[.O4]))" office:value-type="float" office:value="0">
            <text:p>0</text:p>
          </table:table-cell>
          <table:table-cell table:style-name="ce156" table:formula="oooc:=[.Q2]+(([.$Q$45]-[.$Q$2])/BINDIVISOR)" office:value-type="string" office:value="#NAME?">
            <text:p>#NAME?</text:p>
          </table:table-cell>
          <table:table-cell table:style-name="ce157" table:formula="oooc:=COUNTIF({};(&quot;&gt;= &quot;&amp;[.Q3]))-COUNTIF({};(&quot;&gt;=&quot;&amp;[.Q4]))" office:value-type="float" office:value="0">
            <text:p>0</text:p>
          </table:table-cell>
          <table:table-cell table:style-name="ce156" table:formula="oooc:=[.S2]+(([.$S$45]-[.$S$2])/BINDIVISOR)" office:value-type="string" office:value="#NAME?">
            <text:p>#NAME?</text:p>
          </table:table-cell>
          <table:table-cell table:style-name="ce152" table:formula="oooc:=COUNTIF([Vertices.H:.H];(&quot;&gt;= &quot;&amp;[.S3]))-COUNTIF([Vertices.H:.H];(&quot;&gt;=&quot;&amp;[.S4]))" office:value-type="float" office:value="0">
            <text:p>0</text:p>
          </table:table-cell>
          <table:table-cell table:style-name="ce156" table:formula="oooc:=[.U2]+(([.$U$45]-[.$U$2])/BINDIVISOR)" office:value-type="string" office:value="#NAME?">
            <text:p>#NAME?</text:p>
          </table:table-cell>
          <table:table-cell table:style-name="ce152" table:formula="oooc:=COUNTIF([Vertices.G:.G];(&quot;&gt;= &quot;&amp;[.U3]))-COUNTIF([Vertices.G:.G];(&quot;&gt;=&quot;&amp;[.U4]))" office:value-type="float" office:value="0">
            <text:p>0</text:p>
          </table:table-cell>
          <table:table-cell table:style-name="ce156" table:formula="oooc:=[.W2]+(([.$W$45]-[.$W$2])/BINDIVISOR)" office:value-type="string" office:value="#NAME?">
            <text:p>#NAME?</text:p>
          </table:table-cell>
          <table:table-cell table:style-name="ce158" table:formula="oooc:=COUNTIF({};(&quot;&gt;= &quot;&amp;[.W3]))-COUNTIF({};(&quot;&gt;=&quot;&amp;[.W4]))" office:value-type="float" office:value="0">
            <text:p>0</text:p>
          </table:table-cell>
          <table:table-cell table:style-name="ce159" table:formula="oooc:=[.Y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]))-COUNTIF(INDIRECT(DYNAMICFILTERSOURCECOLUMNRANGE);(&quot;&gt;=&quot;&amp;[.Y4]))" office:value-type="string" office:value="#NAME?">
            <text:p>#NAME?</text:p>
          </table:table-cell>
          <table:table-cell/>
          <table:table-cell table:style-name="ce144" office:value-type="string">
            <text:p>No Metric Message</text:p>
          </table:table-cell>
          <table:table-cell table:style-name="ce144" office:value-type="string">
            <text:p>Not Available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3]+(([.$I$45]-[.$I$2])/BINDIVISOR)" office:value-type="string" office:value="#NAME?">
            <text:p>#NAME?</text:p>
          </table:table-cell>
          <table:table-cell table:style-name="ce144" table:formula="oooc:=COUNTIF([Vertices.C:.C];(&quot;&gt;= &quot;&amp;[.I4]))-COUNTIF([Vertices.C:.C];(&quot;&gt;=&quot;&amp;[.I5]))" office:value-type="float" office:value="0">
            <text:p>0</text:p>
          </table:table-cell>
          <table:table-cell table:style-name="ce151" table:formula="oooc:=[.K3]+(([.$K$45]-[.$K$2])/BINDIVISOR)" office:value-type="string" office:value="#NAME?">
            <text:p>#NAME?</text:p>
          </table:table-cell>
          <table:table-cell table:style-name="ce152" table:formula="oooc:=COUNTIF([Vertices.D:.D];(&quot;&gt;= &quot;&amp;[.K4]))-COUNTIF([Vertices.D:.D];(&quot;&gt;=&quot;&amp;[.K5]))" office:value-type="float" office:value="0">
            <text:p>0</text:p>
          </table:table-cell>
          <table:table-cell table:style-name="ce151" table:formula="oooc:=[.M3]+(([.$M$45]-[.$M$2])/BINDIVISOR)" office:value-type="string" office:value="#NAME?">
            <text:p>#NAME?</text:p>
          </table:table-cell>
          <table:table-cell table:style-name="ce152" table:formula="oooc:=COUNTIF([Vertices.E:.E];(&quot;&gt;= &quot;&amp;[.M4]))-COUNTIF([Vertices.E:.E];(&quot;&gt;=&quot;&amp;[.M5]))" office:value-type="float" office:value="0">
            <text:p>0</text:p>
          </table:table-cell>
          <table:table-cell table:style-name="ce151" table:formula="oooc:=[.O3]+(([.$O$45]-[.$O$2])/BINDIVISOR)" office:value-type="string" office:value="#NAME?">
            <text:p>#NAME?</text:p>
          </table:table-cell>
          <table:table-cell table:style-name="ce152" table:formula="oooc:=COUNTIF([Vertices.F:.F];(&quot;&gt;= &quot;&amp;[.O4]))-COUNTIF([Vertices.F:.F];(&quot;&gt;=&quot;&amp;[.O5]))" office:value-type="float" office:value="0">
            <text:p>0</text:p>
          </table:table-cell>
          <table:table-cell table:style-name="ce151" table:formula="oooc:=[.Q3]+(([.$Q$45]-[.$Q$2])/BINDIVISOR)" office:value-type="string" office:value="#NAME?">
            <text:p>#NAME?</text:p>
          </table:table-cell>
          <table:table-cell table:style-name="ce152" table:formula="oooc:=COUNTIF({};(&quot;&gt;= &quot;&amp;[.Q4]))-COUNTIF({};(&quot;&gt;=&quot;&amp;[.Q5]))" office:value-type="float" office:value="0">
            <text:p>0</text:p>
          </table:table-cell>
          <table:table-cell table:style-name="ce151" table:formula="oooc:=[.S3]+(([.$S$45]-[.$S$2])/BINDIVISOR)" office:value-type="string" office:value="#NAME?">
            <text:p>#NAME?</text:p>
          </table:table-cell>
          <table:table-cell table:style-name="ce152" table:formula="oooc:=COUNTIF([Vertices.H:.H];(&quot;&gt;= &quot;&amp;[.S4]))-COUNTIF([Vertices.H:.H];(&quot;&gt;=&quot;&amp;[.S5]))" office:value-type="float" office:value="0">
            <text:p>0</text:p>
          </table:table-cell>
          <table:table-cell table:style-name="ce151" table:formula="oooc:=[.U3]+(([.$U$45]-[.$U$2])/BINDIVISOR)" office:value-type="string" office:value="#NAME?">
            <text:p>#NAME?</text:p>
          </table:table-cell>
          <table:table-cell table:style-name="ce152" table:formula="oooc:=COUNTIF([Vertices.G:.G];(&quot;&gt;= &quot;&amp;[.U4]))-COUNTIF([Vertices.G:.G];(&quot;&gt;=&quot;&amp;[.U5]))" office:value-type="float" office:value="0">
            <text:p>0</text:p>
          </table:table-cell>
          <table:table-cell table:style-name="ce151" table:formula="oooc:=[.W3]+(([.$W$45]-[.$W$2])/BINDIVISOR)" office:value-type="string" office:value="#NAME?">
            <text:p>#NAME?</text:p>
          </table:table-cell>
          <table:table-cell table:style-name="ce153" table:formula="oooc:=COUNTIF({};(&quot;&gt;= &quot;&amp;[.W4]))-COUNTIF({};(&quot;&gt;=&quot;&amp;[.W5]))" office:value-type="float" office:value="0">
            <text:p>0</text:p>
          </table:table-cell>
          <table:table-cell table:style-name="ce154" table:formula="oooc:=[.Y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]))-COUNTIF(INDIRECT(DYNAMICFILTERSOURCECOLUMNRANGE);(&quot;&gt;=&quot;&amp;[.Y5]))" office:value-type="string" office:value="#NAME?">
            <text:p>#NAME?</text:p>
          </table:table-cell>
          <table:table-cell/>
          <table:table-cell table:style-name="ce144" office:value-type="string">
            <text:p>Dynamic Filter Source Column Range</text:p>
          </table:table-cell>
          <table:table-cell table:style-name="ce144" office:value-type="string">
            <text:p>TableName[ColumnName]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4]+(([.$I$45]-[.$I$2])/BINDIVISOR)" office:value-type="string" office:value="#NAME?">
            <text:p>#NAME?</text:p>
          </table:table-cell>
          <table:table-cell table:style-name="ce144" table:formula="oooc:=COUNTIF([Vertices.C:.C];(&quot;&gt;= &quot;&amp;[.I5]))-COUNTIF([Vertices.C:.C];(&quot;&gt;=&quot;&amp;[.I6]))" office:value-type="float" office:value="0">
            <text:p>0</text:p>
          </table:table-cell>
          <table:table-cell table:style-name="ce156" table:formula="oooc:=[.K4]+(([.$K$45]-[.$K$2])/BINDIVISOR)" office:value-type="string" office:value="#NAME?">
            <text:p>#NAME?</text:p>
          </table:table-cell>
          <table:table-cell table:style-name="ce152" table:formula="oooc:=COUNTIF([Vertices.D:.D];(&quot;&gt;= &quot;&amp;[.K5]))-COUNTIF([Vertices.D:.D];(&quot;&gt;=&quot;&amp;[.K6]))" office:value-type="float" office:value="0">
            <text:p>0</text:p>
          </table:table-cell>
          <table:table-cell table:style-name="ce156" table:formula="oooc:=[.M4]+(([.$M$45]-[.$M$2])/BINDIVISOR)" office:value-type="string" office:value="#NAME?">
            <text:p>#NAME?</text:p>
          </table:table-cell>
          <table:table-cell table:style-name="ce152" table:formula="oooc:=COUNTIF([Vertices.E:.E];(&quot;&gt;= &quot;&amp;[.M5]))-COUNTIF([Vertices.E:.E];(&quot;&gt;=&quot;&amp;[.M6]))" office:value-type="float" office:value="0">
            <text:p>0</text:p>
          </table:table-cell>
          <table:table-cell table:style-name="ce156" table:formula="oooc:=[.O4]+(([.$O$45]-[.$O$2])/BINDIVISOR)" office:value-type="string" office:value="#NAME?">
            <text:p>#NAME?</text:p>
          </table:table-cell>
          <table:table-cell table:style-name="ce152" table:formula="oooc:=COUNTIF([Vertices.F:.F];(&quot;&gt;= &quot;&amp;[.O5]))-COUNTIF([Vertices.F:.F];(&quot;&gt;=&quot;&amp;[.O6]))" office:value-type="float" office:value="0">
            <text:p>0</text:p>
          </table:table-cell>
          <table:table-cell table:style-name="ce156" table:formula="oooc:=[.Q4]+(([.$Q$45]-[.$Q$2])/BINDIVISOR)" office:value-type="string" office:value="#NAME?">
            <text:p>#NAME?</text:p>
          </table:table-cell>
          <table:table-cell table:style-name="ce157" table:formula="oooc:=COUNTIF({};(&quot;&gt;= &quot;&amp;[.Q5]))-COUNTIF({};(&quot;&gt;=&quot;&amp;[.Q6]))" office:value-type="float" office:value="0">
            <text:p>0</text:p>
          </table:table-cell>
          <table:table-cell table:style-name="ce156" table:formula="oooc:=[.S4]+(([.$S$45]-[.$S$2])/BINDIVISOR)" office:value-type="string" office:value="#NAME?">
            <text:p>#NAME?</text:p>
          </table:table-cell>
          <table:table-cell table:style-name="ce152" table:formula="oooc:=COUNTIF([Vertices.H:.H];(&quot;&gt;= &quot;&amp;[.S5]))-COUNTIF([Vertices.H:.H];(&quot;&gt;=&quot;&amp;[.S6]))" office:value-type="float" office:value="0">
            <text:p>0</text:p>
          </table:table-cell>
          <table:table-cell table:style-name="ce156" table:formula="oooc:=[.U4]+(([.$U$45]-[.$U$2])/BINDIVISOR)" office:value-type="string" office:value="#NAME?">
            <text:p>#NAME?</text:p>
          </table:table-cell>
          <table:table-cell table:style-name="ce152" table:formula="oooc:=COUNTIF([Vertices.G:.G];(&quot;&gt;= &quot;&amp;[.U5]))-COUNTIF([Vertices.G:.G];(&quot;&gt;=&quot;&amp;[.U6]))" office:value-type="float" office:value="0">
            <text:p>0</text:p>
          </table:table-cell>
          <table:table-cell table:style-name="ce156" table:formula="oooc:=[.W4]+(([.$W$45]-[.$W$2])/BINDIVISOR)" office:value-type="string" office:value="#NAME?">
            <text:p>#NAME?</text:p>
          </table:table-cell>
          <table:table-cell table:style-name="ce158" table:formula="oooc:=COUNTIF({};(&quot;&gt;= &quot;&amp;[.W5]))-COUNTIF({};(&quot;&gt;=&quot;&amp;[.W6]))" office:value-type="float" office:value="0">
            <text:p>0</text:p>
          </table:table-cell>
          <table:table-cell table:style-name="ce159" table:formula="oooc:=[.Y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5]))-COUNTIF(INDIRECT(DYNAMICFILTERSOURCECOLUMNRANGE);(&quot;&gt;=&quot;&amp;[.Y6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5]+(([.$I$45]-[.$I$2])/BINDIVISOR)" office:value-type="string" office:value="#NAME?">
            <text:p>#NAME?</text:p>
          </table:table-cell>
          <table:table-cell table:style-name="ce144" table:formula="oooc:=COUNTIF([Vertices.C:.C];(&quot;&gt;= &quot;&amp;[.I6]))-COUNTIF([Vertices.C:.C];(&quot;&gt;=&quot;&amp;[.I7]))" office:value-type="float" office:value="0">
            <text:p>0</text:p>
          </table:table-cell>
          <table:table-cell table:style-name="ce151" table:formula="oooc:=[.K5]+(([.$K$45]-[.$K$2])/BINDIVISOR)" office:value-type="string" office:value="#NAME?">
            <text:p>#NAME?</text:p>
          </table:table-cell>
          <table:table-cell table:style-name="ce152" table:formula="oooc:=COUNTIF([Vertices.D:.D];(&quot;&gt;= &quot;&amp;[.K6]))-COUNTIF([Vertices.D:.D];(&quot;&gt;=&quot;&amp;[.K7]))" office:value-type="float" office:value="0">
            <text:p>0</text:p>
          </table:table-cell>
          <table:table-cell table:style-name="ce151" table:formula="oooc:=[.M5]+(([.$M$45]-[.$M$2])/BINDIVISOR)" office:value-type="string" office:value="#NAME?">
            <text:p>#NAME?</text:p>
          </table:table-cell>
          <table:table-cell table:style-name="ce152" table:formula="oooc:=COUNTIF([Vertices.E:.E];(&quot;&gt;= &quot;&amp;[.M6]))-COUNTIF([Vertices.E:.E];(&quot;&gt;=&quot;&amp;[.M7]))" office:value-type="float" office:value="0">
            <text:p>0</text:p>
          </table:table-cell>
          <table:table-cell table:style-name="ce151" table:formula="oooc:=[.O5]+(([.$O$45]-[.$O$2])/BINDIVISOR)" office:value-type="string" office:value="#NAME?">
            <text:p>#NAME?</text:p>
          </table:table-cell>
          <table:table-cell table:style-name="ce152" table:formula="oooc:=COUNTIF([Vertices.F:.F];(&quot;&gt;= &quot;&amp;[.O6]))-COUNTIF([Vertices.F:.F];(&quot;&gt;=&quot;&amp;[.O7]))" office:value-type="float" office:value="0">
            <text:p>0</text:p>
          </table:table-cell>
          <table:table-cell table:style-name="ce151" table:formula="oooc:=[.Q5]+(([.$Q$45]-[.$Q$2])/BINDIVISOR)" office:value-type="string" office:value="#NAME?">
            <text:p>#NAME?</text:p>
          </table:table-cell>
          <table:table-cell table:style-name="ce152" table:formula="oooc:=COUNTIF({};(&quot;&gt;= &quot;&amp;[.Q6]))-COUNTIF({};(&quot;&gt;=&quot;&amp;[.Q7]))" office:value-type="float" office:value="0">
            <text:p>0</text:p>
          </table:table-cell>
          <table:table-cell table:style-name="ce151" table:formula="oooc:=[.S5]+(([.$S$45]-[.$S$2])/BINDIVISOR)" office:value-type="string" office:value="#NAME?">
            <text:p>#NAME?</text:p>
          </table:table-cell>
          <table:table-cell table:style-name="ce152" table:formula="oooc:=COUNTIF([Vertices.H:.H];(&quot;&gt;= &quot;&amp;[.S6]))-COUNTIF([Vertices.H:.H];(&quot;&gt;=&quot;&amp;[.S7]))" office:value-type="float" office:value="0">
            <text:p>0</text:p>
          </table:table-cell>
          <table:table-cell table:style-name="ce151" table:formula="oooc:=[.U5]+(([.$U$45]-[.$U$2])/BINDIVISOR)" office:value-type="string" office:value="#NAME?">
            <text:p>#NAME?</text:p>
          </table:table-cell>
          <table:table-cell table:style-name="ce152" table:formula="oooc:=COUNTIF([Vertices.G:.G];(&quot;&gt;= &quot;&amp;[.U6]))-COUNTIF([Vertices.G:.G];(&quot;&gt;=&quot;&amp;[.U7]))" office:value-type="float" office:value="0">
            <text:p>0</text:p>
          </table:table-cell>
          <table:table-cell table:style-name="ce151" table:formula="oooc:=[.W5]+(([.$W$45]-[.$W$2])/BINDIVISOR)" office:value-type="string" office:value="#NAME?">
            <text:p>#NAME?</text:p>
          </table:table-cell>
          <table:table-cell table:style-name="ce153" table:formula="oooc:=COUNTIF({};(&quot;&gt;= &quot;&amp;[.W6]))-COUNTIF({};(&quot;&gt;=&quot;&amp;[.W7]))" office:value-type="float" office:value="0">
            <text:p>0</text:p>
          </table:table-cell>
          <table:table-cell table:style-name="ce154" table:formula="oooc:=[.Y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6]))-COUNTIF(INDIRECT(DYNAMICFILTERSOURCECOLUMNRANGE);(&quot;&gt;=&quot;&amp;[.Y7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6]+(([.$I$45]-[.$I$2])/BINDIVISOR)" office:value-type="string" office:value="#NAME?">
            <text:p>#NAME?</text:p>
          </table:table-cell>
          <table:table-cell table:style-name="ce144" table:formula="oooc:=COUNTIF([Vertices.C:.C];(&quot;&gt;= &quot;&amp;[.I7]))-COUNTIF([Vertices.C:.C];(&quot;&gt;=&quot;&amp;[.I8]))" office:value-type="float" office:value="0">
            <text:p>0</text:p>
          </table:table-cell>
          <table:table-cell table:style-name="ce156" table:formula="oooc:=[.K6]+(([.$K$45]-[.$K$2])/BINDIVISOR)" office:value-type="string" office:value="#NAME?">
            <text:p>#NAME?</text:p>
          </table:table-cell>
          <table:table-cell table:style-name="ce152" table:formula="oooc:=COUNTIF([Vertices.D:.D];(&quot;&gt;= &quot;&amp;[.K7]))-COUNTIF([Vertices.D:.D];(&quot;&gt;=&quot;&amp;[.K8]))" office:value-type="float" office:value="0">
            <text:p>0</text:p>
          </table:table-cell>
          <table:table-cell table:style-name="ce156" table:formula="oooc:=[.M6]+(([.$M$45]-[.$M$2])/BINDIVISOR)" office:value-type="string" office:value="#NAME?">
            <text:p>#NAME?</text:p>
          </table:table-cell>
          <table:table-cell table:style-name="ce152" table:formula="oooc:=COUNTIF([Vertices.E:.E];(&quot;&gt;= &quot;&amp;[.M7]))-COUNTIF([Vertices.E:.E];(&quot;&gt;=&quot;&amp;[.M8]))" office:value-type="float" office:value="0">
            <text:p>0</text:p>
          </table:table-cell>
          <table:table-cell table:style-name="ce156" table:formula="oooc:=[.O6]+(([.$O$45]-[.$O$2])/BINDIVISOR)" office:value-type="string" office:value="#NAME?">
            <text:p>#NAME?</text:p>
          </table:table-cell>
          <table:table-cell table:style-name="ce152" table:formula="oooc:=COUNTIF([Vertices.F:.F];(&quot;&gt;= &quot;&amp;[.O7]))-COUNTIF([Vertices.F:.F];(&quot;&gt;=&quot;&amp;[.O8]))" office:value-type="float" office:value="0">
            <text:p>0</text:p>
          </table:table-cell>
          <table:table-cell table:style-name="ce156" table:formula="oooc:=[.Q6]+(([.$Q$45]-[.$Q$2])/BINDIVISOR)" office:value-type="string" office:value="#NAME?">
            <text:p>#NAME?</text:p>
          </table:table-cell>
          <table:table-cell table:style-name="ce157" table:formula="oooc:=COUNTIF({};(&quot;&gt;= &quot;&amp;[.Q7]))-COUNTIF({};(&quot;&gt;=&quot;&amp;[.Q8]))" office:value-type="float" office:value="0">
            <text:p>0</text:p>
          </table:table-cell>
          <table:table-cell table:style-name="ce156" table:formula="oooc:=[.S6]+(([.$S$45]-[.$S$2])/BINDIVISOR)" office:value-type="string" office:value="#NAME?">
            <text:p>#NAME?</text:p>
          </table:table-cell>
          <table:table-cell table:style-name="ce152" table:formula="oooc:=COUNTIF([Vertices.H:.H];(&quot;&gt;= &quot;&amp;[.S7]))-COUNTIF([Vertices.H:.H];(&quot;&gt;=&quot;&amp;[.S8]))" office:value-type="float" office:value="0">
            <text:p>0</text:p>
          </table:table-cell>
          <table:table-cell table:style-name="ce156" table:formula="oooc:=[.U6]+(([.$U$45]-[.$U$2])/BINDIVISOR)" office:value-type="string" office:value="#NAME?">
            <text:p>#NAME?</text:p>
          </table:table-cell>
          <table:table-cell table:style-name="ce152" table:formula="oooc:=COUNTIF([Vertices.G:.G];(&quot;&gt;= &quot;&amp;[.U7]))-COUNTIF([Vertices.G:.G];(&quot;&gt;=&quot;&amp;[.U8]))" office:value-type="float" office:value="0">
            <text:p>0</text:p>
          </table:table-cell>
          <table:table-cell table:style-name="ce156" table:formula="oooc:=[.W6]+(([.$W$45]-[.$W$2])/BINDIVISOR)" office:value-type="string" office:value="#NAME?">
            <text:p>#NAME?</text:p>
          </table:table-cell>
          <table:table-cell table:style-name="ce158" table:formula="oooc:=COUNTIF({};(&quot;&gt;= &quot;&amp;[.W7]))-COUNTIF({};(&quot;&gt;=&quot;&amp;[.W8]))" office:value-type="float" office:value="0">
            <text:p>0</text:p>
          </table:table-cell>
          <table:table-cell table:style-name="ce159" table:formula="oooc:=[.Y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7]))-COUNTIF(INDIRECT(DYNAMICFILTERSOURCECOLUMNRANGE);(&quot;&gt;=&quot;&amp;[.Y8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7]+(([.$I$45]-[.$I$2])/BINDIVISOR)" office:value-type="string" office:value="#NAME?">
            <text:p>#NAME?</text:p>
          </table:table-cell>
          <table:table-cell table:style-name="ce144" table:formula="oooc:=COUNTIF([Vertices.C:.C];(&quot;&gt;= &quot;&amp;[.I8]))-COUNTIF([Vertices.C:.C];(&quot;&gt;=&quot;&amp;[.I9]))" office:value-type="float" office:value="0">
            <text:p>0</text:p>
          </table:table-cell>
          <table:table-cell table:style-name="ce151" table:formula="oooc:=[.K7]+(([.$K$45]-[.$K$2])/BINDIVISOR)" office:value-type="string" office:value="#NAME?">
            <text:p>#NAME?</text:p>
          </table:table-cell>
          <table:table-cell table:style-name="ce152" table:formula="oooc:=COUNTIF([Vertices.D:.D];(&quot;&gt;= &quot;&amp;[.K8]))-COUNTIF([Vertices.D:.D];(&quot;&gt;=&quot;&amp;[.K9]))" office:value-type="float" office:value="0">
            <text:p>0</text:p>
          </table:table-cell>
          <table:table-cell table:style-name="ce151" table:formula="oooc:=[.M7]+(([.$M$45]-[.$M$2])/BINDIVISOR)" office:value-type="string" office:value="#NAME?">
            <text:p>#NAME?</text:p>
          </table:table-cell>
          <table:table-cell table:style-name="ce152" table:formula="oooc:=COUNTIF([Vertices.E:.E];(&quot;&gt;= &quot;&amp;[.M8]))-COUNTIF([Vertices.E:.E];(&quot;&gt;=&quot;&amp;[.M9]))" office:value-type="float" office:value="0">
            <text:p>0</text:p>
          </table:table-cell>
          <table:table-cell table:style-name="ce151" table:formula="oooc:=[.O7]+(([.$O$45]-[.$O$2])/BINDIVISOR)" office:value-type="string" office:value="#NAME?">
            <text:p>#NAME?</text:p>
          </table:table-cell>
          <table:table-cell table:style-name="ce152" table:formula="oooc:=COUNTIF([Vertices.F:.F];(&quot;&gt;= &quot;&amp;[.O8]))-COUNTIF([Vertices.F:.F];(&quot;&gt;=&quot;&amp;[.O9]))" office:value-type="float" office:value="0">
            <text:p>0</text:p>
          </table:table-cell>
          <table:table-cell table:style-name="ce151" table:formula="oooc:=[.Q7]+(([.$Q$45]-[.$Q$2])/BINDIVISOR)" office:value-type="string" office:value="#NAME?">
            <text:p>#NAME?</text:p>
          </table:table-cell>
          <table:table-cell table:style-name="ce152" table:formula="oooc:=COUNTIF({};(&quot;&gt;= &quot;&amp;[.Q8]))-COUNTIF({};(&quot;&gt;=&quot;&amp;[.Q9]))" office:value-type="float" office:value="0">
            <text:p>0</text:p>
          </table:table-cell>
          <table:table-cell table:style-name="ce151" table:formula="oooc:=[.S7]+(([.$S$45]-[.$S$2])/BINDIVISOR)" office:value-type="string" office:value="#NAME?">
            <text:p>#NAME?</text:p>
          </table:table-cell>
          <table:table-cell table:style-name="ce152" table:formula="oooc:=COUNTIF([Vertices.H:.H];(&quot;&gt;= &quot;&amp;[.S8]))-COUNTIF([Vertices.H:.H];(&quot;&gt;=&quot;&amp;[.S9]))" office:value-type="float" office:value="0">
            <text:p>0</text:p>
          </table:table-cell>
          <table:table-cell table:style-name="ce151" table:formula="oooc:=[.U7]+(([.$U$45]-[.$U$2])/BINDIVISOR)" office:value-type="string" office:value="#NAME?">
            <text:p>#NAME?</text:p>
          </table:table-cell>
          <table:table-cell table:style-name="ce152" table:formula="oooc:=COUNTIF([Vertices.G:.G];(&quot;&gt;= &quot;&amp;[.U8]))-COUNTIF([Vertices.G:.G];(&quot;&gt;=&quot;&amp;[.U9]))" office:value-type="float" office:value="0">
            <text:p>0</text:p>
          </table:table-cell>
          <table:table-cell table:style-name="ce151" table:formula="oooc:=[.W7]+(([.$W$45]-[.$W$2])/BINDIVISOR)" office:value-type="string" office:value="#NAME?">
            <text:p>#NAME?</text:p>
          </table:table-cell>
          <table:table-cell table:style-name="ce153" table:formula="oooc:=COUNTIF({};(&quot;&gt;= &quot;&amp;[.W8]))-COUNTIF({};(&quot;&gt;=&quot;&amp;[.W9]))" office:value-type="float" office:value="0">
            <text:p>0</text:p>
          </table:table-cell>
          <table:table-cell table:style-name="ce154" table:formula="oooc:=[.Y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8]))-COUNTIF(INDIRECT(DYNAMICFILTERSOURCECOLUMNRANGE);(&quot;&gt;=&quot;&amp;[.Y9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 table:number-columns-repeated="5"/>
          <table:table-cell table:style-name="ce150" table:formula="oooc:=[.I8]+(([.$I$45]-[.$I$2])/BINDIVISOR)" office:value-type="string" office:value="#NAME?">
            <text:p>#NAME?</text:p>
          </table:table-cell>
          <table:table-cell table:style-name="ce144" table:formula="oooc:=COUNTIF([Vertices.C:.C];(&quot;&gt;= &quot;&amp;[.I9]))-COUNTIF([Vertices.C:.C];(&quot;&gt;=&quot;&amp;[.I10]))" office:value-type="float" office:value="0">
            <text:p>0</text:p>
          </table:table-cell>
          <table:table-cell table:style-name="ce156" table:formula="oooc:=[.K8]+(([.$K$45]-[.$K$2])/BINDIVISOR)" office:value-type="string" office:value="#NAME?">
            <text:p>#NAME?</text:p>
          </table:table-cell>
          <table:table-cell table:style-name="ce152" table:formula="oooc:=COUNTIF([Vertices.D:.D];(&quot;&gt;= &quot;&amp;[.K9]))-COUNTIF([Vertices.D:.D];(&quot;&gt;=&quot;&amp;[.K10]))" office:value-type="float" office:value="0">
            <text:p>0</text:p>
          </table:table-cell>
          <table:table-cell table:style-name="ce156" table:formula="oooc:=[.M8]+(([.$M$45]-[.$M$2])/BINDIVISOR)" office:value-type="string" office:value="#NAME?">
            <text:p>#NAME?</text:p>
          </table:table-cell>
          <table:table-cell table:style-name="ce152" table:formula="oooc:=COUNTIF([Vertices.E:.E];(&quot;&gt;= &quot;&amp;[.M9]))-COUNTIF([Vertices.E:.E];(&quot;&gt;=&quot;&amp;[.M10]))" office:value-type="float" office:value="0">
            <text:p>0</text:p>
          </table:table-cell>
          <table:table-cell table:style-name="ce156" table:formula="oooc:=[.O8]+(([.$O$45]-[.$O$2])/BINDIVISOR)" office:value-type="string" office:value="#NAME?">
            <text:p>#NAME?</text:p>
          </table:table-cell>
          <table:table-cell table:style-name="ce152" table:formula="oooc:=COUNTIF([Vertices.F:.F];(&quot;&gt;= &quot;&amp;[.O9]))-COUNTIF([Vertices.F:.F];(&quot;&gt;=&quot;&amp;[.O10]))" office:value-type="float" office:value="0">
            <text:p>0</text:p>
          </table:table-cell>
          <table:table-cell table:style-name="ce156" table:formula="oooc:=[.Q8]+(([.$Q$45]-[.$Q$2])/BINDIVISOR)" office:value-type="string" office:value="#NAME?">
            <text:p>#NAME?</text:p>
          </table:table-cell>
          <table:table-cell table:style-name="ce157" table:formula="oooc:=COUNTIF({};(&quot;&gt;= &quot;&amp;[.Q9]))-COUNTIF({};(&quot;&gt;=&quot;&amp;[.Q10]))" office:value-type="float" office:value="0">
            <text:p>0</text:p>
          </table:table-cell>
          <table:table-cell table:style-name="ce156" table:formula="oooc:=[.S8]+(([.$S$45]-[.$S$2])/BINDIVISOR)" office:value-type="string" office:value="#NAME?">
            <text:p>#NAME?</text:p>
          </table:table-cell>
          <table:table-cell table:style-name="ce152" table:formula="oooc:=COUNTIF([Vertices.H:.H];(&quot;&gt;= &quot;&amp;[.S9]))-COUNTIF([Vertices.H:.H];(&quot;&gt;=&quot;&amp;[.S10]))" office:value-type="float" office:value="0">
            <text:p>0</text:p>
          </table:table-cell>
          <table:table-cell table:style-name="ce156" table:formula="oooc:=[.U8]+(([.$U$45]-[.$U$2])/BINDIVISOR)" office:value-type="string" office:value="#NAME?">
            <text:p>#NAME?</text:p>
          </table:table-cell>
          <table:table-cell table:style-name="ce152" table:formula="oooc:=COUNTIF([Vertices.G:.G];(&quot;&gt;= &quot;&amp;[.U9]))-COUNTIF([Vertices.G:.G];(&quot;&gt;=&quot;&amp;[.U10]))" office:value-type="float" office:value="0">
            <text:p>0</text:p>
          </table:table-cell>
          <table:table-cell table:style-name="ce156" table:formula="oooc:=[.W8]+(([.$W$45]-[.$W$2])/BINDIVISOR)" office:value-type="string" office:value="#NAME?">
            <text:p>#NAME?</text:p>
          </table:table-cell>
          <table:table-cell table:style-name="ce158" table:formula="oooc:=COUNTIF({};(&quot;&gt;= &quot;&amp;[.W9]))-COUNTIF({};(&quot;&gt;=&quot;&amp;[.W10]))" office:value-type="float" office:value="0">
            <text:p>0</text:p>
          </table:table-cell>
          <table:table-cell table:style-name="ce159" table:formula="oooc:=[.Y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9]))-COUNTIF(INDIRECT(DYNAMICFILTERSOURCECOLUMNRANGE);(&quot;&gt;=&quot;&amp;[.Y10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9]+(([.$I$45]-[.$I$2])/BINDIVISOR)" office:value-type="string" office:value="#NAME?">
            <text:p>#NAME?</text:p>
          </table:table-cell>
          <table:table-cell table:style-name="ce144" table:formula="oooc:=COUNTIF([Vertices.C:.C];(&quot;&gt;= &quot;&amp;[.I10]))-COUNTIF([Vertices.C:.C];(&quot;&gt;=&quot;&amp;[.I11]))" office:value-type="float" office:value="0">
            <text:p>0</text:p>
          </table:table-cell>
          <table:table-cell table:style-name="ce151" table:formula="oooc:=[.K9]+(([.$K$45]-[.$K$2])/BINDIVISOR)" office:value-type="string" office:value="#NAME?">
            <text:p>#NAME?</text:p>
          </table:table-cell>
          <table:table-cell table:style-name="ce152" table:formula="oooc:=COUNTIF([Vertices.D:.D];(&quot;&gt;= &quot;&amp;[.K10]))-COUNTIF([Vertices.D:.D];(&quot;&gt;=&quot;&amp;[.K11]))" office:value-type="float" office:value="0">
            <text:p>0</text:p>
          </table:table-cell>
          <table:table-cell table:style-name="ce151" table:formula="oooc:=[.M9]+(([.$M$45]-[.$M$2])/BINDIVISOR)" office:value-type="string" office:value="#NAME?">
            <text:p>#NAME?</text:p>
          </table:table-cell>
          <table:table-cell table:style-name="ce152" table:formula="oooc:=COUNTIF([Vertices.E:.E];(&quot;&gt;= &quot;&amp;[.M10]))-COUNTIF([Vertices.E:.E];(&quot;&gt;=&quot;&amp;[.M11]))" office:value-type="float" office:value="0">
            <text:p>0</text:p>
          </table:table-cell>
          <table:table-cell table:style-name="ce151" table:formula="oooc:=[.O9]+(([.$O$45]-[.$O$2])/BINDIVISOR)" office:value-type="string" office:value="#NAME?">
            <text:p>#NAME?</text:p>
          </table:table-cell>
          <table:table-cell table:style-name="ce152" table:formula="oooc:=COUNTIF([Vertices.F:.F];(&quot;&gt;= &quot;&amp;[.O10]))-COUNTIF([Vertices.F:.F];(&quot;&gt;=&quot;&amp;[.O11]))" office:value-type="float" office:value="0">
            <text:p>0</text:p>
          </table:table-cell>
          <table:table-cell table:style-name="ce151" table:formula="oooc:=[.Q9]+(([.$Q$45]-[.$Q$2])/BINDIVISOR)" office:value-type="string" office:value="#NAME?">
            <text:p>#NAME?</text:p>
          </table:table-cell>
          <table:table-cell table:style-name="ce152" table:formula="oooc:=COUNTIF({};(&quot;&gt;= &quot;&amp;[.Q10]))-COUNTIF({};(&quot;&gt;=&quot;&amp;[.Q11]))" office:value-type="float" office:value="0">
            <text:p>0</text:p>
          </table:table-cell>
          <table:table-cell table:style-name="ce151" table:formula="oooc:=[.S9]+(([.$S$45]-[.$S$2])/BINDIVISOR)" office:value-type="string" office:value="#NAME?">
            <text:p>#NAME?</text:p>
          </table:table-cell>
          <table:table-cell table:style-name="ce152" table:formula="oooc:=COUNTIF([Vertices.H:.H];(&quot;&gt;= &quot;&amp;[.S10]))-COUNTIF([Vertices.H:.H];(&quot;&gt;=&quot;&amp;[.S11]))" office:value-type="float" office:value="0">
            <text:p>0</text:p>
          </table:table-cell>
          <table:table-cell table:style-name="ce151" table:formula="oooc:=[.U9]+(([.$U$45]-[.$U$2])/BINDIVISOR)" office:value-type="string" office:value="#NAME?">
            <text:p>#NAME?</text:p>
          </table:table-cell>
          <table:table-cell table:style-name="ce152" table:formula="oooc:=COUNTIF([Vertices.G:.G];(&quot;&gt;= &quot;&amp;[.U10]))-COUNTIF([Vertices.G:.G];(&quot;&gt;=&quot;&amp;[.U11]))" office:value-type="float" office:value="0">
            <text:p>0</text:p>
          </table:table-cell>
          <table:table-cell table:style-name="ce151" table:formula="oooc:=[.W9]+(([.$W$45]-[.$W$2])/BINDIVISOR)" office:value-type="string" office:value="#NAME?">
            <text:p>#NAME?</text:p>
          </table:table-cell>
          <table:table-cell table:style-name="ce153" table:formula="oooc:=COUNTIF({};(&quot;&gt;= &quot;&amp;[.W10]))-COUNTIF({};(&quot;&gt;=&quot;&amp;[.W11]))" office:value-type="float" office:value="0">
            <text:p>0</text:p>
          </table:table-cell>
          <table:table-cell table:style-name="ce154" table:formula="oooc:=[.Y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0]))-COUNTIF(INDIRECT(DYNAMICFILTERSOURCECOLUMNRANGE);(&quot;&gt;=&quot;&amp;[.Y11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/>
          <table:table-cell table:number-columns-repeated="2" table:style-name="ce41"/>
          <table:table-cell table:number-columns-repeated="2"/>
          <table:table-cell table:style-name="ce150" table:formula="oooc:=[.I10]+(([.$I$45]-[.$I$2])/BINDIVISOR)" office:value-type="string" office:value="#NAME?">
            <text:p>#NAME?</text:p>
          </table:table-cell>
          <table:table-cell table:style-name="ce144" table:formula="oooc:=COUNTIF([Vertices.C:.C];(&quot;&gt;= &quot;&amp;[.I11]))-COUNTIF([Vertices.C:.C];(&quot;&gt;=&quot;&amp;[.I12]))" office:value-type="float" office:value="0">
            <text:p>0</text:p>
          </table:table-cell>
          <table:table-cell table:style-name="ce156" table:formula="oooc:=[.K10]+(([.$K$45]-[.$K$2])/BINDIVISOR)" office:value-type="string" office:value="#NAME?">
            <text:p>#NAME?</text:p>
          </table:table-cell>
          <table:table-cell table:style-name="ce152" table:formula="oooc:=COUNTIF([Vertices.D:.D];(&quot;&gt;= &quot;&amp;[.K11]))-COUNTIF([Vertices.D:.D];(&quot;&gt;=&quot;&amp;[.K12]))" office:value-type="float" office:value="0">
            <text:p>0</text:p>
          </table:table-cell>
          <table:table-cell table:style-name="ce156" table:formula="oooc:=[.M10]+(([.$M$45]-[.$M$2])/BINDIVISOR)" office:value-type="string" office:value="#NAME?">
            <text:p>#NAME?</text:p>
          </table:table-cell>
          <table:table-cell table:style-name="ce152" table:formula="oooc:=COUNTIF([Vertices.E:.E];(&quot;&gt;= &quot;&amp;[.M11]))-COUNTIF([Vertices.E:.E];(&quot;&gt;=&quot;&amp;[.M12]))" office:value-type="float" office:value="0">
            <text:p>0</text:p>
          </table:table-cell>
          <table:table-cell table:style-name="ce156" table:formula="oooc:=[.O10]+(([.$O$45]-[.$O$2])/BINDIVISOR)" office:value-type="string" office:value="#NAME?">
            <text:p>#NAME?</text:p>
          </table:table-cell>
          <table:table-cell table:style-name="ce152" table:formula="oooc:=COUNTIF([Vertices.F:.F];(&quot;&gt;= &quot;&amp;[.O11]))-COUNTIF([Vertices.F:.F];(&quot;&gt;=&quot;&amp;[.O12]))" office:value-type="float" office:value="0">
            <text:p>0</text:p>
          </table:table-cell>
          <table:table-cell table:style-name="ce156" table:formula="oooc:=[.Q10]+(([.$Q$45]-[.$Q$2])/BINDIVISOR)" office:value-type="string" office:value="#NAME?">
            <text:p>#NAME?</text:p>
          </table:table-cell>
          <table:table-cell table:style-name="ce157" table:formula="oooc:=COUNTIF({};(&quot;&gt;= &quot;&amp;[.Q11]))-COUNTIF({};(&quot;&gt;=&quot;&amp;[.Q12]))" office:value-type="float" office:value="0">
            <text:p>0</text:p>
          </table:table-cell>
          <table:table-cell table:style-name="ce156" table:formula="oooc:=[.S10]+(([.$S$45]-[.$S$2])/BINDIVISOR)" office:value-type="string" office:value="#NAME?">
            <text:p>#NAME?</text:p>
          </table:table-cell>
          <table:table-cell table:style-name="ce152" table:formula="oooc:=COUNTIF([Vertices.H:.H];(&quot;&gt;= &quot;&amp;[.S11]))-COUNTIF([Vertices.H:.H];(&quot;&gt;=&quot;&amp;[.S12]))" office:value-type="float" office:value="0">
            <text:p>0</text:p>
          </table:table-cell>
          <table:table-cell table:style-name="ce156" table:formula="oooc:=[.U10]+(([.$U$45]-[.$U$2])/BINDIVISOR)" office:value-type="string" office:value="#NAME?">
            <text:p>#NAME?</text:p>
          </table:table-cell>
          <table:table-cell table:style-name="ce152" table:formula="oooc:=COUNTIF([Vertices.G:.G];(&quot;&gt;= &quot;&amp;[.U11]))-COUNTIF([Vertices.G:.G];(&quot;&gt;=&quot;&amp;[.U12]))" office:value-type="float" office:value="0">
            <text:p>0</text:p>
          </table:table-cell>
          <table:table-cell table:style-name="ce156" table:formula="oooc:=[.W10]+(([.$W$45]-[.$W$2])/BINDIVISOR)" office:value-type="string" office:value="#NAME?">
            <text:p>#NAME?</text:p>
          </table:table-cell>
          <table:table-cell table:style-name="ce158" table:formula="oooc:=COUNTIF({};(&quot;&gt;= &quot;&amp;[.W11]))-COUNTIF({};(&quot;&gt;=&quot;&amp;[.W12]))" office:value-type="float" office:value="0">
            <text:p>0</text:p>
          </table:table-cell>
          <table:table-cell table:style-name="ce159" table:formula="oooc:=[.Y1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1]))-COUNTIF(INDIRECT(DYNAMICFILTERSOURCECOLUMNRANGE);(&quot;&gt;=&quot;&amp;[.Y12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 table:style-name="ce160"/>
          <table:table-cell table:style-name="ce161" office:value-type="string">
            <text:p>Minimum Degree</text:p>
          </table:table-cell>
          <table:table-cell table:style-name="ce162" table:formula="oooc:=IF((COUNT([Vertices.C:.C])&gt;0);[.I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1]+(([.$I$45]-[.$I$2])/BINDIVISOR)" office:value-type="string" office:value="#NAME?">
            <text:p>#NAME?</text:p>
          </table:table-cell>
          <table:table-cell table:style-name="ce144" table:formula="oooc:=COUNTIF([Vertices.C:.C];(&quot;&gt;= &quot;&amp;[.I12]))-COUNTIF([Vertices.C:.C];(&quot;&gt;=&quot;&amp;[.I13]))" office:value-type="float" office:value="0">
            <text:p>0</text:p>
          </table:table-cell>
          <table:table-cell table:style-name="ce151" table:formula="oooc:=[.K11]+(([.$K$45]-[.$K$2])/BINDIVISOR)" office:value-type="string" office:value="#NAME?">
            <text:p>#NAME?</text:p>
          </table:table-cell>
          <table:table-cell table:style-name="ce152" table:formula="oooc:=COUNTIF([Vertices.D:.D];(&quot;&gt;= &quot;&amp;[.K12]))-COUNTIF([Vertices.D:.D];(&quot;&gt;=&quot;&amp;[.K13]))" office:value-type="float" office:value="0">
            <text:p>0</text:p>
          </table:table-cell>
          <table:table-cell table:style-name="ce151" table:formula="oooc:=[.M11]+(([.$M$45]-[.$M$2])/BINDIVISOR)" office:value-type="string" office:value="#NAME?">
            <text:p>#NAME?</text:p>
          </table:table-cell>
          <table:table-cell table:style-name="ce152" table:formula="oooc:=COUNTIF([Vertices.E:.E];(&quot;&gt;= &quot;&amp;[.M12]))-COUNTIF([Vertices.E:.E];(&quot;&gt;=&quot;&amp;[.M13]))" office:value-type="float" office:value="0">
            <text:p>0</text:p>
          </table:table-cell>
          <table:table-cell table:style-name="ce151" table:formula="oooc:=[.O11]+(([.$O$45]-[.$O$2])/BINDIVISOR)" office:value-type="string" office:value="#NAME?">
            <text:p>#NAME?</text:p>
          </table:table-cell>
          <table:table-cell table:style-name="ce152" table:formula="oooc:=COUNTIF([Vertices.F:.F];(&quot;&gt;= &quot;&amp;[.O12]))-COUNTIF([Vertices.F:.F];(&quot;&gt;=&quot;&amp;[.O13]))" office:value-type="float" office:value="0">
            <text:p>0</text:p>
          </table:table-cell>
          <table:table-cell table:style-name="ce151" table:formula="oooc:=[.Q11]+(([.$Q$45]-[.$Q$2])/BINDIVISOR)" office:value-type="string" office:value="#NAME?">
            <text:p>#NAME?</text:p>
          </table:table-cell>
          <table:table-cell table:style-name="ce152" table:formula="oooc:=COUNTIF({};(&quot;&gt;= &quot;&amp;[.Q12]))-COUNTIF({};(&quot;&gt;=&quot;&amp;[.Q13]))" office:value-type="float" office:value="0">
            <text:p>0</text:p>
          </table:table-cell>
          <table:table-cell table:style-name="ce151" table:formula="oooc:=[.S11]+(([.$S$45]-[.$S$2])/BINDIVISOR)" office:value-type="string" office:value="#NAME?">
            <text:p>#NAME?</text:p>
          </table:table-cell>
          <table:table-cell table:style-name="ce152" table:formula="oooc:=COUNTIF([Vertices.H:.H];(&quot;&gt;= &quot;&amp;[.S12]))-COUNTIF([Vertices.H:.H];(&quot;&gt;=&quot;&amp;[.S13]))" office:value-type="float" office:value="0">
            <text:p>0</text:p>
          </table:table-cell>
          <table:table-cell table:style-name="ce151" table:formula="oooc:=[.U11]+(([.$U$45]-[.$U$2])/BINDIVISOR)" office:value-type="string" office:value="#NAME?">
            <text:p>#NAME?</text:p>
          </table:table-cell>
          <table:table-cell table:style-name="ce152" table:formula="oooc:=COUNTIF([Vertices.G:.G];(&quot;&gt;= &quot;&amp;[.U12]))-COUNTIF([Vertices.G:.G];(&quot;&gt;=&quot;&amp;[.U13]))" office:value-type="float" office:value="0">
            <text:p>0</text:p>
          </table:table-cell>
          <table:table-cell table:style-name="ce151" table:formula="oooc:=[.W11]+(([.$W$45]-[.$W$2])/BINDIVISOR)" office:value-type="string" office:value="#NAME?">
            <text:p>#NAME?</text:p>
          </table:table-cell>
          <table:table-cell table:style-name="ce153" table:formula="oooc:=COUNTIF({};(&quot;&gt;= &quot;&amp;[.W12]))-COUNTIF({};(&quot;&gt;=&quot;&amp;[.W13]))" office:value-type="float" office:value="0">
            <text:p>0</text:p>
          </table:table-cell>
          <table:table-cell table:style-name="ce154" table:formula="oooc:=[.Y1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2]))-COUNTIF(INDIRECT(DYNAMICFILTERSOURCECOLUMNRANGE);(&quot;&gt;=&quot;&amp;[.Y13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1">
            <text:p>1</text:p>
          </table:table-cell>
          <table:table-cell table:style-name="ce160"/>
          <table:table-cell table:style-name="ce164" office:value-type="string">
            <text:p>Maximum Degree</text:p>
          </table:table-cell>
          <table:table-cell table:style-name="ce165" table:formula="oooc:=IF((COUNT([Vertices.$C:.C])&gt;0);[.I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2]+(([.$I$45]-[.$I$2])/BINDIVISOR)" office:value-type="string" office:value="#NAME?">
            <text:p>#NAME?</text:p>
          </table:table-cell>
          <table:table-cell table:style-name="ce144" table:formula="oooc:=COUNTIF([Vertices.C:.C];(&quot;&gt;= &quot;&amp;[.I13]))-COUNTIF([Vertices.C:.C];(&quot;&gt;=&quot;&amp;[.I14]))" office:value-type="float" office:value="0">
            <text:p>0</text:p>
          </table:table-cell>
          <table:table-cell table:style-name="ce156" table:formula="oooc:=[.K12]+(([.$K$45]-[.$K$2])/BINDIVISOR)" office:value-type="string" office:value="#NAME?">
            <text:p>#NAME?</text:p>
          </table:table-cell>
          <table:table-cell table:style-name="ce152" table:formula="oooc:=COUNTIF([Vertices.D:.D];(&quot;&gt;= &quot;&amp;[.K13]))-COUNTIF([Vertices.D:.D];(&quot;&gt;=&quot;&amp;[.K14]))" office:value-type="float" office:value="0">
            <text:p>0</text:p>
          </table:table-cell>
          <table:table-cell table:style-name="ce156" table:formula="oooc:=[.M12]+(([.$M$45]-[.$M$2])/BINDIVISOR)" office:value-type="string" office:value="#NAME?">
            <text:p>#NAME?</text:p>
          </table:table-cell>
          <table:table-cell table:style-name="ce152" table:formula="oooc:=COUNTIF([Vertices.E:.E];(&quot;&gt;= &quot;&amp;[.M13]))-COUNTIF([Vertices.E:.E];(&quot;&gt;=&quot;&amp;[.M14]))" office:value-type="float" office:value="0">
            <text:p>0</text:p>
          </table:table-cell>
          <table:table-cell table:style-name="ce156" table:formula="oooc:=[.O12]+(([.$O$45]-[.$O$2])/BINDIVISOR)" office:value-type="string" office:value="#NAME?">
            <text:p>#NAME?</text:p>
          </table:table-cell>
          <table:table-cell table:style-name="ce152" table:formula="oooc:=COUNTIF([Vertices.F:.F];(&quot;&gt;= &quot;&amp;[.O13]))-COUNTIF([Vertices.F:.F];(&quot;&gt;=&quot;&amp;[.O14]))" office:value-type="float" office:value="0">
            <text:p>0</text:p>
          </table:table-cell>
          <table:table-cell table:style-name="ce156" table:formula="oooc:=[.Q12]+(([.$Q$45]-[.$Q$2])/BINDIVISOR)" office:value-type="string" office:value="#NAME?">
            <text:p>#NAME?</text:p>
          </table:table-cell>
          <table:table-cell table:style-name="ce157" table:formula="oooc:=COUNTIF({};(&quot;&gt;= &quot;&amp;[.Q13]))-COUNTIF({};(&quot;&gt;=&quot;&amp;[.Q14]))" office:value-type="float" office:value="0">
            <text:p>0</text:p>
          </table:table-cell>
          <table:table-cell table:style-name="ce156" table:formula="oooc:=[.S12]+(([.$S$45]-[.$S$2])/BINDIVISOR)" office:value-type="string" office:value="#NAME?">
            <text:p>#NAME?</text:p>
          </table:table-cell>
          <table:table-cell table:style-name="ce152" table:formula="oooc:=COUNTIF([Vertices.H:.H];(&quot;&gt;= &quot;&amp;[.S13]))-COUNTIF([Vertices.H:.H];(&quot;&gt;=&quot;&amp;[.S14]))" office:value-type="float" office:value="0">
            <text:p>0</text:p>
          </table:table-cell>
          <table:table-cell table:style-name="ce156" table:formula="oooc:=[.U12]+(([.$U$45]-[.$U$2])/BINDIVISOR)" office:value-type="string" office:value="#NAME?">
            <text:p>#NAME?</text:p>
          </table:table-cell>
          <table:table-cell table:style-name="ce152" table:formula="oooc:=COUNTIF([Vertices.G:.G];(&quot;&gt;= &quot;&amp;[.U13]))-COUNTIF([Vertices.G:.G];(&quot;&gt;=&quot;&amp;[.U14]))" office:value-type="float" office:value="0">
            <text:p>0</text:p>
          </table:table-cell>
          <table:table-cell table:style-name="ce156" table:formula="oooc:=[.W12]+(([.$W$45]-[.$W$2])/BINDIVISOR)" office:value-type="string" office:value="#NAME?">
            <text:p>#NAME?</text:p>
          </table:table-cell>
          <table:table-cell table:style-name="ce158" table:formula="oooc:=COUNTIF({};(&quot;&gt;= &quot;&amp;[.W13]))-COUNTIF({};(&quot;&gt;=&quot;&amp;[.W14]))" office:value-type="float" office:value="0">
            <text:p>0</text:p>
          </table:table-cell>
          <table:table-cell table:style-name="ce159" table:formula="oooc:=[.Y1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3]))-COUNTIF(INDIRECT(DYNAMICFILTERSOURCECOLUMNRANGE);(&quot;&gt;=&quot;&amp;[.Y14]))" office:value-type="string" office:value="#NAME?">
            <text:p>#NAME?</text:p>
          </table:table-cell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Average Degree</text:p>
          </table:table-cell>
          <table:table-cell table:style-name="ce166" table:formula="oooc:=IFERROR(AVERAGE([Vertices.C:.C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3]+(([.$I$45]-[.$I$2])/BINDIVISOR)" office:value-type="string" office:value="#NAME?">
            <text:p>#NAME?</text:p>
          </table:table-cell>
          <table:table-cell table:style-name="ce144" table:formula="oooc:=COUNTIF([Vertices.C:.C];(&quot;&gt;= &quot;&amp;[.I14]))-COUNTIF([Vertices.C:.C];(&quot;&gt;=&quot;&amp;[.I15]))" office:value-type="float" office:value="0">
            <text:p>0</text:p>
          </table:table-cell>
          <table:table-cell table:style-name="ce151" table:formula="oooc:=[.K13]+(([.$K$45]-[.$K$2])/BINDIVISOR)" office:value-type="string" office:value="#NAME?">
            <text:p>#NAME?</text:p>
          </table:table-cell>
          <table:table-cell table:style-name="ce152" table:formula="oooc:=COUNTIF([Vertices.D:.D];(&quot;&gt;= &quot;&amp;[.K14]))-COUNTIF([Vertices.D:.D];(&quot;&gt;=&quot;&amp;[.K15]))" office:value-type="float" office:value="0">
            <text:p>0</text:p>
          </table:table-cell>
          <table:table-cell table:style-name="ce151" table:formula="oooc:=[.M13]+(([.$M$45]-[.$M$2])/BINDIVISOR)" office:value-type="string" office:value="#NAME?">
            <text:p>#NAME?</text:p>
          </table:table-cell>
          <table:table-cell table:style-name="ce152" table:formula="oooc:=COUNTIF([Vertices.E:.E];(&quot;&gt;= &quot;&amp;[.M14]))-COUNTIF([Vertices.E:.E];(&quot;&gt;=&quot;&amp;[.M15]))" office:value-type="float" office:value="0">
            <text:p>0</text:p>
          </table:table-cell>
          <table:table-cell table:style-name="ce151" table:formula="oooc:=[.O13]+(([.$O$45]-[.$O$2])/BINDIVISOR)" office:value-type="string" office:value="#NAME?">
            <text:p>#NAME?</text:p>
          </table:table-cell>
          <table:table-cell table:style-name="ce152" table:formula="oooc:=COUNTIF([Vertices.F:.F];(&quot;&gt;= &quot;&amp;[.O14]))-COUNTIF([Vertices.F:.F];(&quot;&gt;=&quot;&amp;[.O15]))" office:value-type="float" office:value="0">
            <text:p>0</text:p>
          </table:table-cell>
          <table:table-cell table:style-name="ce151" table:formula="oooc:=[.Q13]+(([.$Q$45]-[.$Q$2])/BINDIVISOR)" office:value-type="string" office:value="#NAME?">
            <text:p>#NAME?</text:p>
          </table:table-cell>
          <table:table-cell table:style-name="ce152" table:formula="oooc:=COUNTIF({};(&quot;&gt;= &quot;&amp;[.Q14]))-COUNTIF({};(&quot;&gt;=&quot;&amp;[.Q15]))" office:value-type="float" office:value="0">
            <text:p>0</text:p>
          </table:table-cell>
          <table:table-cell table:style-name="ce151" table:formula="oooc:=[.S13]+(([.$S$45]-[.$S$2])/BINDIVISOR)" office:value-type="string" office:value="#NAME?">
            <text:p>#NAME?</text:p>
          </table:table-cell>
          <table:table-cell table:style-name="ce152" table:formula="oooc:=COUNTIF([Vertices.H:.H];(&quot;&gt;= &quot;&amp;[.S14]))-COUNTIF([Vertices.H:.H];(&quot;&gt;=&quot;&amp;[.S15]))" office:value-type="float" office:value="0">
            <text:p>0</text:p>
          </table:table-cell>
          <table:table-cell table:style-name="ce151" table:formula="oooc:=[.U13]+(([.$U$45]-[.$U$2])/BINDIVISOR)" office:value-type="string" office:value="#NAME?">
            <text:p>#NAME?</text:p>
          </table:table-cell>
          <table:table-cell table:style-name="ce152" table:formula="oooc:=COUNTIF([Vertices.G:.G];(&quot;&gt;= &quot;&amp;[.U14]))-COUNTIF([Vertices.G:.G];(&quot;&gt;=&quot;&amp;[.U15]))" office:value-type="float" office:value="0">
            <text:p>0</text:p>
          </table:table-cell>
          <table:table-cell table:style-name="ce151" table:formula="oooc:=[.W13]+(([.$W$45]-[.$W$2])/BINDIVISOR)" office:value-type="string" office:value="#NAME?">
            <text:p>#NAME?</text:p>
          </table:table-cell>
          <table:table-cell table:style-name="ce153" table:formula="oooc:=COUNTIF({};(&quot;&gt;= &quot;&amp;[.W14]))-COUNTIF({};(&quot;&gt;=&quot;&amp;[.W15]))" office:value-type="float" office:value="0">
            <text:p>0</text:p>
          </table:table-cell>
          <table:table-cell table:style-name="ce154" table:formula="oooc:=[.Y1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4]))-COUNTIF(INDIRECT(DYNAMICFILTERSOURCECOLUMNRANGE);(&quot;&gt;=&quot;&amp;[.Y15]))" office:value-type="string" office:value="#NAME?">
            <text:p>#NAME?</text:p>
          </table:table-cell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Median Degree</text:p>
          </table:table-cell>
          <table:table-cell table:style-name="ce166" table:formula="oooc:=IFERROR(MEDIAN([Vertices.C:.C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14]+(([.$I$45]-[.$I$2])/BINDIVISOR)" office:value-type="string" office:value="#NAME?">
            <text:p>#NAME?</text:p>
          </table:table-cell>
          <table:table-cell table:style-name="ce144" table:formula="oooc:=COUNTIF([Vertices.C:.C];(&quot;&gt;= &quot;&amp;[.I15]))-COUNTIF([Vertices.C:.C];(&quot;&gt;=&quot;&amp;[.I16]))" office:value-type="float" office:value="0">
            <text:p>0</text:p>
          </table:table-cell>
          <table:table-cell table:style-name="ce156" table:formula="oooc:=[.K14]+(([.$K$45]-[.$K$2])/BINDIVISOR)" office:value-type="string" office:value="#NAME?">
            <text:p>#NAME?</text:p>
          </table:table-cell>
          <table:table-cell table:style-name="ce152" table:formula="oooc:=COUNTIF([Vertices.D:.D];(&quot;&gt;= &quot;&amp;[.K15]))-COUNTIF([Vertices.D:.D];(&quot;&gt;=&quot;&amp;[.K16]))" office:value-type="float" office:value="0">
            <text:p>0</text:p>
          </table:table-cell>
          <table:table-cell table:style-name="ce156" table:formula="oooc:=[.M14]+(([.$M$45]-[.$M$2])/BINDIVISOR)" office:value-type="string" office:value="#NAME?">
            <text:p>#NAME?</text:p>
          </table:table-cell>
          <table:table-cell table:style-name="ce152" table:formula="oooc:=COUNTIF([Vertices.E:.E];(&quot;&gt;= &quot;&amp;[.M15]))-COUNTIF([Vertices.E:.E];(&quot;&gt;=&quot;&amp;[.M16]))" office:value-type="float" office:value="0">
            <text:p>0</text:p>
          </table:table-cell>
          <table:table-cell table:style-name="ce156" table:formula="oooc:=[.O14]+(([.$O$45]-[.$O$2])/BINDIVISOR)" office:value-type="string" office:value="#NAME?">
            <text:p>#NAME?</text:p>
          </table:table-cell>
          <table:table-cell table:style-name="ce152" table:formula="oooc:=COUNTIF([Vertices.F:.F];(&quot;&gt;= &quot;&amp;[.O15]))-COUNTIF([Vertices.F:.F];(&quot;&gt;=&quot;&amp;[.O16]))" office:value-type="float" office:value="0">
            <text:p>0</text:p>
          </table:table-cell>
          <table:table-cell table:style-name="ce156" table:formula="oooc:=[.Q14]+(([.$Q$45]-[.$Q$2])/BINDIVISOR)" office:value-type="string" office:value="#NAME?">
            <text:p>#NAME?</text:p>
          </table:table-cell>
          <table:table-cell table:style-name="ce157" table:formula="oooc:=COUNTIF({};(&quot;&gt;= &quot;&amp;[.Q15]))-COUNTIF({};(&quot;&gt;=&quot;&amp;[.Q16]))" office:value-type="float" office:value="0">
            <text:p>0</text:p>
          </table:table-cell>
          <table:table-cell table:style-name="ce156" table:formula="oooc:=[.S14]+(([.$S$45]-[.$S$2])/BINDIVISOR)" office:value-type="string" office:value="#NAME?">
            <text:p>#NAME?</text:p>
          </table:table-cell>
          <table:table-cell table:style-name="ce152" table:formula="oooc:=COUNTIF([Vertices.H:.H];(&quot;&gt;= &quot;&amp;[.S15]))-COUNTIF([Vertices.H:.H];(&quot;&gt;=&quot;&amp;[.S16]))" office:value-type="float" office:value="0">
            <text:p>0</text:p>
          </table:table-cell>
          <table:table-cell table:style-name="ce156" table:formula="oooc:=[.U14]+(([.$U$45]-[.$U$2])/BINDIVISOR)" office:value-type="string" office:value="#NAME?">
            <text:p>#NAME?</text:p>
          </table:table-cell>
          <table:table-cell table:style-name="ce152" table:formula="oooc:=COUNTIF([Vertices.G:.G];(&quot;&gt;= &quot;&amp;[.U15]))-COUNTIF([Vertices.G:.G];(&quot;&gt;=&quot;&amp;[.U16]))" office:value-type="float" office:value="0">
            <text:p>0</text:p>
          </table:table-cell>
          <table:table-cell table:style-name="ce156" table:formula="oooc:=[.W14]+(([.$W$45]-[.$W$2])/BINDIVISOR)" office:value-type="string" office:value="#NAME?">
            <text:p>#NAME?</text:p>
          </table:table-cell>
          <table:table-cell table:style-name="ce158" table:formula="oooc:=COUNTIF({};(&quot;&gt;= &quot;&amp;[.W15]))-COUNTIF({};(&quot;&gt;=&quot;&amp;[.W16]))" office:value-type="float" office:value="0">
            <text:p>0</text:p>
          </table:table-cell>
          <table:table-cell table:style-name="ce159" table:formula="oooc:=[.Y1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5]))-COUNTIF(INDIRECT(DYNAMICFILTERSOURCECOLUMNRANGE);(&quot;&gt;=&quot;&amp;[.Y16]))" office:value-type="string" office:value="#NAME?">
            <text:p>#NAME?</text:p>
          </table:table-cell>
        </table:table-row>
        <table:table-row table:style-name="ro30">
          <table:table-cell table:style-name="ce155" table:number-columns-spanned="2" table:number-rows-spanned="1" office:value-type="string">
            <text:p>Degree In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15]+(([.$I$45]-[.$I$2])/BINDIVISOR)" office:value-type="string" office:value="#NAME?">
            <text:p>#NAME?</text:p>
          </table:table-cell>
          <table:table-cell table:style-name="ce144" table:formula="oooc:=COUNTIF([Vertices.C:.C];(&quot;&gt;= &quot;&amp;[.I16]))-COUNTIF([Vertices.C:.C];(&quot;&gt;=&quot;&amp;[.I17]))" office:value-type="float" office:value="0">
            <text:p>0</text:p>
          </table:table-cell>
          <table:table-cell table:style-name="ce151" table:formula="oooc:=[.K15]+(([.$K$45]-[.$K$2])/BINDIVISOR)" office:value-type="string" office:value="#NAME?">
            <text:p>#NAME?</text:p>
          </table:table-cell>
          <table:table-cell table:style-name="ce152" table:formula="oooc:=COUNTIF([Vertices.D:.D];(&quot;&gt;= &quot;&amp;[.K16]))-COUNTIF([Vertices.D:.D];(&quot;&gt;=&quot;&amp;[.K17]))" office:value-type="float" office:value="0">
            <text:p>0</text:p>
          </table:table-cell>
          <table:table-cell table:style-name="ce151" table:formula="oooc:=[.M15]+(([.$M$45]-[.$M$2])/BINDIVISOR)" office:value-type="string" office:value="#NAME?">
            <text:p>#NAME?</text:p>
          </table:table-cell>
          <table:table-cell table:style-name="ce152" table:formula="oooc:=COUNTIF([Vertices.E:.E];(&quot;&gt;= &quot;&amp;[.M16]))-COUNTIF([Vertices.E:.E];(&quot;&gt;=&quot;&amp;[.M17]))" office:value-type="float" office:value="0">
            <text:p>0</text:p>
          </table:table-cell>
          <table:table-cell table:style-name="ce151" table:formula="oooc:=[.O15]+(([.$O$45]-[.$O$2])/BINDIVISOR)" office:value-type="string" office:value="#NAME?">
            <text:p>#NAME?</text:p>
          </table:table-cell>
          <table:table-cell table:style-name="ce152" table:formula="oooc:=COUNTIF([Vertices.F:.F];(&quot;&gt;= &quot;&amp;[.O16]))-COUNTIF([Vertices.F:.F];(&quot;&gt;=&quot;&amp;[.O17]))" office:value-type="float" office:value="0">
            <text:p>0</text:p>
          </table:table-cell>
          <table:table-cell table:style-name="ce151" table:formula="oooc:=[.Q15]+(([.$Q$45]-[.$Q$2])/BINDIVISOR)" office:value-type="string" office:value="#NAME?">
            <text:p>#NAME?</text:p>
          </table:table-cell>
          <table:table-cell table:style-name="ce152" table:formula="oooc:=COUNTIF({};(&quot;&gt;= &quot;&amp;[.Q16]))-COUNTIF({};(&quot;&gt;=&quot;&amp;[.Q17]))" office:value-type="float" office:value="0">
            <text:p>0</text:p>
          </table:table-cell>
          <table:table-cell table:style-name="ce151" table:formula="oooc:=[.S15]+(([.$S$45]-[.$S$2])/BINDIVISOR)" office:value-type="string" office:value="#NAME?">
            <text:p>#NAME?</text:p>
          </table:table-cell>
          <table:table-cell table:style-name="ce152" table:formula="oooc:=COUNTIF([Vertices.H:.H];(&quot;&gt;= &quot;&amp;[.S16]))-COUNTIF([Vertices.H:.H];(&quot;&gt;=&quot;&amp;[.S17]))" office:value-type="float" office:value="0">
            <text:p>0</text:p>
          </table:table-cell>
          <table:table-cell table:style-name="ce151" table:formula="oooc:=[.U15]+(([.$U$45]-[.$U$2])/BINDIVISOR)" office:value-type="string" office:value="#NAME?">
            <text:p>#NAME?</text:p>
          </table:table-cell>
          <table:table-cell table:style-name="ce152" table:formula="oooc:=COUNTIF([Vertices.G:.G];(&quot;&gt;= &quot;&amp;[.U16]))-COUNTIF([Vertices.G:.G];(&quot;&gt;=&quot;&amp;[.U17]))" office:value-type="float" office:value="0">
            <text:p>0</text:p>
          </table:table-cell>
          <table:table-cell table:style-name="ce151" table:formula="oooc:=[.W15]+(([.$W$45]-[.$W$2])/BINDIVISOR)" office:value-type="string" office:value="#NAME?">
            <text:p>#NAME?</text:p>
          </table:table-cell>
          <table:table-cell table:style-name="ce153" table:formula="oooc:=COUNTIF({};(&quot;&gt;= &quot;&amp;[.W16]))-COUNTIF({};(&quot;&gt;=&quot;&amp;[.W17]))" office:value-type="float" office:value="0">
            <text:p>0</text:p>
          </table:table-cell>
          <table:table-cell table:style-name="ce154" table:formula="oooc:=[.Y1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6]))-COUNTIF(INDIRECT(DYNAMICFILTERSOURCECOLUMNRANGE);(&quot;&gt;=&quot;&amp;[.Y17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6]+(([.$I$45]-[.$I$2])/BINDIVISOR)" office:value-type="string" office:value="#NAME?">
            <text:p>#NAME?</text:p>
          </table:table-cell>
          <table:table-cell table:style-name="ce144" table:formula="oooc:=COUNTIF([Vertices.C:.C];(&quot;&gt;= &quot;&amp;[.I17]))-COUNTIF([Vertices.C:.C];(&quot;&gt;=&quot;&amp;[.I18]))" office:value-type="float" office:value="0">
            <text:p>0</text:p>
          </table:table-cell>
          <table:table-cell table:style-name="ce156" table:formula="oooc:=[.K16]+(([.$K$45]-[.$K$2])/BINDIVISOR)" office:value-type="string" office:value="#NAME?">
            <text:p>#NAME?</text:p>
          </table:table-cell>
          <table:table-cell table:style-name="ce152" table:formula="oooc:=COUNTIF([Vertices.D:.D];(&quot;&gt;= &quot;&amp;[.K17]))-COUNTIF([Vertices.D:.D];(&quot;&gt;=&quot;&amp;[.K18]))" office:value-type="float" office:value="0">
            <text:p>0</text:p>
          </table:table-cell>
          <table:table-cell table:style-name="ce156" table:formula="oooc:=[.M16]+(([.$M$45]-[.$M$2])/BINDIVISOR)" office:value-type="string" office:value="#NAME?">
            <text:p>#NAME?</text:p>
          </table:table-cell>
          <table:table-cell table:style-name="ce152" table:formula="oooc:=COUNTIF([Vertices.E:.E];(&quot;&gt;= &quot;&amp;[.M17]))-COUNTIF([Vertices.E:.E];(&quot;&gt;=&quot;&amp;[.M18]))" office:value-type="float" office:value="0">
            <text:p>0</text:p>
          </table:table-cell>
          <table:table-cell table:style-name="ce156" table:formula="oooc:=[.O16]+(([.$O$45]-[.$O$2])/BINDIVISOR)" office:value-type="string" office:value="#NAME?">
            <text:p>#NAME?</text:p>
          </table:table-cell>
          <table:table-cell table:style-name="ce152" table:formula="oooc:=COUNTIF([Vertices.F:.F];(&quot;&gt;= &quot;&amp;[.O17]))-COUNTIF([Vertices.F:.F];(&quot;&gt;=&quot;&amp;[.O18]))" office:value-type="float" office:value="0">
            <text:p>0</text:p>
          </table:table-cell>
          <table:table-cell table:style-name="ce156" table:formula="oooc:=[.Q16]+(([.$Q$45]-[.$Q$2])/BINDIVISOR)" office:value-type="string" office:value="#NAME?">
            <text:p>#NAME?</text:p>
          </table:table-cell>
          <table:table-cell table:style-name="ce157" table:formula="oooc:=COUNTIF({};(&quot;&gt;= &quot;&amp;[.Q17]))-COUNTIF({};(&quot;&gt;=&quot;&amp;[.Q18]))" office:value-type="float" office:value="0">
            <text:p>0</text:p>
          </table:table-cell>
          <table:table-cell table:style-name="ce156" table:formula="oooc:=[.S16]+(([.$S$45]-[.$S$2])/BINDIVISOR)" office:value-type="string" office:value="#NAME?">
            <text:p>#NAME?</text:p>
          </table:table-cell>
          <table:table-cell table:style-name="ce152" table:formula="oooc:=COUNTIF([Vertices.H:.H];(&quot;&gt;= &quot;&amp;[.S17]))-COUNTIF([Vertices.H:.H];(&quot;&gt;=&quot;&amp;[.S18]))" office:value-type="float" office:value="0">
            <text:p>0</text:p>
          </table:table-cell>
          <table:table-cell table:style-name="ce156" table:formula="oooc:=[.U16]+(([.$U$45]-[.$U$2])/BINDIVISOR)" office:value-type="string" office:value="#NAME?">
            <text:p>#NAME?</text:p>
          </table:table-cell>
          <table:table-cell table:style-name="ce152" table:formula="oooc:=COUNTIF([Vertices.G:.G];(&quot;&gt;= &quot;&amp;[.U17]))-COUNTIF([Vertices.G:.G];(&quot;&gt;=&quot;&amp;[.U18]))" office:value-type="float" office:value="0">
            <text:p>0</text:p>
          </table:table-cell>
          <table:table-cell table:style-name="ce156" table:formula="oooc:=[.W16]+(([.$W$45]-[.$W$2])/BINDIVISOR)" office:value-type="string" office:value="#NAME?">
            <text:p>#NAME?</text:p>
          </table:table-cell>
          <table:table-cell table:style-name="ce158" table:formula="oooc:=COUNTIF({};(&quot;&gt;= &quot;&amp;[.W17]))-COUNTIF({};(&quot;&gt;=&quot;&amp;[.W18]))" office:value-type="float" office:value="0">
            <text:p>0</text:p>
          </table:table-cell>
          <table:table-cell table:style-name="ce159" table:formula="oooc:=[.Y1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7]))-COUNTIF(INDIRECT(DYNAMICFILTERSOURCECOLUMNRANGE);(&quot;&gt;=&quot;&amp;[.Y18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7]+(([.$I$45]-[.$I$2])/BINDIVISOR)" office:value-type="string" office:value="#NAME?">
            <text:p>#NAME?</text:p>
          </table:table-cell>
          <table:table-cell table:style-name="ce144" table:formula="oooc:=COUNTIF([Vertices.C:.C];(&quot;&gt;= &quot;&amp;[.I18]))-COUNTIF([Vertices.C:.C];(&quot;&gt;=&quot;&amp;[.I19]))" office:value-type="float" office:value="0">
            <text:p>0</text:p>
          </table:table-cell>
          <table:table-cell table:style-name="ce151" table:formula="oooc:=[.K17]+(([.$K$45]-[.$K$2])/BINDIVISOR)" office:value-type="string" office:value="#NAME?">
            <text:p>#NAME?</text:p>
          </table:table-cell>
          <table:table-cell table:style-name="ce152" table:formula="oooc:=COUNTIF([Vertices.D:.D];(&quot;&gt;= &quot;&amp;[.K18]))-COUNTIF([Vertices.D:.D];(&quot;&gt;=&quot;&amp;[.K19]))" office:value-type="float" office:value="0">
            <text:p>0</text:p>
          </table:table-cell>
          <table:table-cell table:style-name="ce151" table:formula="oooc:=[.M17]+(([.$M$45]-[.$M$2])/BINDIVISOR)" office:value-type="string" office:value="#NAME?">
            <text:p>#NAME?</text:p>
          </table:table-cell>
          <table:table-cell table:style-name="ce152" table:formula="oooc:=COUNTIF([Vertices.E:.E];(&quot;&gt;= &quot;&amp;[.M18]))-COUNTIF([Vertices.E:.E];(&quot;&gt;=&quot;&amp;[.M19]))" office:value-type="float" office:value="0">
            <text:p>0</text:p>
          </table:table-cell>
          <table:table-cell table:style-name="ce151" table:formula="oooc:=[.O17]+(([.$O$45]-[.$O$2])/BINDIVISOR)" office:value-type="string" office:value="#NAME?">
            <text:p>#NAME?</text:p>
          </table:table-cell>
          <table:table-cell table:style-name="ce152" table:formula="oooc:=COUNTIF([Vertices.F:.F];(&quot;&gt;= &quot;&amp;[.O18]))-COUNTIF([Vertices.F:.F];(&quot;&gt;=&quot;&amp;[.O19]))" office:value-type="float" office:value="0">
            <text:p>0</text:p>
          </table:table-cell>
          <table:table-cell table:style-name="ce151" table:formula="oooc:=[.Q17]+(([.$Q$45]-[.$Q$2])/BINDIVISOR)" office:value-type="string" office:value="#NAME?">
            <text:p>#NAME?</text:p>
          </table:table-cell>
          <table:table-cell table:style-name="ce152" table:formula="oooc:=COUNTIF({};(&quot;&gt;= &quot;&amp;[.Q18]))-COUNTIF({};(&quot;&gt;=&quot;&amp;[.Q19]))" office:value-type="float" office:value="0">
            <text:p>0</text:p>
          </table:table-cell>
          <table:table-cell table:style-name="ce151" table:formula="oooc:=[.S17]+(([.$S$45]-[.$S$2])/BINDIVISOR)" office:value-type="string" office:value="#NAME?">
            <text:p>#NAME?</text:p>
          </table:table-cell>
          <table:table-cell table:style-name="ce152" table:formula="oooc:=COUNTIF([Vertices.H:.H];(&quot;&gt;= &quot;&amp;[.S18]))-COUNTIF([Vertices.H:.H];(&quot;&gt;=&quot;&amp;[.S19]))" office:value-type="float" office:value="0">
            <text:p>0</text:p>
          </table:table-cell>
          <table:table-cell table:style-name="ce151" table:formula="oooc:=[.U17]+(([.$U$45]-[.$U$2])/BINDIVISOR)" office:value-type="string" office:value="#NAME?">
            <text:p>#NAME?</text:p>
          </table:table-cell>
          <table:table-cell table:style-name="ce152" table:formula="oooc:=COUNTIF([Vertices.G:.G];(&quot;&gt;= &quot;&amp;[.U18]))-COUNTIF([Vertices.G:.G];(&quot;&gt;=&quot;&amp;[.U19]))" office:value-type="float" office:value="0">
            <text:p>0</text:p>
          </table:table-cell>
          <table:table-cell table:style-name="ce151" table:formula="oooc:=[.W17]+(([.$W$45]-[.$W$2])/BINDIVISOR)" office:value-type="string" office:value="#NAME?">
            <text:p>#NAME?</text:p>
          </table:table-cell>
          <table:table-cell table:style-name="ce153" table:formula="oooc:=COUNTIF({};(&quot;&gt;= &quot;&amp;[.W18]))-COUNTIF({};(&quot;&gt;=&quot;&amp;[.W19]))" office:value-type="float" office:value="0">
            <text:p>0</text:p>
          </table:table-cell>
          <table:table-cell table:style-name="ce154" table:formula="oooc:=[.Y1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18]))-COUNTIF(INDIRECT(DYNAMICFILTERSOURCECOLUMNRANGE);(&quot;&gt;=&quot;&amp;[.Y19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8]+(([.$I$45]-[.$I$2])/BINDIVISOR)" office:value-type="string" office:value="#NAME?">
            <text:p>#NAME?</text:p>
          </table:table-cell>
          <table:table-cell table:style-name="ce144" table:formula="oooc:=COUNTIF([Vertices.C:.C];(&quot;&gt;= &quot;&amp;[.I19]))-COUNTIF([Vertices.C:.C];(&quot;&gt;=&quot;&amp;[.I20]))" office:value-type="float" office:value="0">
            <text:p>0</text:p>
          </table:table-cell>
          <table:table-cell table:style-name="ce156" table:formula="oooc:=[.K18]+(([.$K$45]-[.$K$2])/BINDIVISOR)" office:value-type="string" office:value="#NAME?">
            <text:p>#NAME?</text:p>
          </table:table-cell>
          <table:table-cell table:style-name="ce152" table:formula="oooc:=COUNTIF([Vertices.D:.D];(&quot;&gt;= &quot;&amp;[.K19]))-COUNTIF([Vertices.D:.D];(&quot;&gt;=&quot;&amp;[.K20]))" office:value-type="float" office:value="0">
            <text:p>0</text:p>
          </table:table-cell>
          <table:table-cell table:style-name="ce156" table:formula="oooc:=[.M18]+(([.$M$45]-[.$M$2])/BINDIVISOR)" office:value-type="string" office:value="#NAME?">
            <text:p>#NAME?</text:p>
          </table:table-cell>
          <table:table-cell table:style-name="ce152" table:formula="oooc:=COUNTIF([Vertices.E:.E];(&quot;&gt;= &quot;&amp;[.M19]))-COUNTIF([Vertices.E:.E];(&quot;&gt;=&quot;&amp;[.M20]))" office:value-type="float" office:value="0">
            <text:p>0</text:p>
          </table:table-cell>
          <table:table-cell table:style-name="ce156" table:formula="oooc:=[.O18]+(([.$O$45]-[.$O$2])/BINDIVISOR)" office:value-type="string" office:value="#NAME?">
            <text:p>#NAME?</text:p>
          </table:table-cell>
          <table:table-cell table:style-name="ce152" table:formula="oooc:=COUNTIF([Vertices.F:.F];(&quot;&gt;= &quot;&amp;[.O19]))-COUNTIF([Vertices.F:.F];(&quot;&gt;=&quot;&amp;[.O20]))" office:value-type="float" office:value="0">
            <text:p>0</text:p>
          </table:table-cell>
          <table:table-cell table:style-name="ce156" table:formula="oooc:=[.Q18]+(([.$Q$45]-[.$Q$2])/BINDIVISOR)" office:value-type="string" office:value="#NAME?">
            <text:p>#NAME?</text:p>
          </table:table-cell>
          <table:table-cell table:style-name="ce157" table:formula="oooc:=COUNTIF({};(&quot;&gt;= &quot;&amp;[.Q19]))-COUNTIF({};(&quot;&gt;=&quot;&amp;[.Q20]))" office:value-type="float" office:value="0">
            <text:p>0</text:p>
          </table:table-cell>
          <table:table-cell table:style-name="ce156" table:formula="oooc:=[.S18]+(([.$S$45]-[.$S$2])/BINDIVISOR)" office:value-type="string" office:value="#NAME?">
            <text:p>#NAME?</text:p>
          </table:table-cell>
          <table:table-cell table:style-name="ce152" table:formula="oooc:=COUNTIF([Vertices.H:.H];(&quot;&gt;= &quot;&amp;[.S19]))-COUNTIF([Vertices.H:.H];(&quot;&gt;=&quot;&amp;[.S20]))" office:value-type="float" office:value="0">
            <text:p>0</text:p>
          </table:table-cell>
          <table:table-cell table:style-name="ce156" table:formula="oooc:=[.U18]+(([.$U$45]-[.$U$2])/BINDIVISOR)" office:value-type="string" office:value="#NAME?">
            <text:p>#NAME?</text:p>
          </table:table-cell>
          <table:table-cell table:style-name="ce152" table:formula="oooc:=COUNTIF([Vertices.G:.G];(&quot;&gt;= &quot;&amp;[.U19]))-COUNTIF([Vertices.G:.G];(&quot;&gt;=&quot;&amp;[.U20]))" office:value-type="float" office:value="0">
            <text:p>0</text:p>
          </table:table-cell>
          <table:table-cell table:style-name="ce156" table:formula="oooc:=[.W18]+(([.$W$45]-[.$W$2])/BINDIVISOR)" office:value-type="string" office:value="#NAME?">
            <text:p>#NAME?</text:p>
          </table:table-cell>
          <table:table-cell table:style-name="ce158" table:formula="oooc:=COUNTIF({};(&quot;&gt;= &quot;&amp;[.W19]))-COUNTIF({};(&quot;&gt;=&quot;&amp;[.W20]))" office:value-type="float" office:value="0">
            <text:p>0</text:p>
          </table:table-cell>
          <table:table-cell table:style-name="ce159" table:formula="oooc:=[.Y1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19]))-COUNTIF(INDIRECT(DYNAMICFILTERSOURCECOLUMNRANGE);(&quot;&gt;=&quot;&amp;[.Y20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19]+(([.$I$45]-[.$I$2])/BINDIVISOR)" office:value-type="string" office:value="#NAME?">
            <text:p>#NAME?</text:p>
          </table:table-cell>
          <table:table-cell table:style-name="ce144" table:formula="oooc:=COUNTIF([Vertices.C:.C];(&quot;&gt;= &quot;&amp;[.I20]))-COUNTIF([Vertices.C:.C];(&quot;&gt;=&quot;&amp;[.I21]))" office:value-type="float" office:value="0">
            <text:p>0</text:p>
          </table:table-cell>
          <table:table-cell table:style-name="ce151" table:formula="oooc:=[.K19]+(([.$K$45]-[.$K$2])/BINDIVISOR)" office:value-type="string" office:value="#NAME?">
            <text:p>#NAME?</text:p>
          </table:table-cell>
          <table:table-cell table:style-name="ce152" table:formula="oooc:=COUNTIF([Vertices.D:.D];(&quot;&gt;= &quot;&amp;[.K20]))-COUNTIF([Vertices.D:.D];(&quot;&gt;=&quot;&amp;[.K21]))" office:value-type="float" office:value="0">
            <text:p>0</text:p>
          </table:table-cell>
          <table:table-cell table:style-name="ce151" table:formula="oooc:=[.M19]+(([.$M$45]-[.$M$2])/BINDIVISOR)" office:value-type="string" office:value="#NAME?">
            <text:p>#NAME?</text:p>
          </table:table-cell>
          <table:table-cell table:style-name="ce152" table:formula="oooc:=COUNTIF([Vertices.E:.E];(&quot;&gt;= &quot;&amp;[.M20]))-COUNTIF([Vertices.E:.E];(&quot;&gt;=&quot;&amp;[.M21]))" office:value-type="float" office:value="0">
            <text:p>0</text:p>
          </table:table-cell>
          <table:table-cell table:style-name="ce151" table:formula="oooc:=[.O19]+(([.$O$45]-[.$O$2])/BINDIVISOR)" office:value-type="string" office:value="#NAME?">
            <text:p>#NAME?</text:p>
          </table:table-cell>
          <table:table-cell table:style-name="ce152" table:formula="oooc:=COUNTIF([Vertices.F:.F];(&quot;&gt;= &quot;&amp;[.O20]))-COUNTIF([Vertices.F:.F];(&quot;&gt;=&quot;&amp;[.O21]))" office:value-type="float" office:value="0">
            <text:p>0</text:p>
          </table:table-cell>
          <table:table-cell table:style-name="ce151" table:formula="oooc:=[.Q19]+(([.$Q$45]-[.$Q$2])/BINDIVISOR)" office:value-type="string" office:value="#NAME?">
            <text:p>#NAME?</text:p>
          </table:table-cell>
          <table:table-cell table:style-name="ce152" table:formula="oooc:=COUNTIF({};(&quot;&gt;= &quot;&amp;[.Q20]))-COUNTIF({};(&quot;&gt;=&quot;&amp;[.Q21]))" office:value-type="float" office:value="0">
            <text:p>0</text:p>
          </table:table-cell>
          <table:table-cell table:style-name="ce151" table:formula="oooc:=[.S19]+(([.$S$45]-[.$S$2])/BINDIVISOR)" office:value-type="string" office:value="#NAME?">
            <text:p>#NAME?</text:p>
          </table:table-cell>
          <table:table-cell table:style-name="ce152" table:formula="oooc:=COUNTIF([Vertices.H:.H];(&quot;&gt;= &quot;&amp;[.S20]))-COUNTIF([Vertices.H:.H];(&quot;&gt;=&quot;&amp;[.S21]))" office:value-type="float" office:value="0">
            <text:p>0</text:p>
          </table:table-cell>
          <table:table-cell table:style-name="ce151" table:formula="oooc:=[.U19]+(([.$U$45]-[.$U$2])/BINDIVISOR)" office:value-type="string" office:value="#NAME?">
            <text:p>#NAME?</text:p>
          </table:table-cell>
          <table:table-cell table:style-name="ce152" table:formula="oooc:=COUNTIF([Vertices.G:.G];(&quot;&gt;= &quot;&amp;[.U20]))-COUNTIF([Vertices.G:.G];(&quot;&gt;=&quot;&amp;[.U21]))" office:value-type="float" office:value="0">
            <text:p>0</text:p>
          </table:table-cell>
          <table:table-cell table:style-name="ce151" table:formula="oooc:=[.W19]+(([.$W$45]-[.$W$2])/BINDIVISOR)" office:value-type="string" office:value="#NAME?">
            <text:p>#NAME?</text:p>
          </table:table-cell>
          <table:table-cell table:style-name="ce153" table:formula="oooc:=COUNTIF({};(&quot;&gt;= &quot;&amp;[.W20]))-COUNTIF({};(&quot;&gt;=&quot;&amp;[.W21]))" office:value-type="float" office:value="0">
            <text:p>0</text:p>
          </table:table-cell>
          <table:table-cell table:style-name="ce154" table:formula="oooc:=[.Y1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0]))-COUNTIF(INDIRECT(DYNAMICFILTERSOURCECOLUMNRANGE);(&quot;&gt;=&quot;&amp;[.Y21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0]+(([.$I$45]-[.$I$2])/BINDIVISOR)" office:value-type="string" office:value="#NAME?">
            <text:p>#NAME?</text:p>
          </table:table-cell>
          <table:table-cell table:style-name="ce144" table:formula="oooc:=COUNTIF([Vertices.C:.C];(&quot;&gt;= &quot;&amp;[.I21]))-COUNTIF([Vertices.C:.C];(&quot;&gt;=&quot;&amp;[.I22]))" office:value-type="float" office:value="0">
            <text:p>0</text:p>
          </table:table-cell>
          <table:table-cell table:style-name="ce156" table:formula="oooc:=[.K20]+(([.$K$45]-[.$K$2])/BINDIVISOR)" office:value-type="string" office:value="#NAME?">
            <text:p>#NAME?</text:p>
          </table:table-cell>
          <table:table-cell table:style-name="ce152" table:formula="oooc:=COUNTIF([Vertices.D:.D];(&quot;&gt;= &quot;&amp;[.K21]))-COUNTIF([Vertices.D:.D];(&quot;&gt;=&quot;&amp;[.K22]))" office:value-type="float" office:value="0">
            <text:p>0</text:p>
          </table:table-cell>
          <table:table-cell table:style-name="ce156" table:formula="oooc:=[.M20]+(([.$M$45]-[.$M$2])/BINDIVISOR)" office:value-type="string" office:value="#NAME?">
            <text:p>#NAME?</text:p>
          </table:table-cell>
          <table:table-cell table:style-name="ce152" table:formula="oooc:=COUNTIF([Vertices.E:.E];(&quot;&gt;= &quot;&amp;[.M21]))-COUNTIF([Vertices.E:.E];(&quot;&gt;=&quot;&amp;[.M22]))" office:value-type="float" office:value="0">
            <text:p>0</text:p>
          </table:table-cell>
          <table:table-cell table:style-name="ce156" table:formula="oooc:=[.O20]+(([.$O$45]-[.$O$2])/BINDIVISOR)" office:value-type="string" office:value="#NAME?">
            <text:p>#NAME?</text:p>
          </table:table-cell>
          <table:table-cell table:style-name="ce152" table:formula="oooc:=COUNTIF([Vertices.F:.F];(&quot;&gt;= &quot;&amp;[.O21]))-COUNTIF([Vertices.F:.F];(&quot;&gt;=&quot;&amp;[.O22]))" office:value-type="float" office:value="0">
            <text:p>0</text:p>
          </table:table-cell>
          <table:table-cell table:style-name="ce156" table:formula="oooc:=[.Q20]+(([.$Q$45]-[.$Q$2])/BINDIVISOR)" office:value-type="string" office:value="#NAME?">
            <text:p>#NAME?</text:p>
          </table:table-cell>
          <table:table-cell table:style-name="ce157" table:formula="oooc:=COUNTIF({};(&quot;&gt;= &quot;&amp;[.Q21]))-COUNTIF({};(&quot;&gt;=&quot;&amp;[.Q22]))" office:value-type="float" office:value="0">
            <text:p>0</text:p>
          </table:table-cell>
          <table:table-cell table:style-name="ce156" table:formula="oooc:=[.S20]+(([.$S$45]-[.$S$2])/BINDIVISOR)" office:value-type="string" office:value="#NAME?">
            <text:p>#NAME?</text:p>
          </table:table-cell>
          <table:table-cell table:style-name="ce152" table:formula="oooc:=COUNTIF([Vertices.H:.H];(&quot;&gt;= &quot;&amp;[.S21]))-COUNTIF([Vertices.H:.H];(&quot;&gt;=&quot;&amp;[.S22]))" office:value-type="float" office:value="0">
            <text:p>0</text:p>
          </table:table-cell>
          <table:table-cell table:style-name="ce156" table:formula="oooc:=[.U20]+(([.$U$45]-[.$U$2])/BINDIVISOR)" office:value-type="string" office:value="#NAME?">
            <text:p>#NAME?</text:p>
          </table:table-cell>
          <table:table-cell table:style-name="ce152" table:formula="oooc:=COUNTIF([Vertices.G:.G];(&quot;&gt;= &quot;&amp;[.U21]))-COUNTIF([Vertices.G:.G];(&quot;&gt;=&quot;&amp;[.U22]))" office:value-type="float" office:value="0">
            <text:p>0</text:p>
          </table:table-cell>
          <table:table-cell table:style-name="ce156" table:formula="oooc:=[.W20]+(([.$W$45]-[.$W$2])/BINDIVISOR)" office:value-type="string" office:value="#NAME?">
            <text:p>#NAME?</text:p>
          </table:table-cell>
          <table:table-cell table:style-name="ce158" table:formula="oooc:=COUNTIF({};(&quot;&gt;= &quot;&amp;[.W21]))-COUNTIF({};(&quot;&gt;=&quot;&amp;[.W22]))" office:value-type="float" office:value="0">
            <text:p>0</text:p>
          </table:table-cell>
          <table:table-cell table:style-name="ce159" table:formula="oooc:=[.Y2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1]))-COUNTIF(INDIRECT(DYNAMICFILTERSOURCECOLUMNRANGE);(&quot;&gt;=&quot;&amp;[.Y22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1]+(([.$I$45]-[.$I$2])/BINDIVISOR)" office:value-type="string" office:value="#NAME?">
            <text:p>#NAME?</text:p>
          </table:table-cell>
          <table:table-cell table:style-name="ce144" table:formula="oooc:=COUNTIF([Vertices.C:.C];(&quot;&gt;= &quot;&amp;[.I22]))-COUNTIF([Vertices.C:.C];(&quot;&gt;=&quot;&amp;[.I23]))" office:value-type="float" office:value="0">
            <text:p>0</text:p>
          </table:table-cell>
          <table:table-cell table:style-name="ce151" table:formula="oooc:=[.K21]+(([.$K$45]-[.$K$2])/BINDIVISOR)" office:value-type="string" office:value="#NAME?">
            <text:p>#NAME?</text:p>
          </table:table-cell>
          <table:table-cell table:style-name="ce152" table:formula="oooc:=COUNTIF([Vertices.D:.D];(&quot;&gt;= &quot;&amp;[.K22]))-COUNTIF([Vertices.D:.D];(&quot;&gt;=&quot;&amp;[.K23]))" office:value-type="float" office:value="0">
            <text:p>0</text:p>
          </table:table-cell>
          <table:table-cell table:style-name="ce151" table:formula="oooc:=[.M21]+(([.$M$45]-[.$M$2])/BINDIVISOR)" office:value-type="string" office:value="#NAME?">
            <text:p>#NAME?</text:p>
          </table:table-cell>
          <table:table-cell table:style-name="ce152" table:formula="oooc:=COUNTIF([Vertices.E:.E];(&quot;&gt;= &quot;&amp;[.M22]))-COUNTIF([Vertices.E:.E];(&quot;&gt;=&quot;&amp;[.M23]))" office:value-type="float" office:value="0">
            <text:p>0</text:p>
          </table:table-cell>
          <table:table-cell table:style-name="ce151" table:formula="oooc:=[.O21]+(([.$O$45]-[.$O$2])/BINDIVISOR)" office:value-type="string" office:value="#NAME?">
            <text:p>#NAME?</text:p>
          </table:table-cell>
          <table:table-cell table:style-name="ce152" table:formula="oooc:=COUNTIF([Vertices.F:.F];(&quot;&gt;= &quot;&amp;[.O22]))-COUNTIF([Vertices.F:.F];(&quot;&gt;=&quot;&amp;[.O23]))" office:value-type="float" office:value="0">
            <text:p>0</text:p>
          </table:table-cell>
          <table:table-cell table:style-name="ce151" table:formula="oooc:=[.Q21]+(([.$Q$45]-[.$Q$2])/BINDIVISOR)" office:value-type="string" office:value="#NAME?">
            <text:p>#NAME?</text:p>
          </table:table-cell>
          <table:table-cell table:style-name="ce152" table:formula="oooc:=COUNTIF({};(&quot;&gt;= &quot;&amp;[.Q22]))-COUNTIF({};(&quot;&gt;=&quot;&amp;[.Q23]))" office:value-type="float" office:value="0">
            <text:p>0</text:p>
          </table:table-cell>
          <table:table-cell table:style-name="ce151" table:formula="oooc:=[.S21]+(([.$S$45]-[.$S$2])/BINDIVISOR)" office:value-type="string" office:value="#NAME?">
            <text:p>#NAME?</text:p>
          </table:table-cell>
          <table:table-cell table:style-name="ce152" table:formula="oooc:=COUNTIF([Vertices.H:.H];(&quot;&gt;= &quot;&amp;[.S22]))-COUNTIF([Vertices.H:.H];(&quot;&gt;=&quot;&amp;[.S23]))" office:value-type="float" office:value="0">
            <text:p>0</text:p>
          </table:table-cell>
          <table:table-cell table:style-name="ce151" table:formula="oooc:=[.U21]+(([.$U$45]-[.$U$2])/BINDIVISOR)" office:value-type="string" office:value="#NAME?">
            <text:p>#NAME?</text:p>
          </table:table-cell>
          <table:table-cell table:style-name="ce152" table:formula="oooc:=COUNTIF([Vertices.G:.G];(&quot;&gt;= &quot;&amp;[.U22]))-COUNTIF([Vertices.G:.G];(&quot;&gt;=&quot;&amp;[.U23]))" office:value-type="float" office:value="0">
            <text:p>0</text:p>
          </table:table-cell>
          <table:table-cell table:style-name="ce151" table:formula="oooc:=[.W21]+(([.$W$45]-[.$W$2])/BINDIVISOR)" office:value-type="string" office:value="#NAME?">
            <text:p>#NAME?</text:p>
          </table:table-cell>
          <table:table-cell table:style-name="ce153" table:formula="oooc:=COUNTIF({};(&quot;&gt;= &quot;&amp;[.W22]))-COUNTIF({};(&quot;&gt;=&quot;&amp;[.W23]))" office:value-type="float" office:value="0">
            <text:p>0</text:p>
          </table:table-cell>
          <table:table-cell table:style-name="ce154" table:formula="oooc:=[.Y2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2]))-COUNTIF(INDIRECT(DYNAMICFILTERSOURCECOLUMNRANGE);(&quot;&gt;=&quot;&amp;[.Y23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 table:number-columns-repeated="5"/>
          <table:table-cell table:style-name="ce150" table:formula="oooc:=[.I22]+(([.$I$45]-[.$I$2])/BINDIVISOR)" office:value-type="string" office:value="#NAME?">
            <text:p>#NAME?</text:p>
          </table:table-cell>
          <table:table-cell table:style-name="ce144" table:formula="oooc:=COUNTIF([Vertices.C:.C];(&quot;&gt;= &quot;&amp;[.I23]))-COUNTIF([Vertices.C:.C];(&quot;&gt;=&quot;&amp;[.I24]))" office:value-type="float" office:value="0">
            <text:p>0</text:p>
          </table:table-cell>
          <table:table-cell table:style-name="ce156" table:formula="oooc:=[.K22]+(([.$K$45]-[.$K$2])/BINDIVISOR)" office:value-type="string" office:value="#NAME?">
            <text:p>#NAME?</text:p>
          </table:table-cell>
          <table:table-cell table:style-name="ce152" table:formula="oooc:=COUNTIF([Vertices.D:.D];(&quot;&gt;= &quot;&amp;[.K23]))-COUNTIF([Vertices.D:.D];(&quot;&gt;=&quot;&amp;[.K24]))" office:value-type="float" office:value="0">
            <text:p>0</text:p>
          </table:table-cell>
          <table:table-cell table:style-name="ce156" table:formula="oooc:=[.M22]+(([.$M$45]-[.$M$2])/BINDIVISOR)" office:value-type="string" office:value="#NAME?">
            <text:p>#NAME?</text:p>
          </table:table-cell>
          <table:table-cell table:style-name="ce152" table:formula="oooc:=COUNTIF([Vertices.E:.E];(&quot;&gt;= &quot;&amp;[.M23]))-COUNTIF([Vertices.E:.E];(&quot;&gt;=&quot;&amp;[.M24]))" office:value-type="float" office:value="0">
            <text:p>0</text:p>
          </table:table-cell>
          <table:table-cell table:style-name="ce156" table:formula="oooc:=[.O22]+(([.$O$45]-[.$O$2])/BINDIVISOR)" office:value-type="string" office:value="#NAME?">
            <text:p>#NAME?</text:p>
          </table:table-cell>
          <table:table-cell table:style-name="ce152" table:formula="oooc:=COUNTIF([Vertices.F:.F];(&quot;&gt;= &quot;&amp;[.O23]))-COUNTIF([Vertices.F:.F];(&quot;&gt;=&quot;&amp;[.O24]))" office:value-type="float" office:value="0">
            <text:p>0</text:p>
          </table:table-cell>
          <table:table-cell table:style-name="ce156" table:formula="oooc:=[.Q22]+(([.$Q$45]-[.$Q$2])/BINDIVISOR)" office:value-type="string" office:value="#NAME?">
            <text:p>#NAME?</text:p>
          </table:table-cell>
          <table:table-cell table:style-name="ce157" table:formula="oooc:=COUNTIF({};(&quot;&gt;= &quot;&amp;[.Q23]))-COUNTIF({};(&quot;&gt;=&quot;&amp;[.Q24]))" office:value-type="float" office:value="0">
            <text:p>0</text:p>
          </table:table-cell>
          <table:table-cell table:style-name="ce156" table:formula="oooc:=[.S22]+(([.$S$45]-[.$S$2])/BINDIVISOR)" office:value-type="string" office:value="#NAME?">
            <text:p>#NAME?</text:p>
          </table:table-cell>
          <table:table-cell table:style-name="ce152" table:formula="oooc:=COUNTIF([Vertices.H:.H];(&quot;&gt;= &quot;&amp;[.S23]))-COUNTIF([Vertices.H:.H];(&quot;&gt;=&quot;&amp;[.S24]))" office:value-type="float" office:value="0">
            <text:p>0</text:p>
          </table:table-cell>
          <table:table-cell table:style-name="ce156" table:formula="oooc:=[.U22]+(([.$U$45]-[.$U$2])/BINDIVISOR)" office:value-type="string" office:value="#NAME?">
            <text:p>#NAME?</text:p>
          </table:table-cell>
          <table:table-cell table:style-name="ce152" table:formula="oooc:=COUNTIF([Vertices.G:.G];(&quot;&gt;= &quot;&amp;[.U23]))-COUNTIF([Vertices.G:.G];(&quot;&gt;=&quot;&amp;[.U24]))" office:value-type="float" office:value="0">
            <text:p>0</text:p>
          </table:table-cell>
          <table:table-cell table:style-name="ce156" table:formula="oooc:=[.W22]+(([.$W$45]-[.$W$2])/BINDIVISOR)" office:value-type="string" office:value="#NAME?">
            <text:p>#NAME?</text:p>
          </table:table-cell>
          <table:table-cell table:style-name="ce158" table:formula="oooc:=COUNTIF({};(&quot;&gt;= &quot;&amp;[.W23]))-COUNTIF({};(&quot;&gt;=&quot;&amp;[.W24]))" office:value-type="float" office:value="0">
            <text:p>0</text:p>
          </table:table-cell>
          <table:table-cell table:style-name="ce159" table:formula="oooc:=[.Y2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3]))-COUNTIF(INDIRECT(DYNAMICFILTERSOURCECOLUMNRANGE);(&quot;&gt;=&quot;&amp;[.Y24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23]+(([.$I$45]-[.$I$2])/BINDIVISOR)" office:value-type="string" office:value="#NAME?">
            <text:p>#NAME?</text:p>
          </table:table-cell>
          <table:table-cell table:style-name="ce144" table:formula="oooc:=COUNTIF([Vertices.C:.C];(&quot;&gt;= &quot;&amp;[.I24]))-COUNTIF([Vertices.C:.C];(&quot;&gt;=&quot;&amp;[.I25]))" office:value-type="float" office:value="0">
            <text:p>0</text:p>
          </table:table-cell>
          <table:table-cell table:style-name="ce151" table:formula="oooc:=[.K23]+(([.$K$45]-[.$K$2])/BINDIVISOR)" office:value-type="string" office:value="#NAME?">
            <text:p>#NAME?</text:p>
          </table:table-cell>
          <table:table-cell table:style-name="ce152" table:formula="oooc:=COUNTIF([Vertices.D:.D];(&quot;&gt;= &quot;&amp;[.K24]))-COUNTIF([Vertices.D:.D];(&quot;&gt;=&quot;&amp;[.K25]))" office:value-type="float" office:value="0">
            <text:p>0</text:p>
          </table:table-cell>
          <table:table-cell table:style-name="ce151" table:formula="oooc:=[.M23]+(([.$M$45]-[.$M$2])/BINDIVISOR)" office:value-type="string" office:value="#NAME?">
            <text:p>#NAME?</text:p>
          </table:table-cell>
          <table:table-cell table:style-name="ce152" table:formula="oooc:=COUNTIF([Vertices.E:.E];(&quot;&gt;= &quot;&amp;[.M24]))-COUNTIF([Vertices.E:.E];(&quot;&gt;=&quot;&amp;[.M25]))" office:value-type="float" office:value="0">
            <text:p>0</text:p>
          </table:table-cell>
          <table:table-cell table:style-name="ce151" table:formula="oooc:=[.O23]+(([.$O$45]-[.$O$2])/BINDIVISOR)" office:value-type="string" office:value="#NAME?">
            <text:p>#NAME?</text:p>
          </table:table-cell>
          <table:table-cell table:style-name="ce152" table:formula="oooc:=COUNTIF([Vertices.F:.F];(&quot;&gt;= &quot;&amp;[.O24]))-COUNTIF([Vertices.F:.F];(&quot;&gt;=&quot;&amp;[.O25]))" office:value-type="float" office:value="0">
            <text:p>0</text:p>
          </table:table-cell>
          <table:table-cell table:style-name="ce151" table:formula="oooc:=[.Q23]+(([.$Q$45]-[.$Q$2])/BINDIVISOR)" office:value-type="string" office:value="#NAME?">
            <text:p>#NAME?</text:p>
          </table:table-cell>
          <table:table-cell table:style-name="ce152" table:formula="oooc:=COUNTIF({};(&quot;&gt;= &quot;&amp;[.Q24]))-COUNTIF({};(&quot;&gt;=&quot;&amp;[.Q25]))" office:value-type="float" office:value="0">
            <text:p>0</text:p>
          </table:table-cell>
          <table:table-cell table:style-name="ce151" table:formula="oooc:=[.S23]+(([.$S$45]-[.$S$2])/BINDIVISOR)" office:value-type="string" office:value="#NAME?">
            <text:p>#NAME?</text:p>
          </table:table-cell>
          <table:table-cell table:style-name="ce152" table:formula="oooc:=COUNTIF([Vertices.H:.H];(&quot;&gt;= &quot;&amp;[.S24]))-COUNTIF([Vertices.H:.H];(&quot;&gt;=&quot;&amp;[.S25]))" office:value-type="float" office:value="0">
            <text:p>0</text:p>
          </table:table-cell>
          <table:table-cell table:style-name="ce151" table:formula="oooc:=[.U23]+(([.$U$45]-[.$U$2])/BINDIVISOR)" office:value-type="string" office:value="#NAME?">
            <text:p>#NAME?</text:p>
          </table:table-cell>
          <table:table-cell table:style-name="ce152" table:formula="oooc:=COUNTIF([Vertices.G:.G];(&quot;&gt;= &quot;&amp;[.U24]))-COUNTIF([Vertices.G:.G];(&quot;&gt;=&quot;&amp;[.U25]))" office:value-type="float" office:value="0">
            <text:p>0</text:p>
          </table:table-cell>
          <table:table-cell table:style-name="ce151" table:formula="oooc:=[.W23]+(([.$W$45]-[.$W$2])/BINDIVISOR)" office:value-type="string" office:value="#NAME?">
            <text:p>#NAME?</text:p>
          </table:table-cell>
          <table:table-cell table:style-name="ce153" table:formula="oooc:=COUNTIF({};(&quot;&gt;= &quot;&amp;[.W24]))-COUNTIF({};(&quot;&gt;=&quot;&amp;[.W25]))" office:value-type="float" office:value="0">
            <text:p>0</text:p>
          </table:table-cell>
          <table:table-cell table:style-name="ce154" table:formula="oooc:=[.Y2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4]))-COUNTIF(INDIRECT(DYNAMICFILTERSOURCECOLUMNRANGE);(&quot;&gt;=&quot;&amp;[.Y25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 table:style-name="ce160"/>
          <table:table-cell table:style-name="ce164" office:value-type="string">
            <text:p>Minimum In-Degree</text:p>
          </table:table-cell>
          <table:table-cell table:style-name="ce165" table:formula="oooc:=IF((COUNT([Vertices.D:.D])&gt;0);[.K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4]+(([.$I$45]-[.$I$2])/BINDIVISOR)" office:value-type="string" office:value="#NAME?">
            <text:p>#NAME?</text:p>
          </table:table-cell>
          <table:table-cell table:style-name="ce144" table:formula="oooc:=COUNTIF([Vertices.C:.C];(&quot;&gt;= &quot;&amp;[.I25]))-COUNTIF([Vertices.C:.C];(&quot;&gt;=&quot;&amp;[.I26]))" office:value-type="float" office:value="0">
            <text:p>0</text:p>
          </table:table-cell>
          <table:table-cell table:style-name="ce156" table:formula="oooc:=[.K24]+(([.$K$45]-[.$K$2])/BINDIVISOR)" office:value-type="string" office:value="#NAME?">
            <text:p>#NAME?</text:p>
          </table:table-cell>
          <table:table-cell table:style-name="ce152" table:formula="oooc:=COUNTIF([Vertices.D:.D];(&quot;&gt;= &quot;&amp;[.K25]))-COUNTIF([Vertices.D:.D];(&quot;&gt;=&quot;&amp;[.K26]))" office:value-type="float" office:value="0">
            <text:p>0</text:p>
          </table:table-cell>
          <table:table-cell table:style-name="ce156" table:formula="oooc:=[.M24]+(([.$M$45]-[.$M$2])/BINDIVISOR)" office:value-type="string" office:value="#NAME?">
            <text:p>#NAME?</text:p>
          </table:table-cell>
          <table:table-cell table:style-name="ce152" table:formula="oooc:=COUNTIF([Vertices.E:.E];(&quot;&gt;= &quot;&amp;[.M25]))-COUNTIF([Vertices.E:.E];(&quot;&gt;=&quot;&amp;[.M26]))" office:value-type="float" office:value="0">
            <text:p>0</text:p>
          </table:table-cell>
          <table:table-cell table:style-name="ce156" table:formula="oooc:=[.O24]+(([.$O$45]-[.$O$2])/BINDIVISOR)" office:value-type="string" office:value="#NAME?">
            <text:p>#NAME?</text:p>
          </table:table-cell>
          <table:table-cell table:style-name="ce152" table:formula="oooc:=COUNTIF([Vertices.F:.F];(&quot;&gt;= &quot;&amp;[.O25]))-COUNTIF([Vertices.F:.F];(&quot;&gt;=&quot;&amp;[.O26]))" office:value-type="float" office:value="0">
            <text:p>0</text:p>
          </table:table-cell>
          <table:table-cell table:style-name="ce156" table:formula="oooc:=[.Q24]+(([.$Q$45]-[.$Q$2])/BINDIVISOR)" office:value-type="string" office:value="#NAME?">
            <text:p>#NAME?</text:p>
          </table:table-cell>
          <table:table-cell table:style-name="ce157" table:formula="oooc:=COUNTIF({};(&quot;&gt;= &quot;&amp;[.Q25]))-COUNTIF({};(&quot;&gt;=&quot;&amp;[.Q26]))" office:value-type="float" office:value="0">
            <text:p>0</text:p>
          </table:table-cell>
          <table:table-cell table:style-name="ce156" table:formula="oooc:=[.S24]+(([.$S$45]-[.$S$2])/BINDIVISOR)" office:value-type="string" office:value="#NAME?">
            <text:p>#NAME?</text:p>
          </table:table-cell>
          <table:table-cell table:style-name="ce152" table:formula="oooc:=COUNTIF([Vertices.H:.H];(&quot;&gt;= &quot;&amp;[.S25]))-COUNTIF([Vertices.H:.H];(&quot;&gt;=&quot;&amp;[.S26]))" office:value-type="float" office:value="0">
            <text:p>0</text:p>
          </table:table-cell>
          <table:table-cell table:style-name="ce156" table:formula="oooc:=[.U24]+(([.$U$45]-[.$U$2])/BINDIVISOR)" office:value-type="string" office:value="#NAME?">
            <text:p>#NAME?</text:p>
          </table:table-cell>
          <table:table-cell table:style-name="ce152" table:formula="oooc:=COUNTIF([Vertices.G:.G];(&quot;&gt;= &quot;&amp;[.U25]))-COUNTIF([Vertices.G:.G];(&quot;&gt;=&quot;&amp;[.U26]))" office:value-type="float" office:value="0">
            <text:p>0</text:p>
          </table:table-cell>
          <table:table-cell table:style-name="ce156" table:formula="oooc:=[.W24]+(([.$W$45]-[.$W$2])/BINDIVISOR)" office:value-type="string" office:value="#NAME?">
            <text:p>#NAME?</text:p>
          </table:table-cell>
          <table:table-cell table:style-name="ce158" table:formula="oooc:=COUNTIF({};(&quot;&gt;= &quot;&amp;[.W25]))-COUNTIF({};(&quot;&gt;=&quot;&amp;[.W26]))" office:value-type="float" office:value="0">
            <text:p>0</text:p>
          </table:table-cell>
          <table:table-cell table:style-name="ce159" table:formula="oooc:=[.Y2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5]))-COUNTIF(INDIRECT(DYNAMICFILTERSOURCECOLUMNRANGE);(&quot;&gt;=&quot;&amp;[.Y26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2">
            <text:p>2</text:p>
          </table:table-cell>
          <table:table-cell table:style-name="ce160"/>
          <table:table-cell table:style-name="ce164" office:value-type="string">
            <text:p>Maximum In-Degree</text:p>
          </table:table-cell>
          <table:table-cell table:style-name="ce165" table:formula="oooc:=IF((COUNT([Vertices.D:.D])&gt;0);[.K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5]+(([.$I$45]-[.$I$2])/BINDIVISOR)" office:value-type="string" office:value="#NAME?">
            <text:p>#NAME?</text:p>
          </table:table-cell>
          <table:table-cell table:style-name="ce144" table:formula="oooc:=COUNTIF([Vertices.C:.C];(&quot;&gt;= &quot;&amp;[.I26]))-COUNTIF([Vertices.C:.C];(&quot;&gt;=&quot;&amp;[.I27]))" office:value-type="float" office:value="0">
            <text:p>0</text:p>
          </table:table-cell>
          <table:table-cell table:style-name="ce151" table:formula="oooc:=[.K25]+(([.$K$45]-[.$K$2])/BINDIVISOR)" office:value-type="string" office:value="#NAME?">
            <text:p>#NAME?</text:p>
          </table:table-cell>
          <table:table-cell table:style-name="ce152" table:formula="oooc:=COUNTIF([Vertices.D:.D];(&quot;&gt;= &quot;&amp;[.K26]))-COUNTIF([Vertices.D:.D];(&quot;&gt;=&quot;&amp;[.K27]))" office:value-type="float" office:value="0">
            <text:p>0</text:p>
          </table:table-cell>
          <table:table-cell table:style-name="ce151" table:formula="oooc:=[.M25]+(([.$M$45]-[.$M$2])/BINDIVISOR)" office:value-type="string" office:value="#NAME?">
            <text:p>#NAME?</text:p>
          </table:table-cell>
          <table:table-cell table:style-name="ce152" table:formula="oooc:=COUNTIF([Vertices.E:.E];(&quot;&gt;= &quot;&amp;[.M26]))-COUNTIF([Vertices.E:.E];(&quot;&gt;=&quot;&amp;[.M27]))" office:value-type="float" office:value="0">
            <text:p>0</text:p>
          </table:table-cell>
          <table:table-cell table:style-name="ce151" table:formula="oooc:=[.O25]+(([.$O$45]-[.$O$2])/BINDIVISOR)" office:value-type="string" office:value="#NAME?">
            <text:p>#NAME?</text:p>
          </table:table-cell>
          <table:table-cell table:style-name="ce152" table:formula="oooc:=COUNTIF([Vertices.F:.F];(&quot;&gt;= &quot;&amp;[.O26]))-COUNTIF([Vertices.F:.F];(&quot;&gt;=&quot;&amp;[.O27]))" office:value-type="float" office:value="0">
            <text:p>0</text:p>
          </table:table-cell>
          <table:table-cell table:style-name="ce151" table:formula="oooc:=[.Q25]+(([.$Q$45]-[.$Q$2])/BINDIVISOR)" office:value-type="string" office:value="#NAME?">
            <text:p>#NAME?</text:p>
          </table:table-cell>
          <table:table-cell table:style-name="ce152" table:formula="oooc:=COUNTIF({};(&quot;&gt;= &quot;&amp;[.Q26]))-COUNTIF({};(&quot;&gt;=&quot;&amp;[.Q27]))" office:value-type="float" office:value="0">
            <text:p>0</text:p>
          </table:table-cell>
          <table:table-cell table:style-name="ce151" table:formula="oooc:=[.S25]+(([.$S$45]-[.$S$2])/BINDIVISOR)" office:value-type="string" office:value="#NAME?">
            <text:p>#NAME?</text:p>
          </table:table-cell>
          <table:table-cell table:style-name="ce152" table:formula="oooc:=COUNTIF([Vertices.H:.H];(&quot;&gt;= &quot;&amp;[.S26]))-COUNTIF([Vertices.H:.H];(&quot;&gt;=&quot;&amp;[.S27]))" office:value-type="float" office:value="0">
            <text:p>0</text:p>
          </table:table-cell>
          <table:table-cell table:style-name="ce151" table:formula="oooc:=[.U25]+(([.$U$45]-[.$U$2])/BINDIVISOR)" office:value-type="string" office:value="#NAME?">
            <text:p>#NAME?</text:p>
          </table:table-cell>
          <table:table-cell table:style-name="ce152" table:formula="oooc:=COUNTIF([Vertices.G:.G];(&quot;&gt;= &quot;&amp;[.U26]))-COUNTIF([Vertices.G:.G];(&quot;&gt;=&quot;&amp;[.U27]))" office:value-type="float" office:value="0">
            <text:p>0</text:p>
          </table:table-cell>
          <table:table-cell table:style-name="ce151" table:formula="oooc:=[.W25]+(([.$W$45]-[.$W$2])/BINDIVISOR)" office:value-type="string" office:value="#NAME?">
            <text:p>#NAME?</text:p>
          </table:table-cell>
          <table:table-cell table:style-name="ce153" table:formula="oooc:=COUNTIF({};(&quot;&gt;= &quot;&amp;[.W26]))-COUNTIF({};(&quot;&gt;=&quot;&amp;[.W27]))" office:value-type="float" office:value="0">
            <text:p>0</text:p>
          </table:table-cell>
          <table:table-cell table:style-name="ce154" table:formula="oooc:=[.Y2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6]))-COUNTIF(INDIRECT(DYNAMICFILTERSOURCECOLUMNRANGE);(&quot;&gt;=&quot;&amp;[.Y27]))" office:value-type="string" office:value="#NAME?">
            <text:p>#NAME?</text:p>
          </table:table-cell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Average In-Degree</text:p>
          </table:table-cell>
          <table:table-cell table:style-name="ce166" table:formula="oooc:=IFERROR(AVERAGE([Vertices.D:.D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6]+(([.$I$45]-[.$I$2])/BINDIVISOR)" office:value-type="string" office:value="#NAME?">
            <text:p>#NAME?</text:p>
          </table:table-cell>
          <table:table-cell table:style-name="ce144" table:formula="oooc:=COUNTIF([Vertices.C:.C];(&quot;&gt;= &quot;&amp;[.I27]))-COUNTIF([Vertices.C:.C];(&quot;&gt;=&quot;&amp;[.I28]))" office:value-type="float" office:value="0">
            <text:p>0</text:p>
          </table:table-cell>
          <table:table-cell table:style-name="ce156" table:formula="oooc:=[.K26]+(([.$K$45]-[.$K$2])/BINDIVISOR)" office:value-type="string" office:value="#NAME?">
            <text:p>#NAME?</text:p>
          </table:table-cell>
          <table:table-cell table:style-name="ce152" table:formula="oooc:=COUNTIF([Vertices.D:.D];(&quot;&gt;= &quot;&amp;[.K27]))-COUNTIF([Vertices.D:.D];(&quot;&gt;=&quot;&amp;[.K28]))" office:value-type="float" office:value="0">
            <text:p>0</text:p>
          </table:table-cell>
          <table:table-cell table:style-name="ce156" table:formula="oooc:=[.M26]+(([.$M$45]-[.$M$2])/BINDIVISOR)" office:value-type="string" office:value="#NAME?">
            <text:p>#NAME?</text:p>
          </table:table-cell>
          <table:table-cell table:style-name="ce152" table:formula="oooc:=COUNTIF([Vertices.E:.E];(&quot;&gt;= &quot;&amp;[.M27]))-COUNTIF([Vertices.E:.E];(&quot;&gt;=&quot;&amp;[.M28]))" office:value-type="float" office:value="0">
            <text:p>0</text:p>
          </table:table-cell>
          <table:table-cell table:style-name="ce156" table:formula="oooc:=[.O26]+(([.$O$45]-[.$O$2])/BINDIVISOR)" office:value-type="string" office:value="#NAME?">
            <text:p>#NAME?</text:p>
          </table:table-cell>
          <table:table-cell table:style-name="ce152" table:formula="oooc:=COUNTIF([Vertices.F:.F];(&quot;&gt;= &quot;&amp;[.O27]))-COUNTIF([Vertices.F:.F];(&quot;&gt;=&quot;&amp;[.O28]))" office:value-type="float" office:value="0">
            <text:p>0</text:p>
          </table:table-cell>
          <table:table-cell table:style-name="ce156" table:formula="oooc:=[.Q26]+(([.$Q$45]-[.$Q$2])/BINDIVISOR)" office:value-type="string" office:value="#NAME?">
            <text:p>#NAME?</text:p>
          </table:table-cell>
          <table:table-cell table:style-name="ce157" table:formula="oooc:=COUNTIF({};(&quot;&gt;= &quot;&amp;[.Q27]))-COUNTIF({};(&quot;&gt;=&quot;&amp;[.Q28]))" office:value-type="float" office:value="0">
            <text:p>0</text:p>
          </table:table-cell>
          <table:table-cell table:style-name="ce156" table:formula="oooc:=[.S26]+(([.$S$45]-[.$S$2])/BINDIVISOR)" office:value-type="string" office:value="#NAME?">
            <text:p>#NAME?</text:p>
          </table:table-cell>
          <table:table-cell table:style-name="ce152" table:formula="oooc:=COUNTIF([Vertices.H:.H];(&quot;&gt;= &quot;&amp;[.S27]))-COUNTIF([Vertices.H:.H];(&quot;&gt;=&quot;&amp;[.S28]))" office:value-type="float" office:value="0">
            <text:p>0</text:p>
          </table:table-cell>
          <table:table-cell table:style-name="ce156" table:formula="oooc:=[.U26]+(([.$U$45]-[.$U$2])/BINDIVISOR)" office:value-type="string" office:value="#NAME?">
            <text:p>#NAME?</text:p>
          </table:table-cell>
          <table:table-cell table:style-name="ce152" table:formula="oooc:=COUNTIF([Vertices.G:.G];(&quot;&gt;= &quot;&amp;[.U27]))-COUNTIF([Vertices.G:.G];(&quot;&gt;=&quot;&amp;[.U28]))" office:value-type="float" office:value="0">
            <text:p>0</text:p>
          </table:table-cell>
          <table:table-cell table:style-name="ce156" table:formula="oooc:=[.W26]+(([.$W$45]-[.$W$2])/BINDIVISOR)" office:value-type="string" office:value="#NAME?">
            <text:p>#NAME?</text:p>
          </table:table-cell>
          <table:table-cell table:style-name="ce158" table:formula="oooc:=COUNTIF({};(&quot;&gt;= &quot;&amp;[.W27]))-COUNTIF({};(&quot;&gt;=&quot;&amp;[.W28]))" office:value-type="float" office:value="0">
            <text:p>0</text:p>
          </table:table-cell>
          <table:table-cell table:style-name="ce159" table:formula="oooc:=[.Y2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7]))-COUNTIF(INDIRECT(DYNAMICFILTERSOURCECOLUMNRANGE);(&quot;&gt;=&quot;&amp;[.Y28]))" office:value-type="string" office:value="#NAME?">
            <text:p>#NAME?</text:p>
          </table:table-cell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Median In-Degree</text:p>
          </table:table-cell>
          <table:table-cell table:style-name="ce166" table:formula="oooc:=IFERROR(MEDIAN([Vertices.D:.D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27]+(([.$I$45]-[.$I$2])/BINDIVISOR)" office:value-type="string" office:value="#NAME?">
            <text:p>#NAME?</text:p>
          </table:table-cell>
          <table:table-cell table:style-name="ce144" table:formula="oooc:=COUNTIF([Vertices.C:.C];(&quot;&gt;= &quot;&amp;[.I28]))-COUNTIF([Vertices.C:.C];(&quot;&gt;=&quot;&amp;[.I29]))" office:value-type="float" office:value="0">
            <text:p>0</text:p>
          </table:table-cell>
          <table:table-cell table:style-name="ce151" table:formula="oooc:=[.K27]+(([.$K$45]-[.$K$2])/BINDIVISOR)" office:value-type="string" office:value="#NAME?">
            <text:p>#NAME?</text:p>
          </table:table-cell>
          <table:table-cell table:style-name="ce152" table:formula="oooc:=COUNTIF([Vertices.D:.D];(&quot;&gt;= &quot;&amp;[.K28]))-COUNTIF([Vertices.D:.D];(&quot;&gt;=&quot;&amp;[.K29]))" office:value-type="float" office:value="0">
            <text:p>0</text:p>
          </table:table-cell>
          <table:table-cell table:style-name="ce151" table:formula="oooc:=[.M27]+(([.$M$45]-[.$M$2])/BINDIVISOR)" office:value-type="string" office:value="#NAME?">
            <text:p>#NAME?</text:p>
          </table:table-cell>
          <table:table-cell table:style-name="ce152" table:formula="oooc:=COUNTIF([Vertices.E:.E];(&quot;&gt;= &quot;&amp;[.M28]))-COUNTIF([Vertices.E:.E];(&quot;&gt;=&quot;&amp;[.M29]))" office:value-type="float" office:value="0">
            <text:p>0</text:p>
          </table:table-cell>
          <table:table-cell table:style-name="ce151" table:formula="oooc:=[.O27]+(([.$O$45]-[.$O$2])/BINDIVISOR)" office:value-type="string" office:value="#NAME?">
            <text:p>#NAME?</text:p>
          </table:table-cell>
          <table:table-cell table:style-name="ce152" table:formula="oooc:=COUNTIF([Vertices.F:.F];(&quot;&gt;= &quot;&amp;[.O28]))-COUNTIF([Vertices.F:.F];(&quot;&gt;=&quot;&amp;[.O29]))" office:value-type="float" office:value="0">
            <text:p>0</text:p>
          </table:table-cell>
          <table:table-cell table:style-name="ce151" table:formula="oooc:=[.Q27]+(([.$Q$45]-[.$Q$2])/BINDIVISOR)" office:value-type="string" office:value="#NAME?">
            <text:p>#NAME?</text:p>
          </table:table-cell>
          <table:table-cell table:style-name="ce152" table:formula="oooc:=COUNTIF({};(&quot;&gt;= &quot;&amp;[.Q28]))-COUNTIF({};(&quot;&gt;=&quot;&amp;[.Q29]))" office:value-type="float" office:value="0">
            <text:p>0</text:p>
          </table:table-cell>
          <table:table-cell table:style-name="ce151" table:formula="oooc:=[.S27]+(([.$S$45]-[.$S$2])/BINDIVISOR)" office:value-type="string" office:value="#NAME?">
            <text:p>#NAME?</text:p>
          </table:table-cell>
          <table:table-cell table:style-name="ce152" table:formula="oooc:=COUNTIF([Vertices.H:.H];(&quot;&gt;= &quot;&amp;[.S28]))-COUNTIF([Vertices.H:.H];(&quot;&gt;=&quot;&amp;[.S29]))" office:value-type="float" office:value="0">
            <text:p>0</text:p>
          </table:table-cell>
          <table:table-cell table:style-name="ce151" table:formula="oooc:=[.U27]+(([.$U$45]-[.$U$2])/BINDIVISOR)" office:value-type="string" office:value="#NAME?">
            <text:p>#NAME?</text:p>
          </table:table-cell>
          <table:table-cell table:style-name="ce152" table:formula="oooc:=COUNTIF([Vertices.G:.G];(&quot;&gt;= &quot;&amp;[.U28]))-COUNTIF([Vertices.G:.G];(&quot;&gt;=&quot;&amp;[.U29]))" office:value-type="float" office:value="0">
            <text:p>0</text:p>
          </table:table-cell>
          <table:table-cell table:style-name="ce151" table:formula="oooc:=[.W27]+(([.$W$45]-[.$W$2])/BINDIVISOR)" office:value-type="string" office:value="#NAME?">
            <text:p>#NAME?</text:p>
          </table:table-cell>
          <table:table-cell table:style-name="ce153" table:formula="oooc:=COUNTIF({};(&quot;&gt;= &quot;&amp;[.W28]))-COUNTIF({};(&quot;&gt;=&quot;&amp;[.W29]))" office:value-type="float" office:value="0">
            <text:p>0</text:p>
          </table:table-cell>
          <table:table-cell table:style-name="ce154" table:formula="oooc:=[.Y2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28]))-COUNTIF(INDIRECT(DYNAMICFILTERSOURCECOLUMNRANGE);(&quot;&gt;=&quot;&amp;[.Y29]))" office:value-type="string" office:value="#NAME?">
            <text:p>#NAME?</text:p>
          </table:table-cell>
        </table:table-row>
        <table:table-row table:style-name="ro30">
          <table:table-cell table:style-name="ce155" table:number-columns-spanned="2" table:number-rows-spanned="1" office:value-type="string">
            <text:p>Degree Out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28]+(([.$I$45]-[.$I$2])/BINDIVISOR)" office:value-type="string" office:value="#NAME?">
            <text:p>#NAME?</text:p>
          </table:table-cell>
          <table:table-cell table:style-name="ce144" table:formula="oooc:=COUNTIF([Vertices.C:.C];(&quot;&gt;= &quot;&amp;[.I29]))-COUNTIF([Vertices.C:.C];(&quot;&gt;=&quot;&amp;[.I30]))" office:value-type="float" office:value="0">
            <text:p>0</text:p>
          </table:table-cell>
          <table:table-cell table:style-name="ce156" table:formula="oooc:=[.K28]+(([.$K$45]-[.$K$2])/BINDIVISOR)" office:value-type="string" office:value="#NAME?">
            <text:p>#NAME?</text:p>
          </table:table-cell>
          <table:table-cell table:style-name="ce152" table:formula="oooc:=COUNTIF([Vertices.D:.D];(&quot;&gt;= &quot;&amp;[.K29]))-COUNTIF([Vertices.D:.D];(&quot;&gt;=&quot;&amp;[.K30]))" office:value-type="float" office:value="0">
            <text:p>0</text:p>
          </table:table-cell>
          <table:table-cell table:style-name="ce156" table:formula="oooc:=[.M28]+(([.$M$45]-[.$M$2])/BINDIVISOR)" office:value-type="string" office:value="#NAME?">
            <text:p>#NAME?</text:p>
          </table:table-cell>
          <table:table-cell table:style-name="ce152" table:formula="oooc:=COUNTIF([Vertices.E:.E];(&quot;&gt;= &quot;&amp;[.M29]))-COUNTIF([Vertices.E:.E];(&quot;&gt;=&quot;&amp;[.M30]))" office:value-type="float" office:value="0">
            <text:p>0</text:p>
          </table:table-cell>
          <table:table-cell table:style-name="ce156" table:formula="oooc:=[.O28]+(([.$O$45]-[.$O$2])/BINDIVISOR)" office:value-type="string" office:value="#NAME?">
            <text:p>#NAME?</text:p>
          </table:table-cell>
          <table:table-cell table:style-name="ce152" table:formula="oooc:=COUNTIF([Vertices.F:.F];(&quot;&gt;= &quot;&amp;[.O29]))-COUNTIF([Vertices.F:.F];(&quot;&gt;=&quot;&amp;[.O30]))" office:value-type="float" office:value="0">
            <text:p>0</text:p>
          </table:table-cell>
          <table:table-cell table:style-name="ce156" table:formula="oooc:=[.Q28]+(([.$Q$45]-[.$Q$2])/BINDIVISOR)" office:value-type="string" office:value="#NAME?">
            <text:p>#NAME?</text:p>
          </table:table-cell>
          <table:table-cell table:style-name="ce157" table:formula="oooc:=COUNTIF({};(&quot;&gt;= &quot;&amp;[.Q29]))-COUNTIF({};(&quot;&gt;=&quot;&amp;[.Q30]))" office:value-type="float" office:value="0">
            <text:p>0</text:p>
          </table:table-cell>
          <table:table-cell table:style-name="ce156" table:formula="oooc:=[.S28]+(([.$S$45]-[.$S$2])/BINDIVISOR)" office:value-type="string" office:value="#NAME?">
            <text:p>#NAME?</text:p>
          </table:table-cell>
          <table:table-cell table:style-name="ce152" table:formula="oooc:=COUNTIF([Vertices.H:.H];(&quot;&gt;= &quot;&amp;[.S29]))-COUNTIF([Vertices.H:.H];(&quot;&gt;=&quot;&amp;[.S30]))" office:value-type="float" office:value="0">
            <text:p>0</text:p>
          </table:table-cell>
          <table:table-cell table:style-name="ce156" table:formula="oooc:=[.U28]+(([.$U$45]-[.$U$2])/BINDIVISOR)" office:value-type="string" office:value="#NAME?">
            <text:p>#NAME?</text:p>
          </table:table-cell>
          <table:table-cell table:style-name="ce152" table:formula="oooc:=COUNTIF([Vertices.G:.G];(&quot;&gt;= &quot;&amp;[.U29]))-COUNTIF([Vertices.G:.G];(&quot;&gt;=&quot;&amp;[.U30]))" office:value-type="float" office:value="0">
            <text:p>0</text:p>
          </table:table-cell>
          <table:table-cell table:style-name="ce156" table:formula="oooc:=[.W28]+(([.$W$45]-[.$W$2])/BINDIVISOR)" office:value-type="string" office:value="#NAME?">
            <text:p>#NAME?</text:p>
          </table:table-cell>
          <table:table-cell table:style-name="ce158" table:formula="oooc:=COUNTIF({};(&quot;&gt;= &quot;&amp;[.W29]))-COUNTIF({};(&quot;&gt;=&quot;&amp;[.W30]))" office:value-type="float" office:value="0">
            <text:p>0</text:p>
          </table:table-cell>
          <table:table-cell table:style-name="ce159" table:formula="oooc:=[.Y2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29]))-COUNTIF(INDIRECT(DYNAMICFILTERSOURCECOLUMNRANGE);(&quot;&gt;=&quot;&amp;[.Y30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29]+(([.$I$45]-[.$I$2])/BINDIVISOR)" office:value-type="string" office:value="#NAME?">
            <text:p>#NAME?</text:p>
          </table:table-cell>
          <table:table-cell table:style-name="ce144" table:formula="oooc:=COUNTIF([Vertices.C:.C];(&quot;&gt;= &quot;&amp;[.I30]))-COUNTIF([Vertices.C:.C];(&quot;&gt;=&quot;&amp;[.I31]))" office:value-type="float" office:value="0">
            <text:p>0</text:p>
          </table:table-cell>
          <table:table-cell table:style-name="ce151" table:formula="oooc:=[.K29]+(([.$K$45]-[.$K$2])/BINDIVISOR)" office:value-type="string" office:value="#NAME?">
            <text:p>#NAME?</text:p>
          </table:table-cell>
          <table:table-cell table:style-name="ce152" table:formula="oooc:=COUNTIF([Vertices.D:.D];(&quot;&gt;= &quot;&amp;[.K30]))-COUNTIF([Vertices.D:.D];(&quot;&gt;=&quot;&amp;[.K31]))" office:value-type="float" office:value="0">
            <text:p>0</text:p>
          </table:table-cell>
          <table:table-cell table:style-name="ce151" table:formula="oooc:=[.M29]+(([.$M$45]-[.$M$2])/BINDIVISOR)" office:value-type="string" office:value="#NAME?">
            <text:p>#NAME?</text:p>
          </table:table-cell>
          <table:table-cell table:style-name="ce152" table:formula="oooc:=COUNTIF([Vertices.E:.E];(&quot;&gt;= &quot;&amp;[.M30]))-COUNTIF([Vertices.E:.E];(&quot;&gt;=&quot;&amp;[.M31]))" office:value-type="float" office:value="0">
            <text:p>0</text:p>
          </table:table-cell>
          <table:table-cell table:style-name="ce151" table:formula="oooc:=[.O29]+(([.$O$45]-[.$O$2])/BINDIVISOR)" office:value-type="string" office:value="#NAME?">
            <text:p>#NAME?</text:p>
          </table:table-cell>
          <table:table-cell table:style-name="ce152" table:formula="oooc:=COUNTIF([Vertices.F:.F];(&quot;&gt;= &quot;&amp;[.O30]))-COUNTIF([Vertices.F:.F];(&quot;&gt;=&quot;&amp;[.O31]))" office:value-type="float" office:value="0">
            <text:p>0</text:p>
          </table:table-cell>
          <table:table-cell table:style-name="ce151" table:formula="oooc:=[.Q29]+(([.$Q$45]-[.$Q$2])/BINDIVISOR)" office:value-type="string" office:value="#NAME?">
            <text:p>#NAME?</text:p>
          </table:table-cell>
          <table:table-cell table:style-name="ce152" table:formula="oooc:=COUNTIF({};(&quot;&gt;= &quot;&amp;[.Q30]))-COUNTIF({};(&quot;&gt;=&quot;&amp;[.Q31]))" office:value-type="float" office:value="0">
            <text:p>0</text:p>
          </table:table-cell>
          <table:table-cell table:style-name="ce151" table:formula="oooc:=[.S29]+(([.$S$45]-[.$S$2])/BINDIVISOR)" office:value-type="string" office:value="#NAME?">
            <text:p>#NAME?</text:p>
          </table:table-cell>
          <table:table-cell table:style-name="ce152" table:formula="oooc:=COUNTIF([Vertices.H:.H];(&quot;&gt;= &quot;&amp;[.S30]))-COUNTIF([Vertices.H:.H];(&quot;&gt;=&quot;&amp;[.S31]))" office:value-type="float" office:value="0">
            <text:p>0</text:p>
          </table:table-cell>
          <table:table-cell table:style-name="ce151" table:formula="oooc:=[.U29]+(([.$U$45]-[.$U$2])/BINDIVISOR)" office:value-type="string" office:value="#NAME?">
            <text:p>#NAME?</text:p>
          </table:table-cell>
          <table:table-cell table:style-name="ce152" table:formula="oooc:=COUNTIF([Vertices.G:.G];(&quot;&gt;= &quot;&amp;[.U30]))-COUNTIF([Vertices.G:.G];(&quot;&gt;=&quot;&amp;[.U31]))" office:value-type="float" office:value="0">
            <text:p>0</text:p>
          </table:table-cell>
          <table:table-cell table:style-name="ce151" table:formula="oooc:=[.W29]+(([.$W$45]-[.$W$2])/BINDIVISOR)" office:value-type="string" office:value="#NAME?">
            <text:p>#NAME?</text:p>
          </table:table-cell>
          <table:table-cell table:style-name="ce153" table:formula="oooc:=COUNTIF({};(&quot;&gt;= &quot;&amp;[.W30]))-COUNTIF({};(&quot;&gt;=&quot;&amp;[.W31]))" office:value-type="float" office:value="0">
            <text:p>0</text:p>
          </table:table-cell>
          <table:table-cell table:style-name="ce154" table:formula="oooc:=[.Y2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0]))-COUNTIF(INDIRECT(DYNAMICFILTERSOURCECOLUMNRANGE);(&quot;&gt;=&quot;&amp;[.Y31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0]+(([.$I$45]-[.$I$2])/BINDIVISOR)" office:value-type="string" office:value="#NAME?">
            <text:p>#NAME?</text:p>
          </table:table-cell>
          <table:table-cell table:style-name="ce144" table:formula="oooc:=COUNTIF([Vertices.C:.C];(&quot;&gt;= &quot;&amp;[.I31]))-COUNTIF([Vertices.C:.C];(&quot;&gt;=&quot;&amp;[.I32]))" office:value-type="float" office:value="0">
            <text:p>0</text:p>
          </table:table-cell>
          <table:table-cell table:style-name="ce156" table:formula="oooc:=[.K30]+(([.$K$45]-[.$K$2])/BINDIVISOR)" office:value-type="string" office:value="#NAME?">
            <text:p>#NAME?</text:p>
          </table:table-cell>
          <table:table-cell table:style-name="ce152" table:formula="oooc:=COUNTIF([Vertices.D:.D];(&quot;&gt;= &quot;&amp;[.K31]))-COUNTIF([Vertices.D:.D];(&quot;&gt;=&quot;&amp;[.K32]))" office:value-type="float" office:value="0">
            <text:p>0</text:p>
          </table:table-cell>
          <table:table-cell table:style-name="ce156" table:formula="oooc:=[.M30]+(([.$M$45]-[.$M$2])/BINDIVISOR)" office:value-type="string" office:value="#NAME?">
            <text:p>#NAME?</text:p>
          </table:table-cell>
          <table:table-cell table:style-name="ce152" table:formula="oooc:=COUNTIF([Vertices.E:.E];(&quot;&gt;= &quot;&amp;[.M31]))-COUNTIF([Vertices.E:.E];(&quot;&gt;=&quot;&amp;[.M32]))" office:value-type="float" office:value="0">
            <text:p>0</text:p>
          </table:table-cell>
          <table:table-cell table:style-name="ce156" table:formula="oooc:=[.O30]+(([.$O$45]-[.$O$2])/BINDIVISOR)" office:value-type="string" office:value="#NAME?">
            <text:p>#NAME?</text:p>
          </table:table-cell>
          <table:table-cell table:style-name="ce152" table:formula="oooc:=COUNTIF([Vertices.F:.F];(&quot;&gt;= &quot;&amp;[.O31]))-COUNTIF([Vertices.F:.F];(&quot;&gt;=&quot;&amp;[.O32]))" office:value-type="float" office:value="0">
            <text:p>0</text:p>
          </table:table-cell>
          <table:table-cell table:style-name="ce156" table:formula="oooc:=[.Q30]+(([.$Q$45]-[.$Q$2])/BINDIVISOR)" office:value-type="string" office:value="#NAME?">
            <text:p>#NAME?</text:p>
          </table:table-cell>
          <table:table-cell table:style-name="ce157" table:formula="oooc:=COUNTIF({};(&quot;&gt;= &quot;&amp;[.Q31]))-COUNTIF({};(&quot;&gt;=&quot;&amp;[.Q32]))" office:value-type="float" office:value="0">
            <text:p>0</text:p>
          </table:table-cell>
          <table:table-cell table:style-name="ce156" table:formula="oooc:=[.S30]+(([.$S$45]-[.$S$2])/BINDIVISOR)" office:value-type="string" office:value="#NAME?">
            <text:p>#NAME?</text:p>
          </table:table-cell>
          <table:table-cell table:style-name="ce152" table:formula="oooc:=COUNTIF([Vertices.H:.H];(&quot;&gt;= &quot;&amp;[.S31]))-COUNTIF([Vertices.H:.H];(&quot;&gt;=&quot;&amp;[.S32]))" office:value-type="float" office:value="0">
            <text:p>0</text:p>
          </table:table-cell>
          <table:table-cell table:style-name="ce156" table:formula="oooc:=[.U30]+(([.$U$45]-[.$U$2])/BINDIVISOR)" office:value-type="string" office:value="#NAME?">
            <text:p>#NAME?</text:p>
          </table:table-cell>
          <table:table-cell table:style-name="ce152" table:formula="oooc:=COUNTIF([Vertices.G:.G];(&quot;&gt;= &quot;&amp;[.U31]))-COUNTIF([Vertices.G:.G];(&quot;&gt;=&quot;&amp;[.U32]))" office:value-type="float" office:value="0">
            <text:p>0</text:p>
          </table:table-cell>
          <table:table-cell table:style-name="ce156" table:formula="oooc:=[.W30]+(([.$W$45]-[.$W$2])/BINDIVISOR)" office:value-type="string" office:value="#NAME?">
            <text:p>#NAME?</text:p>
          </table:table-cell>
          <table:table-cell table:style-name="ce158" table:formula="oooc:=COUNTIF({};(&quot;&gt;= &quot;&amp;[.W31]))-COUNTIF({};(&quot;&gt;=&quot;&amp;[.W32]))" office:value-type="float" office:value="0">
            <text:p>0</text:p>
          </table:table-cell>
          <table:table-cell table:style-name="ce159" table:formula="oooc:=[.Y3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1]))-COUNTIF(INDIRECT(DYNAMICFILTERSOURCECOLUMNRANGE);(&quot;&gt;=&quot;&amp;[.Y32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1]+(([.$I$45]-[.$I$2])/BINDIVISOR)" office:value-type="string" office:value="#NAME?">
            <text:p>#NAME?</text:p>
          </table:table-cell>
          <table:table-cell table:style-name="ce144" table:formula="oooc:=COUNTIF([Vertices.C:.C];(&quot;&gt;= &quot;&amp;[.I32]))-COUNTIF([Vertices.C:.C];(&quot;&gt;=&quot;&amp;[.I33]))" office:value-type="float" office:value="0">
            <text:p>0</text:p>
          </table:table-cell>
          <table:table-cell table:style-name="ce151" table:formula="oooc:=[.K31]+(([.$K$45]-[.$K$2])/BINDIVISOR)" office:value-type="string" office:value="#NAME?">
            <text:p>#NAME?</text:p>
          </table:table-cell>
          <table:table-cell table:style-name="ce152" table:formula="oooc:=COUNTIF([Vertices.D:.D];(&quot;&gt;= &quot;&amp;[.K32]))-COUNTIF([Vertices.D:.D];(&quot;&gt;=&quot;&amp;[.K33]))" office:value-type="float" office:value="0">
            <text:p>0</text:p>
          </table:table-cell>
          <table:table-cell table:style-name="ce151" table:formula="oooc:=[.M31]+(([.$M$45]-[.$M$2])/BINDIVISOR)" office:value-type="string" office:value="#NAME?">
            <text:p>#NAME?</text:p>
          </table:table-cell>
          <table:table-cell table:style-name="ce152" table:formula="oooc:=COUNTIF([Vertices.E:.E];(&quot;&gt;= &quot;&amp;[.M32]))-COUNTIF([Vertices.E:.E];(&quot;&gt;=&quot;&amp;[.M33]))" office:value-type="float" office:value="0">
            <text:p>0</text:p>
          </table:table-cell>
          <table:table-cell table:style-name="ce151" table:formula="oooc:=[.O31]+(([.$O$45]-[.$O$2])/BINDIVISOR)" office:value-type="string" office:value="#NAME?">
            <text:p>#NAME?</text:p>
          </table:table-cell>
          <table:table-cell table:style-name="ce152" table:formula="oooc:=COUNTIF([Vertices.F:.F];(&quot;&gt;= &quot;&amp;[.O32]))-COUNTIF([Vertices.F:.F];(&quot;&gt;=&quot;&amp;[.O33]))" office:value-type="float" office:value="0">
            <text:p>0</text:p>
          </table:table-cell>
          <table:table-cell table:style-name="ce151" table:formula="oooc:=[.Q31]+(([.$Q$45]-[.$Q$2])/BINDIVISOR)" office:value-type="string" office:value="#NAME?">
            <text:p>#NAME?</text:p>
          </table:table-cell>
          <table:table-cell table:style-name="ce152" table:formula="oooc:=COUNTIF({};(&quot;&gt;= &quot;&amp;[.Q32]))-COUNTIF({};(&quot;&gt;=&quot;&amp;[.Q33]))" office:value-type="float" office:value="0">
            <text:p>0</text:p>
          </table:table-cell>
          <table:table-cell table:style-name="ce151" table:formula="oooc:=[.S31]+(([.$S$45]-[.$S$2])/BINDIVISOR)" office:value-type="string" office:value="#NAME?">
            <text:p>#NAME?</text:p>
          </table:table-cell>
          <table:table-cell table:style-name="ce152" table:formula="oooc:=COUNTIF([Vertices.H:.H];(&quot;&gt;= &quot;&amp;[.S32]))-COUNTIF([Vertices.H:.H];(&quot;&gt;=&quot;&amp;[.S33]))" office:value-type="float" office:value="0">
            <text:p>0</text:p>
          </table:table-cell>
          <table:table-cell table:style-name="ce151" table:formula="oooc:=[.U31]+(([.$U$45]-[.$U$2])/BINDIVISOR)" office:value-type="string" office:value="#NAME?">
            <text:p>#NAME?</text:p>
          </table:table-cell>
          <table:table-cell table:style-name="ce152" table:formula="oooc:=COUNTIF([Vertices.G:.G];(&quot;&gt;= &quot;&amp;[.U32]))-COUNTIF([Vertices.G:.G];(&quot;&gt;=&quot;&amp;[.U33]))" office:value-type="float" office:value="0">
            <text:p>0</text:p>
          </table:table-cell>
          <table:table-cell table:style-name="ce151" table:formula="oooc:=[.W31]+(([.$W$45]-[.$W$2])/BINDIVISOR)" office:value-type="string" office:value="#NAME?">
            <text:p>#NAME?</text:p>
          </table:table-cell>
          <table:table-cell table:style-name="ce153" table:formula="oooc:=COUNTIF({};(&quot;&gt;= &quot;&amp;[.W32]))-COUNTIF({};(&quot;&gt;=&quot;&amp;[.W33]))" office:value-type="float" office:value="0">
            <text:p>0</text:p>
          </table:table-cell>
          <table:table-cell table:style-name="ce154" table:formula="oooc:=[.Y3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2]))-COUNTIF(INDIRECT(DYNAMICFILTERSOURCECOLUMNRANGE);(&quot;&gt;=&quot;&amp;[.Y33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2]+(([.$I$45]-[.$I$2])/BINDIVISOR)" office:value-type="string" office:value="#NAME?">
            <text:p>#NAME?</text:p>
          </table:table-cell>
          <table:table-cell table:style-name="ce144" table:formula="oooc:=COUNTIF([Vertices.C:.C];(&quot;&gt;= &quot;&amp;[.I33]))-COUNTIF([Vertices.C:.C];(&quot;&gt;=&quot;&amp;[.I34]))" office:value-type="float" office:value="0">
            <text:p>0</text:p>
          </table:table-cell>
          <table:table-cell table:style-name="ce156" table:formula="oooc:=[.K32]+(([.$K$45]-[.$K$2])/BINDIVISOR)" office:value-type="string" office:value="#NAME?">
            <text:p>#NAME?</text:p>
          </table:table-cell>
          <table:table-cell table:style-name="ce152" table:formula="oooc:=COUNTIF([Vertices.D:.D];(&quot;&gt;= &quot;&amp;[.K33]))-COUNTIF([Vertices.D:.D];(&quot;&gt;=&quot;&amp;[.K34]))" office:value-type="float" office:value="0">
            <text:p>0</text:p>
          </table:table-cell>
          <table:table-cell table:style-name="ce156" table:formula="oooc:=[.M32]+(([.$M$45]-[.$M$2])/BINDIVISOR)" office:value-type="string" office:value="#NAME?">
            <text:p>#NAME?</text:p>
          </table:table-cell>
          <table:table-cell table:style-name="ce152" table:formula="oooc:=COUNTIF([Vertices.E:.E];(&quot;&gt;= &quot;&amp;[.M33]))-COUNTIF([Vertices.E:.E];(&quot;&gt;=&quot;&amp;[.M34]))" office:value-type="float" office:value="0">
            <text:p>0</text:p>
          </table:table-cell>
          <table:table-cell table:style-name="ce156" table:formula="oooc:=[.O32]+(([.$O$45]-[.$O$2])/BINDIVISOR)" office:value-type="string" office:value="#NAME?">
            <text:p>#NAME?</text:p>
          </table:table-cell>
          <table:table-cell table:style-name="ce152" table:formula="oooc:=COUNTIF([Vertices.F:.F];(&quot;&gt;= &quot;&amp;[.O33]))-COUNTIF([Vertices.F:.F];(&quot;&gt;=&quot;&amp;[.O34]))" office:value-type="float" office:value="0">
            <text:p>0</text:p>
          </table:table-cell>
          <table:table-cell table:style-name="ce156" table:formula="oooc:=[.Q32]+(([.$Q$45]-[.$Q$2])/BINDIVISOR)" office:value-type="string" office:value="#NAME?">
            <text:p>#NAME?</text:p>
          </table:table-cell>
          <table:table-cell table:style-name="ce157" table:formula="oooc:=COUNTIF({};(&quot;&gt;= &quot;&amp;[.Q33]))-COUNTIF({};(&quot;&gt;=&quot;&amp;[.Q34]))" office:value-type="float" office:value="0">
            <text:p>0</text:p>
          </table:table-cell>
          <table:table-cell table:style-name="ce156" table:formula="oooc:=[.S32]+(([.$S$45]-[.$S$2])/BINDIVISOR)" office:value-type="string" office:value="#NAME?">
            <text:p>#NAME?</text:p>
          </table:table-cell>
          <table:table-cell table:style-name="ce152" table:formula="oooc:=COUNTIF([Vertices.H:.H];(&quot;&gt;= &quot;&amp;[.S33]))-COUNTIF([Vertices.H:.H];(&quot;&gt;=&quot;&amp;[.S34]))" office:value-type="float" office:value="0">
            <text:p>0</text:p>
          </table:table-cell>
          <table:table-cell table:style-name="ce156" table:formula="oooc:=[.U32]+(([.$U$45]-[.$U$2])/BINDIVISOR)" office:value-type="string" office:value="#NAME?">
            <text:p>#NAME?</text:p>
          </table:table-cell>
          <table:table-cell table:style-name="ce152" table:formula="oooc:=COUNTIF([Vertices.G:.G];(&quot;&gt;= &quot;&amp;[.U33]))-COUNTIF([Vertices.G:.G];(&quot;&gt;=&quot;&amp;[.U34]))" office:value-type="float" office:value="0">
            <text:p>0</text:p>
          </table:table-cell>
          <table:table-cell table:style-name="ce156" table:formula="oooc:=[.W32]+(([.$W$45]-[.$W$2])/BINDIVISOR)" office:value-type="string" office:value="#NAME?">
            <text:p>#NAME?</text:p>
          </table:table-cell>
          <table:table-cell table:style-name="ce158" table:formula="oooc:=COUNTIF({};(&quot;&gt;= &quot;&amp;[.W33]))-COUNTIF({};(&quot;&gt;=&quot;&amp;[.W34]))" office:value-type="float" office:value="0">
            <text:p>0</text:p>
          </table:table-cell>
          <table:table-cell table:style-name="ce159" table:formula="oooc:=[.Y3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3]))-COUNTIF(INDIRECT(DYNAMICFILTERSOURCECOLUMNRANGE);(&quot;&gt;=&quot;&amp;[.Y34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3]+(([.$I$45]-[.$I$2])/BINDIVISOR)" office:value-type="string" office:value="#NAME?">
            <text:p>#NAME?</text:p>
          </table:table-cell>
          <table:table-cell table:style-name="ce144" table:formula="oooc:=COUNTIF([Vertices.C:.C];(&quot;&gt;= &quot;&amp;[.I34]))-COUNTIF([Vertices.C:.C];(&quot;&gt;=&quot;&amp;[.I35]))" office:value-type="float" office:value="0">
            <text:p>0</text:p>
          </table:table-cell>
          <table:table-cell table:style-name="ce151" table:formula="oooc:=[.K33]+(([.$K$45]-[.$K$2])/BINDIVISOR)" office:value-type="string" office:value="#NAME?">
            <text:p>#NAME?</text:p>
          </table:table-cell>
          <table:table-cell table:style-name="ce152" table:formula="oooc:=COUNTIF([Vertices.D:.D];(&quot;&gt;= &quot;&amp;[.K34]))-COUNTIF([Vertices.D:.D];(&quot;&gt;=&quot;&amp;[.K35]))" office:value-type="float" office:value="0">
            <text:p>0</text:p>
          </table:table-cell>
          <table:table-cell table:style-name="ce151" table:formula="oooc:=[.M33]+(([.$M$45]-[.$M$2])/BINDIVISOR)" office:value-type="string" office:value="#NAME?">
            <text:p>#NAME?</text:p>
          </table:table-cell>
          <table:table-cell table:style-name="ce152" table:formula="oooc:=COUNTIF([Vertices.E:.E];(&quot;&gt;= &quot;&amp;[.M34]))-COUNTIF([Vertices.E:.E];(&quot;&gt;=&quot;&amp;[.M35]))" office:value-type="float" office:value="0">
            <text:p>0</text:p>
          </table:table-cell>
          <table:table-cell table:style-name="ce151" table:formula="oooc:=[.O33]+(([.$O$45]-[.$O$2])/BINDIVISOR)" office:value-type="string" office:value="#NAME?">
            <text:p>#NAME?</text:p>
          </table:table-cell>
          <table:table-cell table:style-name="ce152" table:formula="oooc:=COUNTIF([Vertices.F:.F];(&quot;&gt;= &quot;&amp;[.O34]))-COUNTIF([Vertices.F:.F];(&quot;&gt;=&quot;&amp;[.O35]))" office:value-type="float" office:value="0">
            <text:p>0</text:p>
          </table:table-cell>
          <table:table-cell table:style-name="ce151" table:formula="oooc:=[.Q33]+(([.$Q$45]-[.$Q$2])/BINDIVISOR)" office:value-type="string" office:value="#NAME?">
            <text:p>#NAME?</text:p>
          </table:table-cell>
          <table:table-cell table:style-name="ce152" table:formula="oooc:=COUNTIF({};(&quot;&gt;= &quot;&amp;[.Q34]))-COUNTIF({};(&quot;&gt;=&quot;&amp;[.Q35]))" office:value-type="float" office:value="0">
            <text:p>0</text:p>
          </table:table-cell>
          <table:table-cell table:style-name="ce151" table:formula="oooc:=[.S33]+(([.$S$45]-[.$S$2])/BINDIVISOR)" office:value-type="string" office:value="#NAME?">
            <text:p>#NAME?</text:p>
          </table:table-cell>
          <table:table-cell table:style-name="ce152" table:formula="oooc:=COUNTIF([Vertices.H:.H];(&quot;&gt;= &quot;&amp;[.S34]))-COUNTIF([Vertices.H:.H];(&quot;&gt;=&quot;&amp;[.S35]))" office:value-type="float" office:value="0">
            <text:p>0</text:p>
          </table:table-cell>
          <table:table-cell table:style-name="ce151" table:formula="oooc:=[.U33]+(([.$U$45]-[.$U$2])/BINDIVISOR)" office:value-type="string" office:value="#NAME?">
            <text:p>#NAME?</text:p>
          </table:table-cell>
          <table:table-cell table:style-name="ce152" table:formula="oooc:=COUNTIF([Vertices.G:.G];(&quot;&gt;= &quot;&amp;[.U34]))-COUNTIF([Vertices.G:.G];(&quot;&gt;=&quot;&amp;[.U35]))" office:value-type="float" office:value="0">
            <text:p>0</text:p>
          </table:table-cell>
          <table:table-cell table:style-name="ce151" table:formula="oooc:=[.W33]+(([.$W$45]-[.$W$2])/BINDIVISOR)" office:value-type="string" office:value="#NAME?">
            <text:p>#NAME?</text:p>
          </table:table-cell>
          <table:table-cell table:style-name="ce153" table:formula="oooc:=COUNTIF({};(&quot;&gt;= &quot;&amp;[.W34]))-COUNTIF({};(&quot;&gt;=&quot;&amp;[.W35]))" office:value-type="float" office:value="0">
            <text:p>0</text:p>
          </table:table-cell>
          <table:table-cell table:style-name="ce154" table:formula="oooc:=[.Y3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4]))-COUNTIF(INDIRECT(DYNAMICFILTERSOURCECOLUMNRANGE);(&quot;&gt;=&quot;&amp;[.Y35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4]+(([.$I$45]-[.$I$2])/BINDIVISOR)" office:value-type="string" office:value="#NAME?">
            <text:p>#NAME?</text:p>
          </table:table-cell>
          <table:table-cell table:style-name="ce144" table:formula="oooc:=COUNTIF([Vertices.C:.C];(&quot;&gt;= &quot;&amp;[.I35]))-COUNTIF([Vertices.C:.C];(&quot;&gt;=&quot;&amp;[.I36]))" office:value-type="float" office:value="0">
            <text:p>0</text:p>
          </table:table-cell>
          <table:table-cell table:style-name="ce156" table:formula="oooc:=[.K34]+(([.$K$45]-[.$K$2])/BINDIVISOR)" office:value-type="string" office:value="#NAME?">
            <text:p>#NAME?</text:p>
          </table:table-cell>
          <table:table-cell table:style-name="ce152" table:formula="oooc:=COUNTIF([Vertices.D:.D];(&quot;&gt;= &quot;&amp;[.K35]))-COUNTIF([Vertices.D:.D];(&quot;&gt;=&quot;&amp;[.K36]))" office:value-type="float" office:value="0">
            <text:p>0</text:p>
          </table:table-cell>
          <table:table-cell table:style-name="ce156" table:formula="oooc:=[.M34]+(([.$M$45]-[.$M$2])/BINDIVISOR)" office:value-type="string" office:value="#NAME?">
            <text:p>#NAME?</text:p>
          </table:table-cell>
          <table:table-cell table:style-name="ce152" table:formula="oooc:=COUNTIF([Vertices.E:.E];(&quot;&gt;= &quot;&amp;[.M35]))-COUNTIF([Vertices.E:.E];(&quot;&gt;=&quot;&amp;[.M36]))" office:value-type="float" office:value="0">
            <text:p>0</text:p>
          </table:table-cell>
          <table:table-cell table:style-name="ce156" table:formula="oooc:=[.O34]+(([.$O$45]-[.$O$2])/BINDIVISOR)" office:value-type="string" office:value="#NAME?">
            <text:p>#NAME?</text:p>
          </table:table-cell>
          <table:table-cell table:style-name="ce152" table:formula="oooc:=COUNTIF([Vertices.F:.F];(&quot;&gt;= &quot;&amp;[.O35]))-COUNTIF([Vertices.F:.F];(&quot;&gt;=&quot;&amp;[.O36]))" office:value-type="float" office:value="0">
            <text:p>0</text:p>
          </table:table-cell>
          <table:table-cell table:style-name="ce156" table:formula="oooc:=[.Q34]+(([.$Q$45]-[.$Q$2])/BINDIVISOR)" office:value-type="string" office:value="#NAME?">
            <text:p>#NAME?</text:p>
          </table:table-cell>
          <table:table-cell table:style-name="ce157" table:formula="oooc:=COUNTIF({};(&quot;&gt;= &quot;&amp;[.Q35]))-COUNTIF({};(&quot;&gt;=&quot;&amp;[.Q36]))" office:value-type="float" office:value="0">
            <text:p>0</text:p>
          </table:table-cell>
          <table:table-cell table:style-name="ce156" table:formula="oooc:=[.S34]+(([.$S$45]-[.$S$2])/BINDIVISOR)" office:value-type="string" office:value="#NAME?">
            <text:p>#NAME?</text:p>
          </table:table-cell>
          <table:table-cell table:style-name="ce152" table:formula="oooc:=COUNTIF([Vertices.H:.H];(&quot;&gt;= &quot;&amp;[.S35]))-COUNTIF([Vertices.H:.H];(&quot;&gt;=&quot;&amp;[.S36]))" office:value-type="float" office:value="0">
            <text:p>0</text:p>
          </table:table-cell>
          <table:table-cell table:style-name="ce156" table:formula="oooc:=[.U34]+(([.$U$45]-[.$U$2])/BINDIVISOR)" office:value-type="string" office:value="#NAME?">
            <text:p>#NAME?</text:p>
          </table:table-cell>
          <table:table-cell table:style-name="ce152" table:formula="oooc:=COUNTIF([Vertices.G:.G];(&quot;&gt;= &quot;&amp;[.U35]))-COUNTIF([Vertices.G:.G];(&quot;&gt;=&quot;&amp;[.U36]))" office:value-type="float" office:value="0">
            <text:p>0</text:p>
          </table:table-cell>
          <table:table-cell table:style-name="ce156" table:formula="oooc:=[.W34]+(([.$W$45]-[.$W$2])/BINDIVISOR)" office:value-type="string" office:value="#NAME?">
            <text:p>#NAME?</text:p>
          </table:table-cell>
          <table:table-cell table:style-name="ce158" table:formula="oooc:=COUNTIF({};(&quot;&gt;= &quot;&amp;[.W35]))-COUNTIF({};(&quot;&gt;=&quot;&amp;[.W36]))" office:value-type="float" office:value="0">
            <text:p>0</text:p>
          </table:table-cell>
          <table:table-cell table:style-name="ce159" table:formula="oooc:=[.Y34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5]))-COUNTIF(INDIRECT(DYNAMICFILTERSOURCECOLUMNRANGE);(&quot;&gt;=&quot;&amp;[.Y36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 table:number-columns-repeated="5"/>
          <table:table-cell table:style-name="ce150" table:formula="oooc:=[.I35]+(([.$I$45]-[.$I$2])/BINDIVISOR)" office:value-type="string" office:value="#NAME?">
            <text:p>#NAME?</text:p>
          </table:table-cell>
          <table:table-cell table:style-name="ce144" table:formula="oooc:=COUNTIF([Vertices.C:.C];(&quot;&gt;= &quot;&amp;[.I36]))-COUNTIF([Vertices.C:.C];(&quot;&gt;=&quot;&amp;[.I37]))" office:value-type="float" office:value="0">
            <text:p>0</text:p>
          </table:table-cell>
          <table:table-cell table:style-name="ce151" table:formula="oooc:=[.K35]+(([.$K$45]-[.$K$2])/BINDIVISOR)" office:value-type="string" office:value="#NAME?">
            <text:p>#NAME?</text:p>
          </table:table-cell>
          <table:table-cell table:style-name="ce152" table:formula="oooc:=COUNTIF([Vertices.D:.D];(&quot;&gt;= &quot;&amp;[.K36]))-COUNTIF([Vertices.D:.D];(&quot;&gt;=&quot;&amp;[.K37]))" office:value-type="float" office:value="0">
            <text:p>0</text:p>
          </table:table-cell>
          <table:table-cell table:style-name="ce151" table:formula="oooc:=[.M35]+(([.$M$45]-[.$M$2])/BINDIVISOR)" office:value-type="string" office:value="#NAME?">
            <text:p>#NAME?</text:p>
          </table:table-cell>
          <table:table-cell table:style-name="ce152" table:formula="oooc:=COUNTIF([Vertices.E:.E];(&quot;&gt;= &quot;&amp;[.M36]))-COUNTIF([Vertices.E:.E];(&quot;&gt;=&quot;&amp;[.M37]))" office:value-type="float" office:value="0">
            <text:p>0</text:p>
          </table:table-cell>
          <table:table-cell table:style-name="ce151" table:formula="oooc:=[.O35]+(([.$O$45]-[.$O$2])/BINDIVISOR)" office:value-type="string" office:value="#NAME?">
            <text:p>#NAME?</text:p>
          </table:table-cell>
          <table:table-cell table:style-name="ce152" table:formula="oooc:=COUNTIF([Vertices.F:.F];(&quot;&gt;= &quot;&amp;[.O36]))-COUNTIF([Vertices.F:.F];(&quot;&gt;=&quot;&amp;[.O37]))" office:value-type="float" office:value="0">
            <text:p>0</text:p>
          </table:table-cell>
          <table:table-cell table:style-name="ce151" table:formula="oooc:=[.Q35]+(([.$Q$45]-[.$Q$2])/BINDIVISOR)" office:value-type="string" office:value="#NAME?">
            <text:p>#NAME?</text:p>
          </table:table-cell>
          <table:table-cell table:style-name="ce152" table:formula="oooc:=COUNTIF({};(&quot;&gt;= &quot;&amp;[.Q36]))-COUNTIF({};(&quot;&gt;=&quot;&amp;[.Q37]))" office:value-type="float" office:value="0">
            <text:p>0</text:p>
          </table:table-cell>
          <table:table-cell table:style-name="ce151" table:formula="oooc:=[.S35]+(([.$S$45]-[.$S$2])/BINDIVISOR)" office:value-type="string" office:value="#NAME?">
            <text:p>#NAME?</text:p>
          </table:table-cell>
          <table:table-cell table:style-name="ce152" table:formula="oooc:=COUNTIF([Vertices.H:.H];(&quot;&gt;= &quot;&amp;[.S36]))-COUNTIF([Vertices.H:.H];(&quot;&gt;=&quot;&amp;[.S37]))" office:value-type="float" office:value="0">
            <text:p>0</text:p>
          </table:table-cell>
          <table:table-cell table:style-name="ce151" table:formula="oooc:=[.U35]+(([.$U$45]-[.$U$2])/BINDIVISOR)" office:value-type="string" office:value="#NAME?">
            <text:p>#NAME?</text:p>
          </table:table-cell>
          <table:table-cell table:style-name="ce152" table:formula="oooc:=COUNTIF([Vertices.G:.G];(&quot;&gt;= &quot;&amp;[.U36]))-COUNTIF([Vertices.G:.G];(&quot;&gt;=&quot;&amp;[.U37]))" office:value-type="float" office:value="0">
            <text:p>0</text:p>
          </table:table-cell>
          <table:table-cell table:style-name="ce151" table:formula="oooc:=[.W35]+(([.$W$45]-[.$W$2])/BINDIVISOR)" office:value-type="string" office:value="#NAME?">
            <text:p>#NAME?</text:p>
          </table:table-cell>
          <table:table-cell table:style-name="ce153" table:formula="oooc:=COUNTIF({};(&quot;&gt;= &quot;&amp;[.W36]))-COUNTIF({};(&quot;&gt;=&quot;&amp;[.W37]))" office:value-type="float" office:value="0">
            <text:p>0</text:p>
          </table:table-cell>
          <table:table-cell table:style-name="ce154" table:formula="oooc:=[.Y35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6]))-COUNTIF(INDIRECT(DYNAMICFILTERSOURCECOLUMNRANGE);(&quot;&gt;=&quot;&amp;[.Y37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/>
          <table:table-cell table:number-columns-repeated="2" table:style-name="ce116"/>
          <table:table-cell table:number-columns-repeated="2"/>
          <table:table-cell table:style-name="ce150" table:formula="oooc:=[.I36]+(([.$I$45]-[.$I$2])/BINDIVISOR)" office:value-type="string" office:value="#NAME?">
            <text:p>#NAME?</text:p>
          </table:table-cell>
          <table:table-cell table:style-name="ce144" table:formula="oooc:=COUNTIF([Vertices.C:.C];(&quot;&gt;= &quot;&amp;[.I37]))-COUNTIF([Vertices.C:.C];(&quot;&gt;=&quot;&amp;[.I38]))" office:value-type="float" office:value="0">
            <text:p>0</text:p>
          </table:table-cell>
          <table:table-cell table:style-name="ce156" table:formula="oooc:=[.K36]+(([.$K$45]-[.$K$2])/BINDIVISOR)" office:value-type="string" office:value="#NAME?">
            <text:p>#NAME?</text:p>
          </table:table-cell>
          <table:table-cell table:style-name="ce152" table:formula="oooc:=COUNTIF([Vertices.D:.D];(&quot;&gt;= &quot;&amp;[.K37]))-COUNTIF([Vertices.D:.D];(&quot;&gt;=&quot;&amp;[.K38]))" office:value-type="float" office:value="0">
            <text:p>0</text:p>
          </table:table-cell>
          <table:table-cell table:style-name="ce156" table:formula="oooc:=[.M36]+(([.$M$45]-[.$M$2])/BINDIVISOR)" office:value-type="string" office:value="#NAME?">
            <text:p>#NAME?</text:p>
          </table:table-cell>
          <table:table-cell table:style-name="ce152" table:formula="oooc:=COUNTIF([Vertices.E:.E];(&quot;&gt;= &quot;&amp;[.M37]))-COUNTIF([Vertices.E:.E];(&quot;&gt;=&quot;&amp;[.M38]))" office:value-type="float" office:value="0">
            <text:p>0</text:p>
          </table:table-cell>
          <table:table-cell table:style-name="ce156" table:formula="oooc:=[.O36]+(([.$O$45]-[.$O$2])/BINDIVISOR)" office:value-type="string" office:value="#NAME?">
            <text:p>#NAME?</text:p>
          </table:table-cell>
          <table:table-cell table:style-name="ce152" table:formula="oooc:=COUNTIF([Vertices.F:.F];(&quot;&gt;= &quot;&amp;[.O37]))-COUNTIF([Vertices.F:.F];(&quot;&gt;=&quot;&amp;[.O38]))" office:value-type="float" office:value="0">
            <text:p>0</text:p>
          </table:table-cell>
          <table:table-cell table:style-name="ce156" table:formula="oooc:=[.Q36]+(([.$Q$45]-[.$Q$2])/BINDIVISOR)" office:value-type="string" office:value="#NAME?">
            <text:p>#NAME?</text:p>
          </table:table-cell>
          <table:table-cell table:style-name="ce157" table:formula="oooc:=COUNTIF({};(&quot;&gt;= &quot;&amp;[.Q37]))-COUNTIF({};(&quot;&gt;=&quot;&amp;[.Q38]))" office:value-type="float" office:value="0">
            <text:p>0</text:p>
          </table:table-cell>
          <table:table-cell table:style-name="ce156" table:formula="oooc:=[.S36]+(([.$S$45]-[.$S$2])/BINDIVISOR)" office:value-type="string" office:value="#NAME?">
            <text:p>#NAME?</text:p>
          </table:table-cell>
          <table:table-cell table:style-name="ce152" table:formula="oooc:=COUNTIF([Vertices.H:.H];(&quot;&gt;= &quot;&amp;[.S37]))-COUNTIF([Vertices.H:.H];(&quot;&gt;=&quot;&amp;[.S38]))" office:value-type="float" office:value="0">
            <text:p>0</text:p>
          </table:table-cell>
          <table:table-cell table:style-name="ce156" table:formula="oooc:=[.U36]+(([.$U$45]-[.$U$2])/BINDIVISOR)" office:value-type="string" office:value="#NAME?">
            <text:p>#NAME?</text:p>
          </table:table-cell>
          <table:table-cell table:style-name="ce152" table:formula="oooc:=COUNTIF([Vertices.G:.G];(&quot;&gt;= &quot;&amp;[.U37]))-COUNTIF([Vertices.G:.G];(&quot;&gt;=&quot;&amp;[.U38]))" office:value-type="float" office:value="0">
            <text:p>0</text:p>
          </table:table-cell>
          <table:table-cell table:style-name="ce156" table:formula="oooc:=[.W36]+(([.$W$45]-[.$W$2])/BINDIVISOR)" office:value-type="string" office:value="#NAME?">
            <text:p>#NAME?</text:p>
          </table:table-cell>
          <table:table-cell table:style-name="ce158" table:formula="oooc:=COUNTIF({};(&quot;&gt;= &quot;&amp;[.W37]))-COUNTIF({};(&quot;&gt;=&quot;&amp;[.W38]))" office:value-type="float" office:value="0">
            <text:p>0</text:p>
          </table:table-cell>
          <table:table-cell table:style-name="ce159" table:formula="oooc:=[.Y36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7]))-COUNTIF(INDIRECT(DYNAMICFILTERSOURCECOLUMNRANGE);(&quot;&gt;=&quot;&amp;[.Y38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 table:style-name="ce160"/>
          <table:table-cell table:style-name="ce164" office:value-type="string">
            <text:p>Minimum Out-Degree</text:p>
          </table:table-cell>
          <table:table-cell table:style-name="ce165" table:formula="oooc:=IF((COUNT([Vertices.E:.E])&gt;0);[.M2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7]+(([.$I$45]-[.$I$2])/BINDIVISOR)" office:value-type="string" office:value="#NAME?">
            <text:p>#NAME?</text:p>
          </table:table-cell>
          <table:table-cell table:style-name="ce144" table:formula="oooc:=COUNTIF([Vertices.C:.C];(&quot;&gt;= &quot;&amp;[.I38]))-COUNTIF([Vertices.C:.C];(&quot;&gt;=&quot;&amp;[.I39]))" office:value-type="float" office:value="0">
            <text:p>0</text:p>
          </table:table-cell>
          <table:table-cell table:style-name="ce151" table:formula="oooc:=[.K37]+(([.$K$45]-[.$K$2])/BINDIVISOR)" office:value-type="string" office:value="#NAME?">
            <text:p>#NAME?</text:p>
          </table:table-cell>
          <table:table-cell table:style-name="ce152" table:formula="oooc:=COUNTIF([Vertices.D:.D];(&quot;&gt;= &quot;&amp;[.K38]))-COUNTIF([Vertices.D:.D];(&quot;&gt;=&quot;&amp;[.K39]))" office:value-type="float" office:value="0">
            <text:p>0</text:p>
          </table:table-cell>
          <table:table-cell table:style-name="ce151" table:formula="oooc:=[.M37]+(([.$M$45]-[.$M$2])/BINDIVISOR)" office:value-type="string" office:value="#NAME?">
            <text:p>#NAME?</text:p>
          </table:table-cell>
          <table:table-cell table:style-name="ce152" table:formula="oooc:=COUNTIF([Vertices.E:.E];(&quot;&gt;= &quot;&amp;[.M38]))-COUNTIF([Vertices.E:.E];(&quot;&gt;=&quot;&amp;[.M39]))" office:value-type="float" office:value="0">
            <text:p>0</text:p>
          </table:table-cell>
          <table:table-cell table:style-name="ce151" table:formula="oooc:=[.O37]+(([.$O$45]-[.$O$2])/BINDIVISOR)" office:value-type="string" office:value="#NAME?">
            <text:p>#NAME?</text:p>
          </table:table-cell>
          <table:table-cell table:style-name="ce152" table:formula="oooc:=COUNTIF([Vertices.F:.F];(&quot;&gt;= &quot;&amp;[.O38]))-COUNTIF([Vertices.F:.F];(&quot;&gt;=&quot;&amp;[.O39]))" office:value-type="float" office:value="0">
            <text:p>0</text:p>
          </table:table-cell>
          <table:table-cell table:style-name="ce151" table:formula="oooc:=[.Q37]+(([.$Q$45]-[.$Q$2])/BINDIVISOR)" office:value-type="string" office:value="#NAME?">
            <text:p>#NAME?</text:p>
          </table:table-cell>
          <table:table-cell table:style-name="ce152" table:formula="oooc:=COUNTIF({};(&quot;&gt;= &quot;&amp;[.Q38]))-COUNTIF({};(&quot;&gt;=&quot;&amp;[.Q39]))" office:value-type="float" office:value="0">
            <text:p>0</text:p>
          </table:table-cell>
          <table:table-cell table:style-name="ce151" table:formula="oooc:=[.S37]+(([.$S$45]-[.$S$2])/BINDIVISOR)" office:value-type="string" office:value="#NAME?">
            <text:p>#NAME?</text:p>
          </table:table-cell>
          <table:table-cell table:style-name="ce152" table:formula="oooc:=COUNTIF([Vertices.H:.H];(&quot;&gt;= &quot;&amp;[.S38]))-COUNTIF([Vertices.H:.H];(&quot;&gt;=&quot;&amp;[.S39]))" office:value-type="float" office:value="0">
            <text:p>0</text:p>
          </table:table-cell>
          <table:table-cell table:style-name="ce151" table:formula="oooc:=[.U37]+(([.$U$45]-[.$U$2])/BINDIVISOR)" office:value-type="string" office:value="#NAME?">
            <text:p>#NAME?</text:p>
          </table:table-cell>
          <table:table-cell table:style-name="ce152" table:formula="oooc:=COUNTIF([Vertices.G:.G];(&quot;&gt;= &quot;&amp;[.U38]))-COUNTIF([Vertices.G:.G];(&quot;&gt;=&quot;&amp;[.U39]))" office:value-type="float" office:value="0">
            <text:p>0</text:p>
          </table:table-cell>
          <table:table-cell table:style-name="ce151" table:formula="oooc:=[.W37]+(([.$W$45]-[.$W$2])/BINDIVISOR)" office:value-type="string" office:value="#NAME?">
            <text:p>#NAME?</text:p>
          </table:table-cell>
          <table:table-cell table:style-name="ce153" table:formula="oooc:=COUNTIF({};(&quot;&gt;= &quot;&amp;[.W38]))-COUNTIF({};(&quot;&gt;=&quot;&amp;[.W39]))" office:value-type="float" office:value="0">
            <text:p>0</text:p>
          </table:table-cell>
          <table:table-cell table:style-name="ce154" table:formula="oooc:=[.Y37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38]))-COUNTIF(INDIRECT(DYNAMICFILTERSOURCECOLUMNRANGE);(&quot;&gt;=&quot;&amp;[.Y39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3">
            <text:p>3</text:p>
          </table:table-cell>
          <table:table-cell table:style-name="ce160"/>
          <table:table-cell table:style-name="ce164" office:value-type="string">
            <text:p>Maximum Out-Degree</text:p>
          </table:table-cell>
          <table:table-cell table:style-name="ce165" table:formula="oooc:=IF((COUNT([Vertices.E:.E])&gt;0);[.M45];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8]+(([.$I$45]-[.$I$2])/BINDIVISOR)" office:value-type="string" office:value="#NAME?">
            <text:p>#NAME?</text:p>
          </table:table-cell>
          <table:table-cell table:style-name="ce144" table:formula="oooc:=COUNTIF([Vertices.C:.C];(&quot;&gt;= &quot;&amp;[.I39]))-COUNTIF([Vertices.C:.C];(&quot;&gt;=&quot;&amp;[.I40]))" office:value-type="float" office:value="0">
            <text:p>0</text:p>
          </table:table-cell>
          <table:table-cell table:style-name="ce156" table:formula="oooc:=[.K38]+(([.$K$45]-[.$K$2])/BINDIVISOR)" office:value-type="string" office:value="#NAME?">
            <text:p>#NAME?</text:p>
          </table:table-cell>
          <table:table-cell table:style-name="ce152" table:formula="oooc:=COUNTIF([Vertices.D:.D];(&quot;&gt;= &quot;&amp;[.K39]))-COUNTIF([Vertices.D:.D];(&quot;&gt;=&quot;&amp;[.K40]))" office:value-type="float" office:value="0">
            <text:p>0</text:p>
          </table:table-cell>
          <table:table-cell table:style-name="ce156" table:formula="oooc:=[.M38]+(([.$M$45]-[.$M$2])/BINDIVISOR)" office:value-type="string" office:value="#NAME?">
            <text:p>#NAME?</text:p>
          </table:table-cell>
          <table:table-cell table:style-name="ce152" table:formula="oooc:=COUNTIF([Vertices.E:.E];(&quot;&gt;= &quot;&amp;[.M39]))-COUNTIF([Vertices.E:.E];(&quot;&gt;=&quot;&amp;[.M40]))" office:value-type="float" office:value="0">
            <text:p>0</text:p>
          </table:table-cell>
          <table:table-cell table:style-name="ce156" table:formula="oooc:=[.O38]+(([.$O$45]-[.$O$2])/BINDIVISOR)" office:value-type="string" office:value="#NAME?">
            <text:p>#NAME?</text:p>
          </table:table-cell>
          <table:table-cell table:style-name="ce152" table:formula="oooc:=COUNTIF([Vertices.F:.F];(&quot;&gt;= &quot;&amp;[.O39]))-COUNTIF([Vertices.F:.F];(&quot;&gt;=&quot;&amp;[.O40]))" office:value-type="float" office:value="0">
            <text:p>0</text:p>
          </table:table-cell>
          <table:table-cell table:style-name="ce156" table:formula="oooc:=[.Q38]+(([.$Q$45]-[.$Q$2])/BINDIVISOR)" office:value-type="string" office:value="#NAME?">
            <text:p>#NAME?</text:p>
          </table:table-cell>
          <table:table-cell table:style-name="ce157" table:formula="oooc:=COUNTIF({};(&quot;&gt;= &quot;&amp;[.Q39]))-COUNTIF({};(&quot;&gt;=&quot;&amp;[.Q40]))" office:value-type="float" office:value="0">
            <text:p>0</text:p>
          </table:table-cell>
          <table:table-cell table:style-name="ce156" table:formula="oooc:=[.S38]+(([.$S$45]-[.$S$2])/BINDIVISOR)" office:value-type="string" office:value="#NAME?">
            <text:p>#NAME?</text:p>
          </table:table-cell>
          <table:table-cell table:style-name="ce152" table:formula="oooc:=COUNTIF([Vertices.H:.H];(&quot;&gt;= &quot;&amp;[.S39]))-COUNTIF([Vertices.H:.H];(&quot;&gt;=&quot;&amp;[.S40]))" office:value-type="float" office:value="0">
            <text:p>0</text:p>
          </table:table-cell>
          <table:table-cell table:style-name="ce156" table:formula="oooc:=[.U38]+(([.$U$45]-[.$U$2])/BINDIVISOR)" office:value-type="string" office:value="#NAME?">
            <text:p>#NAME?</text:p>
          </table:table-cell>
          <table:table-cell table:style-name="ce152" table:formula="oooc:=COUNTIF([Vertices.G:.G];(&quot;&gt;= &quot;&amp;[.U39]))-COUNTIF([Vertices.G:.G];(&quot;&gt;=&quot;&amp;[.U40]))" office:value-type="float" office:value="0">
            <text:p>0</text:p>
          </table:table-cell>
          <table:table-cell table:style-name="ce156" table:formula="oooc:=[.W38]+(([.$W$45]-[.$W$2])/BINDIVISOR)" office:value-type="string" office:value="#NAME?">
            <text:p>#NAME?</text:p>
          </table:table-cell>
          <table:table-cell table:style-name="ce158" table:formula="oooc:=COUNTIF({};(&quot;&gt;= &quot;&amp;[.W39]))-COUNTIF({};(&quot;&gt;=&quot;&amp;[.W40]))" office:value-type="float" office:value="0">
            <text:p>0</text:p>
          </table:table-cell>
          <table:table-cell table:style-name="ce159" table:formula="oooc:=[.Y38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39]))-COUNTIF(INDIRECT(DYNAMICFILTERSOURCECOLUMNRANGE);(&quot;&gt;=&quot;&amp;[.Y40]))" office:value-type="string" office:value="#NAME?">
            <text:p>#NAME?</text:p>
          </table:table-cell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Average Out-Degree</text:p>
          </table:table-cell>
          <table:table-cell table:style-name="ce166" table:formula="oooc:=IFERROR(AVERAGE([Vertices.E:.E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39]+(([.$I$45]-[.$I$2])/BINDIVISOR)" office:value-type="string" office:value="#NAME?">
            <text:p>#NAME?</text:p>
          </table:table-cell>
          <table:table-cell table:style-name="ce144" table:formula="oooc:=COUNTIF([Vertices.C:.C];(&quot;&gt;= &quot;&amp;[.I40]))-COUNTIF([Vertices.C:.C];(&quot;&gt;=&quot;&amp;[.I41]))" office:value-type="float" office:value="0">
            <text:p>0</text:p>
          </table:table-cell>
          <table:table-cell table:style-name="ce151" table:formula="oooc:=[.K39]+(([.$K$45]-[.$K$2])/BINDIVISOR)" office:value-type="string" office:value="#NAME?">
            <text:p>#NAME?</text:p>
          </table:table-cell>
          <table:table-cell table:style-name="ce152" table:formula="oooc:=COUNTIF([Vertices.D:.D];(&quot;&gt;= &quot;&amp;[.K40]))-COUNTIF([Vertices.D:.D];(&quot;&gt;=&quot;&amp;[.K41]))" office:value-type="float" office:value="0">
            <text:p>0</text:p>
          </table:table-cell>
          <table:table-cell table:style-name="ce151" table:formula="oooc:=[.M39]+(([.$M$45]-[.$M$2])/BINDIVISOR)" office:value-type="string" office:value="#NAME?">
            <text:p>#NAME?</text:p>
          </table:table-cell>
          <table:table-cell table:style-name="ce152" table:formula="oooc:=COUNTIF([Vertices.E:.E];(&quot;&gt;= &quot;&amp;[.M40]))-COUNTIF([Vertices.E:.E];(&quot;&gt;=&quot;&amp;[.M41]))" office:value-type="float" office:value="0">
            <text:p>0</text:p>
          </table:table-cell>
          <table:table-cell table:style-name="ce151" table:formula="oooc:=[.O39]+(([.$O$45]-[.$O$2])/BINDIVISOR)" office:value-type="string" office:value="#NAME?">
            <text:p>#NAME?</text:p>
          </table:table-cell>
          <table:table-cell table:style-name="ce152" table:formula="oooc:=COUNTIF([Vertices.F:.F];(&quot;&gt;= &quot;&amp;[.O40]))-COUNTIF([Vertices.F:.F];(&quot;&gt;=&quot;&amp;[.O41]))" office:value-type="float" office:value="0">
            <text:p>0</text:p>
          </table:table-cell>
          <table:table-cell table:style-name="ce151" table:formula="oooc:=[.Q39]+(([.$Q$45]-[.$Q$2])/BINDIVISOR)" office:value-type="string" office:value="#NAME?">
            <text:p>#NAME?</text:p>
          </table:table-cell>
          <table:table-cell table:style-name="ce152" table:formula="oooc:=COUNTIF({};(&quot;&gt;= &quot;&amp;[.Q40]))-COUNTIF({};(&quot;&gt;=&quot;&amp;[.Q41]))" office:value-type="float" office:value="0">
            <text:p>0</text:p>
          </table:table-cell>
          <table:table-cell table:style-name="ce151" table:formula="oooc:=[.S39]+(([.$S$45]-[.$S$2])/BINDIVISOR)" office:value-type="string" office:value="#NAME?">
            <text:p>#NAME?</text:p>
          </table:table-cell>
          <table:table-cell table:style-name="ce152" table:formula="oooc:=COUNTIF([Vertices.H:.H];(&quot;&gt;= &quot;&amp;[.S40]))-COUNTIF([Vertices.H:.H];(&quot;&gt;=&quot;&amp;[.S41]))" office:value-type="float" office:value="0">
            <text:p>0</text:p>
          </table:table-cell>
          <table:table-cell table:style-name="ce151" table:formula="oooc:=[.U39]+(([.$U$45]-[.$U$2])/BINDIVISOR)" office:value-type="string" office:value="#NAME?">
            <text:p>#NAME?</text:p>
          </table:table-cell>
          <table:table-cell table:style-name="ce152" table:formula="oooc:=COUNTIF([Vertices.G:.G];(&quot;&gt;= &quot;&amp;[.U40]))-COUNTIF([Vertices.G:.G];(&quot;&gt;=&quot;&amp;[.U41]))" office:value-type="float" office:value="0">
            <text:p>0</text:p>
          </table:table-cell>
          <table:table-cell table:style-name="ce151" table:formula="oooc:=[.W39]+(([.$W$45]-[.$W$2])/BINDIVISOR)" office:value-type="string" office:value="#NAME?">
            <text:p>#NAME?</text:p>
          </table:table-cell>
          <table:table-cell table:style-name="ce153" table:formula="oooc:=COUNTIF({};(&quot;&gt;= &quot;&amp;[.W40]))-COUNTIF({};(&quot;&gt;=&quot;&amp;[.W41]))" office:value-type="float" office:value="0">
            <text:p>0</text:p>
          </table:table-cell>
          <table:table-cell table:style-name="ce154" table:formula="oooc:=[.Y39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0]))-COUNTIF(INDIRECT(DYNAMICFILTERSOURCECOLUMNRANGE);(&quot;&gt;=&quot;&amp;[.Y41]))" office:value-type="string" office:value="#NAME?">
            <text:p>#NAME?</text:p>
          </table:table-cell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Median Out-Degree</text:p>
          </table:table-cell>
          <table:table-cell table:style-name="ce166" table:formula="oooc:=IFERROR(MEDIAN([Vertices.E:.E]),NOMETRICMESSAGE)" office:value-type="string" office:value="#NAME?">
            <text:p>#NAME?</text:p>
          </table:table-cell>
          <table:table-cell table:style-name="ce163"/>
          <table:table-cell/>
          <table:table-cell table:style-name="ce150" table:formula="oooc:=[.I40]+(([.$I$45]-[.$I$2])/BINDIVISOR)" office:value-type="string" office:value="#NAME?">
            <text:p>#NAME?</text:p>
          </table:table-cell>
          <table:table-cell table:style-name="ce144" table:formula="oooc:=COUNTIF([Vertices.C:.C];(&quot;&gt;= &quot;&amp;[.I41]))-COUNTIF([Vertices.C:.C];(&quot;&gt;=&quot;&amp;[.I42]))" office:value-type="float" office:value="0">
            <text:p>0</text:p>
          </table:table-cell>
          <table:table-cell table:style-name="ce156" table:formula="oooc:=[.K40]+(([.$K$45]-[.$K$2])/BINDIVISOR)" office:value-type="string" office:value="#NAME?">
            <text:p>#NAME?</text:p>
          </table:table-cell>
          <table:table-cell table:style-name="ce152" table:formula="oooc:=COUNTIF([Vertices.D:.D];(&quot;&gt;= &quot;&amp;[.K41]))-COUNTIF([Vertices.D:.D];(&quot;&gt;=&quot;&amp;[.K42]))" office:value-type="float" office:value="0">
            <text:p>0</text:p>
          </table:table-cell>
          <table:table-cell table:style-name="ce156" table:formula="oooc:=[.M40]+(([.$M$45]-[.$M$2])/BINDIVISOR)" office:value-type="string" office:value="#NAME?">
            <text:p>#NAME?</text:p>
          </table:table-cell>
          <table:table-cell table:style-name="ce152" table:formula="oooc:=COUNTIF([Vertices.E:.E];(&quot;&gt;= &quot;&amp;[.M41]))-COUNTIF([Vertices.E:.E];(&quot;&gt;=&quot;&amp;[.M42]))" office:value-type="float" office:value="0">
            <text:p>0</text:p>
          </table:table-cell>
          <table:table-cell table:style-name="ce156" table:formula="oooc:=[.O40]+(([.$O$45]-[.$O$2])/BINDIVISOR)" office:value-type="string" office:value="#NAME?">
            <text:p>#NAME?</text:p>
          </table:table-cell>
          <table:table-cell table:style-name="ce152" table:formula="oooc:=COUNTIF([Vertices.F:.F];(&quot;&gt;= &quot;&amp;[.O41]))-COUNTIF([Vertices.F:.F];(&quot;&gt;=&quot;&amp;[.O42]))" office:value-type="float" office:value="0">
            <text:p>0</text:p>
          </table:table-cell>
          <table:table-cell table:style-name="ce156" table:formula="oooc:=[.Q40]+(([.$Q$45]-[.$Q$2])/BINDIVISOR)" office:value-type="string" office:value="#NAME?">
            <text:p>#NAME?</text:p>
          </table:table-cell>
          <table:table-cell table:style-name="ce157" table:formula="oooc:=COUNTIF({};(&quot;&gt;= &quot;&amp;[.Q41]))-COUNTIF({};(&quot;&gt;=&quot;&amp;[.Q42]))" office:value-type="float" office:value="0">
            <text:p>0</text:p>
          </table:table-cell>
          <table:table-cell table:style-name="ce156" table:formula="oooc:=[.S40]+(([.$S$45]-[.$S$2])/BINDIVISOR)" office:value-type="string" office:value="#NAME?">
            <text:p>#NAME?</text:p>
          </table:table-cell>
          <table:table-cell table:style-name="ce152" table:formula="oooc:=COUNTIF([Vertices.H:.H];(&quot;&gt;= &quot;&amp;[.S41]))-COUNTIF([Vertices.H:.H];(&quot;&gt;=&quot;&amp;[.S42]))" office:value-type="float" office:value="0">
            <text:p>0</text:p>
          </table:table-cell>
          <table:table-cell table:style-name="ce156" table:formula="oooc:=[.U40]+(([.$U$45]-[.$U$2])/BINDIVISOR)" office:value-type="string" office:value="#NAME?">
            <text:p>#NAME?</text:p>
          </table:table-cell>
          <table:table-cell table:style-name="ce152" table:formula="oooc:=COUNTIF([Vertices.G:.G];(&quot;&gt;= &quot;&amp;[.U41]))-COUNTIF([Vertices.G:.G];(&quot;&gt;=&quot;&amp;[.U42]))" office:value-type="float" office:value="0">
            <text:p>0</text:p>
          </table:table-cell>
          <table:table-cell table:style-name="ce156" table:formula="oooc:=[.W40]+(([.$W$45]-[.$W$2])/BINDIVISOR)" office:value-type="string" office:value="#NAME?">
            <text:p>#NAME?</text:p>
          </table:table-cell>
          <table:table-cell table:style-name="ce158" table:formula="oooc:=COUNTIF({};(&quot;&gt;= &quot;&amp;[.W41]))-COUNTIF({};(&quot;&gt;=&quot;&amp;[.W42]))" office:value-type="float" office:value="0">
            <text:p>0</text:p>
          </table:table-cell>
          <table:table-cell table:style-name="ce159" table:formula="oooc:=[.Y40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41]))-COUNTIF(INDIRECT(DYNAMICFILTERSOURCECOLUMNRANGE);(&quot;&gt;=&quot;&amp;[.Y42]))" office:value-type="string" office:value="#NAME?">
            <text:p>#NAME?</text:p>
          </table:table-cell>
        </table:table-row>
        <table:table-row table:style-name="ro11">
          <table:table-cell table:style-name="ce155" table:number-columns-spanned="2" table:number-rows-spanned="1" office:value-type="string">
            <text:p>Betweenness Centraility  - Top 10</text:p>
          </table:table-cell>
          <table:covered-table-cell/>
          <table:table-cell table:number-columns-repeated="2"/>
          <table:table-cell table:number-columns-repeated="2" table:style-name="ce41"/>
          <table:table-cell table:number-columns-repeated="2"/>
          <table:table-cell table:style-name="ce150" table:formula="oooc:=[.I41]+(([.$I$45]-[.$I$2])/BINDIVISOR)" office:value-type="string" office:value="#NAME?">
            <text:p>#NAME?</text:p>
          </table:table-cell>
          <table:table-cell table:style-name="ce144" table:formula="oooc:=COUNTIF([Vertices.C:.C];(&quot;&gt;= &quot;&amp;[.I42]))-COUNTIF([Vertices.C:.C];(&quot;&gt;=&quot;&amp;[.I43]))" office:value-type="float" office:value="0">
            <text:p>0</text:p>
          </table:table-cell>
          <table:table-cell table:style-name="ce151" table:formula="oooc:=[.K41]+(([.$K$45]-[.$K$2])/BINDIVISOR)" office:value-type="string" office:value="#NAME?">
            <text:p>#NAME?</text:p>
          </table:table-cell>
          <table:table-cell table:style-name="ce152" table:formula="oooc:=COUNTIF([Vertices.D:.D];(&quot;&gt;= &quot;&amp;[.K42]))-COUNTIF([Vertices.D:.D];(&quot;&gt;=&quot;&amp;[.K43]))" office:value-type="float" office:value="0">
            <text:p>0</text:p>
          </table:table-cell>
          <table:table-cell table:style-name="ce151" table:formula="oooc:=[.M41]+(([.$M$45]-[.$M$2])/BINDIVISOR)" office:value-type="string" office:value="#NAME?">
            <text:p>#NAME?</text:p>
          </table:table-cell>
          <table:table-cell table:style-name="ce152" table:formula="oooc:=COUNTIF([Vertices.E:.E];(&quot;&gt;= &quot;&amp;[.M42]))-COUNTIF([Vertices.E:.E];(&quot;&gt;=&quot;&amp;[.M43]))" office:value-type="float" office:value="0">
            <text:p>0</text:p>
          </table:table-cell>
          <table:table-cell table:style-name="ce151" table:formula="oooc:=[.O41]+(([.$O$45]-[.$O$2])/BINDIVISOR)" office:value-type="string" office:value="#NAME?">
            <text:p>#NAME?</text:p>
          </table:table-cell>
          <table:table-cell table:style-name="ce152" table:formula="oooc:=COUNTIF([Vertices.F:.F];(&quot;&gt;= &quot;&amp;[.O42]))-COUNTIF([Vertices.F:.F];(&quot;&gt;=&quot;&amp;[.O43]))" office:value-type="float" office:value="0">
            <text:p>0</text:p>
          </table:table-cell>
          <table:table-cell table:style-name="ce151" table:formula="oooc:=[.Q41]+(([.$Q$45]-[.$Q$2])/BINDIVISOR)" office:value-type="string" office:value="#NAME?">
            <text:p>#NAME?</text:p>
          </table:table-cell>
          <table:table-cell table:style-name="ce152" table:formula="oooc:=COUNTIF({};(&quot;&gt;= &quot;&amp;[.Q42]))-COUNTIF({};(&quot;&gt;=&quot;&amp;[.Q43]))" office:value-type="float" office:value="0">
            <text:p>0</text:p>
          </table:table-cell>
          <table:table-cell table:style-name="ce151" table:formula="oooc:=[.S41]+(([.$S$45]-[.$S$2])/BINDIVISOR)" office:value-type="string" office:value="#NAME?">
            <text:p>#NAME?</text:p>
          </table:table-cell>
          <table:table-cell table:style-name="ce152" table:formula="oooc:=COUNTIF([Vertices.H:.H];(&quot;&gt;= &quot;&amp;[.S42]))-COUNTIF([Vertices.H:.H];(&quot;&gt;=&quot;&amp;[.S43]))" office:value-type="float" office:value="0">
            <text:p>0</text:p>
          </table:table-cell>
          <table:table-cell table:style-name="ce151" table:formula="oooc:=[.U41]+(([.$U$45]-[.$U$2])/BINDIVISOR)" office:value-type="string" office:value="#NAME?">
            <text:p>#NAME?</text:p>
          </table:table-cell>
          <table:table-cell table:style-name="ce152" table:formula="oooc:=COUNTIF([Vertices.G:.G];(&quot;&gt;= &quot;&amp;[.U42]))-COUNTIF([Vertices.G:.G];(&quot;&gt;=&quot;&amp;[.U43]))" office:value-type="float" office:value="0">
            <text:p>0</text:p>
          </table:table-cell>
          <table:table-cell table:style-name="ce151" table:formula="oooc:=[.W41]+(([.$W$45]-[.$W$2])/BINDIVISOR)" office:value-type="string" office:value="#NAME?">
            <text:p>#NAME?</text:p>
          </table:table-cell>
          <table:table-cell table:style-name="ce153" table:formula="oooc:=COUNTIF({};(&quot;&gt;= &quot;&amp;[.W42]))-COUNTIF({};(&quot;&gt;=&quot;&amp;[.W43]))" office:value-type="float" office:value="0">
            <text:p>0</text:p>
          </table:table-cell>
          <table:table-cell table:style-name="ce154" table:formula="oooc:=[.Y41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2]))-COUNTIF(INDIRECT(DYNAMICFILTERSOURCECOLUMNRANGE);(&quot;&gt;=&quot;&amp;[.Y43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[.I42]+(([.$I$45]-[.$I$2])/BINDIVISOR)" office:value-type="string" office:value="#NAME?">
            <text:p>#NAME?</text:p>
          </table:table-cell>
          <table:table-cell table:style-name="ce144" table:formula="oooc:=COUNTIF([Vertices.C:.C];(&quot;&gt;= &quot;&amp;[.I43]))-COUNTIF([Vertices.C:.C];(&quot;&gt;=&quot;&amp;[.I44]))" office:value-type="float" office:value="0">
            <text:p>0</text:p>
          </table:table-cell>
          <table:table-cell table:style-name="ce156" table:formula="oooc:=[.K42]+(([.$K$45]-[.$K$2])/BINDIVISOR)" office:value-type="string" office:value="#NAME?">
            <text:p>#NAME?</text:p>
          </table:table-cell>
          <table:table-cell table:style-name="ce152" table:formula="oooc:=COUNTIF([Vertices.D:.D];(&quot;&gt;= &quot;&amp;[.K43]))-COUNTIF([Vertices.D:.D];(&quot;&gt;=&quot;&amp;[.K44]))" office:value-type="float" office:value="0">
            <text:p>0</text:p>
          </table:table-cell>
          <table:table-cell table:style-name="ce156" table:formula="oooc:=[.M42]+(([.$M$45]-[.$M$2])/BINDIVISOR)" office:value-type="string" office:value="#NAME?">
            <text:p>#NAME?</text:p>
          </table:table-cell>
          <table:table-cell table:style-name="ce152" table:formula="oooc:=COUNTIF([Vertices.E:.E];(&quot;&gt;= &quot;&amp;[.M43]))-COUNTIF([Vertices.E:.E];(&quot;&gt;=&quot;&amp;[.M44]))" office:value-type="float" office:value="0">
            <text:p>0</text:p>
          </table:table-cell>
          <table:table-cell table:style-name="ce156" table:formula="oooc:=[.O42]+(([.$O$45]-[.$O$2])/BINDIVISOR)" office:value-type="string" office:value="#NAME?">
            <text:p>#NAME?</text:p>
          </table:table-cell>
          <table:table-cell table:style-name="ce152" table:formula="oooc:=COUNTIF([Vertices.F:.F];(&quot;&gt;= &quot;&amp;[.O43]))-COUNTIF([Vertices.F:.F];(&quot;&gt;=&quot;&amp;[.O44]))" office:value-type="float" office:value="0">
            <text:p>0</text:p>
          </table:table-cell>
          <table:table-cell table:style-name="ce156" table:formula="oooc:=[.Q42]+(([.$Q$45]-[.$Q$2])/BINDIVISOR)" office:value-type="string" office:value="#NAME?">
            <text:p>#NAME?</text:p>
          </table:table-cell>
          <table:table-cell table:style-name="ce157" table:formula="oooc:=COUNTIF({};(&quot;&gt;= &quot;&amp;[.Q43]))-COUNTIF({};(&quot;&gt;=&quot;&amp;[.Q44]))" office:value-type="float" office:value="0">
            <text:p>0</text:p>
          </table:table-cell>
          <table:table-cell table:style-name="ce156" table:formula="oooc:=[.S42]+(([.$S$45]-[.$S$2])/BINDIVISOR)" office:value-type="string" office:value="#NAME?">
            <text:p>#NAME?</text:p>
          </table:table-cell>
          <table:table-cell table:style-name="ce152" table:formula="oooc:=COUNTIF([Vertices.H:.H];(&quot;&gt;= &quot;&amp;[.S43]))-COUNTIF([Vertices.H:.H];(&quot;&gt;=&quot;&amp;[.S44]))" office:value-type="float" office:value="0">
            <text:p>0</text:p>
          </table:table-cell>
          <table:table-cell table:style-name="ce156" table:formula="oooc:=[.U42]+(([.$U$45]-[.$U$2])/BINDIVISOR)" office:value-type="string" office:value="#NAME?">
            <text:p>#NAME?</text:p>
          </table:table-cell>
          <table:table-cell table:style-name="ce152" table:formula="oooc:=COUNTIF([Vertices.G:.G];(&quot;&gt;= &quot;&amp;[.U43]))-COUNTIF([Vertices.G:.G];(&quot;&gt;=&quot;&amp;[.U44]))" office:value-type="float" office:value="0">
            <text:p>0</text:p>
          </table:table-cell>
          <table:table-cell table:style-name="ce156" table:formula="oooc:=[.W42]+(([.$W$45]-[.$W$2])/BINDIVISOR)" office:value-type="string" office:value="#NAME?">
            <text:p>#NAME?</text:p>
          </table:table-cell>
          <table:table-cell table:style-name="ce158" table:formula="oooc:=COUNTIF({};(&quot;&gt;= &quot;&amp;[.W43]))-COUNTIF({};(&quot;&gt;=&quot;&amp;[.W44]))" office:value-type="float" office:value="0">
            <text:p>0</text:p>
          </table:table-cell>
          <table:table-cell table:style-name="ce159" table:formula="oooc:=[.Y42]+(([.$Y$45]-[.$Y$2])/BINDIVISOR)" office:value-type="string" office:value="#NAME?">
            <text:p>#NAME?</text:p>
          </table:table-cell>
          <table:table-cell table:style-name="ce157" table:formula="oooc:=COUNTIF(INDIRECT(DYNAMICFILTERSOURCECOLUMNRANGE);(&quot;&gt;= &quot;&amp;[.Y43]))-COUNTIF(INDIRECT(DYNAMICFILTERSOURCECOLUMNRANGE);(&quot;&gt;=&quot;&amp;[.Y44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[.I43]+(([.$I$45]-[.$I$2])/BINDIVISOR)" office:value-type="string" office:value="#NAME?">
            <text:p>#NAME?</text:p>
          </table:table-cell>
          <table:table-cell table:style-name="ce144" table:formula="oooc:=COUNTIF([Vertices.C:.C];(&quot;&gt;= &quot;&amp;[.I44]))-COUNTIF([Vertices.C:.C];(&quot;&gt;=&quot;&amp;[.I45]))" office:value-type="float" office:value="0">
            <text:p>0</text:p>
          </table:table-cell>
          <table:table-cell table:style-name="ce151" table:formula="oooc:=[.K43]+(([.$K$45]-[.$K$2])/BINDIVISOR)" office:value-type="string" office:value="#NAME?">
            <text:p>#NAME?</text:p>
          </table:table-cell>
          <table:table-cell table:style-name="ce152" table:formula="oooc:=COUNTIF([Vertices.D:.D];(&quot;&gt;= &quot;&amp;[.K44]))-COUNTIF([Vertices.D:.D];(&quot;&gt;=&quot;&amp;[.K45]))" office:value-type="float" office:value="0">
            <text:p>0</text:p>
          </table:table-cell>
          <table:table-cell table:style-name="ce151" table:formula="oooc:=[.M43]+(([.$M$45]-[.$M$2])/BINDIVISOR)" office:value-type="string" office:value="#NAME?">
            <text:p>#NAME?</text:p>
          </table:table-cell>
          <table:table-cell table:style-name="ce152" table:formula="oooc:=COUNTIF([Vertices.E:.E];(&quot;&gt;= &quot;&amp;[.M44]))-COUNTIF([Vertices.E:.E];(&quot;&gt;=&quot;&amp;[.M45]))" office:value-type="float" office:value="0">
            <text:p>0</text:p>
          </table:table-cell>
          <table:table-cell table:style-name="ce151" table:formula="oooc:=[.O43]+(([.$O$45]-[.$O$2])/BINDIVISOR)" office:value-type="string" office:value="#NAME?">
            <text:p>#NAME?</text:p>
          </table:table-cell>
          <table:table-cell table:style-name="ce152" table:formula="oooc:=COUNTIF([Vertices.F:.F];(&quot;&gt;= &quot;&amp;[.O44]))-COUNTIF([Vertices.F:.F];(&quot;&gt;=&quot;&amp;[.O45]))" office:value-type="float" office:value="0">
            <text:p>0</text:p>
          </table:table-cell>
          <table:table-cell table:style-name="ce151" table:formula="oooc:=[.Q43]+(([.$Q$45]-[.$Q$2])/BINDIVISOR)" office:value-type="string" office:value="#NAME?">
            <text:p>#NAME?</text:p>
          </table:table-cell>
          <table:table-cell table:style-name="ce152" table:formula="oooc:=COUNTIF({};(&quot;&gt;= &quot;&amp;[.Q44]))-COUNTIF({};(&quot;&gt;=&quot;&amp;[.Q45]))" office:value-type="float" office:value="0">
            <text:p>0</text:p>
          </table:table-cell>
          <table:table-cell table:style-name="ce151" table:formula="oooc:=[.S43]+(([.$S$45]-[.$S$2])/BINDIVISOR)" office:value-type="string" office:value="#NAME?">
            <text:p>#NAME?</text:p>
          </table:table-cell>
          <table:table-cell table:style-name="ce152" table:formula="oooc:=COUNTIF([Vertices.H:.H];(&quot;&gt;= &quot;&amp;[.S44]))-COUNTIF([Vertices.H:.H];(&quot;&gt;=&quot;&amp;[.S45]))" office:value-type="float" office:value="0">
            <text:p>0</text:p>
          </table:table-cell>
          <table:table-cell table:style-name="ce151" table:formula="oooc:=[.U43]+(([.$U$45]-[.$U$2])/BINDIVISOR)" office:value-type="string" office:value="#NAME?">
            <text:p>#NAME?</text:p>
          </table:table-cell>
          <table:table-cell table:style-name="ce152" table:formula="oooc:=COUNTIF([Vertices.G:.G];(&quot;&gt;= &quot;&amp;[.U44]))-COUNTIF([Vertices.G:.G];(&quot;&gt;=&quot;&amp;[.U45]))" office:value-type="float" office:value="0">
            <text:p>0</text:p>
          </table:table-cell>
          <table:table-cell table:style-name="ce151" table:formula="oooc:=[.W43]+(([.$W$45]-[.$W$2])/BINDIVISOR)" office:value-type="string" office:value="#NAME?">
            <text:p>#NAME?</text:p>
          </table:table-cell>
          <table:table-cell table:style-name="ce153" table:formula="oooc:=COUNTIF({};(&quot;&gt;= &quot;&amp;[.W44]))-COUNTIF({};(&quot;&gt;=&quot;&amp;[.W45]))" office:value-type="float" office:value="0">
            <text:p>0</text:p>
          </table:table-cell>
          <table:table-cell table:style-name="ce154" table:formula="oooc:=[.Y43]+(([.$Y$45]-[.$Y$2])/BINDIVISOR)" office:value-type="string" office:value="#NAME?">
            <text:p>#NAME?</text:p>
          </table:table-cell>
          <table:table-cell table:style-name="ce152" table:formula="oooc:=COUNTIF(INDIRECT(DYNAMICFILTERSOURCECOLUMNRANGE);(&quot;&gt;= &quot;&amp;[.Y44]))-COUNTIF(INDIRECT(DYNAMICFILTERSOURCECOLUMNRANGE);(&quot;&gt;=&quot;&amp;[.Y45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5"/>
          <table:table-cell table:style-name="ce150" table:formula="oooc:=MAX([Vertices.C:.C])" office:value-type="float" office:value="0">
            <text:p>0.00</text:p>
          </table:table-cell>
          <table:table-cell table:style-name="ce144" table:formula="oooc:=COUNTIF([Vertices.C:.C];(&quot;&gt;= &quot;&amp;[.I45]))-COUNTIF([Vertices.C:.C];(&quot;&gt;=&quot;&amp;{}))" office:value-type="float" office:value="-1">
            <text:p>-1</text:p>
          </table:table-cell>
          <table:table-cell table:style-name="ce167" table:formula="oooc:=MAX([Vertices.D:.D])" office:value-type="float" office:value="0">
            <text:p>0.00</text:p>
          </table:table-cell>
          <table:table-cell table:style-name="ce152" table:formula="oooc:=COUNTIF([Vertices.D:.D];(&quot;&gt;= &quot;&amp;[.K45]))-COUNTIF([Vertices.D:.D];(&quot;&gt;=&quot;&amp;[.J46]))" office:value-type="float" office:value="-1">
            <text:p>-1</text:p>
          </table:table-cell>
          <table:table-cell table:style-name="ce167" table:formula="oooc:=MAX([Vertices.E:.E])" office:value-type="float" office:value="0">
            <text:p>0.00</text:p>
          </table:table-cell>
          <table:table-cell table:style-name="ce152" table:formula="oooc:=COUNTIF([Vertices.E:.E];(&quot;&gt;= &quot;&amp;[.M45]))-COUNTIF([Vertices.E:.E];(&quot;&gt;=&quot;&amp;[.L46]))" office:value-type="float" office:value="-1">
            <text:p>-1</text:p>
          </table:table-cell>
          <table:table-cell table:style-name="ce167" table:formula="oooc:=MAX([Vertices.F:.F])" office:value-type="float" office:value="0">
            <text:p>0.00</text:p>
          </table:table-cell>
          <table:table-cell table:style-name="ce152" table:formula="oooc:=COUNTIF([Vertices.F:.F];(&quot;&gt;= &quot;&amp;[.O45]))-COUNTIF([Vertices.F:.F];(&quot;&gt;=&quot;&amp;[.N46]))" office:value-type="float" office:value="-1">
            <text:p>-1</text:p>
          </table:table-cell>
          <table:table-cell table:style-name="ce167" table:formula="oooc:=MAX({})" office:value-type="float" office:value="0">
            <text:p>0.00</text:p>
          </table:table-cell>
          <table:table-cell table:style-name="ce168" table:formula="oooc:=COUNTIF({};(&quot;&gt;= &quot;&amp;[.Q45]))-COUNTIF({};(&quot;&gt;=&quot;&amp;[.P46]))" office:value-type="float" office:value="-1">
            <text:p>-1</text:p>
          </table:table-cell>
          <table:table-cell table:style-name="ce167" table:formula="oooc:=MAX([Vertices.H:.H])" office:value-type="float" office:value="0">
            <text:p>0.00</text:p>
          </table:table-cell>
          <table:table-cell table:style-name="ce152" table:formula="oooc:=COUNTIF([Vertices.H:.H];(&quot;&gt;= &quot;&amp;[.S45]))-COUNTIF([Vertices.H:.H];(&quot;&gt;=&quot;&amp;[.R46]))" office:value-type="float" office:value="-1">
            <text:p>-1</text:p>
          </table:table-cell>
          <table:table-cell table:style-name="ce167" table:formula="oooc:=MAX([Vertices.G:.G])" office:value-type="float" office:value="0">
            <text:p>0.00</text:p>
          </table:table-cell>
          <table:table-cell table:style-name="ce152" table:formula="oooc:=COUNTIF([Vertices.G:.G];(&quot;&gt;= &quot;&amp;[.U45]))-COUNTIF([Vertices.G:.G];(&quot;&gt;=&quot;&amp;[.T46]))" office:value-type="float" office:value="-1">
            <text:p>-1</text:p>
          </table:table-cell>
          <table:table-cell table:style-name="ce167" table:formula="oooc:=MAX({})" office:value-type="float" office:value="0">
            <text:p>0.00</text:p>
          </table:table-cell>
          <table:table-cell table:style-name="ce169" table:formula="oooc:=COUNTIF({};(&quot;&gt;= &quot;&amp;[.W45]))-COUNTIF({};(&quot;&gt;=&quot;&amp;[.V46]))" office:value-type="float" office:value="-1">
            <text:p>-1</text:p>
          </table:table-cell>
          <table:table-cell table:style-name="ce170" table:formula="oooc:=MAX(INDIRECT(DYNAMICFILTERSOURCECOLUMNRANGE))" office:value-type="string" office:value="#NAME?">
            <text:p>#NAME?</text:p>
          </table:table-cell>
          <table:table-cell table:style-name="ce168" table:formula="oooc:=COUNTIF(INDIRECT(DYNAMICFILTERSOURCECOLUMNRANGE);(&quot;&gt;= &quot;&amp;[.Y45]))-COUNTIF(INDIRECT(DYNAMICFILTERSOURCECOLUMNRANGE);(&quot;&gt;=&quot;&amp;[.X46]))" office:value-type="string" office:value="#NAME?">
            <text:p>#NAME?</text:p>
          </table:table-cell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  <table:table-cell table:number-columns-repeated="6"/>
          <table:table-cell table:number-columns-repeated="2" table:style-name="ce15"/>
          <table:table-cell table:style-name="ce41"/>
          <table:table-cell/>
          <table:table-cell table:style-name="ce41"/>
          <table:table-cell/>
          <table:table-cell table:style-name="ce41"/>
          <table:table-cell/>
          <table:table-cell table:number-columns-repeated="2" table:style-name="ce15"/>
          <table:table-cell table:style-name="ce41"/>
          <table:table-cell/>
          <table:table-cell table:style-name="ce41"/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  <table:table-cell/>
          <table:table-cell table:number-columns-repeated="2" table:style-name="ce116"/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  <table:table-cell table:style-name="ce160"/>
          <table:table-cell table:style-name="ce164" office:value-type="string">
            <text:p>Minimum Betweenness Centrality</text:p>
          </table:table-cell>
          <table:table-cell table:style-name="ce166" table:formula="oooc:=IF((COUNT([Vertices.F:.F])&gt;0);[.O2];NOMETRICMESSAGE)" office:value-type="string" office:value="#NAME?">
            <text:p>#NAME?</text:p>
          </table:table-cell>
          <table:table-cell table:style-name="ce163"/>
        </table:table-row>
        <table:table-row table:style-name="ro36">
          <table:table-cell table:number-columns-repeated="2"/>
          <table:table-cell table:style-name="ce53" office:value-type="float" office:value="4">
            <text:p>4</text:p>
          </table:table-cell>
          <table:table-cell table:style-name="ce160"/>
          <table:table-cell table:style-name="ce164" office:value-type="string">
            <text:p>Maximum Betweenness Centrality</text:p>
          </table:table-cell>
          <table:table-cell table:style-name="ce166" table:formula="oooc:=IF((COUNT([Vertices.F:.F])&gt;0);[.O45];NOMETRICMESSAGE)" office:value-type="string" office:value="#NAME?">
            <text:p>#NAME?</text:p>
          </table:table-cell>
          <table:table-cell table:style-name="ce163"/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Average Betweenness Centrality</text:p>
          </table:table-cell>
          <table:table-cell table:style-name="ce166" table:formula="oooc:=IFERROR(AVERAGE([Vertices.F:.F]),NOMETRICMESSAGE)" office:value-type="string" office:value="#NAME?">
            <text:p>#NAME?</text:p>
          </table:table-cell>
          <table:table-cell table:style-name="ce163"/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Median Betweenness Centrality</text:p>
          </table:table-cell>
          <table:table-cell table:style-name="ce166" table:formula="oooc:=IFERROR(MEDIAN([Vertices.F:.F]),NOMETRICMESSAGE)" office:value-type="string" office:value="#NAME?">
            <text:p>#NAME?</text:p>
          </table:table-cell>
          <table:table-cell table:style-name="ce163"/>
        </table:table-row>
        <table:table-row table:style-name="ro11">
          <table:table-cell table:style-name="ce155" table:number-columns-spanned="2" table:number-rows-spanned="1" office:value-type="string">
            <text:p>Eigenvector Centraility  - Top 10</text:p>
          </table:table-cell>
          <table:covered-table-cell/>
          <table:table-cell table:number-columns-repeated="2"/>
          <table:table-cell table:number-columns-repeated="2" table:style-name="ce41"/>
        </table:table-row>
        <table:table-row table:style-name="ro36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6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6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6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6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6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6">
          <table:table-cell table:number-columns-repeated="2"/>
          <table:table-cell table:style-name="ce53" office:value-type="float" office:value="5">
            <text:p>5</text:p>
          </table:table-cell>
        </table:table-row>
        <table:table-row table:style-name="ro36">
          <table:table-cell table:number-columns-repeated="2"/>
          <table:table-cell table:style-name="ce53" office:value-type="float" office:value="5">
            <text:p>5</text:p>
          </table:table-cell>
          <table:table-cell/>
          <table:table-cell table:number-columns-repeated="2" table:style-name="ce116"/>
        </table:table-row>
        <table:table-row table:style-name="ro48">
          <table:table-cell table:number-columns-repeated="2"/>
          <table:table-cell table:style-name="ce53" office:value-type="float" office:value="5">
            <text:p>5</text:p>
          </table:table-cell>
          <table:table-cell table:style-name="ce160"/>
          <table:table-cell table:style-name="ce171" office:value-type="string">
            <text:p>Minimum Eigenvector Centrality</text:p>
          </table:table-cell>
          <table:table-cell table:style-name="ce166" table:formula="oooc:=IF((COUNT([Vertices.F:.F])&gt;0);[.S2];NOMETRICMESSAGE)" office:value-type="string" office:value="#NAME?">
            <text:p>#NAME?</text:p>
          </table:table-cell>
          <table:table-cell table:style-name="ce163"/>
        </table:table-row>
        <table:table-row table:style-name="ro48">
          <table:table-cell table:number-columns-repeated="2"/>
          <table:table-cell table:style-name="ce53" office:value-type="float" office:value="5">
            <text:p>5</text:p>
          </table:table-cell>
          <table:table-cell table:style-name="ce160"/>
          <table:table-cell table:style-name="ce171" office:value-type="string">
            <text:p>Maximum Eigenvector Centrality</text:p>
          </table:table-cell>
          <table:table-cell table:style-name="ce166" table:formula="oooc:=IF((COUNT([Vertices.F:.F])&gt;0);[.S45];NOMETRICMESSAGE)" office:value-type="string" office:value="#NAME?">
            <text:p>#NAME?</text:p>
          </table:table-cell>
          <table:table-cell table:style-name="ce163"/>
        </table:table-row>
        <table:table-row table:style-name="ro48">
          <table:table-cell table:number-columns-repeated="3"/>
          <table:table-cell table:style-name="ce160"/>
          <table:table-cell table:style-name="ce171" office:value-type="string">
            <text:p>Average Eigenvector Centrality</text:p>
          </table:table-cell>
          <table:table-cell table:style-name="ce166" table:formula="oooc:=IFERROR(AVERAGE([Vertices.H:.H]),NOMETRICMESSAGE)" office:value-type="string" office:value="#NAME?">
            <text:p>#NAME?</text:p>
          </table:table-cell>
          <table:table-cell table:style-name="ce163"/>
        </table:table-row>
        <table:table-row table:style-name="ro48">
          <table:table-cell table:number-columns-repeated="3"/>
          <table:table-cell table:style-name="ce160"/>
          <table:table-cell table:style-name="ce171" office:value-type="string">
            <text:p>Median Eigenvector Centrality</text:p>
          </table:table-cell>
          <table:table-cell table:style-name="ce166" table:formula="oooc:=IFERROR(MEDIAN([Vertices.H:.H]),NOMETRICMESSAGE)" office:value-type="string" office:value="#NAME?">
            <text:p>#NAME?</text:p>
          </table:table-cell>
          <table:table-cell table:style-name="ce163"/>
        </table:table-row>
        <table:table-row table:style-name="ro30">
          <table:table-cell table:style-name="ce155" table:number-columns-spanned="2" table:number-rows-spanned="1" office:value-type="string">
            <text:p>Pagerank  - Top 10</text:p>
          </table:table-cell>
          <table:covered-table-cell/>
          <table:table-cell table:number-columns-repeated="2"/>
          <table:table-cell table:number-columns-repeated="2" table:style-name="ce41"/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  <table:table-cell/>
          <table:table-cell table:number-columns-repeated="2" table:style-name="ce116"/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  <table:table-cell table:style-name="ce160"/>
          <table:table-cell table:style-name="ce164" office:value-type="string">
            <text:p>Minimum PageRank</text:p>
          </table:table-cell>
          <table:table-cell table:style-name="ce166" table:formula="oooc:=IF((COUNT([Vertices.G:.G])&gt;0);[.U2];NOMETRICMESSAGE)" office:value-type="string" office:value="#NAME?">
            <text:p>#NAME?</text:p>
          </table:table-cell>
          <table:table-cell table:style-name="ce163"/>
        </table:table-row>
        <table:table-row table:style-name="ro36">
          <table:table-cell table:number-columns-repeated="2"/>
          <table:table-cell table:style-name="ce53" office:value-type="float" office:value="6">
            <text:p>6</text:p>
          </table:table-cell>
          <table:table-cell table:style-name="ce160"/>
          <table:table-cell table:style-name="ce164" office:value-type="string">
            <text:p>Maximum PageRank</text:p>
          </table:table-cell>
          <table:table-cell table:style-name="ce166" table:formula="oooc:=IF((COUNT([Vertices.G:.G])&gt;0);[.U45];NOMETRICMESSAGE)" office:value-type="string" office:value="#NAME?">
            <text:p>#NAME?</text:p>
          </table:table-cell>
          <table:table-cell table:style-name="ce163"/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Average PageRank</text:p>
          </table:table-cell>
          <table:table-cell table:style-name="ce166" table:formula="oooc:=IFERROR(AVERAGE([Vertices.G:.G]),NOMETRICMESSAGE)" office:value-type="string" office:value="#NAME?">
            <text:p>#NAME?</text:p>
          </table:table-cell>
          <table:table-cell table:style-name="ce163"/>
        </table:table-row>
        <table:table-row table:style-name="ro36">
          <table:table-cell table:number-columns-repeated="3"/>
          <table:table-cell table:style-name="ce160"/>
          <table:table-cell table:style-name="ce164" office:value-type="string">
            <text:p>Median PageRank</text:p>
          </table:table-cell>
          <table:table-cell table:style-name="ce166" table:formula="oooc:=IFERROR(MEDIAN([Vertices.G:.G]),NOMETRICMESSAGE)" office:value-type="string" office:value="#NAME?">
            <text:p>#NAME?</text:p>
          </table:table-cell>
          <table:table-cell table:style-name="ce163"/>
        </table:table-row>
        <table:table-row table:style-name="ro36">
          <table:table-cell table:number-columns-repeated="4"/>
          <table:table-cell table:number-columns-repeated="2" table:style-name="ce41"/>
        </table:table-row>
        <table:table-row table:style-name="ro34" table:visibility="collapse"/>
        <table:table-row table:style-name="ro34" table:visibility="collapse"/>
        <table:table-row table:style-name="ro34" table:visibility="collapse"/>
        <table:table-row table:style-name="ro34" table:visibility="collapse"/>
        <table:table-row table:style-name="ro34" table:visibility="collapse"/>
        <table:table-row table:style-name="ro34" table:visibility="collapse"/>
        <table:table-row table:style-name="ro34" table:visibility="collapse"/>
        <table:table-row table:style-name="ro34" table:visibility="collapse"/>
        <table:table-row table:style-name="ro34" table:visibility="collapse"/>
        <table:table-row table:style-name="ro34" table:visibility="collapse">
          <table:table-cell table:number-columns-repeated="2" table:style-name="ce116"/>
        </table:table-row>
        <table:table-row table:style-name="ro34" table:visibility="collapse">
          <table:table-cell table:style-name="ce164" office:value-type="string">
            <text:p>Minimum Clustering Coefficient</text:p>
          </table:table-cell>
          <table:table-cell table:style-name="ce166" table:formula="oooc:=IF((COUNT({})&gt;0);[.W2];NOMETRICMESSAGE)" office:value-type="string" office:value="#NAME?">
            <text:p>#NAME?</text:p>
          </table:table-cell>
          <table:table-cell table:style-name="ce163"/>
        </table:table-row>
        <table:table-row table:style-name="ro34" table:visibility="collapse">
          <table:table-cell table:style-name="ce164" office:value-type="string">
            <text:p>Maximum Clustering Coefficient</text:p>
          </table:table-cell>
          <table:table-cell table:style-name="ce166" table:formula="oooc:=IF((COUNT({})&gt;0);[.W45];NOMETRICMESSAGE)" office:value-type="string" office:value="#NAME?">
            <text:p>#NAME?</text:p>
          </table:table-cell>
          <table:table-cell table:style-name="ce163"/>
        </table:table-row>
        <table:table-row table:style-name="ro34" table:visibility="collapse">
          <table:table-cell table:style-name="ce164" office:value-type="string">
            <text:p>Average Clustering Coefficient</text:p>
          </table:table-cell>
          <table:table-cell table:style-name="ce166" table:formula="oooc:=IFERROR(AVERAGE({}),NOMETRICMESSAGE)" office:value-type="string" office:value="#NAME?">
            <text:p>#NAME?</text:p>
          </table:table-cell>
          <table:table-cell table:style-name="ce163"/>
        </table:table-row>
        <table:table-row table:style-name="ro34" table:visibility="collapse">
          <table:table-cell table:style-name="ce164" office:value-type="string">
            <text:p>Median Clustering Coefficient</text:p>
          </table:table-cell>
          <table:table-cell table:style-name="ce166" table:formula="oooc:=IFERROR(MEDIAN({}),NOMETRICMESSAGE)" office:value-type="string" office:value="#NAME?">
            <text:p>#NAME?</text:p>
          </table:table-cell>
          <table:table-cell table:style-name="ce163"/>
        </table:table-row>
      </table:table>
      <table:table table:name="TMP" table:style-name="ta10" table:print="false">
        <office:forms form:automatic-focus="false" form:apply-design-mode="false"/>
        <table:table-column table:style-name="co6" table:default-cell-style-name="ce-1"/>
        <table:table-column table:style-name="co58" table:default-cell-style-name="ce-1"/>
        <table:table-column table:style-name="co7" table:default-cell-style-name="ce-1"/>
        <table:table-column table:style-name="co58" table:default-cell-style-name="ce-1"/>
        <table:table-column table:style-name="co59" table:default-cell-style-name="ce-1"/>
        <table:table-column table:style-name="co10" table:default-cell-style-name="ce-1"/>
        <table:table-column table:style-name="co11" table:default-cell-style-name="ce-1"/>
        <table:table-column table:style-name="co48" table:default-cell-style-name="ce-1"/>
        <table:table-column table:style-name="co60" table:default-cell-style-name="ce-1"/>
        <table:table-column table:style-name="co12" table:default-cell-style-name="ce-1"/>
        <table:table-column table:style-name="co58" table:number-columns-repeated="2" table:default-cell-style-name="ce-1"/>
        <table:table-column table:style-name="co16" table:default-cell-style-name="ce-1"/>
        <table:table-column table:style-name="co58" table:default-cell-style-name="ce15" table:number-columns-repeated="243"/>
        <table:table-row table:style-name="ro7">
          <table:table-cell table:style-name="ce172" office:value-type="string">
            <text:p>id_str</text:p>
            <office:annotation office:display="false" draw:text-style-name="" svg:width="1.3333in" svg:height="0.7708in" svg:x="1.5417in" svg:y="0.0104in">
              <text:p><text:span text:style-name="T11">DO NOT DELETE OR MOVE THIS COLUMN</text:span></text:p>
            </office:annotation>
          </table:table-cell>
          <table:table-cell table:style-name="ce56" office:value-type="string">
            <text:p>from_user</text:p>
          </table:table-cell>
          <table:table-cell table:style-name="ce56" office:value-type="string">
            <text:p>text</text:p>
          </table:table-cell>
          <table:table-cell table:style-name="ce56" office:value-type="string">
            <text:p>created_at</text:p>
          </table:table-cell>
          <table:table-cell table:style-name="ce56" office:value-type="string">
            <text:p>time</text:p>
          </table:table-cell>
          <table:table-cell table:style-name="ce56" office:value-type="string">
            <text:p>geo_coordinates</text:p>
          </table:table-cell>
          <table:table-cell table:style-name="ce56" office:value-type="string">
            <text:p>iso_language_code</text:p>
          </table:table-cell>
          <table:table-cell table:style-name="ce56" office:value-type="string">
            <text:p>to_user_id_str</text:p>
          </table:table-cell>
          <table:table-cell table:style-name="ce56" office:value-type="string">
            <text:p>from_user_id_str</text:p>
          </table:table-cell>
          <table:table-cell table:style-name="ce57" office:value-type="string">
            <text:p>source</text:p>
          </table:table-cell>
          <table:table-cell table:style-name="ce57" office:value-type="string">
            <text:p>profile_image_url</text:p>
          </table:table-cell>
          <table:table-cell table:style-name="ce57" office:value-type="string">
            <text:p>status_url</text:p>
          </table:table-cell>
          <table:table-cell table:style-name="ce57" office:value-type="string">
            <text:p>entities_str</text:p>
          </table:table-cell>
        </table:table-row>
        <table:table-row table:style-name="ro7">
          <table:table-cell table:style-name="ce173"/>
          <table:table-cell table:number-columns-repeated="8" table:style-name="ce59"/>
          <table:table-cell table:number-columns-repeated="4" table:style-name="ce61"/>
        </table:table-row>
      </table:table>
      <table:named-expressions>
        <table:named-expression table:name="returnID" table:base-cell-address="$Readme_Settings.$A$1" table:expression=""/>
        <table:named-expression table:name="getGATwitterRef" table:base-cell-address="$Readme_Settings.$A$1" table:expression=""/>
        <table:named-expression table:name="DYNAMICFILTERSOURCECOLUMNRANGE" table:base-cell-address="$Readme_Settings.$A$1" table:expression=""/>
        <table:named-expression table:name="BINDIVISOR" table:base-cell-address="$Readme_Settings.$A$1" table:expression=""/>
        <table:named-expression table:name="NOMETRICMESSAGE" table:base-cell-address="$Readme_Settings.$A$1" table:expression=""/>
        <table:named-expression table:name="IFERROR" table:base-cell-address="$Readme_Settings.$A$1" table:expression=""/>
        <table:named-expression table:name="BinDivisor_9" table:base-cell-address="$SNA Metrics.$A$1" table:expression="['SNA Metrics'.$AC$2]"/>
        <table:named-expression table:name="NotAvailable_9" table:base-cell-address="$SNA Metrics.$A$1" table:expression="['SNA Metrics'.$AC$2]"/>
        <table:named-expression table:name="NoMetricMessage_9" table:base-cell-address="$SNA Metrics.$A$1" table:expression="['SNA Metrics'.$AC$3]"/>
        <table:named-expression table:name="DynamicFilterSourceColumnRange_9" table:base-cell-address="$SNA Metrics.$A$1" table:expression="['SNA Metrics'.$AC$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Trebuchet MS" svg:font-family="Trebuchet MS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text-style style:name="N177">
      <number:text-content/>
    </number:text-style>
    <number:date-style style:name="N178P0" style:volatile="true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text-style style:name="N178">
      <number:text-content/>
      <style:map style:condition="value()&gt;=0" style:apply-style-name="N178P0"/>
    </number:text-style>
    <number:percentage-style style:name="N179">
      <number:number number:decimal-places="0" number:min-integer-digits="1"/>
      <number:text>%</number:text>
    </number:percentage-style>
    <number:date-style style:name="N180P0" style:volatile="tru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number number:min-integer-digits="1" number:grouping="true" number:decimal-places="2"/>
    </number:number-style>
    <number:date-style style:name="N182P0" style:volatile="true">
      <number:day number:style="long"/>
      <number:text>/</number:text>
      <number:month number:style="long"/>
      <number:text>/</number:text>
      <number:year/>
    </number:date-style>
    <number:text-style style:name="N182">
      <number:text-content/>
      <style:map style:condition="value()&gt;=0" style:apply-style-name="N182P0"/>
    </number:text-style>
    <number:date-style style:name="N183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83">
      <number:text-content/>
      <style:map style:condition="value()&gt;=0" style:apply-style-name="N183P0"/>
    </number:text-style>
    <number:number-style style:name="N184">
      <number:number number:min-integer-digits="1" number:grouping="true" number:decimal-places="15"/>
    </number:number-style>
    <number:date-style style:name="N185P0" style:volatile="true">
      <number:month/>
      <number:text>/</number:text>
      <number:day/>
      <number:text>/</number:text>
      <number:year number:style="long"/>
    </number:date-style>
    <number:text-style style:name="N185">
      <number:text-content/>
      <style:map style:condition="value()&gt;=0" style:apply-style-name="N185P0"/>
    </number:text-style>
    <number:number-style style:name="N186">
      <number:number number:decimal-places="0" number:min-integer-digits="1"/>
    </number:number-style>
    <number:number-style style:name="N187">
      <number:number number:min-integer-digits="1" number:decimal-places="3"/>
    </number:number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  <draw:fill-image draw:name="D10" xlink:show="embed" xlink:actuate="onLoad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4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6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Readme_Settings" style:display-name="PageStyle_Readme_Setting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Archive" style:display-name="PageStyle_Archive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ummary" style:display-name="PageStyle_Summar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Dashboard" style:display-name="PageStyle_Dashboard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Vertices" style:display-name="PageStyle_Vertices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QuestionsFilter" style:display-name="PageStyle_QuestionsFilter" style:page-layout-name="pm6">
      <style:header style:display="false"/>
      <style:header-left style:display="false"/>
      <style:footer style:display="false"/>
      <style:footer-left style:display="false"/>
    </style:master-page>
    <style:master-page style:name="PageStyle_5f_TopDistributors" style:display-name="PageStyle_TopDistributors" style:page-layout-name="pm7">
      <style:header style:display="false"/>
      <style:header-left style:display="false"/>
      <style:footer style:display="false"/>
      <style:footer-left style:display="false"/>
    </style:master-page>
    <style:master-page style:name="PageStyle_5f_Edges" style:display-name="PageStyle_Edges" style:page-layout-name="pm8">
      <style:header style:display="false"/>
      <style:header-left style:display="false"/>
      <style:footer style:display="false"/>
      <style:footer-left style:display="false"/>
    </style:master-page>
    <style:master-page style:name="PageStyle_5f_SNA Metrics" style:display-name="PageStyle_SNA Metrics" style:page-layout-name="pm9">
      <style:header style:display="false"/>
      <style:header-left style:display="false"/>
      <style:footer style:display="false"/>
      <style:footer-left style:display="false"/>
    </style:master-page>
    <style:master-page style:name="PageStyle_5f_TMP" style:display-name="PageStyle_TMP" style:page-layout-name="pm10">
      <style:header style:display="false"/>
      <style:header-left style:display="false"/>
      <style:footer style:display="false"/>
      <style:footer-left style:display="false"/>
    </style:master-page>
  </office:master-styles>
</office:document-styles>
</file>